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29in" style:rel-column-width="16383*"/>
    </style:style>
    <style:style style:name="Table11.D" style:family="table-column">
      <style:table-column-properties style:column-width="1.6736in" style:rel-column-width="1638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79in" fo:margin-left="0in" table:align="left"/>
    </style:style>
    <style:style style:name="Table14.A" style:family="table-column">
      <style:table-column-properties style:column-width="1.6875in"/>
    </style:style>
    <style:style style:name="Table14.B" style:family="table-column">
      <style:table-column-properties style:column-width="5.0104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6875in"/>
    </style:style>
    <style:style style:name="Table2.B" style:family="table-column">
      <style:table-column-properties style:column-width="2.5625in"/>
    </style:style>
    <style:style style:name="Table2.C" style:family="table-column">
      <style:table-column-properties style:column-width="2.447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6875in"/>
    </style:style>
    <style:style style:name="Table3.B" style:family="table-column">
      <style:table-column-properties style:column-width="2.5625in"/>
    </style:style>
    <style:style style:name="Table3.C" style:family="table-column">
      <style:table-column-properties style:column-width="2.447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0.9375in" style:rel-column-width="9179*"/>
    </style:style>
    <style:style style:name="Table13.B" style:family="table-column">
      <style:table-column-properties style:column-width="1.941in" style:rel-column-width="19005*"/>
    </style:style>
    <style:style style:name="Table13.C" style:family="table-column">
      <style:table-column-properties style:column-width="3.8146in" style:rel-column-width="37351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1.75in"/>
    </style:style>
    <style:style style:name="Table6.B" style:family="table-column">
      <style:table-column-properties style:column-width="1.6875in"/>
    </style:style>
    <style:style style:name="Table6.D" style:family="table-column">
      <style:table-column-properties style:column-width="1.5729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ecca" officeooo:paragraph-rsid="000fecca"/>
    </style:style>
    <style:style style:name="P2" style:family="paragraph" style:parent-style-name="Standard">
      <style:text-properties officeooo:rsid="000fecca" officeooo:paragraph-rsid="00186c3f"/>
    </style:style>
    <style:style style:name="P3" style:family="paragraph" style:parent-style-name="Standard">
      <style:text-properties officeooo:rsid="000fecca" officeooo:paragraph-rsid="0010e9b7"/>
    </style:style>
    <style:style style:name="P4" style:family="paragraph" style:parent-style-name="Standard">
      <style:text-properties fo:font-size="14pt" fo:font-weight="bold" officeooo:rsid="000fecca" officeooo:paragraph-rsid="000fecca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6d78d1" officeooo:paragraph-rsid="006d78d1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72cdc4" officeooo:paragraph-rsid="0072cdc4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eb0dd5" officeooo:paragraph-rsid="00eb0dd5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7d92ff" officeooo:paragraph-rsid="007d92ff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f68ffb" officeooo:paragraph-rsid="00f68ffb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1206a6e" officeooo:paragraph-rsid="01206a6e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1c0ef5" officeooo:paragraph-rsid="001c0ef5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style="normal" fo:font-weight="bold" officeooo:paragraph-rsid="0075c7db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text-properties fo:font-size="14pt" fo:font-style="normal" fo:font-weight="bold" officeooo:rsid="0076848f" officeooo:paragraph-rsid="00b41267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font-size="14pt" fo:font-style="normal" fo:font-weight="bold" officeooo:rsid="010ff277" officeooo:paragraph-rsid="010ff277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text-properties officeooo:paragraph-rsid="000fecca"/>
    </style:style>
    <style:style style:name="P16" style:family="paragraph" style:parent-style-name="Standard">
      <style:text-properties fo:font-style="normal" style:font-style-asian="normal" style:font-style-complex="normal"/>
    </style:style>
    <style:style style:name="P17" style:family="paragraph" style:parent-style-name="Standard">
      <style:text-properties fo:font-style="normal" officeooo:rsid="0010e9b7" officeooo:paragraph-rsid="00154f37" style:font-style-asian="normal" style:font-style-complex="normal"/>
    </style:style>
    <style:style style:name="P18" style:family="paragraph" style:parent-style-name="Standard">
      <style:text-properties fo:font-style="normal" officeooo:rsid="0010e9b7" officeooo:paragraph-rsid="00186c3f" style:font-style-asian="normal" style:font-style-complex="normal"/>
    </style:style>
    <style:style style:name="P19" style:family="paragraph" style:parent-style-name="Standard">
      <style:text-properties fo:font-style="normal" officeooo:rsid="00134990" officeooo:paragraph-rsid="00134990" style:font-style-asian="normal" style:font-style-complex="normal"/>
    </style:style>
    <style:style style:name="P20" style:family="paragraph" style:parent-style-name="Standard">
      <style:text-properties fo:font-style="normal" officeooo:rsid="0013daba" officeooo:paragraph-rsid="00134990" style:font-style-asian="normal" style:font-style-complex="normal"/>
    </style:style>
    <style:style style:name="P21" style:family="paragraph" style:parent-style-name="Standard">
      <style:text-properties fo:font-style="normal" officeooo:rsid="0013daba" officeooo:paragraph-rsid="00154f37" style:font-style-asian="normal" style:font-style-complex="normal"/>
    </style:style>
    <style:style style:name="P22" style:family="paragraph" style:parent-style-name="Standard">
      <style:text-properties fo:font-style="normal" officeooo:rsid="00186c3f" officeooo:paragraph-rsid="00186c3f" style:font-style-asian="normal" style:font-style-complex="normal"/>
    </style:style>
    <style:style style:name="P23" style:family="paragraph" style:parent-style-name="Standard">
      <style:text-properties fo:font-style="normal" officeooo:rsid="005fb5cb" officeooo:paragraph-rsid="00607814" style:font-style-asian="normal" style:font-style-complex="normal"/>
    </style:style>
    <style:style style:name="P24" style:family="paragraph" style:parent-style-name="Standard">
      <style:text-properties fo:font-style="normal" officeooo:rsid="00607814" officeooo:paragraph-rsid="00607814" style:font-style-asian="normal" style:font-style-complex="normal"/>
    </style:style>
    <style:style style:name="P25" style:family="paragraph" style:parent-style-name="Standard">
      <style:text-properties fo:font-style="normal" officeooo:rsid="00607814" officeooo:paragraph-rsid="006b51fa" style:font-style-asian="normal" style:font-style-complex="normal"/>
    </style:style>
    <style:style style:name="P26" style:family="paragraph" style:parent-style-name="Standard">
      <style:text-properties fo:font-style="normal" officeooo:rsid="00644350" officeooo:paragraph-rsid="00644350" style:font-style-asian="normal" style:font-style-complex="normal"/>
    </style:style>
    <style:style style:name="P27" style:family="paragraph" style:parent-style-name="Standard">
      <style:text-properties fo:font-style="normal" officeooo:rsid="00644350" officeooo:paragraph-rsid="0066b31e" style:font-style-asian="normal" style:font-style-complex="normal"/>
    </style:style>
    <style:style style:name="P28" style:family="paragraph" style:parent-style-name="Standard">
      <style:text-properties fo:font-style="normal" officeooo:rsid="00644350" officeooo:paragraph-rsid="0066c57e" style:font-style-asian="normal" style:font-style-complex="normal"/>
    </style:style>
    <style:style style:name="P29" style:family="paragraph" style:parent-style-name="Standard">
      <style:text-properties fo:font-style="normal" officeooo:rsid="00644350" officeooo:paragraph-rsid="00684bfc" style:font-style-asian="normal" style:font-style-complex="normal"/>
    </style:style>
    <style:style style:name="P30" style:family="paragraph" style:parent-style-name="Standard">
      <style:text-properties fo:font-style="normal" officeooo:rsid="00644350" officeooo:paragraph-rsid="0069643a" style:font-style-asian="normal" style:font-style-complex="normal"/>
    </style:style>
    <style:style style:name="P31" style:family="paragraph" style:parent-style-name="Standard">
      <style:text-properties fo:font-style="normal" officeooo:rsid="00644350" officeooo:paragraph-rsid="006579dd" style:font-style-asian="normal" style:font-style-complex="normal"/>
    </style:style>
    <style:style style:name="P32" style:family="paragraph" style:parent-style-name="Standard">
      <style:text-properties fo:font-style="normal" officeooo:rsid="0066c57e" officeooo:paragraph-rsid="0066c57e" style:font-style-asian="normal" style:font-style-complex="normal"/>
    </style:style>
    <style:style style:name="P33" style:family="paragraph" style:parent-style-name="Standard">
      <style:text-properties fo:font-style="normal" officeooo:paragraph-rsid="00751d17" style:font-style-asian="normal" style:font-style-complex="normal"/>
    </style:style>
    <style:style style:name="P34" style:family="paragraph" style:parent-style-name="Standard">
      <style:text-properties fo:font-style="normal" officeooo:paragraph-rsid="006f66ec" style:font-style-asian="normal" style:font-style-complex="normal"/>
    </style:style>
    <style:style style:name="P35" style:family="paragraph" style:parent-style-name="Standard">
      <style:text-properties fo:font-style="normal" officeooo:paragraph-rsid="00793c0d" style:font-style-asian="normal" style:font-style-complex="normal"/>
    </style:style>
    <style:style style:name="P36" style:family="paragraph" style:parent-style-name="Standard">
      <style:text-properties fo:font-style="normal" officeooo:rsid="0063f681" officeooo:paragraph-rsid="0063f681" style:font-style-asian="normal" style:font-style-complex="normal"/>
    </style:style>
    <style:style style:name="P37" style:family="paragraph" style:parent-style-name="Standard">
      <style:text-properties fo:font-style="normal" officeooo:paragraph-rsid="005f2637" style:font-style-asian="normal" style:font-style-complex="normal"/>
    </style:style>
    <style:style style:name="P38" style:family="paragraph" style:parent-style-name="Standard">
      <style:text-properties fo:font-style="normal" officeooo:paragraph-rsid="00644350" style:font-style-asian="normal" style:font-style-complex="normal"/>
    </style:style>
    <style:style style:name="P39" style:family="paragraph" style:parent-style-name="Standard">
      <style:text-properties fo:font-style="normal" officeooo:rsid="00684bfc" officeooo:paragraph-rsid="00684bfc" style:font-style-asian="normal" style:font-style-complex="normal"/>
    </style:style>
    <style:style style:name="P40" style:family="paragraph" style:parent-style-name="Standard">
      <style:text-properties fo:font-style="normal" officeooo:rsid="0069ae1a" officeooo:paragraph-rsid="0069ae1a" style:font-style-asian="normal" style:font-style-complex="normal"/>
    </style:style>
    <style:style style:name="P41" style:family="paragraph" style:parent-style-name="Standard">
      <style:text-properties fo:font-style="normal" officeooo:rsid="006d78d1" officeooo:paragraph-rsid="006d78d1" style:font-style-asian="normal" style:font-style-complex="normal"/>
    </style:style>
    <style:style style:name="P42" style:family="paragraph" style:parent-style-name="Standard">
      <style:text-properties fo:font-style="normal" officeooo:rsid="006f66ec" officeooo:paragraph-rsid="006f66ec" style:font-style-asian="normal" style:font-style-complex="normal"/>
    </style:style>
    <style:style style:name="P43" style:family="paragraph" style:parent-style-name="Standard">
      <style:text-properties fo:font-style="normal" officeooo:rsid="00751d17" officeooo:paragraph-rsid="00751d17" style:font-style-asian="normal" style:font-style-complex="normal"/>
    </style:style>
    <style:style style:name="P44" style:family="paragraph" style:parent-style-name="Standard">
      <style:text-properties fo:font-style="normal" officeooo:rsid="007b2101" officeooo:paragraph-rsid="007b2101" style:font-style-asian="normal" style:font-style-complex="normal"/>
    </style:style>
    <style:style style:name="P45" style:family="paragraph" style:parent-style-name="Standard">
      <style:text-properties fo:font-style="normal" officeooo:rsid="007b2101" officeooo:paragraph-rsid="00793c0d" style:font-style-asian="normal" style:font-style-complex="normal"/>
    </style:style>
    <style:style style:name="P46" style:family="paragraph" style:parent-style-name="Standard">
      <style:text-properties fo:font-style="normal" officeooo:rsid="007fd79d" officeooo:paragraph-rsid="007fd79d" style:font-style-asian="normal" style:font-style-complex="normal"/>
    </style:style>
    <style:style style:name="P47" style:family="paragraph" style:parent-style-name="Standard">
      <style:text-properties fo:font-style="normal" officeooo:rsid="00819260" officeooo:paragraph-rsid="00819260" style:font-style-asian="normal" style:font-style-complex="normal"/>
    </style:style>
    <style:style style:name="P48" style:family="paragraph" style:parent-style-name="Standard">
      <style:paragraph-properties fo:line-height="115%"/>
      <style:text-properties fo:font-style="normal" officeooo:rsid="00819260" officeooo:paragraph-rsid="00819260" style:font-style-asian="normal" style:font-style-complex="normal"/>
    </style:style>
    <style:style style:name="P49" style:family="paragraph" style:parent-style-name="Standard">
      <style:text-properties fo:font-style="normal" officeooo:rsid="00819260" officeooo:paragraph-rsid="00879de3" style:font-style-asian="normal" style:font-style-complex="normal"/>
    </style:style>
    <style:style style:name="P50" style:family="paragraph" style:parent-style-name="Standard">
      <style:text-properties fo:font-style="normal" officeooo:rsid="00819260" officeooo:paragraph-rsid="00889b96" style:font-style-asian="normal" style:font-style-complex="normal"/>
    </style:style>
    <style:style style:name="P51" style:family="paragraph" style:parent-style-name="Standard">
      <style:text-properties fo:font-style="normal" officeooo:rsid="00819260" officeooo:paragraph-rsid="00941a11" style:font-style-asian="normal" style:font-style-complex="normal"/>
    </style:style>
    <style:style style:name="P52" style:family="paragraph" style:parent-style-name="Standard">
      <style:text-properties fo:font-style="normal" officeooo:rsid="008c034a" officeooo:paragraph-rsid="008c034a" style:font-style-asian="normal" style:font-style-complex="normal"/>
    </style:style>
    <style:style style:name="P53" style:family="paragraph" style:parent-style-name="Standard">
      <style:paragraph-properties fo:line-height="115%"/>
      <style:text-properties fo:font-style="normal" officeooo:rsid="008c034a" officeooo:paragraph-rsid="008c034a" style:font-style-asian="normal" style:font-style-complex="normal"/>
    </style:style>
    <style:style style:name="P54" style:family="paragraph" style:parent-style-name="Standard">
      <style:text-properties fo:font-style="normal" officeooo:paragraph-rsid="00939859" style:font-style-asian="normal" style:font-style-complex="normal"/>
    </style:style>
    <style:style style:name="P55" style:family="paragraph" style:parent-style-name="Standard">
      <style:paragraph-properties fo:line-height="115%"/>
      <style:text-properties fo:font-style="normal" officeooo:paragraph-rsid="00819260" style:font-style-asian="normal" style:font-style-complex="normal"/>
    </style:style>
    <style:style style:name="P56" style:family="paragraph" style:parent-style-name="Standard">
      <style:paragraph-properties fo:line-height="115%"/>
      <style:text-properties fo:font-style="normal" officeooo:paragraph-rsid="00941a11" style:font-style-asian="normal" style:font-style-complex="normal"/>
    </style:style>
    <style:style style:name="P57" style:family="paragraph" style:parent-style-name="Standard">
      <style:paragraph-properties fo:line-height="115%"/>
      <style:text-properties fo:font-style="normal" officeooo:paragraph-rsid="012e9465" style:font-style-asian="normal" style:font-style-complex="normal"/>
    </style:style>
    <style:style style:name="P58" style:family="paragraph" style:parent-style-name="Standard">
      <style:text-properties fo:font-style="normal" officeooo:paragraph-rsid="00956521" style:font-style-asian="normal" style:font-style-complex="normal"/>
    </style:style>
    <style:style style:name="P59" style:family="paragraph" style:parent-style-name="Standard">
      <style:text-properties fo:font-style="normal" officeooo:rsid="00879de3" officeooo:paragraph-rsid="00879de3" style:font-style-asian="normal" style:font-style-complex="normal"/>
    </style:style>
    <style:style style:name="P60" style:family="paragraph" style:parent-style-name="Standard">
      <style:paragraph-properties fo:line-height="115%"/>
      <style:text-properties fo:font-style="normal" officeooo:rsid="009d5b59" officeooo:paragraph-rsid="009d5b59" style:font-style-asian="normal" style:font-style-complex="normal"/>
    </style:style>
    <style:style style:name="P61" style:family="paragraph" style:parent-style-name="Standard">
      <style:text-properties fo:font-style="normal" officeooo:rsid="009d5b59" officeooo:paragraph-rsid="009d5b59" style:font-style-asian="normal" style:font-style-complex="normal"/>
    </style:style>
    <style:style style:name="P62" style:family="paragraph" style:parent-style-name="Standard">
      <style:text-properties fo:font-style="normal" officeooo:rsid="009f187e" officeooo:paragraph-rsid="009f187e" style:font-style-asian="normal" style:font-style-complex="normal"/>
    </style:style>
    <style:style style:name="P63" style:family="paragraph" style:parent-style-name="Standard">
      <style:text-properties fo:font-style="normal" officeooo:rsid="00a1e031" style:font-style-asian="normal" style:font-style-complex="normal"/>
    </style:style>
    <style:style style:name="P64" style:family="paragraph" style:parent-style-name="Standard">
      <style:text-properties fo:font-style="normal" officeooo:rsid="00a1e031" officeooo:paragraph-rsid="00a1e031" style:font-style-asian="normal" style:font-style-complex="normal"/>
    </style:style>
    <style:style style:name="P65" style:family="paragraph" style:parent-style-name="Standard">
      <style:text-properties fo:font-style="normal" officeooo:rsid="00a6f347" officeooo:paragraph-rsid="00a6f347" style:font-style-asian="normal" style:font-style-complex="normal"/>
    </style:style>
    <style:style style:name="P66" style:family="paragraph" style:parent-style-name="Standard">
      <style:text-properties fo:font-style="normal" officeooo:rsid="00a6f347" officeooo:paragraph-rsid="00a8ca1b" style:font-style-asian="normal" style:font-style-complex="normal"/>
    </style:style>
    <style:style style:name="P67" style:family="paragraph" style:parent-style-name="Standard">
      <style:text-properties fo:font-style="normal" officeooo:rsid="00a8ca1b" officeooo:paragraph-rsid="00a8ca1b" style:font-style-asian="normal" style:font-style-complex="normal"/>
    </style:style>
    <style:style style:name="P68" style:family="paragraph" style:parent-style-name="Standard">
      <style:text-properties fo:font-style="normal" officeooo:rsid="000fecca" officeooo:paragraph-rsid="00154f37" style:font-style-asian="normal" style:font-style-complex="normal"/>
    </style:style>
    <style:style style:name="P69" style:family="paragraph" style:parent-style-name="Standard">
      <style:text-properties fo:font-style="normal" officeooo:rsid="00acfb9d" officeooo:paragraph-rsid="00acfb9d" style:font-style-asian="normal" style:font-style-complex="normal"/>
    </style:style>
    <style:style style:name="P70" style:family="paragraph" style:parent-style-name="Standard">
      <style:text-properties fo:font-style="normal" officeooo:rsid="00ad6801" officeooo:paragraph-rsid="00ad6801" style:font-style-asian="normal" style:font-style-complex="normal"/>
    </style:style>
    <style:style style:name="P71" style:family="paragraph" style:parent-style-name="Standard">
      <style:text-properties fo:font-style="normal" officeooo:rsid="00ba819c" officeooo:paragraph-rsid="00ba819c" style:font-style-asian="normal" style:font-style-complex="normal"/>
    </style:style>
    <style:style style:name="P72" style:family="paragraph" style:parent-style-name="Standard">
      <style:text-properties fo:font-style="normal" officeooo:rsid="00ba819c" officeooo:paragraph-rsid="00bdd473" style:font-style-asian="normal" style:font-style-complex="normal"/>
    </style:style>
    <style:style style:name="P73" style:family="paragraph" style:parent-style-name="Standard">
      <style:paragraph-properties fo:line-height="100%"/>
      <style:text-properties fo:font-style="normal" officeooo:rsid="00bc5e43" officeooo:paragraph-rsid="00c12d1c" style:font-style-asian="normal" style:font-style-complex="normal"/>
    </style:style>
    <style:style style:name="P74" style:family="paragraph" style:parent-style-name="Standard">
      <style:text-properties fo:font-style="normal" officeooo:rsid="00c2c999" officeooo:paragraph-rsid="00c2c999" style:font-style-asian="normal" style:font-style-complex="normal"/>
    </style:style>
    <style:style style:name="P75" style:family="paragraph" style:parent-style-name="Standard">
      <style:paragraph-properties fo:line-height="100%"/>
      <style:text-properties fo:font-style="normal" officeooo:rsid="00c2c999" officeooo:paragraph-rsid="00c2c999" style:font-style-asian="normal" style:font-style-complex="normal"/>
    </style:style>
    <style:style style:name="P76" style:family="paragraph" style:parent-style-name="Standard">
      <style:paragraph-properties fo:line-height="115%"/>
      <style:text-properties fo:font-style="normal" officeooo:rsid="00c2c999" officeooo:paragraph-rsid="01494a68" style:font-style-asian="normal" style:font-style-complex="normal"/>
    </style:style>
    <style:style style:name="P77" style:family="paragraph" style:parent-style-name="Standard">
      <style:text-properties fo:font-style="normal" officeooo:paragraph-rsid="00c2c999" style:font-style-asian="normal" style:font-style-complex="normal"/>
    </style:style>
    <style:style style:name="P78" style:family="paragraph" style:parent-style-name="Standard">
      <style:text-properties fo:font-style="normal" officeooo:rsid="0072cdc4" officeooo:paragraph-rsid="0072cdc4" style:font-style-asian="normal" style:font-style-complex="normal"/>
    </style:style>
    <style:style style:name="P79" style:family="paragraph" style:parent-style-name="Standard">
      <style:text-properties fo:font-style="normal" officeooo:rsid="0072cdc4" officeooo:paragraph-rsid="00751d17" style:font-style-asian="normal" style:font-style-complex="normal"/>
    </style:style>
    <style:style style:name="P80" style:family="paragraph" style:parent-style-name="Standard">
      <style:text-properties fo:font-style="normal" officeooo:rsid="00dd44af" officeooo:paragraph-rsid="00dd44af" style:font-style-asian="normal" style:font-style-complex="normal"/>
    </style:style>
    <style:style style:name="P81" style:family="paragraph" style:parent-style-name="Standard">
      <style:text-properties fo:font-style="normal" officeooo:rsid="00bdd473" officeooo:paragraph-rsid="00bdd473" style:font-style-asian="normal" style:font-style-complex="normal"/>
    </style:style>
    <style:style style:name="P82" style:family="paragraph" style:parent-style-name="Standard">
      <style:text-properties fo:font-style="normal" officeooo:rsid="00c495da" officeooo:paragraph-rsid="00c50878" style:font-style-asian="normal" style:font-style-complex="normal"/>
    </style:style>
    <style:style style:name="P83" style:family="paragraph" style:parent-style-name="Standard">
      <style:text-properties fo:font-style="normal" officeooo:rsid="00c50878" officeooo:paragraph-rsid="00c50878" style:font-style-asian="normal" style:font-style-complex="normal"/>
    </style:style>
    <style:style style:name="P84" style:family="paragraph" style:parent-style-name="Standard">
      <style:text-properties fo:font-style="normal" officeooo:rsid="00fdd3aa" officeooo:paragraph-rsid="00fdd3aa" style:font-style-asian="normal" style:font-style-complex="normal"/>
    </style:style>
    <style:style style:name="P85" style:family="paragraph" style:parent-style-name="Standard">
      <style:text-properties fo:font-style="normal" officeooo:rsid="00fdd6a8" officeooo:paragraph-rsid="00fdd6a8" style:font-style-asian="normal" style:font-style-complex="normal"/>
    </style:style>
    <style:style style:name="P86" style:family="paragraph" style:parent-style-name="Standard">
      <style:text-properties fo:font-style="normal" officeooo:rsid="010ab710" officeooo:paragraph-rsid="010ab710" style:font-style-asian="normal" style:font-style-complex="normal"/>
    </style:style>
    <style:style style:name="P87" style:family="paragraph" style:parent-style-name="Standard">
      <style:text-properties fo:font-style="normal" officeooo:rsid="010c3ac9" officeooo:paragraph-rsid="010c3ac9" style:font-style-asian="normal" style:font-style-complex="normal"/>
    </style:style>
    <style:style style:name="P88" style:family="paragraph" style:parent-style-name="Standard">
      <style:paragraph-properties fo:line-height="115%"/>
      <style:text-properties fo:font-style="normal" officeooo:rsid="010c3ac9" officeooo:paragraph-rsid="010c3ac9" style:font-style-asian="normal" style:font-style-complex="normal"/>
    </style:style>
    <style:style style:name="P89" style:family="paragraph" style:parent-style-name="Standard">
      <style:text-properties fo:font-style="normal" officeooo:rsid="010c4cb4" officeooo:paragraph-rsid="010c4cb4" style:font-style-asian="normal" style:font-style-complex="normal"/>
    </style:style>
    <style:style style:name="P90" style:family="paragraph" style:parent-style-name="Standard">
      <style:text-properties fo:font-style="normal" officeooo:rsid="010da598" officeooo:paragraph-rsid="010da598" style:font-style-asian="normal" style:font-style-complex="normal"/>
    </style:style>
    <style:style style:name="P91" style:family="paragraph" style:parent-style-name="Standard">
      <style:text-properties fo:font-style="normal" officeooo:rsid="010da598" officeooo:paragraph-rsid="010f5523" style:font-style-asian="normal" style:font-style-complex="normal"/>
    </style:style>
    <style:style style:name="P92" style:family="paragraph" style:parent-style-name="Standard">
      <style:text-properties fo:font-style="normal" officeooo:rsid="010da598" officeooo:paragraph-rsid="014be95f" style:font-style-asian="normal" style:font-style-complex="normal"/>
    </style:style>
    <style:style style:name="P93" style:family="paragraph" style:parent-style-name="Standard">
      <style:paragraph-properties fo:line-height="100%"/>
      <style:text-properties fo:font-style="normal" officeooo:rsid="010da598" officeooo:paragraph-rsid="010f5523" style:font-style-asian="normal" style:font-style-complex="normal"/>
    </style:style>
    <style:style style:name="P94" style:family="paragraph" style:parent-style-name="Standard">
      <style:paragraph-properties fo:line-height="115%"/>
      <style:text-properties fo:font-style="normal" officeooo:rsid="010da598" officeooo:paragraph-rsid="010da598" style:font-style-asian="normal" style:font-style-complex="normal"/>
    </style:style>
    <style:style style:name="P95" style:family="paragraph" style:parent-style-name="Standard">
      <style:text-properties fo:font-style="normal" officeooo:rsid="010f5523" officeooo:paragraph-rsid="010f5523" style:font-style-asian="normal" style:font-style-complex="normal"/>
    </style:style>
    <style:style style:name="P96" style:family="paragraph" style:parent-style-name="Standard">
      <style:paragraph-properties fo:line-height="115%"/>
      <style:text-properties fo:font-style="normal" officeooo:rsid="010f5523" officeooo:paragraph-rsid="010f5523" style:font-style-asian="normal" style:font-style-complex="normal"/>
    </style:style>
    <style:style style:name="P97" style:family="paragraph" style:parent-style-name="Standard">
      <style:text-properties fo:font-style="normal" officeooo:paragraph-rsid="01148430" style:font-style-asian="normal" style:font-style-complex="normal"/>
    </style:style>
    <style:style style:name="P98" style:family="paragraph" style:parent-style-name="Standard">
      <style:text-properties fo:font-style="normal" officeooo:rsid="0116abfa" officeooo:paragraph-rsid="0116abfa" style:font-style-asian="normal" style:font-style-complex="normal"/>
    </style:style>
    <style:style style:name="P99" style:family="paragraph" style:parent-style-name="Standard">
      <style:paragraph-properties fo:line-height="115%"/>
      <style:text-properties fo:font-style="normal" officeooo:rsid="0116abfa" officeooo:paragraph-rsid="0116abfa" style:font-style-asian="normal" style:font-style-complex="normal"/>
    </style:style>
    <style:style style:name="P100" style:family="paragraph" style:parent-style-name="Standard">
      <style:text-properties fo:font-style="normal" officeooo:rsid="01185712" officeooo:paragraph-rsid="01185712" style:font-style-asian="normal" style:font-style-complex="normal"/>
    </style:style>
    <style:style style:name="P101" style:family="paragraph" style:parent-style-name="Standard">
      <style:paragraph-properties fo:line-height="115%"/>
      <style:text-properties fo:font-style="normal" officeooo:rsid="01185712" officeooo:paragraph-rsid="01185712" style:font-style-asian="normal" style:font-style-complex="normal"/>
    </style:style>
    <style:style style:name="P102" style:family="paragraph" style:parent-style-name="Standard">
      <style:text-properties fo:font-style="normal" officeooo:rsid="01190d75" officeooo:paragraph-rsid="01190d75" style:font-style-asian="normal" style:font-style-complex="normal"/>
    </style:style>
    <style:style style:name="P103" style:family="paragraph" style:parent-style-name="Standard">
      <style:text-properties fo:font-style="normal" officeooo:rsid="01190d75" officeooo:paragraph-rsid="01190e15" style:font-style-asian="normal" style:font-style-complex="normal"/>
    </style:style>
    <style:style style:name="P104" style:family="paragraph" style:parent-style-name="Standard">
      <style:text-properties fo:font-style="normal" officeooo:rsid="01190d75" officeooo:paragraph-rsid="01206a6e" style:font-style-asian="normal" style:font-style-complex="normal"/>
    </style:style>
    <style:style style:name="P105" style:family="paragraph" style:parent-style-name="Standard">
      <style:text-properties fo:font-style="normal" officeooo:paragraph-rsid="01190d75" style:font-style-asian="normal" style:font-style-complex="normal"/>
    </style:style>
    <style:style style:name="P106" style:family="paragraph" style:parent-style-name="Standard">
      <style:text-properties fo:font-style="normal" officeooo:rsid="011e7671" officeooo:paragraph-rsid="011e7671" style:font-style-asian="normal" style:font-style-complex="normal"/>
    </style:style>
    <style:style style:name="P107" style:family="paragraph" style:parent-style-name="Standard">
      <style:text-properties fo:font-style="normal" officeooo:rsid="0128c6e8" officeooo:paragraph-rsid="0128c6e8" style:font-style-asian="normal" style:font-style-complex="normal"/>
    </style:style>
    <style:style style:name="P108" style:family="paragraph" style:parent-style-name="Standard">
      <style:text-properties fo:font-style="normal" officeooo:rsid="0128c6e8" officeooo:paragraph-rsid="012cecd7" style:font-style-asian="normal" style:font-style-complex="normal"/>
    </style:style>
    <style:style style:name="P109" style:family="paragraph" style:parent-style-name="Standard">
      <style:paragraph-properties fo:line-height="115%"/>
      <style:text-properties fo:font-style="normal" officeooo:rsid="0128c6e8" officeooo:paragraph-rsid="0128c6e8" style:font-style-asian="normal" style:font-style-complex="normal"/>
    </style:style>
    <style:style style:name="P110" style:family="paragraph" style:parent-style-name="Standard">
      <style:paragraph-properties fo:line-height="100%"/>
      <style:text-properties fo:font-style="normal" officeooo:rsid="0128c6e8" officeooo:paragraph-rsid="0128c6e8" style:font-style-asian="normal" style:font-style-complex="normal"/>
    </style:style>
    <style:style style:name="P111" style:family="paragraph" style:parent-style-name="Standard">
      <style:paragraph-properties fo:line-height="100%"/>
      <style:text-properties fo:font-style="normal" officeooo:rsid="0128c6e8" officeooo:paragraph-rsid="012cecd7" style:font-style-asian="normal" style:font-style-complex="normal"/>
    </style:style>
    <style:style style:name="P112" style:family="paragraph" style:parent-style-name="Standard">
      <style:paragraph-properties fo:line-height="115%"/>
      <style:text-properties fo:font-style="normal" officeooo:rsid="004450ff" officeooo:paragraph-rsid="0128c6e8" style:font-style-asian="normal" style:font-style-complex="normal"/>
    </style:style>
    <style:style style:name="P113" style:family="paragraph" style:parent-style-name="Standard">
      <style:text-properties fo:font-style="normal" officeooo:paragraph-rsid="01305c41" style:font-style-asian="normal" style:font-style-complex="normal"/>
    </style:style>
    <style:style style:name="P114" style:family="paragraph" style:parent-style-name="Standard">
      <style:text-properties fo:font-style="normal" officeooo:paragraph-rsid="01401741" style:font-style-asian="normal" style:font-style-complex="normal"/>
    </style:style>
    <style:style style:name="P115" style:family="paragraph" style:parent-style-name="Standard">
      <style:text-properties fo:font-style="normal" officeooo:paragraph-rsid="01466326" style:font-style-asian="normal" style:font-style-complex="normal"/>
    </style:style>
    <style:style style:name="P116" style:family="paragraph" style:parent-style-name="Standard">
      <style:text-properties fo:font-style="normal" officeooo:rsid="01494a68" officeooo:paragraph-rsid="011e7671" style:font-style-asian="normal" style:font-style-complex="normal"/>
    </style:style>
    <style:style style:name="P117" style:family="paragraph" style:parent-style-name="Standard">
      <style:paragraph-properties fo:line-height="115%"/>
      <style:text-properties fo:font-style="normal" officeooo:rsid="00941a11" officeooo:paragraph-rsid="00941a11" style:font-style-asian="normal" style:font-style-complex="normal"/>
    </style:style>
    <style:style style:name="P118" style:family="paragraph" style:parent-style-name="Standard">
      <style:paragraph-properties fo:line-height="100%"/>
      <style:text-properties fo:font-style="normal" officeooo:rsid="00c12d1c" officeooo:paragraph-rsid="00c12d1c" style:font-style-asian="normal" style:font-style-complex="normal"/>
    </style:style>
    <style:style style:name="P119" style:family="paragraph" style:parent-style-name="Standard">
      <style:text-properties fo:font-style="normal" officeooo:rsid="012e9465" officeooo:paragraph-rsid="012e9465" style:font-style-asian="normal" style:font-style-complex="normal"/>
    </style:style>
    <style:style style:name="P120" style:family="paragraph" style:parent-style-name="Standard">
      <style:text-properties fo:font-style="normal" officeooo:rsid="01536dcf" officeooo:paragraph-rsid="01536dcf" style:font-style-asian="normal" style:font-style-complex="normal"/>
    </style:style>
    <style:style style:name="P121" style:family="paragraph" style:parent-style-name="Standard">
      <style:text-properties fo:font-style="normal" officeooo:paragraph-rsid="01549026" style:font-style-asian="normal" style:font-style-complex="normal"/>
    </style:style>
    <style:style style:name="P122" style:family="paragraph" style:parent-style-name="Standard">
      <style:text-properties fo:font-style="normal" officeooo:paragraph-rsid="01549d31" style:font-style-asian="normal" style:font-style-complex="normal"/>
    </style:style>
    <style:style style:name="P123" style:family="paragraph" style:parent-style-name="Standard">
      <style:text-properties fo:font-style="normal" officeooo:rsid="015ee267" officeooo:paragraph-rsid="015ee267" style:font-style-asian="normal" style:font-style-complex="normal"/>
    </style:style>
    <style:style style:name="P124" style:family="paragraph" style:parent-style-name="Standard">
      <style:paragraph-properties fo:line-height="100%"/>
      <style:text-properties fo:font-style="normal" officeooo:paragraph-rsid="014be95f" style:font-style-asian="normal" style:font-style-complex="normal"/>
    </style:style>
    <style:style style:name="P125" style:family="paragraph" style:parent-style-name="Standard">
      <style:paragraph-properties fo:line-height="100%"/>
      <style:text-properties fo:font-style="normal" style:text-underline-style="none" fo:font-weight="normal" officeooo:rsid="0044d7a4" officeooo:paragraph-rsid="00201bd5" style:font-style-asian="normal" style:font-weight-asian="normal" style:font-style-complex="normal" style:font-weight-complex="normal"/>
    </style:style>
    <style:style style:name="P126" style:family="paragraph" style:parent-style-name="Standard">
      <style:text-properties fo:font-style="normal" style:text-underline-style="none" fo:font-weight="normal" officeooo:rsid="0056d959" officeooo:paragraph-rsid="00254a2e" style:font-style-asian="normal" style:font-weight-asian="normal" style:font-style-complex="normal" style:font-weight-complex="normal"/>
    </style:style>
    <style:style style:name="P127" style:family="paragraph" style:parent-style-name="Standard">
      <style:text-properties fo:font-style="normal" style:text-underline-style="none" fo:font-weight="normal" officeooo:rsid="0056d959" officeooo:paragraph-rsid="0023a424" style:font-style-asian="normal" style:font-weight-asian="normal" style:font-style-complex="normal" style:font-weight-complex="normal"/>
    </style:style>
    <style:style style:name="P128" style:family="paragraph" style:parent-style-name="Standard">
      <style:text-properties fo:font-style="normal" style:text-underline-style="none" fo:font-weight="normal" officeooo:rsid="00864564" officeooo:paragraph-rsid="00254a2e" style:font-style-asian="normal" style:font-weight-asian="normal" style:font-style-complex="normal" style:font-weight-complex="normal"/>
    </style:style>
    <style:style style:name="P129" style:family="paragraph" style:parent-style-name="Standard">
      <style:text-properties fo:font-style="normal" style:text-underline-style="none" fo:font-weight="normal" officeooo:rsid="008872eb" officeooo:paragraph-rsid="00254a2e" style:font-style-asian="normal" style:font-weight-asian="normal" style:font-style-complex="normal" style:font-weight-complex="normal"/>
    </style:style>
    <style:style style:name="P130" style:family="paragraph" style:parent-style-name="Standard">
      <style:paragraph-properties fo:line-height="100%"/>
      <style:text-properties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131" style:family="paragraph" style:parent-style-name="Standard">
      <style:paragraph-properties fo:line-height="115%"/>
      <style:text-properties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132" style:family="paragraph" style:parent-style-name="Standard">
      <style:text-properties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133" style:family="paragraph" style:parent-style-name="Standard">
      <style:paragraph-properties fo:line-height="115%"/>
      <style:text-properties fo:font-style="normal" style:text-underline-style="none" fo:font-weight="normal" officeooo:rsid="009e29ef" officeooo:paragraph-rsid="002f731d" style:font-style-asian="normal" style:font-weight-asian="normal" style:font-style-complex="normal" style:font-weight-complex="normal"/>
    </style:style>
    <style:style style:name="P134" style:family="paragraph" style:parent-style-name="Standard">
      <style:text-properties fo:font-style="normal" style:text-underline-style="none" fo:font-weight="normal" officeooo:rsid="009e29ef" officeooo:paragraph-rsid="002f731d" style:font-style-asian="normal" style:font-weight-asian="normal" style:font-style-complex="normal" style:font-weight-complex="normal"/>
    </style:style>
    <style:style style:name="P135" style:family="paragraph" style:parent-style-name="Standard">
      <style:text-properties fo:font-style="normal" style:text-underline-style="none" fo:font-weight="normal" officeooo:rsid="00285779" officeooo:paragraph-rsid="00285779" style:font-style-asian="normal" style:font-weight-asian="normal" style:font-style-complex="normal" style:font-weight-complex="normal"/>
    </style:style>
    <style:style style:name="P136" style:family="paragraph" style:parent-style-name="Standard">
      <style:text-properties fo:font-style="normal" style:text-underline-style="none" fo:font-weight="normal" officeooo:rsid="0029f907" officeooo:paragraph-rsid="0029f907" style:font-style-asian="normal" style:font-weight-asian="normal" style:font-style-complex="normal" style:font-weight-complex="normal"/>
    </style:style>
    <style:style style:name="P137" style:family="paragraph" style:parent-style-name="Standard">
      <style:text-properties fo:font-style="normal" style:text-underline-style="none" fo:font-weight="normal" officeooo:rsid="0029f907" officeooo:paragraph-rsid="002f336e" style:font-style-asian="normal" style:font-weight-asian="normal" style:font-style-complex="normal" style:font-weight-complex="normal"/>
    </style:style>
    <style:style style:name="P138" style:family="paragraph" style:parent-style-name="Standard">
      <style:text-properties fo:font-style="normal" style:text-underline-style="none" fo:font-weight="normal" officeooo:rsid="0029f907" officeooo:paragraph-rsid="005b3d57" style:font-style-asian="normal" style:font-weight-asian="normal" style:font-style-complex="normal" style:font-weight-complex="normal"/>
    </style:style>
    <style:style style:name="P139" style:family="paragraph" style:parent-style-name="Standard">
      <style:paragraph-properties fo:line-height="115%"/>
      <style:text-properties fo:font-style="normal" style:text-underline-style="none" fo:font-weight="normal" officeooo:rsid="002ba0e7" officeooo:paragraph-rsid="002ba0e7" style:font-style-asian="normal" style:font-weight-asian="normal" style:font-style-complex="normal" style:font-weight-complex="normal"/>
    </style:style>
    <style:style style:name="P140" style:family="paragraph" style:parent-style-name="Standard">
      <style:paragraph-properties fo:line-height="115%"/>
      <style:text-properties fo:font-style="normal" style:text-underline-style="none" fo:font-weight="normal" officeooo:rsid="002ba0e7" officeooo:paragraph-rsid="0128c6e8" style:font-style-asian="normal" style:font-weight-asian="normal" style:font-style-complex="normal" style:font-weight-complex="normal"/>
    </style:style>
    <style:style style:name="P141" style:family="paragraph" style:parent-style-name="Standard">
      <style:text-properties fo:font-style="normal" style:text-underline-style="none" fo:font-weight="normal" officeooo:rsid="00dc14a1" officeooo:paragraph-rsid="003523e3" style:font-style-asian="normal" style:font-weight-asian="normal" style:font-style-complex="normal" style:font-weight-complex="normal"/>
    </style:style>
    <style:style style:name="P142" style:family="paragraph" style:parent-style-name="Standard">
      <style:paragraph-properties fo:line-height="115%"/>
      <style:text-properties fo:font-style="normal" style:text-underline-style="none" fo:font-weight="normal" officeooo:rsid="003e5790" officeooo:paragraph-rsid="003e5790" style:font-style-asian="normal" style:font-weight-asian="normal" style:font-style-complex="normal" style:font-weight-complex="normal"/>
    </style:style>
    <style:style style:name="P143" style:family="paragraph" style:parent-style-name="Standard">
      <style:text-properties fo:font-style="normal" style:text-underline-style="none" fo:font-weight="normal" officeooo:rsid="002695cf" officeooo:paragraph-rsid="002f731d" style:font-style-asian="normal" style:font-weight-asian="normal" style:font-style-complex="normal" style:font-weight-complex="normal"/>
    </style:style>
    <style:style style:name="P144" style:family="paragraph" style:parent-style-name="Standard">
      <style:text-properties fo:font-style="normal" style:text-underline-style="none" fo:font-weight="normal" officeooo:rsid="00432526" officeooo:paragraph-rsid="00432526" style:font-style-asian="normal" style:font-weight-asian="normal" style:font-style-complex="normal" style:font-weight-complex="normal"/>
    </style:style>
    <style:style style:name="P145" style:family="paragraph" style:parent-style-name="Standard">
      <style:text-properties fo:font-style="normal" style:text-underline-style="none" fo:font-weight="normal" officeooo:rsid="00a639f7" officeooo:paragraph-rsid="00285779" style:font-style-asian="normal" style:font-weight-asian="normal" style:font-style-complex="normal" style:font-weight-complex="normal"/>
    </style:style>
    <style:style style:name="P146" style:family="paragraph" style:parent-style-name="Standard">
      <style:paragraph-properties fo:line-height="115%"/>
      <style:text-properties fo:font-style="normal" style:text-underline-style="none" fo:font-weight="normal" officeooo:rsid="00254a2e" officeooo:paragraph-rsid="0128c6e8" style:font-style-asian="normal" style:font-weight-asian="normal" style:font-style-complex="normal" style:font-weight-complex="normal"/>
    </style:style>
    <style:style style:name="P147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66b397" style:font-style-asian="normal" style:font-weight-asian="normal" style:font-style-complex="normal" style:font-weight-complex="normal"/>
    </style:style>
    <style:style style:name="P148" style:family="paragraph" style:parent-style-name="Standard">
      <style:paragraph-properties fo:line-height="115%"/>
      <style:text-properties fo:font-style="normal" style:text-underline-style="none" fo:font-weight="normal" officeooo:rsid="03cd2984" officeooo:paragraph-rsid="0166b397" style:font-style-asian="normal" style:font-weight-asian="normal" style:font-style-complex="normal" style:font-weight-complex="normal"/>
    </style:style>
    <style:style style:name="P149" style:family="paragraph" style:parent-style-name="Standard">
      <style:paragraph-properties fo:line-height="115%"/>
      <style:text-properties fo:font-style="normal" style:text-underline-style="none" fo:font-weight="normal" officeooo:rsid="066936e9" officeooo:paragraph-rsid="0166b397" style:font-style-asian="normal" style:font-weight-asian="normal" style:font-style-complex="normal" style:font-weight-complex="normal"/>
    </style:style>
    <style:style style:name="P150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166b397" style:font-style-asian="normal" style:font-weight-asian="normal" style:font-style-complex="normal" style:font-weight-complex="normal"/>
    </style:style>
    <style:style style:name="P151" style:family="paragraph" style:parent-style-name="Standard">
      <style:paragraph-properties fo:line-height="115%"/>
      <style:text-properties fo:font-style="normal" style:text-underline-style="none" fo:font-weight="normal" officeooo:rsid="0205b4be" officeooo:paragraph-rsid="0166b397" style:font-style-asian="normal" style:font-weight-asian="normal" style:font-style-complex="normal" style:font-weight-complex="normal"/>
    </style:style>
    <style:style style:name="P152" style:family="paragraph" style:parent-style-name="Standard">
      <style:paragraph-properties fo:line-height="150%"/>
      <style:text-properties fo:font-style="normal" style:text-underline-style="none" fo:font-weight="normal" officeooo:rsid="00b1e303" officeooo:paragraph-rsid="0169df86" style:font-style-asian="normal" style:font-weight-asian="normal" style:font-style-complex="normal" style:font-weight-complex="normal"/>
    </style:style>
    <style:style style:name="P153" style:family="paragraph" style:parent-style-name="Standard">
      <style:paragraph-properties fo:line-height="150%"/>
      <style:text-properties fo:font-style="normal" style:text-underline-style="none" fo:font-weight="normal" officeooo:rsid="03e0b30e" officeooo:paragraph-rsid="016ab8e0" style:font-style-asian="normal" style:font-weight-asian="normal" style:font-style-complex="normal" style:font-weight-complex="normal"/>
    </style:style>
    <style:style style:name="P154" style:family="paragraph" style:parent-style-name="Standard">
      <style:text-properties fo:font-style="normal" style:text-underline-style="none" fo:font-weight="normal" officeooo:rsid="00f5260b" officeooo:paragraph-rsid="004450ff" style:font-style-asian="normal" style:font-weight-asian="normal" style:font-style-complex="normal" style:font-weight-complex="normal"/>
    </style:style>
    <style:style style:name="P155" style:family="paragraph" style:parent-style-name="Standard">
      <style:text-properties fo:font-style="normal" style:text-underline-style="none" fo:font-weight="normal" officeooo:rsid="010db770" officeooo:paragraph-rsid="0113860e" style:font-style-asian="normal" style:font-weight-asian="normal" style:font-style-complex="normal" style:font-weight-complex="normal"/>
    </style:style>
    <style:style style:name="P156" style:family="paragraph" style:parent-style-name="Standard">
      <style:text-properties fo:font-style="normal" style:text-underline-style="none" fo:font-weight="bold" officeooo:rsid="00912fec" officeooo:paragraph-rsid="002f731d" style:font-style-asian="normal" style:font-weight-asian="bold" style:font-style-complex="normal" style:font-weight-complex="bold"/>
    </style:style>
    <style:style style:name="P157" style:family="paragraph" style:parent-style-name="Standard">
      <style:text-properties fo:font-style="normal" style:text-underline-style="none" fo:font-weight="bold" officeooo:rsid="008d7148" officeooo:paragraph-rsid="00254a2e" style:font-style-asian="normal" style:font-weight-asian="bold" style:font-style-complex="normal" style:font-weight-complex="bold"/>
    </style:style>
    <style:style style:name="P158" style:family="paragraph" style:parent-style-name="Standard">
      <style:text-properties fo:font-style="normal" style:text-underline-style="none" officeooo:rsid="00baae4f" officeooo:paragraph-rsid="002ba0e7" style:font-style-asian="normal" style:font-style-complex="normal"/>
    </style:style>
    <style:style style:name="P159" style:family="paragraph" style:parent-style-name="Standard">
      <style:text-properties fo:font-style="normal" style:text-underline-style="none" officeooo:rsid="00bbbf73" officeooo:paragraph-rsid="002ba0e7" style:font-style-asian="normal" style:font-style-complex="normal"/>
    </style:style>
    <style:style style:name="P160" style:family="paragraph" style:parent-style-name="Standard">
      <style:text-properties fo:font-style="normal" style:text-underline-style="none" officeooo:rsid="00d4c5ce" officeooo:paragraph-rsid="0057ec24" style:font-style-asian="normal" style:font-style-complex="normal"/>
    </style:style>
    <style:style style:name="P161" style:family="paragraph" style:parent-style-name="Standard">
      <style:text-properties fo:font-style="normal" style:text-underline-style="none" officeooo:rsid="010f422a" officeooo:paragraph-rsid="004566c5" style:font-style-asian="normal" style:font-style-complex="normal"/>
    </style:style>
    <style:style style:name="P162" style:family="paragraph" style:parent-style-name="Standard">
      <style:paragraph-properties fo:line-height="100%"/>
      <style:text-properties fo:font-style="normal" style:text-underline-style="none" officeooo:rsid="0151b86d" officeooo:paragraph-rsid="0151b86d" style:font-style-asian="normal" style:font-style-complex="normal"/>
    </style:style>
    <style:style style:name="P163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64" style:family="paragraph" style:parent-style-name="Standard">
      <style:text-properties fo:font-style="normal" fo:font-weight="bold" officeooo:rsid="005fb5cb" officeooo:paragraph-rsid="005fb5cb" style:font-style-asian="normal" style:font-weight-asian="bold" style:font-style-complex="normal" style:font-weight-complex="bold"/>
    </style:style>
    <style:style style:name="P165" style:family="paragraph" style:parent-style-name="Standard">
      <style:text-properties fo:font-style="normal" fo:font-weight="bold" officeooo:rsid="00644350" officeooo:paragraph-rsid="00644350" style:font-style-asian="normal" style:font-weight-asian="bold" style:font-style-complex="normal" style:font-weight-complex="bold"/>
    </style:style>
    <style:style style:name="P166" style:family="paragraph" style:parent-style-name="Standard">
      <style:text-properties fo:font-style="normal" fo:font-weight="bold" officeooo:rsid="00644350" officeooo:paragraph-rsid="0066b31e" style:font-style-asian="normal" style:font-weight-asian="bold" style:font-style-complex="normal" style:font-weight-complex="bold"/>
    </style:style>
    <style:style style:name="P167" style:family="paragraph" style:parent-style-name="Standard">
      <style:text-properties fo:font-style="normal" fo:font-weight="bold" officeooo:rsid="0069643a" officeooo:paragraph-rsid="0069643a" style:font-style-asian="normal" style:font-weight-asian="bold" style:font-style-complex="normal" style:font-weight-complex="bold"/>
    </style:style>
    <style:style style:name="P168" style:family="paragraph" style:parent-style-name="Standard">
      <style:text-properties fo:font-style="normal" fo:font-weight="bold" officeooo:paragraph-rsid="00793c0d" style:font-style-asian="normal" style:font-weight-asian="bold" style:font-style-complex="normal" style:font-weight-complex="bold"/>
    </style:style>
    <style:style style:name="P169" style:family="paragraph" style:parent-style-name="Standard">
      <style:text-properties fo:font-style="normal" fo:font-weight="bold" officeooo:paragraph-rsid="007b2101" style:font-style-asian="normal" style:font-weight-asian="bold" style:font-style-complex="normal" style:font-weight-complex="bold"/>
    </style:style>
    <style:style style:name="P170" style:family="paragraph" style:parent-style-name="Standard">
      <style:text-properties fo:font-style="normal" fo:font-weight="bold" officeooo:rsid="007ca694" officeooo:paragraph-rsid="007ca694" style:font-style-asian="normal" style:font-weight-asian="bold" style:font-style-complex="normal" style:font-weight-complex="bold"/>
    </style:style>
    <style:style style:name="P171" style:family="paragraph" style:parent-style-name="Standard">
      <style:text-properties fo:font-style="normal" fo:font-weight="bold" officeooo:rsid="00819260" officeooo:paragraph-rsid="00819260" style:font-style-asian="normal" style:font-weight-asian="bold" style:font-style-complex="normal" style:font-weight-complex="bold"/>
    </style:style>
    <style:style style:name="P172" style:family="paragraph" style:parent-style-name="Standard">
      <style:text-properties fo:font-style="normal" fo:font-weight="bold" officeooo:rsid="008c034a" officeooo:paragraph-rsid="008c034a" style:font-style-asian="normal" style:font-weight-asian="bold" style:font-style-complex="normal" style:font-weight-complex="bold"/>
    </style:style>
    <style:style style:name="P173" style:family="paragraph" style:parent-style-name="Standard">
      <style:text-properties fo:font-style="normal" fo:font-weight="bold" officeooo:rsid="008c034a" officeooo:paragraph-rsid="00819260" style:font-style-asian="normal" style:font-weight-asian="bold" style:font-style-complex="normal" style:font-weight-complex="bold"/>
    </style:style>
    <style:style style:name="P174" style:family="paragraph" style:parent-style-name="Standard">
      <style:text-properties fo:font-style="normal" fo:font-weight="bold" officeooo:rsid="00607814" officeooo:paragraph-rsid="00607814" style:font-style-asian="normal" style:font-weight-asian="bold" style:font-style-complex="normal" style:font-weight-complex="bold"/>
    </style:style>
    <style:style style:name="P175" style:family="paragraph" style:parent-style-name="Standard">
      <style:text-properties fo:font-style="normal" fo:font-weight="bold" officeooo:paragraph-rsid="00c50878" style:font-style-asian="normal" style:font-weight-asian="bold" style:font-style-complex="normal" style:font-weight-complex="bold"/>
    </style:style>
    <style:style style:name="P176" style:family="paragraph" style:parent-style-name="Standard">
      <style:text-properties fo:font-style="normal" fo:font-weight="bold" officeooo:rsid="00d459e3" officeooo:paragraph-rsid="00d459e3" style:font-style-asian="normal" style:font-weight-asian="bold" style:font-style-complex="normal" style:font-weight-complex="bold"/>
    </style:style>
    <style:style style:name="P177" style:family="paragraph" style:parent-style-name="Standard">
      <style:text-properties fo:font-style="normal" fo:font-weight="bold" officeooo:rsid="00ba819c" officeooo:paragraph-rsid="00ba819c" style:font-style-asian="normal" style:font-weight-asian="bold" style:font-style-complex="normal" style:font-weight-complex="bold"/>
    </style:style>
    <style:style style:name="P178" style:family="paragraph" style:parent-style-name="Standard">
      <style:text-properties fo:font-style="normal" fo:font-weight="bold" officeooo:rsid="00bdd473" officeooo:paragraph-rsid="00bdd473" style:font-style-asian="normal" style:font-weight-asian="bold" style:font-style-complex="normal" style:font-weight-complex="bold"/>
    </style:style>
    <style:style style:name="P179" style:family="paragraph" style:parent-style-name="Standard">
      <style:text-properties fo:font-style="normal" fo:font-weight="bold" officeooo:rsid="00f2188a" officeooo:paragraph-rsid="00f2188a" style:font-style-asian="normal" style:font-weight-asian="bold" style:font-style-complex="normal" style:font-weight-complex="bold"/>
    </style:style>
    <style:style style:name="P180" style:family="paragraph" style:parent-style-name="Standard">
      <style:text-properties fo:font-style="normal" fo:font-weight="bold" officeooo:rsid="00f51685" officeooo:paragraph-rsid="00f51685" style:font-style-asian="normal" style:font-weight-asian="bold" style:font-style-complex="normal" style:font-weight-complex="bold"/>
    </style:style>
    <style:style style:name="P181" style:family="paragraph" style:parent-style-name="Standard">
      <style:text-properties fo:font-style="normal" fo:font-weight="bold" officeooo:rsid="00fb5f7f" officeooo:paragraph-rsid="00fb5f7f" style:font-style-asian="normal" style:font-weight-asian="bold" style:font-style-complex="normal" style:font-weight-complex="bold"/>
    </style:style>
    <style:style style:name="P182" style:family="paragraph" style:parent-style-name="Standard">
      <style:text-properties fo:font-style="normal" fo:font-weight="bold" officeooo:rsid="0116abfa" officeooo:paragraph-rsid="0116abfa" style:font-style-asian="normal" style:font-weight-asian="bold" style:font-style-complex="normal" style:font-weight-complex="bold"/>
    </style:style>
    <style:style style:name="P183" style:family="paragraph" style:parent-style-name="Standard">
      <style:text-properties fo:font-style="normal" fo:font-weight="bold" officeooo:rsid="01185712" officeooo:paragraph-rsid="01185712" style:font-style-asian="normal" style:font-weight-asian="bold" style:font-style-complex="normal" style:font-weight-complex="bold"/>
    </style:style>
    <style:style style:name="P184" style:family="paragraph" style:parent-style-name="Standard">
      <style:text-properties fo:font-style="normal" fo:font-weight="bold" officeooo:rsid="01190d75" officeooo:paragraph-rsid="01190d75" style:font-style-asian="normal" style:font-weight-asian="bold" style:font-style-complex="normal" style:font-weight-complex="bold"/>
    </style:style>
    <style:style style:name="P185" style:family="paragraph" style:parent-style-name="Standard">
      <style:text-properties fo:font-style="normal" fo:font-weight="bold" officeooo:rsid="00fdd3aa" officeooo:paragraph-rsid="00fdd3aa" style:font-style-asian="normal" style:font-weight-asian="bold" style:font-style-complex="normal" style:font-weight-complex="bold"/>
    </style:style>
    <style:style style:name="P186" style:family="paragraph" style:parent-style-name="Standard">
      <style:text-properties fo:font-style="normal" fo:font-weight="bold" officeooo:rsid="0128c6e8" officeooo:paragraph-rsid="0128c6e8" style:font-style-asian="normal" style:font-weight-asian="bold" style:font-style-complex="normal" style:font-weight-complex="bold"/>
    </style:style>
    <style:style style:name="P187" style:family="paragraph" style:parent-style-name="Standard">
      <style:text-properties fo:font-style="normal" fo:font-weight="bold" officeooo:paragraph-rsid="012e9465" style:font-style-asian="normal" style:font-weight-asian="bold" style:font-style-complex="normal" style:font-weight-complex="bold"/>
    </style:style>
    <style:style style:name="P188" style:family="paragraph" style:parent-style-name="Standard">
      <style:text-properties fo:font-style="normal" fo:font-weight="bold" officeooo:paragraph-rsid="01305c41" style:font-style-asian="normal" style:font-weight-asian="bold" style:font-style-complex="normal" style:font-weight-complex="bold"/>
    </style:style>
    <style:style style:name="P189" style:family="paragraph" style:parent-style-name="Standard">
      <style:text-properties fo:font-style="normal" fo:font-weight="bold" officeooo:paragraph-rsid="013db3b4" style:font-style-asian="normal" style:font-weight-asian="bold" style:font-style-complex="normal" style:font-weight-complex="bold"/>
    </style:style>
    <style:style style:name="P190" style:family="paragraph" style:parent-style-name="Standard">
      <style:text-properties fo:font-style="normal" fo:font-weight="bold" officeooo:rsid="013db3b4" officeooo:paragraph-rsid="013db3b4" style:font-style-asian="normal" style:font-weight-asian="bold" style:font-style-complex="normal" style:font-weight-complex="bold"/>
    </style:style>
    <style:style style:name="P191" style:family="paragraph" style:parent-style-name="Standard">
      <style:text-properties fo:font-style="normal" fo:font-weight="bold" officeooo:rsid="01401741" officeooo:paragraph-rsid="01401741" style:font-style-asian="normal" style:font-weight-asian="bold" style:font-style-complex="normal" style:font-weight-complex="bold"/>
    </style:style>
    <style:style style:name="P192" style:family="paragraph" style:parent-style-name="Standard">
      <style:text-properties fo:font-style="normal" fo:font-weight="bold" officeooo:paragraph-rsid="00c2c999" style:font-style-asian="normal" style:font-weight-asian="bold" style:font-style-complex="normal" style:font-weight-complex="bold"/>
    </style:style>
    <style:style style:name="P193" style:family="paragraph" style:parent-style-name="Standard">
      <style:text-properties fo:font-style="normal" fo:font-weight="bold" officeooo:rsid="00f752b1" officeooo:paragraph-rsid="00f752b1" style:font-style-asian="normal" style:font-weight-asian="bold" style:font-style-complex="normal" style:font-weight-complex="bold"/>
    </style:style>
    <style:style style:name="P194" style:family="paragraph" style:parent-style-name="Standard">
      <style:text-properties fo:font-style="normal" fo:font-weight="bold" officeooo:rsid="012e9465" officeooo:paragraph-rsid="012e9465" style:font-style-asian="normal" style:font-weight-asian="bold" style:font-style-complex="normal" style:font-weight-complex="bold"/>
    </style:style>
    <style:style style:name="P195" style:family="paragraph" style:parent-style-name="Standard">
      <style:text-properties fo:font-style="normal" fo:font-weight="bold" officeooo:rsid="01305c41" officeooo:paragraph-rsid="01305c41" style:font-style-asian="normal" style:font-weight-asian="bold" style:font-style-complex="normal" style:font-weight-complex="bold"/>
    </style:style>
    <style:style style:name="P196" style:family="paragraph" style:parent-style-name="Standard">
      <style:text-properties fo:font-style="normal" fo:font-weight="bold" officeooo:rsid="01617549" officeooo:paragraph-rsid="0161b854" style:font-style-asian="normal" style:font-weight-asian="bold" style:font-style-complex="normal" style:font-weight-complex="bold"/>
    </style:style>
    <style:style style:name="P197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98" style:family="paragraph" style:parent-style-name="Standard">
      <style:text-properties fo:font-style="normal" fo:font-weight="normal" officeooo:paragraph-rsid="007b2101" style:font-style-asian="normal" style:font-weight-asian="normal" style:font-style-complex="normal" style:font-weight-complex="normal"/>
    </style:style>
    <style:style style:name="P199" style:family="paragraph" style:parent-style-name="Standard">
      <style:text-properties fo:font-style="normal" fo:font-weight="normal" officeooo:rsid="007ca694" officeooo:paragraph-rsid="007ca694" style:font-style-asian="normal" style:font-weight-asian="normal" style:font-style-complex="normal" style:font-weight-complex="normal"/>
    </style:style>
    <style:style style:name="P200" style:family="paragraph" style:parent-style-name="Standard">
      <style:text-properties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201" style:family="paragraph" style:parent-style-name="Standard">
      <style:text-properties fo:font-style="normal" fo:font-weight="normal" officeooo:rsid="00819260" officeooo:paragraph-rsid="00819260" style:font-style-asian="normal" style:font-weight-asian="normal" style:font-style-complex="normal" style:font-weight-complex="normal"/>
    </style:style>
    <style:style style:name="P202" style:family="paragraph" style:parent-style-name="Standard">
      <style:text-properties fo:font-style="normal" fo:font-weight="normal" officeooo:rsid="008eb3ea" officeooo:paragraph-rsid="008eb3ea" style:font-style-asian="normal" style:font-weight-asian="normal" style:font-style-complex="normal" style:font-weight-complex="normal"/>
    </style:style>
    <style:style style:name="P203" style:family="paragraph" style:parent-style-name="Standard">
      <style:text-properties fo:font-style="normal" fo:font-weight="normal" officeooo:rsid="008eeb87" officeooo:paragraph-rsid="008eeb87" style:font-style-asian="normal" style:font-weight-asian="normal" style:font-style-complex="normal" style:font-weight-complex="normal"/>
    </style:style>
    <style:style style:name="P204" style:family="paragraph" style:parent-style-name="Standard">
      <style:text-properties fo:font-style="normal" fo:font-weight="normal" officeooo:rsid="00939859" officeooo:paragraph-rsid="00939859" style:font-style-asian="normal" style:font-weight-asian="normal" style:font-style-complex="normal" style:font-weight-complex="normal"/>
    </style:style>
    <style:style style:name="P205" style:family="paragraph" style:parent-style-name="Standard">
      <style:paragraph-properties fo:line-height="115%"/>
      <style:text-properties fo:font-style="normal" fo:font-weight="normal" officeooo:rsid="00939859" officeooo:paragraph-rsid="00939859" style:font-style-asian="normal" style:font-weight-asian="normal" style:font-style-complex="normal" style:font-weight-complex="normal"/>
    </style:style>
    <style:style style:name="P206" style:family="paragraph" style:parent-style-name="Standard">
      <style:text-properties fo:font-style="normal" fo:font-weight="normal" officeooo:paragraph-rsid="00c50878" style:font-style-asian="normal" style:font-weight-asian="normal" style:font-style-complex="normal" style:font-weight-complex="normal"/>
    </style:style>
    <style:style style:name="P207" style:family="paragraph" style:parent-style-name="Standard">
      <style:text-properties fo:font-style="normal" fo:font-weight="normal" officeooo:paragraph-rsid="00cbb52c" style:font-style-asian="normal" style:font-weight-asian="normal" style:font-style-complex="normal" style:font-weight-complex="normal"/>
    </style:style>
    <style:style style:name="P208" style:family="paragraph" style:parent-style-name="Standard">
      <style:text-properties fo:font-style="normal" fo:font-weight="normal" officeooo:rsid="00cfa052" officeooo:paragraph-rsid="00cfa052" style:font-style-asian="normal" style:font-weight-asian="normal" style:font-style-complex="normal" style:font-weight-complex="normal"/>
    </style:style>
    <style:style style:name="P209" style:family="paragraph" style:parent-style-name="Standard">
      <style:text-properties fo:font-style="normal" fo:font-weight="normal" officeooo:rsid="00cfa052" officeooo:paragraph-rsid="00d04e1a" style:font-style-asian="normal" style:font-weight-asian="normal" style:font-style-complex="normal" style:font-weight-complex="normal"/>
    </style:style>
    <style:style style:name="P210" style:family="paragraph" style:parent-style-name="Standard">
      <style:text-properties fo:font-style="normal" fo:font-weight="normal" officeooo:rsid="00d23a32" officeooo:paragraph-rsid="00d23a32" style:font-style-asian="normal" style:font-weight-asian="normal" style:font-style-complex="normal" style:font-weight-complex="normal"/>
    </style:style>
    <style:style style:name="P211" style:family="paragraph" style:parent-style-name="Standard">
      <style:text-properties fo:font-style="normal" fo:font-weight="normal" officeooo:rsid="00d23a32" officeooo:paragraph-rsid="00eb49f4" style:font-style-asian="normal" style:font-weight-asian="normal" style:font-style-complex="normal" style:font-weight-complex="normal"/>
    </style:style>
    <style:style style:name="P212" style:family="paragraph" style:parent-style-name="Standard">
      <style:text-properties fo:font-style="normal" fo:font-weight="normal" officeooo:rsid="00d459e3" officeooo:paragraph-rsid="00d459e3" style:font-style-asian="normal" style:font-weight-asian="normal" style:font-style-complex="normal" style:font-weight-complex="normal"/>
    </style:style>
    <style:style style:name="P213" style:family="paragraph" style:parent-style-name="Standard">
      <style:text-properties fo:font-style="normal" fo:font-weight="normal" officeooo:rsid="00d63bc5" officeooo:paragraph-rsid="00d63bc5" style:font-style-asian="normal" style:font-weight-asian="normal" style:font-style-complex="normal" style:font-weight-complex="normal"/>
    </style:style>
    <style:style style:name="P214" style:family="paragraph" style:parent-style-name="Standard">
      <style:text-properties fo:font-style="normal" fo:font-weight="normal" officeooo:rsid="00d63bc5" officeooo:paragraph-rsid="00d833d3" style:font-style-asian="normal" style:font-weight-asian="normal" style:font-style-complex="normal" style:font-weight-complex="normal"/>
    </style:style>
    <style:style style:name="P215" style:family="paragraph" style:parent-style-name="Standard">
      <style:text-properties fo:font-style="normal" fo:font-weight="normal" officeooo:rsid="00da4eed" officeooo:paragraph-rsid="00dbe75c" style:font-style-asian="normal" style:font-weight-asian="normal" style:font-style-complex="normal" style:font-weight-complex="normal"/>
    </style:style>
    <style:style style:name="P216" style:family="paragraph" style:parent-style-name="Standard">
      <style:text-properties fo:font-style="normal" fo:font-weight="normal" officeooo:rsid="00da4eed" officeooo:paragraph-rsid="00ec9cc0" style:font-style-asian="normal" style:font-weight-asian="normal" style:font-style-complex="normal" style:font-weight-complex="normal"/>
    </style:style>
    <style:style style:name="P217" style:family="paragraph" style:parent-style-name="Standard">
      <style:text-properties fo:font-style="normal" fo:font-weight="normal" officeooo:rsid="00c50878" officeooo:paragraph-rsid="00c50878" style:font-style-asian="normal" style:font-weight-asian="normal" style:font-style-complex="normal" style:font-weight-complex="normal"/>
    </style:style>
    <style:style style:name="P218" style:family="paragraph" style:parent-style-name="Standard">
      <style:text-properties fo:font-style="normal" fo:font-weight="normal" officeooo:rsid="00d833d3" officeooo:paragraph-rsid="00d833d3" style:font-style-asian="normal" style:font-weight-asian="normal" style:font-style-complex="normal" style:font-weight-complex="normal"/>
    </style:style>
    <style:style style:name="P219" style:family="paragraph" style:parent-style-name="Standard">
      <style:text-properties fo:font-style="normal" fo:font-weight="normal" officeooo:rsid="00dd44af" officeooo:paragraph-rsid="00dd44af" style:font-style-asian="normal" style:font-weight-asian="normal" style:font-style-complex="normal" style:font-weight-complex="normal"/>
    </style:style>
    <style:style style:name="P220" style:family="paragraph" style:parent-style-name="Standard">
      <style:text-properties fo:font-style="normal" fo:font-weight="normal" officeooo:rsid="00dd44af" officeooo:paragraph-rsid="00e9938e" style:font-style-asian="normal" style:font-weight-asian="normal" style:font-style-complex="normal" style:font-weight-complex="normal"/>
    </style:style>
    <style:style style:name="P221" style:family="paragraph" style:parent-style-name="Standard">
      <style:text-properties fo:font-style="normal" fo:font-weight="normal" officeooo:rsid="00dd44af" officeooo:paragraph-rsid="00e56ddc" style:font-style-asian="normal" style:font-weight-asian="normal" style:font-style-complex="normal" style:font-weight-complex="normal"/>
    </style:style>
    <style:style style:name="P222" style:family="paragraph" style:parent-style-name="Standard">
      <style:text-properties fo:font-style="normal" fo:font-weight="normal" officeooo:rsid="00dd44af" officeooo:paragraph-rsid="00e6e228" style:font-style-asian="normal" style:font-weight-asian="normal" style:font-style-complex="normal" style:font-weight-complex="normal"/>
    </style:style>
    <style:style style:name="P223" style:family="paragraph" style:parent-style-name="Standard">
      <style:text-properties fo:font-style="normal" fo:font-weight="normal" officeooo:rsid="00eb0dd5" officeooo:paragraph-rsid="00eb0dd5" style:font-style-asian="normal" style:font-weight-asian="normal" style:font-style-complex="normal" style:font-weight-complex="normal"/>
    </style:style>
    <style:style style:name="P224" style:family="paragraph" style:parent-style-name="Standard">
      <style:text-properties fo:font-style="normal" fo:font-weight="normal" officeooo:rsid="00f2188a" officeooo:paragraph-rsid="00f2188a" style:font-style-asian="normal" style:font-weight-asian="normal" style:font-style-complex="normal" style:font-weight-complex="normal"/>
    </style:style>
    <style:style style:name="P225" style:family="paragraph" style:parent-style-name="Standard">
      <style:text-properties fo:font-style="normal" fo:font-weight="normal" officeooo:rsid="00f51685" officeooo:paragraph-rsid="00f51685" style:font-style-asian="normal" style:font-weight-asian="normal" style:font-style-complex="normal" style:font-weight-complex="normal"/>
    </style:style>
    <style:style style:name="P226" style:family="paragraph" style:parent-style-name="Standard">
      <style:text-properties fo:font-style="normal" fo:font-weight="normal" officeooo:rsid="00f68ffb" officeooo:paragraph-rsid="00f68ffb" style:font-style-asian="normal" style:font-weight-asian="normal" style:font-style-complex="normal" style:font-weight-complex="normal"/>
    </style:style>
    <style:style style:name="P227" style:family="paragraph" style:parent-style-name="Standard">
      <style:text-properties fo:font-style="normal" fo:font-weight="normal" officeooo:rsid="00f752b1" officeooo:paragraph-rsid="00f752b1" style:font-style-asian="normal" style:font-weight-asian="normal" style:font-style-complex="normal" style:font-weight-complex="normal"/>
    </style:style>
    <style:style style:name="P228" style:family="paragraph" style:parent-style-name="Standard">
      <style:text-properties fo:font-style="normal" fo:font-weight="normal" officeooo:rsid="00f9fdc0" officeooo:paragraph-rsid="00f9fdc0" style:font-style-asian="normal" style:font-weight-asian="normal" style:font-style-complex="normal" style:font-weight-complex="normal"/>
    </style:style>
    <style:style style:name="P229" style:family="paragraph" style:parent-style-name="Standard">
      <style:text-properties fo:font-style="normal" fo:font-weight="normal" officeooo:rsid="00fc67ff" officeooo:paragraph-rsid="00fc67ff" style:font-style-asian="normal" style:font-weight-asian="normal" style:font-style-complex="normal" style:font-weight-complex="normal"/>
    </style:style>
    <style:style style:name="P230" style:family="paragraph" style:parent-style-name="Standard">
      <style:text-properties fo:font-style="normal" fo:font-weight="normal" officeooo:rsid="00f4c6c5" officeooo:paragraph-rsid="00f4c6c5" style:font-style-asian="normal" style:font-weight-asian="normal" style:font-style-complex="normal" style:font-weight-complex="normal"/>
    </style:style>
    <style:style style:name="P231" style:family="paragraph" style:parent-style-name="Standard">
      <style:paragraph-properties fo:line-height="115%"/>
      <style:text-properties fo:font-style="normal" fo:font-weight="normal" officeooo:rsid="00f4c6c5" officeooo:paragraph-rsid="00f4c6c5" style:font-style-asian="normal" style:font-weight-asian="normal" style:font-style-complex="normal" style:font-weight-complex="normal"/>
    </style:style>
    <style:style style:name="P232" style:family="paragraph" style:parent-style-name="Standard">
      <style:text-properties fo:font-style="normal" fo:font-weight="normal" officeooo:rsid="00fdd6a8" officeooo:paragraph-rsid="00fdd6a8" style:font-style-asian="normal" style:font-weight-asian="normal" style:font-style-complex="normal" style:font-weight-complex="normal"/>
    </style:style>
    <style:style style:name="P233" style:family="paragraph" style:parent-style-name="Standard">
      <style:text-properties fo:font-style="normal" fo:font-weight="normal" officeooo:rsid="012e9465" officeooo:paragraph-rsid="012e9465" style:font-style-asian="normal" style:font-weight-asian="normal" style:font-style-complex="normal" style:font-weight-complex="normal"/>
    </style:style>
    <style:style style:name="P234" style:family="paragraph" style:parent-style-name="Standard">
      <style:paragraph-properties fo:line-height="115%"/>
      <style:text-properties fo:font-style="normal" fo:font-weight="normal" officeooo:rsid="012e9465" officeooo:paragraph-rsid="012e9465" style:font-style-asian="normal" style:font-weight-asian="normal" style:font-style-complex="normal" style:font-weight-complex="normal"/>
    </style:style>
    <style:style style:name="P235" style:family="paragraph" style:parent-style-name="Standard"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36" style:family="paragraph" style:parent-style-name="Standard">
      <style:paragraph-properties fo:line-height="115%"/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37" style:family="paragraph" style:parent-style-name="Standard">
      <style:paragraph-properties fo:line-height="100%"/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38" style:family="paragraph" style:parent-style-name="Standard">
      <style:text-properties fo:font-style="normal" fo:font-weight="normal" officeooo:rsid="01401741" officeooo:paragraph-rsid="01401741" style:font-style-asian="normal" style:font-weight-asian="normal" style:font-style-complex="normal" style:font-weight-complex="normal"/>
    </style:style>
    <style:style style:name="P239" style:family="paragraph" style:parent-style-name="Standard">
      <style:paragraph-properties fo:line-height="100%"/>
      <style:text-properties fo:font-style="normal" fo:font-weight="normal" officeooo:rsid="01401741" officeooo:paragraph-rsid="01401741" style:font-style-asian="normal" style:font-weight-asian="normal" style:font-style-complex="normal" style:font-weight-complex="normal"/>
    </style:style>
    <style:style style:name="P240" style:family="paragraph" style:parent-style-name="Standard">
      <style:text-properties fo:font-style="normal" fo:font-weight="normal" officeooo:rsid="012edf56" officeooo:paragraph-rsid="012edf56" style:font-style-asian="normal" style:font-weight-asian="normal" style:font-style-complex="normal" style:font-weight-complex="normal"/>
    </style:style>
    <style:style style:name="P241" style:family="paragraph" style:parent-style-name="Standard"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42" style:family="paragraph" style:parent-style-name="Standard">
      <style:paragraph-properties fo:line-height="115%"/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43" style:family="paragraph" style:parent-style-name="Standard">
      <style:paragraph-properties fo:line-height="100%"/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44" style:family="paragraph" style:parent-style-name="Standard">
      <style:paragraph-properties fo:line-height="100%"/>
      <style:text-properties fo:font-style="normal" fo:font-weight="normal" officeooo:rsid="013c5706" officeooo:paragraph-rsid="013b189d" style:font-style-asian="normal" style:font-weight-asian="normal" style:font-style-complex="normal" style:font-weight-complex="normal"/>
    </style:style>
    <style:style style:name="P245" style:family="paragraph" style:parent-style-name="Standard">
      <style:text-properties fo:font-style="normal" fo:font-weight="normal" officeooo:rsid="013c5706" officeooo:paragraph-rsid="013c5706" style:font-style-asian="normal" style:font-weight-asian="normal" style:font-style-complex="normal" style:font-weight-complex="normal"/>
    </style:style>
    <style:style style:name="P246" style:family="paragraph" style:parent-style-name="Standard">
      <style:text-properties officeooo:paragraph-rsid="00134990"/>
    </style:style>
    <style:style style:name="P247" style:family="paragraph" style:parent-style-name="Standard">
      <style:text-properties fo:font-style="italic" style:font-style-asian="italic" style:font-style-complex="italic"/>
    </style:style>
    <style:style style:name="P248" style:family="paragraph" style:parent-style-name="Standard">
      <style:text-properties fo:font-style="italic" officeooo:rsid="0011b025" officeooo:paragraph-rsid="00134990" style:font-style-asian="italic" style:font-style-complex="italic"/>
    </style:style>
    <style:style style:name="P249" style:family="paragraph" style:parent-style-name="Standard">
      <style:text-properties fo:font-style="italic" officeooo:rsid="00205d85" officeooo:paragraph-rsid="00154f37" style:font-style-asian="italic" style:font-style-complex="italic"/>
    </style:style>
    <style:style style:name="P250" style:family="paragraph" style:parent-style-name="Standard">
      <style:text-properties fo:font-style="italic" officeooo:rsid="0013268f" officeooo:paragraph-rsid="00186c3f" style:font-style-asian="italic" style:font-style-complex="italic"/>
    </style:style>
    <style:style style:name="P251" style:family="paragraph" style:parent-style-name="Standard">
      <style:text-properties fo:font-style="italic" officeooo:rsid="0033fbdf" officeooo:paragraph-rsid="00201bd5" style:font-style-asian="italic" style:font-style-complex="italic"/>
    </style:style>
    <style:style style:name="P252" style:family="paragraph" style:parent-style-name="Standard">
      <style:text-properties fo:font-style="italic" officeooo:rsid="0034ed8b" officeooo:paragraph-rsid="00201bd5" style:font-style-asian="italic" style:font-style-complex="italic"/>
    </style:style>
    <style:style style:name="P253" style:family="paragraph" style:parent-style-name="Standard">
      <style:text-properties fo:font-style="italic" officeooo:rsid="00d2fc06" officeooo:paragraph-rsid="005c5090" style:font-style-asian="italic" style:font-style-complex="italic"/>
    </style:style>
    <style:style style:name="P254" style:family="paragraph" style:parent-style-name="Standard">
      <style:text-properties fo:font-style="italic" officeooo:rsid="00d9c9e4" officeooo:paragraph-rsid="00316632" style:font-style-asian="italic" style:font-style-complex="italic"/>
    </style:style>
    <style:style style:name="P255" style:family="paragraph" style:parent-style-name="Standard">
      <style:text-properties fo:font-style="italic" officeooo:rsid="00f2503e" officeooo:paragraph-rsid="00432526" style:font-style-asian="italic" style:font-style-complex="italic"/>
    </style:style>
    <style:style style:name="P256" style:family="paragraph" style:parent-style-name="Standard">
      <style:text-properties fo:font-style="italic" officeooo:rsid="0055a125" officeooo:paragraph-rsid="00201bd5" style:font-style-asian="italic" style:font-style-complex="italic"/>
    </style:style>
    <style:style style:name="P257" style:family="paragraph" style:parent-style-name="Standard">
      <style:text-properties fo:font-style="italic" officeooo:paragraph-rsid="0057ec24" style:font-style-asian="italic" style:font-style-complex="italic"/>
    </style:style>
    <style:style style:name="P258" style:family="paragraph" style:parent-style-name="Standard">
      <style:text-properties fo:font-style="italic" officeooo:rsid="005fb5cb" officeooo:paragraph-rsid="005fb5cb" style:font-style-asian="italic" style:font-style-complex="italic"/>
    </style:style>
    <style:style style:name="P259" style:family="paragraph" style:parent-style-name="Standard">
      <style:text-properties fo:font-style="italic" officeooo:rsid="005fb5cb" officeooo:paragraph-rsid="00607814" style:font-style-asian="italic" style:font-style-complex="italic"/>
    </style:style>
    <style:style style:name="P260" style:family="paragraph" style:parent-style-name="Standard">
      <style:text-properties fo:font-style="italic" officeooo:rsid="00607814" officeooo:paragraph-rsid="00607814" style:font-style-asian="italic" style:font-style-complex="italic"/>
    </style:style>
    <style:style style:name="P261" style:family="paragraph" style:parent-style-name="Standard">
      <style:text-properties fo:font-style="italic" officeooo:paragraph-rsid="005f2637" style:font-style-asian="italic" style:font-style-complex="italic"/>
    </style:style>
    <style:style style:name="P262" style:family="paragraph" style:parent-style-name="Standard">
      <style:text-properties fo:font-style="italic" officeooo:paragraph-rsid="00644350" style:font-style-asian="italic" style:font-style-complex="italic"/>
    </style:style>
    <style:style style:name="P263" style:family="paragraph" style:parent-style-name="Standard">
      <style:text-properties fo:font-style="italic" officeooo:rsid="00644350" officeooo:paragraph-rsid="00644350" style:font-style-asian="italic" style:font-style-complex="italic"/>
    </style:style>
    <style:style style:name="P264" style:family="paragraph" style:parent-style-name="Standard">
      <style:text-properties fo:font-style="italic" officeooo:rsid="00644350" officeooo:paragraph-rsid="0066b31e" style:font-style-asian="italic" style:font-style-complex="italic"/>
    </style:style>
    <style:style style:name="P265" style:family="paragraph" style:parent-style-name="Standard">
      <style:text-properties fo:font-style="italic" officeooo:rsid="00644350" officeooo:paragraph-rsid="006579dd" style:font-style-asian="italic" style:font-style-complex="italic"/>
    </style:style>
    <style:style style:name="P266" style:family="paragraph" style:parent-style-name="Standard">
      <style:text-properties fo:font-style="italic" officeooo:paragraph-rsid="00684bfc" style:font-style-asian="italic" style:font-style-complex="italic"/>
    </style:style>
    <style:style style:name="P267" style:family="paragraph" style:parent-style-name="Standard">
      <style:text-properties fo:font-style="italic" officeooo:rsid="0069643a" officeooo:paragraph-rsid="0069643a" style:font-style-asian="italic" style:font-style-complex="italic"/>
    </style:style>
    <style:style style:name="P268" style:family="paragraph" style:parent-style-name="Standard">
      <style:text-properties fo:font-style="italic" officeooo:paragraph-rsid="006f66ec" style:font-style-asian="italic" style:font-style-complex="italic"/>
    </style:style>
    <style:style style:name="P269" style:family="paragraph" style:parent-style-name="Standard">
      <style:text-properties fo:font-style="italic" officeooo:paragraph-rsid="0071baff" style:font-style-asian="italic" style:font-style-complex="italic"/>
    </style:style>
    <style:style style:name="P270" style:family="paragraph" style:parent-style-name="Standard">
      <style:text-properties fo:font-style="italic" officeooo:rsid="0072cdc4" officeooo:paragraph-rsid="00751d17" style:font-style-asian="italic" style:font-style-complex="italic"/>
    </style:style>
    <style:style style:name="P271" style:family="paragraph" style:parent-style-name="Standard">
      <style:text-properties fo:font-style="italic" officeooo:paragraph-rsid="00751d17" style:font-style-asian="italic" style:font-style-complex="italic"/>
    </style:style>
    <style:style style:name="P272" style:family="paragraph" style:parent-style-name="Standard">
      <style:text-properties fo:font-style="italic" officeooo:rsid="00751d17" officeooo:paragraph-rsid="00751d17" style:font-style-asian="italic" style:font-style-complex="italic"/>
    </style:style>
    <style:style style:name="P273" style:family="paragraph" style:parent-style-name="Standard">
      <style:text-properties fo:font-style="italic" officeooo:paragraph-rsid="00793c0d" style:font-style-asian="italic" style:font-style-complex="italic"/>
    </style:style>
    <style:style style:name="P274" style:family="paragraph" style:parent-style-name="Standard">
      <style:text-properties fo:font-style="italic" officeooo:paragraph-rsid="007b2101" style:font-style-asian="italic" style:font-style-complex="italic"/>
    </style:style>
    <style:style style:name="P275" style:family="paragraph" style:parent-style-name="Standard">
      <style:text-properties fo:font-style="italic" officeooo:rsid="0069ae1a" officeooo:paragraph-rsid="0069ae1a" style:font-style-asian="italic" style:font-style-complex="italic"/>
    </style:style>
    <style:style style:name="P276" style:family="paragraph" style:parent-style-name="Standard">
      <style:text-properties fo:font-style="italic" officeooo:rsid="006f66ec" officeooo:paragraph-rsid="006f66ec" style:font-style-asian="italic" style:font-style-complex="italic"/>
    </style:style>
    <style:style style:name="P277" style:family="paragraph" style:parent-style-name="Standard">
      <style:text-properties fo:font-style="italic" officeooo:rsid="006f66ec" officeooo:paragraph-rsid="0071baff" style:font-style-asian="italic" style:font-style-complex="italic"/>
    </style:style>
    <style:style style:name="P278" style:family="paragraph" style:parent-style-name="Standard">
      <style:text-properties fo:font-style="italic" officeooo:rsid="006f66ec" officeooo:paragraph-rsid="0075c7db" style:font-style-asian="italic" style:font-style-complex="italic"/>
    </style:style>
    <style:style style:name="P279" style:family="paragraph" style:parent-style-name="Standard">
      <style:text-properties fo:font-style="italic" officeooo:rsid="007b2101" officeooo:paragraph-rsid="007b2101" style:font-style-asian="italic" style:font-style-complex="italic"/>
    </style:style>
    <style:style style:name="P280" style:family="paragraph" style:parent-style-name="Standard">
      <style:text-properties fo:font-style="italic" officeooo:rsid="007fd79d" officeooo:paragraph-rsid="007fd79d" style:font-style-asian="italic" style:font-style-complex="italic"/>
    </style:style>
    <style:style style:name="P281" style:family="paragraph" style:parent-style-name="Standard">
      <style:text-properties fo:font-style="italic" officeooo:rsid="00819260" officeooo:paragraph-rsid="00819260" style:font-style-asian="italic" style:font-style-complex="italic"/>
    </style:style>
    <style:style style:name="P282" style:family="paragraph" style:parent-style-name="Standard">
      <style:text-properties fo:font-style="italic" officeooo:rsid="00819260" officeooo:paragraph-rsid="008478a0" style:font-style-asian="italic" style:font-style-complex="italic"/>
    </style:style>
    <style:style style:name="P283" style:family="paragraph" style:parent-style-name="Standard">
      <style:text-properties fo:font-style="italic" officeooo:rsid="00819260" officeooo:paragraph-rsid="00879de3" style:font-style-asian="italic" style:font-style-complex="italic"/>
    </style:style>
    <style:style style:name="P284" style:family="paragraph" style:parent-style-name="Standard">
      <style:text-properties fo:font-style="italic" officeooo:rsid="00819260" officeooo:paragraph-rsid="008b54df" style:font-style-asian="italic" style:font-style-complex="italic"/>
    </style:style>
    <style:style style:name="P285" style:family="paragraph" style:parent-style-name="Standard">
      <style:text-properties fo:font-style="italic" officeooo:rsid="008c034a" officeooo:paragraph-rsid="008c034a" style:font-style-asian="italic" style:font-style-complex="italic"/>
    </style:style>
    <style:style style:name="P286" style:family="paragraph" style:parent-style-name="Standard">
      <style:text-properties fo:font-style="italic" officeooo:paragraph-rsid="008eb3ea" style:font-style-asian="italic" style:font-style-complex="italic"/>
    </style:style>
    <style:style style:name="P287" style:family="paragraph" style:parent-style-name="Standard">
      <style:text-properties fo:font-style="italic" officeooo:rsid="008eb3ea" officeooo:paragraph-rsid="008eb3ea" style:font-style-asian="italic" style:font-style-complex="italic"/>
    </style:style>
    <style:style style:name="P288" style:family="paragraph" style:parent-style-name="Standard">
      <style:text-properties fo:font-style="italic" officeooo:rsid="008eeb87" officeooo:paragraph-rsid="008eeb87" style:font-style-asian="italic" style:font-style-complex="italic"/>
    </style:style>
    <style:style style:name="P289" style:family="paragraph" style:parent-style-name="Standard">
      <style:text-properties fo:font-style="italic" officeooo:paragraph-rsid="00939859" style:font-style-asian="italic" style:font-style-complex="italic"/>
    </style:style>
    <style:style style:name="P290" style:family="paragraph" style:parent-style-name="Standard">
      <style:text-properties fo:font-style="italic" officeooo:paragraph-rsid="00971224" style:font-style-asian="italic" style:font-style-complex="italic"/>
    </style:style>
    <style:style style:name="P291" style:family="paragraph" style:parent-style-name="Standard">
      <style:text-properties fo:font-style="italic" officeooo:rsid="00889b96" officeooo:paragraph-rsid="00889b96" style:font-style-asian="italic" style:font-style-complex="italic"/>
    </style:style>
    <style:style style:name="P292" style:family="paragraph" style:parent-style-name="Standard">
      <style:text-properties fo:font-style="italic" officeooo:rsid="009d5b59" officeooo:paragraph-rsid="009d5b59" style:font-style-asian="italic" style:font-style-complex="italic"/>
    </style:style>
    <style:style style:name="P293" style:family="paragraph" style:parent-style-name="Standard">
      <style:text-properties fo:font-style="italic" officeooo:rsid="009d5b59" officeooo:paragraph-rsid="009ef66a" style:font-style-asian="italic" style:font-style-complex="italic"/>
    </style:style>
    <style:style style:name="P294" style:family="paragraph" style:parent-style-name="Standard">
      <style:text-properties fo:font-style="italic" officeooo:rsid="00a1e031" officeooo:paragraph-rsid="00a1e031" style:font-style-asian="italic" style:font-style-complex="italic"/>
    </style:style>
    <style:style style:name="P295" style:family="paragraph" style:parent-style-name="Standard">
      <style:text-properties fo:font-style="italic" officeooo:paragraph-rsid="00a6f347" style:font-style-asian="italic" style:font-style-complex="italic"/>
    </style:style>
    <style:style style:name="P296" style:family="paragraph" style:parent-style-name="Standard">
      <style:text-properties fo:font-style="italic" officeooo:rsid="00a8ca1b" officeooo:paragraph-rsid="00a8ca1b" style:font-style-asian="italic" style:font-style-complex="italic"/>
    </style:style>
    <style:style style:name="P297" style:family="paragraph" style:parent-style-name="Standard">
      <style:paragraph-properties fo:line-height="115%"/>
      <style:text-properties fo:font-style="italic" officeooo:rsid="00a8ca1b" officeooo:paragraph-rsid="00a8ca1b" style:font-style-asian="italic" style:font-style-complex="italic"/>
    </style:style>
    <style:style style:name="P298" style:family="paragraph" style:parent-style-name="Standard">
      <style:text-properties fo:font-style="italic" officeooo:paragraph-rsid="00acfb9d" style:font-style-asian="italic" style:font-style-complex="italic"/>
    </style:style>
    <style:style style:name="P299" style:family="paragraph" style:parent-style-name="Standard">
      <style:text-properties fo:font-style="italic" officeooo:paragraph-rsid="00b41267" style:font-style-asian="italic" style:font-style-complex="italic"/>
    </style:style>
    <style:style style:name="P300" style:family="paragraph" style:parent-style-name="Standard">
      <style:paragraph-properties fo:line-height="100%"/>
      <style:text-properties fo:font-style="italic" officeooo:rsid="00ba819c" officeooo:paragraph-rsid="00bdd473" style:font-style-asian="italic" style:font-style-complex="italic"/>
    </style:style>
    <style:style style:name="P301" style:family="paragraph" style:parent-style-name="Standard">
      <style:text-properties fo:font-style="italic" officeooo:paragraph-rsid="00ba819c" style:font-style-asian="italic" style:font-style-complex="italic"/>
    </style:style>
    <style:style style:name="P302" style:family="paragraph" style:parent-style-name="Standard">
      <style:text-properties fo:font-style="italic" officeooo:rsid="00bc5e43" officeooo:paragraph-rsid="00ba819c" style:font-style-asian="italic" style:font-style-complex="italic"/>
    </style:style>
    <style:style style:name="P303" style:family="paragraph" style:parent-style-name="Standard">
      <style:text-properties fo:font-style="italic" officeooo:rsid="00bdd473" officeooo:paragraph-rsid="00bdd473" style:font-style-asian="italic" style:font-style-complex="italic"/>
    </style:style>
    <style:style style:name="P304" style:family="paragraph" style:parent-style-name="Standard">
      <style:paragraph-properties fo:line-height="115%"/>
      <style:text-properties fo:font-style="italic" officeooo:rsid="00bdd473" officeooo:paragraph-rsid="00bc5e43" style:font-style-asian="italic" style:font-style-complex="italic"/>
    </style:style>
    <style:style style:name="P305" style:family="paragraph" style:parent-style-name="Standard">
      <style:text-properties fo:font-style="italic" officeooo:rsid="00c2c999" officeooo:paragraph-rsid="00c2c999" style:font-style-asian="italic" style:font-style-complex="italic"/>
    </style:style>
    <style:style style:name="P306" style:family="paragraph" style:parent-style-name="Standard">
      <style:paragraph-properties fo:line-height="115%"/>
      <style:text-properties fo:font-style="italic" officeooo:rsid="00c2c999" officeooo:paragraph-rsid="00c2c999" style:font-style-asian="italic" style:font-style-complex="italic"/>
    </style:style>
    <style:style style:name="P307" style:family="paragraph" style:parent-style-name="Standard">
      <style:text-properties fo:font-style="italic" officeooo:paragraph-rsid="00c2c999" style:font-style-asian="italic" style:font-style-complex="italic"/>
    </style:style>
    <style:style style:name="P308" style:family="paragraph" style:parent-style-name="Standard">
      <style:text-properties fo:font-style="italic" officeooo:paragraph-rsid="00c50878" style:font-style-asian="italic" style:font-style-complex="italic"/>
    </style:style>
    <style:style style:name="P309" style:family="paragraph" style:parent-style-name="Standard">
      <style:text-properties fo:font-style="italic" officeooo:rsid="00dd44af" officeooo:paragraph-rsid="00dd44af" style:font-style-asian="italic" style:font-style-complex="italic"/>
    </style:style>
    <style:style style:name="P310" style:family="paragraph" style:parent-style-name="Standard">
      <style:text-properties fo:font-style="italic" officeooo:paragraph-rsid="00dd44af" style:font-style-asian="italic" style:font-style-complex="italic"/>
    </style:style>
    <style:style style:name="P311" style:family="paragraph" style:parent-style-name="Standard">
      <style:text-properties fo:font-style="italic" officeooo:paragraph-rsid="00f4c6c5" style:font-style-asian="italic" style:font-style-complex="italic"/>
    </style:style>
    <style:style style:name="P312" style:family="paragraph" style:parent-style-name="Standard">
      <style:text-properties fo:font-style="italic" officeooo:paragraph-rsid="00fc67ff" style:font-style-asian="italic" style:font-style-complex="italic"/>
    </style:style>
    <style:style style:name="P313" style:family="paragraph" style:parent-style-name="Standard">
      <style:text-properties fo:font-style="italic" officeooo:paragraph-rsid="00fdd3aa" style:font-style-asian="italic" style:font-style-complex="italic"/>
    </style:style>
    <style:style style:name="P314" style:family="paragraph" style:parent-style-name="Standard">
      <style:text-properties fo:font-style="italic" officeooo:rsid="010639c7" officeooo:paragraph-rsid="01078ca1" style:font-style-asian="italic" style:font-style-complex="italic"/>
    </style:style>
    <style:style style:name="P315" style:family="paragraph" style:parent-style-name="Standard">
      <style:text-properties fo:font-style="italic" officeooo:rsid="010ab710" officeooo:paragraph-rsid="010ab710" style:font-style-asian="italic" style:font-style-complex="italic"/>
    </style:style>
    <style:style style:name="P316" style:family="paragraph" style:parent-style-name="Standard">
      <style:text-properties fo:font-style="italic" officeooo:rsid="010c3ac9" officeooo:paragraph-rsid="010c3ac9" style:font-style-asian="italic" style:font-style-complex="italic"/>
    </style:style>
    <style:style style:name="P317" style:family="paragraph" style:parent-style-name="Standard">
      <style:text-properties fo:font-style="italic" officeooo:rsid="010c4cb4" officeooo:paragraph-rsid="010c4cb4" style:font-style-asian="italic" style:font-style-complex="italic"/>
    </style:style>
    <style:style style:name="P318" style:family="paragraph" style:parent-style-name="Standard">
      <style:text-properties fo:font-style="italic" officeooo:rsid="010da598" officeooo:paragraph-rsid="010da598" style:font-style-asian="italic" style:font-style-complex="italic"/>
    </style:style>
    <style:style style:name="P319" style:family="paragraph" style:parent-style-name="Standard">
      <style:text-properties fo:font-style="italic" officeooo:rsid="010f5523" officeooo:paragraph-rsid="010f5523" style:font-style-asian="italic" style:font-style-complex="italic"/>
    </style:style>
    <style:style style:name="P320" style:family="paragraph" style:parent-style-name="Standard">
      <style:text-properties fo:font-style="italic" officeooo:paragraph-rsid="01148430" style:font-style-asian="italic" style:font-style-complex="italic"/>
    </style:style>
    <style:style style:name="P321" style:family="paragraph" style:parent-style-name="Standard">
      <style:text-properties fo:font-style="italic" officeooo:rsid="0116abfa" officeooo:paragraph-rsid="0116abfa" style:font-style-asian="italic" style:font-style-complex="italic"/>
    </style:style>
    <style:style style:name="P322" style:family="paragraph" style:parent-style-name="Standard">
      <style:text-properties fo:font-style="italic" officeooo:rsid="01185712" officeooo:paragraph-rsid="01185712" style:font-style-asian="italic" style:font-style-complex="italic"/>
    </style:style>
    <style:style style:name="P323" style:family="paragraph" style:parent-style-name="Standard">
      <style:text-properties fo:font-style="italic" officeooo:paragraph-rsid="01190d75" style:font-style-asian="italic" style:font-style-complex="italic"/>
    </style:style>
    <style:style style:name="P324" style:family="paragraph" style:parent-style-name="Standard">
      <style:text-properties fo:font-style="italic" officeooo:rsid="01190d75" officeooo:paragraph-rsid="01190d75" style:font-style-asian="italic" style:font-style-complex="italic"/>
    </style:style>
    <style:style style:name="P325" style:family="paragraph" style:parent-style-name="Standard">
      <style:text-properties fo:font-style="italic" officeooo:rsid="01190d75" officeooo:paragraph-rsid="01190e15" style:font-style-asian="italic" style:font-style-complex="italic"/>
    </style:style>
    <style:style style:name="P326" style:family="paragraph" style:parent-style-name="Standard">
      <style:text-properties fo:font-style="italic" officeooo:rsid="011e7671" officeooo:paragraph-rsid="011e7671" style:font-style-asian="italic" style:font-style-complex="italic"/>
    </style:style>
    <style:style style:name="P327" style:family="paragraph" style:parent-style-name="Standard">
      <style:text-properties fo:font-style="italic" officeooo:rsid="0128c6e8" officeooo:paragraph-rsid="0128c6e8" style:font-style-asian="italic" style:font-style-complex="italic"/>
    </style:style>
    <style:style style:name="P328" style:family="paragraph" style:parent-style-name="Standard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329" style:family="paragraph" style:parent-style-name="Standard">
      <style:paragraph-properties fo:line-height="100%"/>
      <style:text-properties fo:font-style="italic" officeooo:rsid="0128c6e8" officeooo:paragraph-rsid="012cecd7" style:font-style-asian="italic" style:font-style-complex="italic"/>
    </style:style>
    <style:style style:name="P330" style:family="paragraph" style:parent-style-name="Standard">
      <style:text-properties fo:font-style="italic" officeooo:paragraph-rsid="01305c41" style:font-style-asian="italic" style:font-style-complex="italic"/>
    </style:style>
    <style:style style:name="P331" style:family="paragraph" style:parent-style-name="Standard">
      <style:text-properties fo:font-style="italic" officeooo:rsid="013c5706" officeooo:paragraph-rsid="013c5706" style:font-style-asian="italic" style:font-style-complex="italic"/>
    </style:style>
    <style:style style:name="P332" style:family="paragraph" style:parent-style-name="Standard">
      <style:text-properties fo:font-style="italic" officeooo:paragraph-rsid="01466326" style:font-style-asian="italic" style:font-style-complex="italic"/>
    </style:style>
    <style:style style:name="P333" style:family="paragraph" style:parent-style-name="Standard">
      <style:text-properties fo:font-style="italic" officeooo:paragraph-rsid="014f285e" style:font-style-asian="italic" style:font-style-complex="italic"/>
    </style:style>
    <style:style style:name="P334" style:family="paragraph" style:parent-style-name="Standard">
      <style:text-properties fo:font-style="italic" officeooo:paragraph-rsid="014d6fa3" style:font-style-asian="italic" style:font-style-complex="italic"/>
    </style:style>
    <style:style style:name="P335" style:family="paragraph" style:parent-style-name="Standard">
      <style:text-properties fo:font-style="italic" officeooo:rsid="01528202" officeooo:paragraph-rsid="016331b0" style:font-style-asian="italic" style:font-style-complex="italic"/>
    </style:style>
    <style:style style:name="P336" style:family="paragraph" style:parent-style-name="Standard">
      <style:text-properties fo:font-style="italic" officeooo:paragraph-rsid="01549026" style:font-style-asian="italic" style:font-style-complex="italic"/>
    </style:style>
    <style:style style:name="P337" style:family="paragraph" style:parent-style-name="Standard">
      <style:text-properties fo:font-style="italic" officeooo:rsid="015ee267" officeooo:paragraph-rsid="015ee267" style:font-style-asian="italic" style:font-style-complex="italic"/>
    </style:style>
    <style:style style:name="P338" style:family="paragraph" style:parent-style-name="Standard">
      <style:text-properties fo:font-style="italic" officeooo:rsid="01618dcc" officeooo:paragraph-rsid="0161b854" style:font-style-asian="italic" style:font-style-complex="italic"/>
    </style:style>
    <style:style style:name="P339" style:family="paragraph" style:parent-style-name="Standard">
      <style:text-properties fo:font-style="italic" style:text-underline-style="none" fo:font-weight="normal" officeooo:rsid="004826c4" officeooo:paragraph-rsid="00201bd5" style:font-style-asian="italic" style:font-weight-asian="normal" style:font-style-complex="italic" style:font-weight-complex="normal"/>
    </style:style>
    <style:style style:name="P340" style:family="paragraph" style:parent-style-name="Standard">
      <style:text-properties fo:font-style="italic" style:text-underline-style="none" fo:font-weight="normal" officeooo:rsid="0043121f" officeooo:paragraph-rsid="00201bd5" style:font-style-asian="italic" style:font-weight-asian="normal" style:font-style-complex="italic" style:font-weight-complex="normal"/>
    </style:style>
    <style:style style:name="P341" style:family="paragraph" style:parent-style-name="Standard">
      <style:text-properties fo:font-style="italic" style:text-underline-style="none" fo:font-weight="normal" officeooo:rsid="0044d7a4" officeooo:paragraph-rsid="00201bd5" style:font-style-asian="italic" style:font-weight-asian="normal" style:font-style-complex="italic" style:font-weight-complex="normal"/>
    </style:style>
    <style:style style:name="P342" style:family="paragraph" style:parent-style-name="Standard">
      <style:text-properties fo:font-style="italic" style:text-underline-style="none" fo:font-weight="normal" officeooo:rsid="008a06de" officeooo:paragraph-rsid="00254a2e" style:font-style-asian="italic" style:font-weight-asian="normal" style:font-style-complex="italic" style:font-weight-complex="normal"/>
    </style:style>
    <style:style style:name="P343" style:family="paragraph" style:parent-style-name="Standard">
      <style:text-properties fo:font-style="italic" style:text-underline-style="none" fo:font-weight="normal" officeooo:rsid="008872eb" officeooo:paragraph-rsid="00254a2e" style:font-style-asian="italic" style:font-weight-asian="normal" style:font-style-complex="italic" style:font-weight-complex="normal"/>
    </style:style>
    <style:style style:name="P344" style:family="paragraph" style:parent-style-name="Standard">
      <style:text-properties fo:font-style="italic" style:text-underline-style="none" fo:font-weight="normal" officeooo:rsid="00912fec" officeooo:paragraph-rsid="002695cf" style:font-style-asian="italic" style:font-weight-asian="normal" style:font-style-complex="italic" style:font-weight-complex="normal"/>
    </style:style>
    <style:style style:name="P345" style:family="paragraph" style:parent-style-name="Standard">
      <style:text-properties fo:font-style="italic" style:text-underline-style="none" fo:font-weight="normal" officeooo:rsid="002695cf" officeooo:paragraph-rsid="002f731d" style:font-style-asian="italic" style:font-weight-asian="normal" style:font-style-complex="italic" style:font-weight-complex="normal"/>
    </style:style>
    <style:style style:name="P346" style:family="paragraph" style:parent-style-name="Standard">
      <style:text-properties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347" style:family="paragraph" style:parent-style-name="Standard">
      <style:text-properties fo:font-style="italic" style:text-underline-style="none" fo:font-weight="normal" officeooo:rsid="0029f907" officeooo:paragraph-rsid="0029f907" style:font-style-asian="italic" style:font-weight-asian="normal" style:font-style-complex="italic" style:font-weight-complex="normal"/>
    </style:style>
    <style:style style:name="P348" style:family="paragraph" style:parent-style-name="Standard">
      <style:text-properties fo:font-style="italic" style:text-underline-style="none" fo:font-weight="normal" officeooo:rsid="00ba4170" officeooo:paragraph-rsid="002ba0e7" style:font-style-asian="italic" style:font-weight-asian="normal" style:font-style-complex="italic" style:font-weight-complex="normal"/>
    </style:style>
    <style:style style:name="P349" style:family="paragraph" style:parent-style-name="Standard">
      <style:text-properties fo:font-style="italic" style:text-underline-style="none" fo:font-weight="normal" officeooo:rsid="00baae4f" officeooo:paragraph-rsid="002ba0e7" style:font-style-asian="italic" style:font-weight-asian="normal" style:font-style-complex="italic" style:font-weight-complex="normal"/>
    </style:style>
    <style:style style:name="P350" style:family="paragraph" style:parent-style-name="Standard">
      <style:text-properties fo:font-style="italic" style:text-underline-style="none" fo:font-weight="normal" officeooo:rsid="00a75993" officeooo:paragraph-rsid="0029f907" style:font-style-asian="italic" style:font-weight-asian="normal" style:font-style-complex="italic" style:font-weight-complex="normal"/>
    </style:style>
    <style:style style:name="P351" style:family="paragraph" style:parent-style-name="Standard">
      <style:text-properties fo:font-style="italic" style:text-underline-style="none" fo:font-weight="normal" officeooo:rsid="00d77d7d" officeooo:paragraph-rsid="0057ec24" style:font-style-asian="italic" style:font-weight-asian="normal" style:font-style-complex="italic" style:font-weight-complex="normal"/>
    </style:style>
    <style:style style:name="P352" style:family="paragraph" style:parent-style-name="Standard">
      <style:text-properties fo:font-style="italic" style:text-underline-style="none" fo:font-weight="normal" officeooo:rsid="003e5790" officeooo:paragraph-rsid="003e5790" style:font-style-asian="italic" style:font-weight-asian="normal" style:font-style-complex="italic" style:font-weight-complex="normal"/>
    </style:style>
    <style:style style:name="P353" style:family="paragraph" style:parent-style-name="Standard">
      <style:text-properties fo:font-style="italic" style:text-underline-style="none" fo:font-weight="normal" officeooo:rsid="00432526" officeooo:paragraph-rsid="00432526" style:font-style-asian="italic" style:font-weight-asian="normal" style:font-style-complex="italic" style:font-weight-complex="normal"/>
    </style:style>
    <style:style style:name="P354" style:family="paragraph" style:parent-style-name="Standard">
      <style:text-properties fo:font-style="italic" style:text-underline-style="none" fo:font-weight="normal" officeooo:rsid="004450ff" officeooo:paragraph-rsid="004450ff" style:font-style-asian="italic" style:font-weight-asian="normal" style:font-style-complex="italic" style:font-weight-complex="normal"/>
    </style:style>
    <style:style style:name="P355" style:family="paragraph" style:parent-style-name="Standard">
      <style:text-properties fo:font-style="italic" style:text-underline-style="none" fo:font-weight="normal" officeooo:rsid="00d9c9e4" officeooo:paragraph-rsid="00316632" style:font-style-asian="italic" style:font-weight-asian="normal" style:font-style-complex="italic" style:font-weight-complex="normal"/>
    </style:style>
    <style:style style:name="P356" style:family="paragraph" style:parent-style-name="Standard">
      <style:text-properties fo:font-style="italic" style:text-underline-style="none" officeooo:rsid="00baae4f" officeooo:paragraph-rsid="002ba0e7" style:font-style-asian="italic" style:font-style-complex="italic"/>
    </style:style>
    <style:style style:name="P357" style:family="paragraph" style:parent-style-name="Standard">
      <style:text-properties fo:font-style="italic" style:text-underline-style="none" officeooo:rsid="00bd3f9d" officeooo:paragraph-rsid="002ba0e7" style:font-style-asian="italic" style:font-style-complex="italic"/>
    </style:style>
    <style:style style:name="P358" style:family="paragraph" style:parent-style-name="Standard">
      <style:text-properties fo:font-style="italic" style:text-underline-style="none" officeooo:rsid="013013d9" officeooo:paragraph-rsid="004acb3b" style:font-style-asian="italic" style:font-style-complex="italic"/>
    </style:style>
    <style:style style:name="P359" style:family="paragraph" style:parent-style-name="Standard">
      <style:text-properties fo:font-style="italic" style:text-underline-style="none" officeooo:rsid="00d9c9e4" officeooo:paragraph-rsid="00316632" style:font-style-asian="italic" style:font-style-complex="italic"/>
    </style:style>
    <style:style style:name="P360" style:family="paragraph" style:parent-style-name="Standard">
      <style:text-properties fo:font-style="italic" style:text-underline-style="none" fo:font-weight="bold" officeooo:rsid="00864564" officeooo:paragraph-rsid="00254a2e" style:font-style-asian="italic" style:font-weight-asian="bold" style:font-style-complex="italic" style:font-weight-complex="bold"/>
    </style:style>
    <style:style style:name="P361" style:family="paragraph" style:parent-style-name="Standard">
      <style:text-properties fo:font-style="italic" style:text-underline-style="none" fo:font-weight="bold" officeooo:rsid="00285779" officeooo:paragraph-rsid="00285779" style:font-style-asian="italic" style:font-weight-asian="bold" style:font-style-complex="italic" style:font-weight-complex="bold"/>
    </style:style>
    <style:style style:name="P362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363" style:family="paragraph" style:parent-style-name="Standard">
      <style:text-properties fo:font-style="italic" fo:font-weight="normal" officeooo:paragraph-rsid="0076848f" style:font-style-asian="italic" style:font-weight-asian="normal" style:font-style-complex="italic" style:font-weight-complex="normal"/>
    </style:style>
    <style:style style:name="P364" style:family="paragraph" style:parent-style-name="Standard">
      <style:text-properties fo:font-style="italic" fo:font-weight="normal" officeooo:paragraph-rsid="007b2101" style:font-style-asian="italic" style:font-weight-asian="normal" style:font-style-complex="italic" style:font-weight-complex="normal"/>
    </style:style>
    <style:style style:name="P365" style:family="paragraph" style:parent-style-name="Standard">
      <style:text-properties fo:font-style="italic" fo:font-weight="normal" officeooo:rsid="007ca694" officeooo:paragraph-rsid="007ca694" style:font-style-asian="italic" style:font-weight-asian="normal" style:font-style-complex="italic" style:font-weight-complex="normal"/>
    </style:style>
    <style:style style:name="P366" style:family="paragraph" style:parent-style-name="Standard">
      <style:paragraph-properties fo:line-height="115%"/>
      <style:text-properties fo:font-style="italic" fo:font-weight="normal" officeooo:rsid="007ca694" officeooo:paragraph-rsid="007ca694" style:font-style-asian="italic" style:font-weight-asian="normal" style:font-style-complex="italic" style:font-weight-complex="normal"/>
    </style:style>
    <style:style style:name="P367" style:family="paragraph" style:parent-style-name="Standard">
      <style:text-properties fo:font-style="italic" fo:font-weight="normal" officeooo:rsid="00819260" officeooo:paragraph-rsid="00819260" style:font-style-asian="italic" style:font-weight-asian="normal" style:font-style-complex="italic" style:font-weight-complex="normal"/>
    </style:style>
    <style:style style:name="P368" style:family="paragraph" style:parent-style-name="Standard">
      <style:text-properties fo:font-style="italic" fo:font-weight="normal" officeooo:rsid="008eb3ea" officeooo:paragraph-rsid="008eb3ea" style:font-style-asian="italic" style:font-weight-asian="normal" style:font-style-complex="italic" style:font-weight-complex="normal"/>
    </style:style>
    <style:style style:name="P369" style:family="paragraph" style:parent-style-name="Standard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370" style:family="paragraph" style:parent-style-name="Standard">
      <style:text-properties fo:font-style="italic" fo:font-weight="normal" officeooo:rsid="00939859" officeooo:paragraph-rsid="00971224" style:font-style-asian="italic" style:font-weight-asian="normal" style:font-style-complex="italic" style:font-weight-complex="normal"/>
    </style:style>
    <style:style style:name="P371" style:family="paragraph" style:parent-style-name="Standard">
      <style:text-properties fo:font-style="italic" fo:font-weight="normal" officeooo:paragraph-rsid="00c50878" style:font-style-asian="italic" style:font-weight-asian="normal" style:font-style-complex="italic" style:font-weight-complex="normal"/>
    </style:style>
    <style:style style:name="P372" style:family="paragraph" style:parent-style-name="Standard">
      <style:text-properties fo:font-style="italic" fo:font-weight="normal" officeooo:rsid="00cfa052" officeooo:paragraph-rsid="00cfa052" style:font-style-asian="italic" style:font-weight-asian="normal" style:font-style-complex="italic" style:font-weight-complex="normal"/>
    </style:style>
    <style:style style:name="P373" style:family="paragraph" style:parent-style-name="Standard">
      <style:text-properties fo:font-style="italic" fo:font-weight="normal" officeooo:rsid="00d23a32" officeooo:paragraph-rsid="00d23a32" style:font-style-asian="italic" style:font-weight-asian="normal" style:font-style-complex="italic" style:font-weight-complex="normal"/>
    </style:style>
    <style:style style:name="P374" style:family="paragraph" style:parent-style-name="Standard">
      <style:text-properties fo:font-style="italic" fo:font-weight="normal" officeooo:rsid="00d459e3" officeooo:paragraph-rsid="00d459e3" style:font-style-asian="italic" style:font-weight-asian="normal" style:font-style-complex="italic" style:font-weight-complex="normal"/>
    </style:style>
    <style:style style:name="P375" style:family="paragraph" style:parent-style-name="Standard">
      <style:text-properties fo:font-style="italic" fo:font-weight="normal" officeooo:rsid="00d63bc5" officeooo:paragraph-rsid="00d63bc5" style:font-style-asian="italic" style:font-weight-asian="normal" style:font-style-complex="italic" style:font-weight-complex="normal"/>
    </style:style>
    <style:style style:name="P376" style:family="paragraph" style:parent-style-name="Standard">
      <style:text-properties fo:font-style="italic" fo:font-weight="normal" officeooo:rsid="00d63bc5" officeooo:paragraph-rsid="00d833d3" style:font-style-asian="italic" style:font-weight-asian="normal" style:font-style-complex="italic" style:font-weight-complex="normal"/>
    </style:style>
    <style:style style:name="P377" style:family="paragraph" style:parent-style-name="Standard">
      <style:text-properties fo:font-style="italic" fo:font-weight="normal" officeooo:rsid="00da4eed" officeooo:paragraph-rsid="00da4eed" style:font-style-asian="italic" style:font-weight-asian="normal" style:font-style-complex="italic" style:font-weight-complex="normal"/>
    </style:style>
    <style:style style:name="P378" style:family="paragraph" style:parent-style-name="Standard">
      <style:text-properties fo:font-style="italic" fo:font-weight="normal" officeooo:rsid="00da4eed" officeooo:paragraph-rsid="00ec9cc0" style:font-style-asian="italic" style:font-weight-asian="normal" style:font-style-complex="italic" style:font-weight-complex="normal"/>
    </style:style>
    <style:style style:name="P379" style:family="paragraph" style:parent-style-name="Standard">
      <style:text-properties fo:font-style="italic" fo:font-weight="normal" officeooo:rsid="00dd44af" officeooo:paragraph-rsid="00dd44af" style:font-style-asian="italic" style:font-weight-asian="normal" style:font-style-complex="italic" style:font-weight-complex="normal"/>
    </style:style>
    <style:style style:name="P380" style:family="paragraph" style:parent-style-name="Standard">
      <style:text-properties fo:font-style="italic" fo:font-weight="normal" officeooo:rsid="00dd44af" officeooo:paragraph-rsid="00e56ddc" style:font-style-asian="italic" style:font-weight-asian="normal" style:font-style-complex="italic" style:font-weight-complex="normal"/>
    </style:style>
    <style:style style:name="P381" style:family="paragraph" style:parent-style-name="Standard">
      <style:text-properties fo:font-style="italic" fo:font-weight="normal" officeooo:rsid="00f2188a" officeooo:paragraph-rsid="00f2188a" style:font-style-asian="italic" style:font-weight-asian="normal" style:font-style-complex="italic" style:font-weight-complex="normal"/>
    </style:style>
    <style:style style:name="P382" style:family="paragraph" style:parent-style-name="Standard">
      <style:text-properties fo:font-style="italic" fo:font-weight="normal" officeooo:rsid="00f51685" officeooo:paragraph-rsid="00f51685" style:font-style-asian="italic" style:font-weight-asian="normal" style:font-style-complex="italic" style:font-weight-complex="normal"/>
    </style:style>
    <style:style style:name="P383" style:family="paragraph" style:parent-style-name="Standard">
      <style:text-properties fo:font-style="italic" fo:font-weight="normal" officeooo:rsid="00f9fdc0" officeooo:paragraph-rsid="00f9fdc0" style:font-style-asian="italic" style:font-weight-asian="normal" style:font-style-complex="italic" style:font-weight-complex="normal"/>
    </style:style>
    <style:style style:name="P384" style:family="paragraph" style:parent-style-name="Standard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385" style:family="paragraph" style:parent-style-name="Standard">
      <style:text-properties fo:font-style="italic" fo:font-weight="normal" officeooo:rsid="00fc67ff" officeooo:paragraph-rsid="00fc67ff" style:font-style-asian="italic" style:font-weight-asian="normal" style:font-style-complex="italic" style:font-weight-complex="normal"/>
    </style:style>
    <style:style style:name="P386" style:family="paragraph" style:parent-style-name="Standard">
      <style:text-properties fo:font-style="italic" fo:font-weight="normal" officeooo:rsid="00fc67ff" officeooo:paragraph-rsid="00fdd3aa" style:font-style-asian="italic" style:font-weight-asian="normal" style:font-style-complex="italic" style:font-weight-complex="normal"/>
    </style:style>
    <style:style style:name="P387" style:family="paragraph" style:parent-style-name="Standard">
      <style:text-properties fo:font-style="italic" fo:font-weight="normal" officeooo:rsid="00fdd3aa" officeooo:paragraph-rsid="00fdd3aa" style:font-style-asian="italic" style:font-weight-asian="normal" style:font-style-complex="italic" style:font-weight-complex="normal"/>
    </style:style>
    <style:style style:name="P388" style:family="paragraph" style:parent-style-name="Standard">
      <style:text-properties fo:font-style="italic" fo:font-weight="normal" officeooo:rsid="00fdd6a8" officeooo:paragraph-rsid="00fdd3aa" style:font-style-asian="italic" style:font-weight-asian="normal" style:font-style-complex="italic" style:font-weight-complex="normal"/>
    </style:style>
    <style:style style:name="P389" style:family="paragraph" style:parent-style-name="Standard">
      <style:text-properties fo:font-style="italic" fo:font-weight="normal" officeooo:rsid="00fdd6a8" officeooo:paragraph-rsid="00fdd6a8" style:font-style-asian="italic" style:font-weight-asian="normal" style:font-style-complex="italic" style:font-weight-complex="normal"/>
    </style:style>
    <style:style style:name="P390" style:family="paragraph" style:parent-style-name="Standard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391" style:family="paragraph" style:parent-style-name="Standard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392" style:family="paragraph" style:parent-style-name="Standard"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393" style:family="paragraph" style:parent-style-name="Standard">
      <style:paragraph-properties fo:line-height="115%"/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394" style:family="paragraph" style:parent-style-name="Standard">
      <style:text-properties fo:font-style="italic" fo:font-weight="normal" officeooo:paragraph-rsid="0149fc19" style:font-style-asian="italic" style:font-weight-asian="normal" style:font-style-complex="italic" style:font-weight-complex="normal"/>
    </style:style>
    <style:style style:name="P395" style:family="paragraph" style:parent-style-name="Standard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396" style:family="paragraph" style:parent-style-name="Standard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397" style:family="paragraph" style:parent-style-name="Standard">
      <style:text-properties fo:font-style="italic" fo:font-weight="normal" officeooo:rsid="01305c41" officeooo:paragraph-rsid="0139bd35" style:font-style-asian="italic" style:font-weight-asian="normal" style:font-style-complex="italic" style:font-weight-complex="normal"/>
    </style:style>
    <style:style style:name="P398" style:family="paragraph" style:parent-style-name="Standard">
      <style:text-properties fo:font-style="italic" fo:font-weight="normal" officeooo:rsid="0134038e" officeooo:paragraph-rsid="01305c41" style:font-style-asian="italic" style:font-weight-asian="normal" style:font-style-complex="italic" style:font-weight-complex="normal"/>
    </style:style>
    <style:style style:name="P399" style:family="paragraph" style:parent-style-name="Standard"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400" style:family="paragraph" style:parent-style-name="Standard">
      <style:text-properties fo:font-style="italic" fo:font-weight="normal" officeooo:rsid="013b189d" officeooo:paragraph-rsid="013b189d" style:font-style-asian="italic" style:font-weight-asian="normal" style:font-style-complex="italic" style:font-weight-complex="normal"/>
    </style:style>
    <style:style style:name="P401" style:family="paragraph" style:parent-style-name="Standard">
      <style:paragraph-properties fo:line-height="115%"/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402" style:family="paragraph" style:parent-style-name="Standard">
      <style:text-properties fo:font-style="italic" fo:font-weight="normal" officeooo:rsid="013c5706" officeooo:paragraph-rsid="013c5706" style:font-style-asian="italic" style:font-weight-asian="normal" style:font-style-complex="italic" style:font-weight-complex="normal"/>
    </style:style>
    <style:style style:name="P403" style:family="paragraph" style:parent-style-name="Standard">
      <style:text-properties fo:font-style="italic" fo:font-weight="normal" officeooo:rsid="0142451b" officeooo:paragraph-rsid="0142451b" style:font-style-asian="italic" style:font-weight-asian="normal" style:font-style-complex="italic" style:font-weight-complex="normal"/>
    </style:style>
    <style:style style:name="P404" style:family="paragraph" style:parent-style-name="Standard">
      <style:text-properties fo:font-style="italic" fo:font-weight="bold" officeooo:rsid="001c5680" officeooo:paragraph-rsid="001c5680" style:font-style-asian="italic" style:font-weight-asian="bold" style:font-style-complex="italic" style:font-weight-complex="bold"/>
    </style:style>
    <style:style style:name="P405" style:family="paragraph" style:parent-style-name="Standard">
      <style:text-properties fo:font-style="italic" fo:font-weight="bold" officeooo:rsid="00dc14a1" officeooo:paragraph-rsid="003523e3" style:font-style-asian="italic" style:font-weight-asian="bold" style:font-style-complex="italic" style:font-weight-complex="bold"/>
    </style:style>
    <style:style style:name="P406" style:family="paragraph" style:parent-style-name="Standard">
      <style:text-properties fo:font-style="italic" fo:font-weight="bold" officeooo:rsid="00c50878" officeooo:paragraph-rsid="00c50878" style:font-style-asian="italic" style:font-weight-asian="bold" style:font-style-complex="italic" style:font-weight-complex="bold"/>
    </style:style>
    <style:style style:name="P407" style:family="paragraph" style:parent-style-name="Standard">
      <style:text-properties fo:font-style="italic" fo:font-weight="bold" officeooo:rsid="00fb5f7f" officeooo:paragraph-rsid="00fb5f7f" style:font-style-asian="italic" style:font-weight-asian="bold" style:font-style-complex="italic" style:font-weight-complex="bold"/>
    </style:style>
    <style:style style:name="P408" style:family="paragraph" style:parent-style-name="Standard">
      <style:text-properties fo:font-style="italic" fo:font-weight="bold" officeooo:rsid="00f4c6c5" officeooo:paragraph-rsid="00f4c6c5" style:font-style-asian="italic" style:font-weight-asian="bold" style:font-style-complex="italic" style:font-weight-complex="bold"/>
    </style:style>
    <style:style style:name="P409" style:family="paragraph" style:parent-style-name="Standard">
      <style:text-properties fo:font-style="italic" fo:font-weight="bold" officeooo:rsid="012e9465" officeooo:paragraph-rsid="012e9465" style:font-style-asian="italic" style:font-weight-asian="bold" style:font-style-complex="italic" style:font-weight-complex="bold"/>
    </style:style>
    <style:style style:name="P410" style:family="paragraph" style:parent-style-name="Standard">
      <style:text-properties fo:font-style="italic" fo:font-weight="bold" officeooo:rsid="01305c41" officeooo:paragraph-rsid="01305c41" style:font-style-asian="italic" style:font-weight-asian="bold" style:font-style-complex="italic" style:font-weight-complex="bold"/>
    </style:style>
    <style:style style:name="P411" style:family="paragraph" style:parent-style-name="Standard">
      <style:text-properties fo:font-style="italic" fo:font-weight="bold" officeooo:rsid="01536dcf" officeooo:paragraph-rsid="016331b0" style:font-style-asian="italic" style:font-weight-asian="bold" style:font-style-complex="italic" style:font-weight-complex="bold"/>
    </style:style>
    <style:style style:name="P412" style:family="paragraph" style:parent-style-name="Standard">
      <style:text-properties officeooo:paragraph-rsid="00154f37"/>
    </style:style>
    <style:style style:name="P413" style:family="paragraph" style:parent-style-name="Standard">
      <style:text-properties officeooo:paragraph-rsid="00186c3f"/>
    </style:style>
    <style:style style:name="P414" style:family="paragraph" style:parent-style-name="Standard">
      <style:text-properties officeooo:paragraph-rsid="0018e013"/>
    </style:style>
    <style:style style:name="P415" style:family="paragraph" style:parent-style-name="Standard">
      <style:text-properties fo:color="#ff0000" fo:font-style="normal" officeooo:rsid="009ec4fc" officeooo:paragraph-rsid="009ef66a" style:font-style-asian="normal" style:font-style-complex="normal"/>
    </style:style>
    <style:style style:name="P416" style:family="paragraph" style:parent-style-name="Standard">
      <style:text-properties fo:color="#ff0000" fo:font-style="italic" officeooo:rsid="009d5b59" officeooo:paragraph-rsid="009ef66a" style:font-style-asian="italic" style:font-style-complex="italic"/>
    </style:style>
    <style:style style:name="P417" style:family="paragraph" style:parent-style-name="Standard">
      <style:paragraph-properties fo:line-height="115%"/>
      <style:text-properties fo:color="#ff0000" fo:font-style="italic" officeooo:rsid="00bc5e43" officeooo:paragraph-rsid="00ba819c" style:font-style-asian="italic" style:font-style-complex="italic"/>
    </style:style>
    <style:style style:name="P418" style:family="paragraph" style:parent-style-name="Standard">
      <style:text-properties officeooo:rsid="001c0ef5" officeooo:paragraph-rsid="001c0ef5"/>
    </style:style>
    <style:style style:name="P419" style:family="paragraph" style:parent-style-name="Standard">
      <style:text-properties officeooo:rsid="001c0ef5" officeooo:paragraph-rsid="00819260"/>
    </style:style>
    <style:style style:name="P420" style:family="paragraph" style:parent-style-name="Standard">
      <style:text-properties officeooo:rsid="001c5680" officeooo:paragraph-rsid="001c5680"/>
    </style:style>
    <style:style style:name="P421" style:family="paragraph" style:parent-style-name="Standard">
      <style:paragraph-properties fo:line-height="115%"/>
      <style:text-properties officeooo:rsid="001c5680" officeooo:paragraph-rsid="001c5680"/>
    </style:style>
    <style:style style:name="P422" style:family="paragraph" style:parent-style-name="Standard">
      <style:text-properties officeooo:paragraph-rsid="001c5680"/>
    </style:style>
    <style:style style:name="P423" style:family="paragraph" style:parent-style-name="Standard">
      <style:paragraph-properties fo:line-height="115%"/>
      <style:text-properties officeooo:paragraph-rsid="002ba0e7"/>
    </style:style>
    <style:style style:name="P424" style:family="paragraph" style:parent-style-name="Standard">
      <style:paragraph-properties fo:line-height="115%"/>
      <style:text-properties officeooo:paragraph-rsid="00819260"/>
    </style:style>
    <style:style style:name="P425" style:family="paragraph" style:parent-style-name="Standard">
      <style:paragraph-properties fo:line-height="115%"/>
      <style:text-properties officeooo:paragraph-rsid="0082c116"/>
    </style:style>
    <style:style style:name="P426" style:family="paragraph" style:parent-style-name="Standard">
      <style:paragraph-properties fo:line-height="115%"/>
      <style:text-properties officeooo:paragraph-rsid="008b54df"/>
    </style:style>
    <style:style style:name="P427" style:family="paragraph" style:parent-style-name="Standard">
      <style:paragraph-properties fo:line-height="115%"/>
      <style:text-properties officeooo:paragraph-rsid="00941a11"/>
    </style:style>
    <style:style style:name="P428" style:family="paragraph" style:parent-style-name="Standard">
      <style:paragraph-properties fo:line-height="115%"/>
      <style:text-properties officeooo:paragraph-rsid="009d5b59"/>
    </style:style>
    <style:style style:name="P429" style:family="paragraph" style:parent-style-name="Standard">
      <style:paragraph-properties fo:line-height="115%"/>
      <style:text-properties officeooo:paragraph-rsid="00a8ca1b"/>
    </style:style>
    <style:style style:name="P430" style:family="paragraph" style:parent-style-name="Standard">
      <style:paragraph-properties fo:line-height="115%"/>
      <style:text-properties officeooo:paragraph-rsid="00201bd5"/>
    </style:style>
    <style:style style:name="P431" style:family="paragraph" style:parent-style-name="Standard">
      <style:paragraph-properties fo:line-height="115%"/>
      <style:text-properties officeooo:paragraph-rsid="00f9fdc0"/>
    </style:style>
    <style:style style:name="P432" style:family="paragraph" style:parent-style-name="Standard">
      <style:paragraph-properties fo:line-height="115%"/>
      <style:text-properties officeooo:paragraph-rsid="012e9465"/>
    </style:style>
    <style:style style:name="P433" style:family="paragraph" style:parent-style-name="Standard">
      <style:paragraph-properties fo:line-height="115%"/>
      <style:text-properties officeooo:paragraph-rsid="012edf56"/>
    </style:style>
    <style:style style:name="P434" style:family="paragraph" style:parent-style-name="Standard">
      <style:paragraph-properties fo:line-height="115%"/>
      <style:text-properties officeooo:paragraph-rsid="01305c41"/>
    </style:style>
    <style:style style:name="P435" style:family="paragraph" style:parent-style-name="Standard">
      <style:paragraph-properties fo:line-height="100%"/>
      <style:text-properties officeooo:paragraph-rsid="00201bd5"/>
    </style:style>
    <style:style style:name="P436" style:family="paragraph" style:parent-style-name="Standard">
      <style:paragraph-properties fo:line-height="100%"/>
      <style:text-properties officeooo:paragraph-rsid="005b3d57"/>
    </style:style>
    <style:style style:name="P437" style:family="paragraph" style:parent-style-name="Standard">
      <style:paragraph-properties fo:line-height="100%"/>
      <style:text-properties officeooo:paragraph-rsid="005c5090"/>
    </style:style>
    <style:style style:name="P438" style:family="paragraph" style:parent-style-name="Standard">
      <style:paragraph-properties fo:line-height="100%"/>
      <style:text-properties officeooo:paragraph-rsid="005dfe09"/>
    </style:style>
    <style:style style:name="P439" style:family="paragraph" style:parent-style-name="Standard">
      <style:paragraph-properties fo:line-height="100%"/>
      <style:text-properties officeooo:paragraph-rsid="00bdd473"/>
    </style:style>
    <style:style style:name="P440" style:family="paragraph" style:parent-style-name="Standard">
      <style:paragraph-properties fo:line-height="100%"/>
      <style:text-properties officeooo:paragraph-rsid="01148430"/>
    </style:style>
    <style:style style:name="P441" style:family="paragraph" style:parent-style-name="Standard">
      <style:paragraph-properties fo:line-height="100%"/>
      <style:text-properties officeooo:paragraph-rsid="013b189d"/>
    </style:style>
    <style:style style:name="P442" style:family="paragraph" style:parent-style-name="Standard">
      <style:paragraph-properties fo:line-height="100%"/>
      <style:text-properties officeooo:paragraph-rsid="013c5706"/>
    </style:style>
    <style:style style:name="P443" style:family="paragraph" style:parent-style-name="Standard">
      <style:paragraph-properties fo:line-height="100%"/>
      <style:text-properties officeooo:paragraph-rsid="0128c6e8"/>
    </style:style>
    <style:style style:name="P444" style:family="paragraph" style:parent-style-name="Standard">
      <style:paragraph-properties fo:line-height="100%"/>
      <style:text-properties officeooo:paragraph-rsid="012cecd7"/>
    </style:style>
    <style:style style:name="P445" style:family="paragraph" style:parent-style-name="Standard">
      <style:paragraph-properties fo:line-height="100%"/>
      <style:text-properties officeooo:paragraph-rsid="01459f86"/>
    </style:style>
    <style:style style:name="P446" style:family="paragraph" style:parent-style-name="Standard">
      <style:text-properties officeooo:paragraph-rsid="001e2fb9"/>
    </style:style>
    <style:style style:name="P447" style:family="paragraph" style:parent-style-name="Standard">
      <style:text-properties officeooo:paragraph-rsid="00201bd5"/>
    </style:style>
    <style:style style:name="P448" style:family="paragraph" style:parent-style-name="Standard">
      <style:text-properties style:text-underline-style="none" fo:font-weight="normal" officeooo:rsid="0043121f" officeooo:paragraph-rsid="00201bd5" style:font-weight-asian="normal" style:font-weight-complex="normal"/>
    </style:style>
    <style:style style:name="P449" style:family="paragraph" style:parent-style-name="Standard">
      <style:text-properties officeooo:paragraph-rsid="0023a424"/>
    </style:style>
    <style:style style:name="P450" style:family="paragraph" style:parent-style-name="Standard">
      <style:text-properties officeooo:paragraph-rsid="00254a2e"/>
    </style:style>
    <style:style style:name="P451" style:family="paragraph" style:parent-style-name="Standard">
      <style:text-properties officeooo:paragraph-rsid="0029f907"/>
    </style:style>
    <style:style style:name="P452" style:family="paragraph" style:parent-style-name="Standard">
      <style:text-properties officeooo:rsid="00beb82f" officeooo:paragraph-rsid="005b3d57"/>
    </style:style>
    <style:style style:name="P453" style:family="paragraph" style:parent-style-name="Standard">
      <style:text-properties officeooo:rsid="00d9c9e4" officeooo:paragraph-rsid="00316632"/>
    </style:style>
    <style:style style:name="P454" style:family="paragraph" style:parent-style-name="Standard">
      <style:text-properties officeooo:paragraph-rsid="00316632"/>
    </style:style>
    <style:style style:name="P455" style:family="paragraph" style:parent-style-name="Standard">
      <style:text-properties officeooo:paragraph-rsid="003523e3"/>
    </style:style>
    <style:style style:name="P456" style:family="paragraph" style:parent-style-name="Standard">
      <style:text-properties style:use-window-font-color="true"/>
    </style:style>
    <style:style style:name="P457" style:family="paragraph" style:parent-style-name="Standard">
      <style:text-properties style:use-window-font-color="true" fo:font-style="italic" officeooo:rsid="0056d959" officeooo:paragraph-rsid="0023a424" style:font-style-asian="italic" style:font-style-complex="italic"/>
    </style:style>
    <style:style style:name="P458" style:family="paragraph" style:parent-style-name="Standard">
      <style:text-properties style:use-window-font-color="true" fo:font-style="italic" officeooo:rsid="016a5b23" officeooo:paragraph-rsid="00523bf9" style:font-style-asian="italic" style:font-style-complex="italic"/>
    </style:style>
    <style:style style:name="P459" style:family="paragraph" style:parent-style-name="Standard">
      <style:text-properties style:use-window-font-color="true" fo:font-style="italic" officeooo:rsid="007d92ff" officeooo:paragraph-rsid="007d92ff" style:font-style-asian="italic" style:font-style-complex="italic"/>
    </style:style>
    <style:style style:name="P460" style:family="paragraph" style:parent-style-name="Standard">
      <style:text-properties style:use-window-font-color="true" fo:font-style="italic" officeooo:rsid="009f187e" officeooo:paragraph-rsid="009f187e" style:font-style-asian="italic" style:font-style-complex="italic"/>
    </style:style>
    <style:style style:name="P461" style:family="paragraph" style:parent-style-name="Standard">
      <style:text-properties style:use-window-font-color="true" fo:font-style="italic" officeooo:rsid="009d5b59" officeooo:paragraph-rsid="009ef66a" style:font-style-asian="italic" style:font-style-complex="italic"/>
    </style:style>
    <style:style style:name="P462" style:family="paragraph" style:parent-style-name="Standard">
      <style:text-properties style:use-window-font-color="true" fo:font-style="italic" officeooo:rsid="009ff1c7" officeooo:paragraph-rsid="009f187e" style:font-style-asian="italic" style:font-style-complex="italic"/>
    </style:style>
    <style:style style:name="P463" style:family="paragraph" style:parent-style-name="Standard">
      <style:text-properties style:use-window-font-color="true" fo:font-style="italic" style:text-underline-style="none" fo:font-weight="normal" officeooo:rsid="00883289" officeooo:paragraph-rsid="00254a2e" style:font-style-asian="italic" style:font-weight-asian="normal" style:font-style-complex="italic" style:font-weight-complex="normal"/>
    </style:style>
    <style:style style:name="P464" style:family="paragraph" style:parent-style-name="Standard">
      <style:text-properties style:use-window-font-color="true" fo:font-style="italic" style:text-underline-style="none" fo:font-weight="normal" officeooo:rsid="008d7148" officeooo:paragraph-rsid="0053faec" style:font-style-asian="italic" style:font-weight-asian="normal" style:font-style-complex="italic" style:font-weight-complex="normal"/>
    </style:style>
    <style:style style:name="P465" style:family="paragraph" style:parent-style-name="Standard">
      <style:text-properties style:use-window-font-color="true" fo:font-style="italic" style:text-underline-style="none" fo:font-weight="normal" officeooo:rsid="00912fec" officeooo:paragraph-rsid="0053faec" style:font-style-asian="italic" style:font-weight-asian="normal" style:font-style-complex="italic" style:font-weight-complex="normal"/>
    </style:style>
    <style:style style:name="P46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4caf23" officeooo:paragraph-rsid="00523bf9" style:font-style-asian="italic" style:font-weight-asian="normal" style:font-style-complex="italic" style:font-weight-complex="normal"/>
    </style:style>
    <style:style style:name="P467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0523bf9" style:font-style-asian="italic" style:font-weight-asian="normal" style:font-style-complex="italic" style:font-weight-complex="normal"/>
    </style:style>
    <style:style style:name="P468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05dfe09" style:font-style-asian="italic" style:font-weight-asian="normal" style:font-style-complex="italic" style:font-weight-complex="normal"/>
    </style:style>
    <style:style style:name="P469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0523bf9" style:font-style-asian="italic" style:font-weight-asian="normal" style:font-style-complex="italic" style:font-weight-complex="normal"/>
    </style:style>
    <style:style style:name="P470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0523bf9" style:font-style-asian="italic" style:font-weight-asian="normal" style:font-style-complex="italic" style:font-weight-complex="normal"/>
    </style:style>
    <style:style style:name="P471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05b3d57" style:font-style-asian="italic" style:font-weight-asian="normal" style:font-style-complex="italic" style:font-weight-complex="normal"/>
    </style:style>
    <style:style style:name="P472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05dfe09" style:font-style-asian="italic" style:font-weight-asian="normal" style:font-style-complex="italic" style:font-weight-complex="normal"/>
    </style:style>
    <style:style style:name="P473" style:family="paragraph" style:parent-style-name="Standard">
      <style:paragraph-properties fo:line-height="100%"/>
      <style:text-properties style:use-window-font-color="true" fo:font-style="italic" fo:font-weight="normal" officeooo:rsid="018105ab" officeooo:paragraph-rsid="005c5090" style:font-style-asian="italic" style:font-weight-asian="normal" style:font-style-complex="italic" style:font-weight-complex="normal"/>
    </style:style>
    <style:style style:name="P474" style:family="paragraph" style:parent-style-name="Standard">
      <style:paragraph-properties fo:line-height="100%"/>
      <style:text-properties style:use-window-font-color="true" fo:font-style="italic" fo:font-weight="normal" officeooo:rsid="016f0506" officeooo:paragraph-rsid="005dfe09" style:font-style-asian="italic" style:font-weight-asian="normal" style:font-style-complex="italic" style:font-weight-complex="normal"/>
    </style:style>
    <style:style style:name="P475" style:family="paragraph" style:parent-style-name="Standard">
      <style:paragraph-properties fo:line-height="100%"/>
      <style:text-properties style:use-window-font-color="true" fo:font-style="italic" fo:font-weight="normal" officeooo:rsid="016d2800" officeooo:paragraph-rsid="005dfe09" style:font-style-asian="italic" style:font-weight-asian="normal" style:font-style-complex="italic" style:font-weight-complex="normal"/>
    </style:style>
    <style:style style:name="P476" style:family="paragraph" style:parent-style-name="Standard"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477" style:family="paragraph" style:parent-style-name="Standard">
      <style:text-properties style:use-window-font-color="true" fo:font-style="italic" fo:font-weight="normal" officeooo:rsid="007ca694" officeooo:paragraph-rsid="01466326" style:font-style-asian="italic" style:font-weight-asian="normal" style:font-style-complex="italic" style:font-weight-complex="normal"/>
    </style:style>
    <style:style style:name="P478" style:family="paragraph" style:parent-style-name="Standard">
      <style:paragraph-properties fo:line-height="115%"/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479" style:family="paragraph" style:parent-style-name="Standard">
      <style:text-properties style:use-window-font-color="true" fo:font-style="italic" fo:font-weight="normal" officeooo:rsid="014d6fa3" officeooo:paragraph-rsid="014d6fa3" style:font-style-asian="italic" style:font-weight-asian="normal" style:font-style-complex="italic" style:font-weight-complex="normal"/>
    </style:style>
    <style:style style:name="P480" style:family="paragraph" style:parent-style-name="Standard">
      <style:paragraph-properties fo:line-height="100%"/>
      <style:text-properties style:use-window-font-color="true" fo:font-style="italic" fo:font-weight="normal" officeooo:rsid="0151b86d" officeooo:paragraph-rsid="0151b86d" style:font-style-asian="italic" style:font-weight-asian="normal" style:font-style-complex="italic" style:font-weight-complex="normal"/>
    </style:style>
    <style:style style:name="P481" style:family="paragraph" style:parent-style-name="Standard">
      <style:text-properties style:use-window-font-color="true" fo:font-style="italic" fo:font-weight="normal" officeooo:rsid="01618dcc" officeooo:paragraph-rsid="0161b854" style:font-style-asian="italic" style:font-weight-asian="normal" style:font-style-complex="italic" style:font-weight-complex="normal"/>
    </style:style>
    <style:style style:name="P482" style:family="paragraph" style:parent-style-name="Standard">
      <style:text-properties style:use-window-font-color="true" fo:font-style="italic" fo:font-weight="normal" officeooo:rsid="01618dcc" officeooo:paragraph-rsid="015ee267" style:font-style-asian="italic" style:font-weight-asian="normal" style:font-style-complex="italic" style:font-weight-complex="normal"/>
    </style:style>
    <style:style style:name="P483" style:family="paragraph" style:parent-style-name="Standard">
      <style:text-properties style:use-window-font-color="true" fo:font-style="italic" fo:font-weight="normal" officeooo:rsid="01536dcf" officeooo:paragraph-rsid="01528202" style:font-style-asian="italic" style:font-weight-asian="normal" style:font-style-complex="italic" style:font-weight-complex="normal"/>
    </style:style>
    <style:style style:name="P484" style:family="paragraph" style:parent-style-name="Standard">
      <style:text-properties style:use-window-font-color="true" fo:font-style="italic" fo:font-weight="normal" officeooo:rsid="01549026" officeooo:paragraph-rsid="01549026" style:font-style-asian="italic" style:font-weight-asian="normal" style:font-style-complex="italic" style:font-weight-complex="normal"/>
    </style:style>
    <style:style style:name="P485" style:family="paragraph" style:parent-style-name="Standard">
      <style:text-properties style:use-window-font-color="true" fo:font-style="italic" fo:font-weight="normal" officeooo:rsid="01549026" officeooo:paragraph-rsid="015ee267" style:font-style-asian="italic" style:font-weight-asian="normal" style:font-style-complex="italic" style:font-weight-complex="normal"/>
    </style:style>
    <style:style style:name="P486" style:family="paragraph" style:parent-style-name="Standard">
      <style:paragraph-properties fo:line-height="100%"/>
      <style:text-properties style:use-window-font-color="true" fo:font-style="italic" fo:font-weight="bold" officeooo:rsid="0050b57f" officeooo:paragraph-rsid="0050b57f" style:font-style-asian="italic" style:font-weight-asian="bold" style:font-style-complex="italic" style:font-weight-complex="bold"/>
    </style:style>
    <style:style style:name="P487" style:family="paragraph" style:parent-style-name="Standard">
      <style:paragraph-properties fo:line-height="100%"/>
      <style:text-properties style:use-window-font-color="true" fo:font-style="normal" fo:font-weight="bold" officeooo:rsid="0050b57f" officeooo:paragraph-rsid="0050b57f" style:font-style-asian="normal" style:font-weight-asian="bold" style:font-style-complex="normal" style:font-weight-complex="bold"/>
    </style:style>
    <style:style style:name="P488" style:family="paragraph" style:parent-style-name="Standard">
      <style:text-properties style:use-window-font-color="true" fo:font-style="normal" fo:font-weight="bold" officeooo:rsid="009ff1c7" officeooo:paragraph-rsid="00a1d04f" style:font-style-asian="normal" style:font-weight-asian="bold" style:font-style-complex="normal" style:font-weight-complex="bold"/>
    </style:style>
    <style:style style:name="P489" style:family="paragraph" style:parent-style-name="Standard">
      <style:text-properties style:use-window-font-color="true" fo:font-style="normal" fo:font-weight="bold" officeooo:rsid="01549026" officeooo:paragraph-rsid="0161b854" style:font-style-asian="normal" style:font-weight-asian="bold" style:font-style-complex="normal" style:font-weight-complex="bold"/>
    </style:style>
    <style:style style:name="P490" style:family="paragraph" style:parent-style-name="Standard">
      <style:text-properties style:use-window-font-color="true" fo:font-style="normal" fo:font-weight="bold" officeooo:rsid="01549026" officeooo:paragraph-rsid="01549026" style:font-style-asian="normal" style:font-weight-asian="bold" style:font-style-complex="normal" style:font-weight-complex="bold"/>
    </style:style>
    <style:style style:name="P491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05b3d57" style:font-style-asian="normal" style:font-weight-asian="normal" style:font-style-complex="normal" style:font-weight-complex="normal"/>
    </style:style>
    <style:style style:name="P492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05dfe09" style:font-style-asian="normal" style:font-weight-asian="normal" style:font-style-complex="normal" style:font-weight-complex="normal"/>
    </style:style>
    <style:style style:name="P493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05dfe09" style:font-style-asian="normal" style:font-weight-asian="normal" style:font-style-complex="normal" style:font-weight-complex="normal"/>
    </style:style>
    <style:style style:name="P494" style:family="paragraph" style:parent-style-name="Standard">
      <style:text-properties style:use-window-font-color="true"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495" style:family="paragraph" style:parent-style-name="Standard">
      <style:paragraph-properties fo:line-height="115%"/>
      <style:text-properties style:use-window-font-color="true"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496" style:family="paragraph" style:parent-style-name="Standard">
      <style:text-properties style:use-window-font-color="true" fo:font-style="normal" fo:font-weight="normal" officeooo:rsid="007ca694" officeooo:paragraph-rsid="01466326" style:font-style-asian="normal" style:font-weight-asian="normal" style:font-style-complex="normal" style:font-weight-complex="normal"/>
    </style:style>
    <style:style style:name="P497" style:family="paragraph" style:parent-style-name="Standard">
      <style:paragraph-properties fo:line-height="100%"/>
      <style:text-properties style:use-window-font-color="true"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498" style:family="paragraph" style:parent-style-name="Standard">
      <style:text-properties style:use-window-font-color="true" fo:font-style="normal" fo:font-weight="normal" officeooo:rsid="014d6fa3" officeooo:paragraph-rsid="014f285e" style:font-style-asian="normal" style:font-weight-asian="normal" style:font-style-complex="normal" style:font-weight-complex="normal"/>
    </style:style>
    <style:style style:name="P499" style:family="paragraph" style:parent-style-name="Standard">
      <style:text-properties style:use-window-font-color="true" fo:font-style="normal" fo:font-weight="normal" officeooo:rsid="014d6fa3" officeooo:paragraph-rsid="01502c20" style:font-style-asian="normal" style:font-weight-asian="normal" style:font-style-complex="normal" style:font-weight-complex="normal"/>
    </style:style>
    <style:style style:name="P500" style:family="paragraph" style:parent-style-name="Standard"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501" style:family="paragraph" style:parent-style-name="Standard">
      <style:paragraph-properties fo:line-height="100%"/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502" style:family="paragraph" style:parent-style-name="Standard">
      <style:paragraph-properties fo:line-height="115%"/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503" style:family="paragraph" style:parent-style-name="Standard">
      <style:text-properties style:use-window-font-color="true" fo:font-style="normal" fo:font-weight="normal" officeooo:rsid="01528202" officeooo:paragraph-rsid="016331b0" style:font-style-asian="normal" style:font-weight-asian="normal" style:font-style-complex="normal" style:font-weight-complex="normal"/>
    </style:style>
    <style:style style:name="P504" style:family="paragraph" style:parent-style-name="Standard">
      <style:text-properties style:use-window-font-color="true" fo:font-style="normal" fo:font-weight="normal" officeooo:rsid="01617549" officeooo:paragraph-rsid="0161b854" style:font-style-asian="normal" style:font-weight-asian="normal" style:font-style-complex="normal" style:font-weight-complex="normal"/>
    </style:style>
    <style:style style:name="P505" style:family="paragraph" style:parent-style-name="Standard">
      <style:text-properties style:use-window-font-color="true" fo:font-style="normal" fo:font-weight="normal" officeooo:rsid="01618dcc" officeooo:paragraph-rsid="0161b854" style:font-style-asian="normal" style:font-weight-asian="normal" style:font-style-complex="normal" style:font-weight-complex="normal"/>
    </style:style>
    <style:style style:name="P506" style:family="paragraph" style:parent-style-name="Standard">
      <style:paragraph-properties fo:line-height="115%"/>
      <style:text-properties style:use-window-font-color="true" fo:font-style="normal" fo:font-weight="normal" officeooo:rsid="01618dcc" officeooo:paragraph-rsid="0161b854" style:font-style-asian="normal" style:font-weight-asian="normal" style:font-style-complex="normal" style:font-weight-complex="normal"/>
    </style:style>
    <style:style style:name="P507" style:family="paragraph" style:parent-style-name="Standard">
      <style:text-properties style:use-window-font-color="true" fo:font-style="normal" fo:font-weight="normal" officeooo:rsid="01549026" officeooo:paragraph-rsid="01549026" style:font-style-asian="normal" style:font-weight-asian="normal" style:font-style-complex="normal" style:font-weight-complex="normal"/>
    </style:style>
    <style:style style:name="P508" style:family="paragraph" style:parent-style-name="Standard">
      <style:paragraph-properties fo:line-height="115%"/>
      <style:text-properties style:use-window-font-color="true" fo:font-style="normal" fo:font-weight="normal" officeooo:rsid="01549026" officeooo:paragraph-rsid="01549026" style:font-style-asian="normal" style:font-weight-asian="normal" style:font-style-complex="normal" style:font-weight-complex="normal"/>
    </style:style>
    <style:style style:name="P509" style:family="paragraph" style:parent-style-name="Standard">
      <style:text-properties style:use-window-font-color="true" fo:font-style="normal" fo:font-weight="normal" officeooo:rsid="01536dcf" officeooo:paragraph-rsid="01536dcf" style:font-style-asian="normal" style:font-weight-asian="normal" style:font-style-complex="normal" style:font-weight-complex="normal"/>
    </style:style>
    <style:style style:name="P510" style:family="paragraph" style:parent-style-name="Standard">
      <style:text-properties style:use-window-font-color="true" fo:font-style="normal" fo:font-weight="normal" officeooo:rsid="01549d31" officeooo:paragraph-rsid="01549d31" style:font-style-asian="normal" style:font-weight-asian="normal" style:font-style-complex="normal" style:font-weight-complex="normal"/>
    </style:style>
    <style:style style:name="P511" style:family="paragraph" style:parent-style-name="Standard">
      <style:text-properties style:use-window-font-color="true" fo:font-style="normal" fo:font-weight="normal" officeooo:rsid="015882c3" officeooo:paragraph-rsid="01549d31" style:font-style-asian="normal" style:font-weight-asian="normal" style:font-style-complex="normal" style:font-weight-complex="normal"/>
    </style:style>
    <style:style style:name="P512" style:family="paragraph" style:parent-style-name="Standard">
      <style:text-properties style:use-window-font-color="true" fo:font-style="normal" officeooo:rsid="009ec4fc" officeooo:paragraph-rsid="009ef66a" style:font-style-asian="normal" style:font-style-complex="normal"/>
    </style:style>
    <style:style style:name="P513" style:family="paragraph" style:parent-style-name="Standard">
      <style:text-properties style:use-window-font-color="true" fo:font-style="normal" officeooo:rsid="009f187e" officeooo:paragraph-rsid="009f187e" style:font-style-asian="normal" style:font-style-complex="normal"/>
    </style:style>
    <style:style style:name="P514" style:family="paragraph" style:parent-style-name="Standard">
      <style:text-properties style:use-window-font-color="true" fo:font-style="normal" officeooo:rsid="009f187e" officeooo:paragraph-rsid="009ff1c7" style:font-style-asian="normal" style:font-style-complex="normal"/>
    </style:style>
    <style:style style:name="P515" style:family="paragraph" style:parent-style-name="Standard">
      <style:text-properties style:use-window-font-color="true" fo:font-style="normal" officeooo:rsid="00a1d04f" officeooo:paragraph-rsid="00a1d04f" style:font-style-asian="normal" style:font-style-complex="normal"/>
    </style:style>
    <style:style style:name="P516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04caf23" officeooo:paragraph-rsid="005f04d3" style:font-size-asian="14pt" style:font-style-asian="normal" style:font-weight-asian="bold" style:font-size-complex="14pt" style:font-style-complex="normal" style:font-weight-complex="bold"/>
    </style:style>
    <style:style style:name="P517" style:family="paragraph" style:parent-style-name="Standard">
      <style:text-properties style:use-window-font-color="true" fo:font-size="14pt" fo:font-style="normal" fo:font-weight="bold" officeooo:rsid="007ca694" officeooo:paragraph-rsid="007ca694" style:font-size-asian="14pt" style:font-style-asian="normal" style:font-weight-asian="bold" style:font-size-complex="14pt" style:font-style-complex="normal" style:font-weight-complex="bold"/>
    </style:style>
    <style:style style:name="P518" style:family="paragraph" style:parent-style-name="Standard">
      <style:text-properties style:use-window-font-color="true" officeooo:rsid="007d92ff" officeooo:paragraph-rsid="007d92ff"/>
    </style:style>
    <style:style style:name="P519" style:family="paragraph" style:parent-style-name="Standard">
      <style:text-properties style:use-window-font-color="true" officeooo:paragraph-rsid="007d92ff"/>
    </style:style>
    <style:style style:name="P520" style:family="paragraph" style:parent-style-name="Standard">
      <style:text-properties officeooo:paragraph-rsid="003c1931"/>
    </style:style>
    <style:style style:name="P521" style:family="paragraph" style:parent-style-name="Standard">
      <style:text-properties officeooo:paragraph-rsid="003fcbcf"/>
    </style:style>
    <style:style style:name="P522" style:family="paragraph" style:parent-style-name="Standard">
      <style:text-properties officeooo:paragraph-rsid="00432526"/>
    </style:style>
    <style:style style:name="P523" style:family="paragraph" style:parent-style-name="Standard">
      <style:text-properties officeooo:paragraph-rsid="004566c5"/>
    </style:style>
    <style:style style:name="P524" style:family="paragraph" style:parent-style-name="Standard">
      <style:text-properties officeooo:paragraph-rsid="004b8029"/>
    </style:style>
    <style:style style:name="P525" style:family="paragraph" style:parent-style-name="Standard">
      <style:text-properties officeooo:paragraph-rsid="0050b57f"/>
    </style:style>
    <style:style style:name="P526" style:family="paragraph" style:parent-style-name="Standard">
      <style:text-properties officeooo:rsid="00523bf9" officeooo:paragraph-rsid="00523bf9"/>
    </style:style>
    <style:style style:name="P527" style:family="paragraph" style:parent-style-name="Standard">
      <style:text-properties officeooo:paragraph-rsid="0055a125"/>
    </style:style>
    <style:style style:name="P528" style:family="paragraph" style:parent-style-name="Standard">
      <style:text-properties officeooo:paragraph-rsid="00572cb0"/>
    </style:style>
    <style:style style:name="P529" style:family="paragraph" style:parent-style-name="Standard">
      <style:text-properties officeooo:paragraph-rsid="005c5090"/>
    </style:style>
    <style:style style:name="P530" style:family="paragraph" style:parent-style-name="Standard">
      <style:paragraph-properties fo:line-height="100%"/>
      <style:text-properties fo:color="#c9211e" fo:font-style="italic" fo:font-weight="normal" officeooo:rsid="016d2800" officeooo:paragraph-rsid="005dfe09" style:font-style-asian="italic" style:font-weight-asian="normal" style:font-style-complex="italic" style:font-weight-complex="normal"/>
    </style:style>
    <style:style style:name="P531" style:family="paragraph" style:parent-style-name="Standard">
      <style:text-properties fo:font-weight="bold" style:font-weight-asian="bold" style:font-weight-complex="bold"/>
    </style:style>
    <style:style style:name="P532" style:family="paragraph" style:parent-style-name="Standard">
      <style:text-properties fo:font-weight="bold" officeooo:rsid="007e4e15" officeooo:paragraph-rsid="007e4e15" style:font-weight-asian="bold" style:font-weight-complex="bold"/>
    </style:style>
    <style:style style:name="P533" style:family="paragraph" style:parent-style-name="Standard">
      <style:text-properties fo:font-weight="bold" officeooo:rsid="009d5b59" officeooo:paragraph-rsid="009d5b59" style:font-weight-asian="bold" style:font-weight-complex="bold"/>
    </style:style>
    <style:style style:name="P534" style:family="paragraph" style:parent-style-name="Standard">
      <style:text-properties fo:font-weight="bold" officeooo:paragraph-rsid="012e9465" style:font-weight-asian="bold" style:font-weight-complex="bold"/>
    </style:style>
    <style:style style:name="P535" style:family="paragraph" style:parent-style-name="Standard">
      <style:text-properties fo:font-weight="bold" officeooo:rsid="00e005d2" officeooo:paragraph-rsid="00e005d2" style:font-weight-asian="bold" style:font-weight-complex="bold"/>
    </style:style>
    <style:style style:name="P536" style:family="paragraph" style:parent-style-name="Standard">
      <style:text-properties fo:font-weight="bold" officeooo:rsid="00fe5465" officeooo:paragraph-rsid="00fe5465" style:font-weight-asian="bold" style:font-weight-complex="bold"/>
    </style:style>
    <style:style style:name="P537" style:family="paragraph" style:parent-style-name="Standard">
      <style:text-properties fo:font-weight="bold" officeooo:rsid="005fb5cb" officeooo:paragraph-rsid="005fb5cb" style:font-weight-asian="bold" style:font-weight-complex="bold"/>
    </style:style>
    <style:style style:name="P538" style:family="paragraph" style:parent-style-name="Standard">
      <style:text-properties officeooo:rsid="001e2fb9" officeooo:paragraph-rsid="001e2fb9"/>
    </style:style>
    <style:style style:name="P539" style:family="paragraph" style:parent-style-name="Standard">
      <style:text-properties style:text-line-through-style="none" style:text-line-through-type="none" fo:font-style="italic" style:text-underline-style="none" officeooo:rsid="00367935" officeooo:paragraph-rsid="001c5680" style:font-style-asian="italic" style:font-style-complex="italic"/>
    </style:style>
    <style:style style:name="P540" style:family="paragraph" style:parent-style-name="Standard">
      <style:text-properties style:text-line-through-style="none" style:text-line-through-type="none" fo:font-style="italic" style:text-underline-style="none" officeooo:rsid="00367935" officeooo:paragraph-rsid="003523e3" style:font-style-asian="italic" style:font-style-complex="italic"/>
    </style:style>
    <style:style style:name="P541" style:family="paragraph" style:parent-style-name="Standard">
      <style:text-properties officeooo:paragraph-rsid="005f2637"/>
    </style:style>
    <style:style style:name="P542" style:family="paragraph" style:parent-style-name="Standard">
      <style:text-properties officeooo:rsid="005fb5cb" officeooo:paragraph-rsid="005fb5cb"/>
    </style:style>
    <style:style style:name="P543" style:family="paragraph" style:parent-style-name="Standard">
      <style:text-properties officeooo:paragraph-rsid="00607814"/>
    </style:style>
    <style:style style:name="P544" style:family="paragraph" style:parent-style-name="Standard">
      <style:text-properties officeooo:paragraph-rsid="0063f681"/>
    </style:style>
    <style:style style:name="P545" style:family="paragraph" style:parent-style-name="Standard">
      <style:text-properties officeooo:rsid="00644350" officeooo:paragraph-rsid="00644350"/>
    </style:style>
    <style:style style:name="P546" style:family="paragraph" style:parent-style-name="Standard">
      <style:text-properties officeooo:paragraph-rsid="00644350"/>
    </style:style>
    <style:style style:name="P547" style:family="paragraph" style:parent-style-name="Standard">
      <style:text-properties officeooo:paragraph-rsid="006579dd"/>
    </style:style>
    <style:style style:name="P548" style:family="paragraph" style:parent-style-name="Standard">
      <style:text-properties officeooo:paragraph-rsid="0066c57e"/>
    </style:style>
    <style:style style:name="P549" style:family="paragraph" style:parent-style-name="Standard">
      <style:text-properties officeooo:paragraph-rsid="0069643a"/>
    </style:style>
    <style:style style:name="P550" style:family="paragraph" style:parent-style-name="Standard">
      <style:text-properties officeooo:paragraph-rsid="0069ae1a"/>
    </style:style>
    <style:style style:name="P551" style:family="paragraph" style:parent-style-name="Standard">
      <style:text-properties officeooo:rsid="006f66ec" officeooo:paragraph-rsid="006f66ec"/>
    </style:style>
    <style:style style:name="P552" style:family="paragraph" style:parent-style-name="Standard">
      <style:text-properties officeooo:paragraph-rsid="006f66ec"/>
    </style:style>
    <style:style style:name="P553" style:family="paragraph" style:parent-style-name="Standard">
      <style:text-properties officeooo:paragraph-rsid="0071baff"/>
    </style:style>
    <style:style style:name="P554" style:family="paragraph" style:parent-style-name="Standard">
      <style:text-properties officeooo:rsid="0072cdc4" officeooo:paragraph-rsid="00751d17"/>
    </style:style>
    <style:style style:name="P555" style:family="paragraph" style:parent-style-name="Standard">
      <style:text-properties officeooo:paragraph-rsid="00751d17"/>
    </style:style>
    <style:style style:name="P556" style:family="paragraph" style:parent-style-name="Standard">
      <style:text-properties officeooo:rsid="00793c0d" officeooo:paragraph-rsid="00793c0d"/>
    </style:style>
    <style:style style:name="P557" style:family="paragraph" style:parent-style-name="Standard">
      <style:paragraph-properties fo:line-height="115%"/>
      <style:text-properties officeooo:rsid="00793c0d" officeooo:paragraph-rsid="00793c0d"/>
    </style:style>
    <style:style style:name="P558" style:family="paragraph" style:parent-style-name="Standard">
      <style:text-properties officeooo:rsid="00793c0d" officeooo:paragraph-rsid="007b2101"/>
    </style:style>
    <style:style style:name="P559" style:family="paragraph" style:parent-style-name="Standard">
      <style:text-properties officeooo:paragraph-rsid="00793c0d"/>
    </style:style>
    <style:style style:name="P560" style:family="paragraph" style:parent-style-name="Standard">
      <style:text-properties officeooo:paragraph-rsid="007b2101"/>
    </style:style>
    <style:style style:name="P561" style:family="paragraph" style:parent-style-name="Standard">
      <style:text-properties officeooo:rsid="007d92ff" officeooo:paragraph-rsid="007d92ff"/>
    </style:style>
    <style:style style:name="P562" style:family="paragraph" style:parent-style-name="Standard">
      <style:text-properties officeooo:paragraph-rsid="007d92ff"/>
    </style:style>
    <style:style style:name="P563" style:family="paragraph" style:parent-style-name="Standard">
      <style:text-properties officeooo:paragraph-rsid="0053faec"/>
    </style:style>
    <style:style style:name="P564" style:family="paragraph" style:parent-style-name="Standard">
      <style:text-properties officeooo:paragraph-rsid="008478a0"/>
    </style:style>
    <style:style style:name="P565" style:family="paragraph" style:parent-style-name="Standard">
      <style:text-properties officeooo:paragraph-rsid="008eeb87"/>
    </style:style>
    <style:style style:name="P566" style:family="paragraph" style:parent-style-name="Standard">
      <style:text-properties officeooo:paragraph-rsid="00905987"/>
    </style:style>
    <style:style style:name="P567" style:family="paragraph" style:parent-style-name="Standard">
      <style:text-properties officeooo:paragraph-rsid="00939859"/>
    </style:style>
    <style:style style:name="P568" style:family="paragraph" style:parent-style-name="Standard">
      <style:text-properties officeooo:paragraph-rsid="0097dc17"/>
    </style:style>
    <style:style style:name="P569" style:family="paragraph" style:parent-style-name="Standard">
      <style:text-properties officeooo:rsid="009d5b59" officeooo:paragraph-rsid="009d5b59"/>
    </style:style>
    <style:style style:name="P570" style:family="paragraph" style:parent-style-name="Standard">
      <style:text-properties officeooo:rsid="009d5b59" officeooo:paragraph-rsid="009ec4fc"/>
    </style:style>
    <style:style style:name="P571" style:family="paragraph" style:parent-style-name="Standard">
      <style:text-properties officeooo:paragraph-rsid="009d5b59"/>
    </style:style>
    <style:style style:name="P572" style:family="paragraph" style:parent-style-name="Standard">
      <style:text-properties officeooo:paragraph-rsid="009ec4fc"/>
    </style:style>
    <style:style style:name="P573" style:family="paragraph" style:parent-style-name="Standard">
      <style:text-properties officeooo:paragraph-rsid="009f187e"/>
    </style:style>
    <style:style style:name="P574" style:family="paragraph" style:parent-style-name="Standard">
      <style:text-properties officeooo:paragraph-rsid="007fd79d"/>
    </style:style>
    <style:style style:name="P575" style:family="paragraph" style:parent-style-name="Standard">
      <style:text-properties officeooo:paragraph-rsid="00a1d04f"/>
    </style:style>
    <style:style style:name="P576" style:family="paragraph" style:parent-style-name="Standard">
      <style:text-properties officeooo:rsid="00a6f347" officeooo:paragraph-rsid="00a6f347"/>
    </style:style>
    <style:style style:name="P577" style:family="paragraph" style:parent-style-name="Standard">
      <style:text-properties officeooo:paragraph-rsid="00aa7e9e"/>
    </style:style>
    <style:style style:name="P578" style:family="paragraph" style:parent-style-name="Standard">
      <style:text-properties officeooo:paragraph-rsid="00acfb9d"/>
    </style:style>
    <style:style style:name="P579" style:family="paragraph" style:parent-style-name="Standard">
      <style:text-properties officeooo:paragraph-rsid="00a1e031"/>
    </style:style>
    <style:style style:name="P580" style:family="paragraph" style:parent-style-name="Standard">
      <style:text-properties officeooo:paragraph-rsid="00635f1a"/>
    </style:style>
    <style:style style:name="P581" style:family="paragraph" style:parent-style-name="Standard">
      <style:text-properties officeooo:paragraph-rsid="00ba819c"/>
    </style:style>
    <style:style style:name="P582" style:family="paragraph" style:parent-style-name="Standard">
      <style:paragraph-properties fo:line-height="100%"/>
      <style:text-properties officeooo:rsid="00ba819c" officeooo:paragraph-rsid="00c12d1c"/>
    </style:style>
    <style:style style:name="P583" style:family="paragraph" style:parent-style-name="Standard">
      <style:text-properties officeooo:paragraph-rsid="00bc5e43"/>
    </style:style>
    <style:style style:name="P584" style:family="paragraph" style:parent-style-name="Standard">
      <style:text-properties officeooo:paragraph-rsid="00c50878"/>
    </style:style>
    <style:style style:name="P585" style:family="paragraph" style:parent-style-name="Standard">
      <style:text-properties officeooo:paragraph-rsid="00c7021f"/>
    </style:style>
    <style:style style:name="P586" style:family="paragraph" style:parent-style-name="Standard">
      <style:text-properties officeooo:paragraph-rsid="00c88326"/>
    </style:style>
    <style:style style:name="P587" style:family="paragraph" style:parent-style-name="Standard">
      <style:text-properties officeooo:paragraph-rsid="00af3424"/>
    </style:style>
    <style:style style:name="P588" style:family="paragraph" style:parent-style-name="Standard">
      <style:text-properties officeooo:paragraph-rsid="00cfa052"/>
    </style:style>
    <style:style style:name="P589" style:family="paragraph" style:parent-style-name="Standard">
      <style:text-properties officeooo:paragraph-rsid="00d63bc5"/>
    </style:style>
    <style:style style:name="P590" style:family="paragraph" style:parent-style-name="Standard">
      <style:text-properties officeooo:paragraph-rsid="00d833d3"/>
    </style:style>
    <style:style style:name="P591" style:family="paragraph" style:parent-style-name="Standard">
      <style:text-properties officeooo:paragraph-rsid="00dd44af"/>
    </style:style>
    <style:style style:name="P592" style:family="paragraph" style:parent-style-name="Standard">
      <style:text-properties officeooo:paragraph-rsid="00e1ae30"/>
    </style:style>
    <style:style style:name="P593" style:family="paragraph" style:parent-style-name="Standard">
      <style:text-properties officeooo:paragraph-rsid="00e56ddc"/>
    </style:style>
    <style:style style:name="P594" style:family="paragraph" style:parent-style-name="Standard">
      <style:text-properties officeooo:paragraph-rsid="00e6e228"/>
    </style:style>
    <style:style style:name="P595" style:family="paragraph" style:parent-style-name="Standard">
      <style:text-properties officeooo:paragraph-rsid="00e9938e"/>
    </style:style>
    <style:style style:name="P596" style:family="paragraph" style:parent-style-name="Standard">
      <style:text-properties officeooo:paragraph-rsid="00eb49f4"/>
    </style:style>
    <style:style style:name="P597" style:family="paragraph" style:parent-style-name="Standard">
      <style:text-properties officeooo:paragraph-rsid="00ec9cc0"/>
    </style:style>
    <style:style style:name="P598" style:family="paragraph" style:parent-style-name="Standard">
      <style:text-properties officeooo:paragraph-rsid="00f4c6c5"/>
    </style:style>
    <style:style style:name="P599" style:family="paragraph" style:parent-style-name="Standard">
      <style:text-properties officeooo:rsid="00f4c6c5" officeooo:paragraph-rsid="00f4c6c5"/>
    </style:style>
    <style:style style:name="P600" style:family="paragraph" style:parent-style-name="Standard">
      <style:text-properties officeooo:rsid="00f68ffb" officeooo:paragraph-rsid="00f68ffb"/>
    </style:style>
    <style:style style:name="P601" style:family="paragraph" style:parent-style-name="Standard">
      <style:text-properties officeooo:paragraph-rsid="00f9fdc0"/>
    </style:style>
    <style:style style:name="P602" style:family="paragraph" style:parent-style-name="Standard">
      <style:text-properties officeooo:paragraph-rsid="00fb5f7f"/>
    </style:style>
    <style:style style:name="P603" style:family="paragraph" style:parent-style-name="Standard">
      <style:text-properties officeooo:paragraph-rsid="00fc67ff"/>
    </style:style>
    <style:style style:name="P604" style:family="paragraph" style:parent-style-name="Standard">
      <style:text-properties officeooo:paragraph-rsid="00fdd6a8"/>
    </style:style>
    <style:style style:name="P605" style:family="paragraph" style:parent-style-name="Standard">
      <style:text-properties officeooo:rsid="010639c7" officeooo:paragraph-rsid="01078b3d"/>
    </style:style>
    <style:style style:name="P606" style:family="paragraph" style:parent-style-name="Standard">
      <style:text-properties officeooo:rsid="010639c7" officeooo:paragraph-rsid="01078ca1"/>
    </style:style>
    <style:style style:name="P607" style:family="paragraph" style:parent-style-name="Standard">
      <style:text-properties officeooo:paragraph-rsid="010639c7"/>
    </style:style>
    <style:style style:name="P608" style:family="paragraph" style:parent-style-name="Standard">
      <style:text-properties officeooo:paragraph-rsid="010c3ac9"/>
    </style:style>
    <style:style style:name="P609" style:family="paragraph" style:parent-style-name="Standard">
      <style:text-properties officeooo:paragraph-rsid="010f5523"/>
    </style:style>
    <style:style style:name="P610" style:family="paragraph" style:parent-style-name="Standard">
      <style:text-properties officeooo:paragraph-rsid="010ff277"/>
    </style:style>
    <style:style style:name="P611" style:family="paragraph" style:parent-style-name="Standard">
      <style:text-properties officeooo:paragraph-rsid="0111d037"/>
    </style:style>
    <style:style style:name="P612" style:family="paragraph" style:parent-style-name="Standard">
      <style:text-properties officeooo:paragraph-rsid="01148430"/>
    </style:style>
    <style:style style:name="P613" style:family="paragraph" style:parent-style-name="Standard">
      <style:text-properties officeooo:paragraph-rsid="01190d75"/>
    </style:style>
    <style:style style:name="P614" style:family="paragraph" style:parent-style-name="Standard">
      <style:text-properties officeooo:rsid="011e7671" officeooo:paragraph-rsid="011e7671"/>
    </style:style>
    <style:style style:name="P615" style:family="paragraph" style:parent-style-name="Standard">
      <style:text-properties officeooo:paragraph-rsid="011e7671"/>
    </style:style>
    <style:style style:name="P616" style:family="paragraph" style:parent-style-name="Standard">
      <style:text-properties officeooo:paragraph-rsid="01206a6e"/>
    </style:style>
    <style:style style:name="P617" style:family="paragraph" style:parent-style-name="Standard">
      <style:text-properties officeooo:paragraph-rsid="008c034a"/>
    </style:style>
    <style:style style:name="P618" style:family="paragraph" style:parent-style-name="Standard">
      <style:text-properties officeooo:paragraph-rsid="012b24b3"/>
    </style:style>
    <style:style style:name="P619" style:family="paragraph" style:parent-style-name="Standard">
      <style:text-properties officeooo:paragraph-rsid="012e9465"/>
    </style:style>
    <style:style style:name="P620" style:family="paragraph" style:parent-style-name="Standard">
      <style:paragraph-properties fo:line-height="115%"/>
      <style:text-properties fo:font-weight="normal" officeooo:rsid="012e9465" officeooo:paragraph-rsid="012e9465" style:font-weight-asian="normal" style:font-weight-complex="normal"/>
    </style:style>
    <style:style style:name="P621" style:family="paragraph" style:parent-style-name="Standard">
      <style:paragraph-properties fo:line-height="115%"/>
      <style:text-properties fo:font-weight="normal" officeooo:rsid="03ee7eb1" officeooo:paragraph-rsid="0166b397" style:font-weight-asian="normal" style:font-weight-complex="normal"/>
    </style:style>
    <style:style style:name="P622" style:family="paragraph" style:parent-style-name="Standard">
      <style:text-properties officeooo:paragraph-rsid="01401741"/>
    </style:style>
    <style:style style:name="P623" style:family="paragraph" style:parent-style-name="Standard">
      <style:text-properties officeooo:paragraph-rsid="01466326"/>
    </style:style>
    <style:style style:name="P624" style:family="paragraph" style:parent-style-name="Standard">
      <style:text-properties fo:font-size="12pt" fo:font-style="normal" fo:font-weight="normal" officeooo:rsid="00a6f347" officeooo:paragraph-rsid="00a6f347" style:font-size-asian="12pt" style:font-style-asian="normal" style:font-weight-asian="normal" style:font-size-complex="12pt" style:font-style-complex="normal" style:font-weight-complex="normal"/>
    </style:style>
    <style:style style:name="P625" style:family="paragraph" style:parent-style-name="Standard">
      <style:text-properties officeooo:paragraph-rsid="00d459e3"/>
    </style:style>
    <style:style style:name="P626" style:family="paragraph" style:parent-style-name="Standard">
      <style:text-properties officeooo:paragraph-rsid="0149fc19"/>
    </style:style>
    <style:style style:name="P627" style:family="paragraph" style:parent-style-name="Standard">
      <style:text-properties officeooo:paragraph-rsid="01078ca1"/>
    </style:style>
    <style:style style:name="P628" style:family="paragraph" style:parent-style-name="Standard">
      <style:text-properties officeooo:paragraph-rsid="010ab710"/>
    </style:style>
    <style:style style:name="P629" style:family="paragraph" style:parent-style-name="Standard">
      <style:text-properties officeooo:paragraph-rsid="014be95f"/>
    </style:style>
    <style:style style:name="P630" style:family="paragraph" style:parent-style-name="Standard">
      <style:text-properties officeooo:paragraph-rsid="014f285e"/>
    </style:style>
    <style:style style:name="P631" style:family="paragraph" style:parent-style-name="Standard">
      <style:text-properties officeooo:rsid="01528202" officeooo:paragraph-rsid="016331b0"/>
    </style:style>
    <style:style style:name="P632" style:family="paragraph" style:parent-style-name="Standard">
      <style:text-properties officeooo:paragraph-rsid="01549026"/>
    </style:style>
    <style:style style:name="P633" style:family="paragraph" style:parent-style-name="Standard">
      <style:text-properties officeooo:paragraph-rsid="015882c3"/>
    </style:style>
    <style:style style:name="P634" style:family="paragraph" style:parent-style-name="Standard">
      <style:text-properties officeooo:paragraph-rsid="015ee267"/>
    </style:style>
    <style:style style:name="P635" style:family="paragraph" style:parent-style-name="Standard">
      <style:text-properties officeooo:paragraph-rsid="01604964"/>
    </style:style>
    <style:style style:name="P636" style:family="paragraph" style:parent-style-name="Standard">
      <style:text-properties officeooo:paragraph-rsid="016331b0"/>
    </style:style>
    <style:style style:name="P637" style:family="paragraph" style:parent-style-name="Standard">
      <style:paragraph-properties fo:line-height="150%"/>
      <style:text-properties officeooo:paragraph-rsid="0166b397"/>
    </style:style>
    <style:style style:name="P638" style:family="paragraph" style:parent-style-name="Standard">
      <style:text-properties officeooo:paragraph-rsid="01770822"/>
    </style:style>
    <style:style style:name="P639" style:family="paragraph" style:parent-style-name="Standard">
      <style:text-properties officeooo:paragraph-rsid="0179bfd9"/>
    </style:style>
    <style:style style:name="P640" style:family="paragraph" style:parent-style-name="Standard">
      <style:text-properties officeooo:paragraph-rsid="017e219d"/>
    </style:style>
    <style:style style:name="P641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officeooo:rsid="00d4c5ce" officeooo:paragraph-rsid="0057ec24" style:font-style-asian="normal" style:font-style-complex="normal"/>
    </style:style>
    <style:style style:name="P642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a547" officeooo:paragraph-rsid="004aa547" style:font-style-asian="normal" style:font-weight-asian="normal" style:font-style-complex="normal" style:font-weight-complex="normal"/>
    </style:style>
    <style:style style:name="P643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a547" officeooo:paragraph-rsid="01206a6e" style:font-style-asian="normal" style:font-weight-asian="normal" style:font-style-complex="normal" style:font-weight-complex="normal"/>
    </style:style>
    <style:style style:name="P644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beb82f" officeooo:paragraph-rsid="002cd5d5" style:font-style-asian="normal" style:font-weight-asian="normal" style:font-style-complex="normal" style:font-weight-complex="normal"/>
    </style:style>
    <style:style style:name="P645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8ad15c9" officeooo:paragraph-rsid="002cd5d5" style:font-style-asian="normal" style:font-weight-asian="normal" style:font-style-complex="normal" style:font-weight-complex="normal"/>
    </style:style>
    <style:style style:name="P646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2eb485" officeooo:paragraph-rsid="002eb485" style:font-style-asian="normal" style:font-weight-asian="normal" style:font-style-complex="normal" style:font-weight-complex="normal"/>
    </style:style>
    <style:style style:name="P647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76ae1" officeooo:paragraph-rsid="004a157b" style:font-style-asian="normal" style:font-weight-asian="normal" style:font-style-complex="normal" style:font-weight-complex="normal"/>
    </style:style>
    <style:style style:name="P648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157b" officeooo:paragraph-rsid="004a157b" style:font-style-asian="normal" style:font-weight-asian="normal" style:font-style-complex="normal" style:font-weight-complex="normal"/>
    </style:style>
    <style:style style:name="P649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caf23" officeooo:paragraph-rsid="00523bf9" style:font-style-asian="normal" style:font-weight-asian="normal" style:font-style-complex="normal" style:font-weight-complex="normal"/>
    </style:style>
    <style:style style:name="P650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bold" officeooo:rsid="00beb82f" officeooo:paragraph-rsid="002cd5d5" style:font-style-asian="normal" style:font-weight-asian="bold" style:font-style-complex="normal" style:font-weight-complex="bold"/>
    </style:style>
    <style:style style:name="P651" style:family="paragraph" style:parent-style-name="Standard">
      <style:paragraph-properties fo:margin-left="0in" fo:margin-right="0in" fo:line-height="100%" fo:text-indent="0in" style:auto-text-indent="false"/>
      <style:text-properties fo:font-style="normal" fo:font-weight="bold" officeooo:rsid="0050b57f" officeooo:paragraph-rsid="00523bf9" style:font-style-asian="normal" style:font-weight-asian="bold" style:font-style-complex="normal" style:font-weight-complex="bold"/>
    </style:style>
    <style:style style:name="P652" style:family="paragraph" style:parent-style-name="Standard">
      <style:paragraph-properties fo:margin-left="0in" fo:margin-right="0in" fo:line-height="100%" fo:text-indent="0in" style:auto-text-indent="false"/>
      <style:text-properties officeooo:paragraph-rsid="00316632"/>
    </style:style>
    <style:style style:name="P653" style:family="paragraph" style:parent-style-name="Standard">
      <style:paragraph-properties fo:margin-left="0in" fo:margin-right="0in" fo:line-height="100%" fo:text-indent="0in" style:auto-text-indent="false"/>
      <style:text-properties officeooo:paragraph-rsid="0035b216"/>
    </style:style>
    <style:style style:name="P654" style:family="paragraph" style:parent-style-name="Standard">
      <style:paragraph-properties fo:margin-left="0in" fo:margin-right="0in" fo:line-height="100%" fo:text-indent="0in" style:auto-text-indent="false"/>
      <style:text-properties officeooo:paragraph-rsid="004a157b"/>
    </style:style>
    <style:style style:name="P655" style:family="paragraph" style:parent-style-name="Standard">
      <style:paragraph-properties fo:margin-left="0in" fo:margin-right="0in" fo:line-height="100%" fo:text-indent="0in" style:auto-text-indent="false"/>
      <style:text-properties officeooo:paragraph-rsid="004aa547"/>
    </style:style>
    <style:style style:name="P656" style:family="paragraph" style:parent-style-name="Standard">
      <style:paragraph-properties fo:margin-left="0in" fo:margin-right="0in" fo:line-height="100%" fo:text-indent="0in" style:auto-text-indent="false"/>
      <style:text-properties officeooo:paragraph-rsid="01148430"/>
    </style:style>
    <style:style style:name="P657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aa547" officeooo:paragraph-rsid="004acb3b" style:font-style-asian="italic" style:font-weight-asian="normal" style:font-style-complex="italic" style:font-weight-complex="normal"/>
    </style:style>
    <style:style style:name="P658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beb82f" officeooo:paragraph-rsid="002cd5d5" style:font-style-asian="italic" style:font-weight-asian="normal" style:font-style-complex="italic" style:font-weight-complex="normal"/>
    </style:style>
    <style:style style:name="P659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caf23" officeooo:paragraph-rsid="005f04d3" style:font-style-asian="italic" style:font-weight-asian="normal" style:font-style-complex="italic" style:font-weight-complex="normal"/>
    </style:style>
    <style:style style:name="P660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acb3b" officeooo:paragraph-rsid="0035b216" style:font-style-asian="italic" style:font-weight-asian="normal" style:font-style-complex="italic" style:font-weight-complex="normal"/>
    </style:style>
    <style:style style:name="P661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officeooo:rsid="00f74e17" officeooo:paragraph-rsid="0057ec24" style:font-style-asian="italic" style:font-style-complex="italic"/>
    </style:style>
    <style:style style:name="P662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officeooo:rsid="00d708a6" officeooo:paragraph-rsid="002eb485" style:font-style-asian="italic" style:font-style-complex="italic"/>
    </style:style>
    <style:style style:name="P663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bold" officeooo:rsid="00476ae1" officeooo:paragraph-rsid="004a157b" style:font-style-asian="italic" style:font-weight-asian="bold" style:font-style-complex="italic" style:font-weight-complex="bold"/>
    </style:style>
    <style:style style:name="P664" style:family="paragraph" style:parent-style-name="Standard">
      <style:paragraph-properties fo:margin-left="0in" fo:margin-right="0in" fo:line-height="100%" fo:text-indent="0in" style:auto-text-indent="false"/>
      <style:text-properties fo:font-style="italic" officeooo:paragraph-rsid="00316632" style:font-style-asian="italic" style:font-style-complex="italic"/>
    </style:style>
    <style:style style:name="P665" style:family="paragraph" style:parent-style-name="Standard">
      <style:paragraph-properties fo:margin-left="0in" fo:margin-right="0in" fo:line-height="100%" fo:text-indent="0in" style:auto-text-indent="false"/>
      <style:text-properties fo:font-style="italic" officeooo:rsid="0135f162" officeooo:paragraph-rsid="005f04d3" style:font-style-asian="italic" style:font-style-complex="italic"/>
    </style:style>
    <style:style style:name="P666" style:family="paragraph" style:parent-style-name="Standard">
      <style:paragraph-properties fo:margin-left="0in" fo:margin-right="0in" fo:line-height="100%" fo:text-indent="0in" style:auto-text-indent="false"/>
      <style:text-properties officeooo:rsid="002f336e" officeooo:paragraph-rsid="0035b216"/>
    </style:style>
    <style:style style:name="P667" style:family="paragraph" style:parent-style-name="Standard">
      <style:paragraph-properties fo:margin-left="0in" fo:margin-right="0in" fo:line-height="115%" fo:text-indent="0in" style:auto-text-indent="false"/>
      <style:text-properties officeooo:rsid="002f336e" officeooo:paragraph-rsid="0128c6e8"/>
    </style:style>
    <style:style style:name="P668" style:family="paragraph" style:parent-style-name="Standard">
      <style:paragraph-properties fo:margin-left="0in" fo:margin-right="0in" fo:line-height="100%" fo:text-indent="0in" style:auto-text-indent="false"/>
      <style:text-properties style:use-window-font-color="true" fo:font-style="italic" style:text-underline-style="none" officeooo:rsid="00be4749" officeooo:paragraph-rsid="00572cb0" style:font-style-asian="italic" style:font-style-complex="italic"/>
    </style:style>
    <style:style style:name="P669" style:family="paragraph" style:parent-style-name="Standard">
      <style:paragraph-properties fo:break-before="page"/>
      <style:text-properties fo:font-style="normal" fo:font-weight="bold" officeooo:rsid="00a1d04f" officeooo:paragraph-rsid="00a1d04f" style:font-style-asian="normal" style:font-weight-asian="bold" style:font-style-complex="normal" style:font-weight-complex="bold"/>
    </style:style>
    <style:style style:name="P670" style:family="paragraph" style:parent-style-name="Standard">
      <style:paragraph-properties fo:break-before="page"/>
      <style:text-properties fo:font-style="normal" fo:font-weight="bold" officeooo:paragraph-rsid="00c2c999" style:font-style-asian="normal" style:font-weight-asian="bold" style:font-style-complex="normal" style:font-weight-complex="bold"/>
    </style:style>
    <style:style style:name="P671" style:family="paragraph" style:parent-style-name="Standard">
      <style:paragraph-properties fo:line-height="150%" fo:break-before="page"/>
      <style:text-properties fo:font-style="normal" style:text-underline-style="none" fo:font-weight="normal" officeooo:rsid="00b1e303" officeooo:paragraph-rsid="016ab8e0" style:font-style-asian="normal" style:font-weight-asian="normal" style:font-style-complex="normal" style:font-weight-complex="normal"/>
    </style:style>
    <style:style style:name="P672" style:family="paragraph" style:parent-style-name="Standard">
      <style:paragraph-properties fo:line-height="150%" fo:break-before="page"/>
      <style:text-properties officeooo:paragraph-rsid="0166b397"/>
    </style:style>
    <style:style style:name="P673" style:family="paragraph" style:parent-style-name="Standard">
      <style:paragraph-properties fo:line-height="150%" fo:break-before="page"/>
      <style:text-properties officeooo:paragraph-rsid="0169df86"/>
    </style:style>
    <style:style style:name="P674" style:family="paragraph" style:parent-style-name="Table_20_Contents">
      <style:paragraph-properties fo:text-align="center" style:justify-single-word="false"/>
      <style:text-properties fo:font-weight="bold" officeooo:rsid="00fbef0d" officeooo:paragraph-rsid="0166b397" style:font-weight-asian="bold" style:font-weight-complex="bold"/>
    </style:style>
    <style:style style:name="P675" style:family="paragraph" style:parent-style-name="Table_20_Contents">
      <style:paragraph-properties fo:text-align="center" style:justify-single-word="false"/>
      <style:text-properties fo:font-weight="bold" officeooo:rsid="00a07f5d" officeooo:paragraph-rsid="0166b397" style:font-weight-asian="bold" style:font-weight-complex="bold"/>
    </style:style>
    <style:style style:name="P676" style:family="paragraph" style:parent-style-name="Table_20_Contents">
      <style:paragraph-properties fo:text-align="center" style:justify-single-word="false"/>
      <style:text-properties fo:font-weight="bold" officeooo:rsid="03ee7eb1" officeooo:paragraph-rsid="0166b397" style:font-weight-asian="bold" style:font-weight-complex="bold"/>
    </style:style>
    <style:style style:name="P677" style:family="paragraph" style:parent-style-name="Table_20_Contents">
      <style:paragraph-properties fo:text-align="center" style:justify-single-word="false"/>
      <style:text-properties fo:font-weight="bold" officeooo:rsid="0735889c" officeooo:paragraph-rsid="0166b397" style:font-weight-asian="bold" style:font-weight-complex="bold"/>
    </style:style>
    <style:style style:name="P678" style:family="paragraph" style:parent-style-name="Table_20_Contents">
      <style:paragraph-properties fo:text-align="center" style:justify-single-word="false"/>
      <style:text-properties fo:font-weight="bold" officeooo:rsid="0206e857" officeooo:paragraph-rsid="0166b397" style:font-weight-asian="bold" style:font-weight-complex="bold"/>
    </style:style>
    <style:style style:name="P679" style:family="paragraph" style:parent-style-name="Table_20_Contents">
      <style:paragraph-properties fo:text-align="center" style:justify-single-word="false"/>
      <style:text-properties fo:font-weight="bold" officeooo:rsid="02070606" officeooo:paragraph-rsid="0166b397" style:font-weight-asian="bold" style:font-weight-complex="bold"/>
    </style:style>
    <style:style style:name="P680" style:family="paragraph" style:parent-style-name="Table_20_Contents">
      <style:paragraph-properties fo:text-align="center" style:justify-single-word="false"/>
      <style:text-properties fo:font-weight="bold" officeooo:rsid="066eeab0" officeooo:paragraph-rsid="0169df86" style:font-weight-asian="bold" style:font-weight-complex="bold"/>
    </style:style>
    <style:style style:name="P681" style:family="paragraph" style:parent-style-name="Table_20_Contents">
      <style:paragraph-properties fo:text-align="center" style:justify-single-word="false"/>
      <style:text-properties fo:font-weight="bold" officeooo:rsid="066d2ed4" officeooo:paragraph-rsid="0169df86" style:font-weight-asian="bold" style:font-weight-complex="bold"/>
    </style:style>
    <style:style style:name="P682" style:family="paragraph" style:parent-style-name="Table_20_Contents">
      <style:paragraph-properties fo:text-align="center" style:justify-single-word="false"/>
      <style:text-properties fo:font-weight="bold" officeooo:rsid="00b1e303" officeooo:paragraph-rsid="016ab8e0" style:font-weight-asian="bold" style:font-weight-complex="bold"/>
    </style:style>
    <style:style style:name="P683" style:family="paragraph" style:parent-style-name="Table_20_Contents">
      <style:paragraph-properties fo:text-align="center" style:justify-single-word="false"/>
      <style:text-properties fo:font-weight="bold" officeooo:rsid="00f990c2" officeooo:paragraph-rsid="016ab8e0" style:font-weight-asian="bold" style:font-weight-complex="bold"/>
    </style:style>
    <style:style style:name="P684" style:family="paragraph" style:parent-style-name="Table_20_Contents">
      <style:paragraph-properties fo:text-align="center" style:justify-single-word="false"/>
      <style:text-properties fo:font-weight="normal" officeooo:rsid="00a07f5d" officeooo:paragraph-rsid="0166b397" style:font-weight-asian="normal" style:font-weight-complex="normal"/>
    </style:style>
    <style:style style:name="P685" style:family="paragraph" style:parent-style-name="Table_20_Contents">
      <style:paragraph-properties fo:text-align="center" style:justify-single-word="false"/>
      <style:text-properties officeooo:rsid="00fbef0d" officeooo:paragraph-rsid="0166b397"/>
    </style:style>
    <style:style style:name="P686" style:family="paragraph" style:parent-style-name="Table_20_Contents">
      <style:paragraph-properties fo:text-align="center" style:justify-single-word="false"/>
      <style:text-properties officeooo:rsid="00c93592" officeooo:paragraph-rsid="0166b397"/>
    </style:style>
    <style:style style:name="P687" style:family="paragraph" style:parent-style-name="Table_20_Contents">
      <style:paragraph-properties fo:text-align="center" style:justify-single-word="false"/>
      <style:text-properties officeooo:rsid="01966304" officeooo:paragraph-rsid="0166b397"/>
    </style:style>
    <style:style style:name="P688" style:family="paragraph" style:parent-style-name="Table_20_Contents">
      <style:paragraph-properties fo:text-align="center" style:justify-single-word="false"/>
      <style:text-properties officeooo:paragraph-rsid="0166b397"/>
    </style:style>
    <style:style style:name="P689" style:family="paragraph" style:parent-style-name="Table_20_Contents">
      <style:paragraph-properties fo:text-align="center" style:justify-single-word="false"/>
      <style:text-properties officeooo:paragraph-rsid="0169df86"/>
    </style:style>
    <style:style style:name="P690" style:family="paragraph" style:parent-style-name="Table_20_Contents">
      <style:paragraph-properties fo:text-align="center" style:justify-single-word="false"/>
      <style:text-properties officeooo:rsid="03f56006" officeooo:paragraph-rsid="0166b397"/>
    </style:style>
    <style:style style:name="P691" style:family="paragraph" style:parent-style-name="Table_20_Contents">
      <style:paragraph-properties fo:text-align="center" style:justify-single-word="false"/>
      <style:text-properties officeooo:rsid="03ee7eb1" officeooo:paragraph-rsid="0166b397"/>
    </style:style>
    <style:style style:name="P692" style:family="paragraph" style:parent-style-name="Table_20_Contents">
      <style:paragraph-properties fo:text-align="center" style:justify-single-word="false"/>
      <style:text-properties officeooo:rsid="03f7049e" officeooo:paragraph-rsid="0166b397"/>
    </style:style>
    <style:style style:name="P693" style:family="paragraph" style:parent-style-name="Table_20_Contents">
      <style:paragraph-properties fo:text-align="center" style:justify-single-word="false"/>
      <style:text-properties fo:font-style="normal" officeooo:rsid="03ee7eb1" officeooo:paragraph-rsid="0166b397" style:font-style-asian="normal" style:font-style-complex="normal"/>
    </style:style>
    <style:style style:name="P694" style:family="paragraph" style:parent-style-name="Table_20_Contents">
      <style:paragraph-properties fo:text-align="center" style:justify-single-word="false"/>
      <style:text-properties fo:font-style="normal" officeooo:rsid="03ef2dc7" officeooo:paragraph-rsid="0166b397" style:font-style-asian="normal" style:font-style-complex="normal"/>
    </style:style>
    <style:style style:name="P695" style:family="paragraph" style:parent-style-name="Table_20_Contents">
      <style:paragraph-properties fo:text-align="center" style:justify-single-word="false"/>
      <style:text-properties officeooo:rsid="0735889c" officeooo:paragraph-rsid="0166b397"/>
    </style:style>
    <style:style style:name="P696" style:family="paragraph" style:parent-style-name="Table_20_Contents">
      <style:paragraph-properties fo:text-align="start" style:justify-single-word="false"/>
      <style:text-properties officeooo:rsid="0735889c" officeooo:paragraph-rsid="0166b397"/>
    </style:style>
    <style:style style:name="P697" style:family="paragraph" style:parent-style-name="Table_20_Contents">
      <style:paragraph-properties fo:text-align="center" style:justify-single-word="false"/>
      <style:text-properties officeooo:rsid="0206e857" officeooo:paragraph-rsid="0166b397"/>
    </style:style>
    <style:style style:name="P698" style:family="paragraph" style:parent-style-name="Table_20_Contents">
      <style:paragraph-properties fo:text-align="center" style:justify-single-word="false"/>
      <style:text-properties officeooo:rsid="02070606" officeooo:paragraph-rsid="0166b397"/>
    </style:style>
    <style:style style:name="P699" style:family="paragraph" style:parent-style-name="Table_20_Contents">
      <style:paragraph-properties fo:text-align="start" style:justify-single-word="false"/>
      <style:text-properties officeooo:paragraph-rsid="0166b397"/>
    </style:style>
    <style:style style:name="P700" style:family="paragraph" style:parent-style-name="Table_20_Contents">
      <style:paragraph-properties fo:text-align="center" style:justify-single-word="false"/>
      <style:text-properties officeooo:rsid="066eeab0" officeooo:paragraph-rsid="0169df86"/>
    </style:style>
    <style:style style:name="P701" style:family="paragraph" style:parent-style-name="Table_20_Contents">
      <style:paragraph-properties fo:line-height="100%" fo:text-align="start" style:justify-single-word="false"/>
      <style:text-properties officeooo:paragraph-rsid="0169df86"/>
    </style:style>
    <style:style style:name="P702" style:family="paragraph" style:parent-style-name="Table_20_Contents">
      <style:paragraph-properties fo:line-height="100%" fo:text-align="start" style:justify-single-word="false"/>
      <style:text-properties officeooo:rsid="066f3d61" officeooo:paragraph-rsid="0169df86"/>
    </style:style>
    <style:style style:name="P703" style:family="paragraph" style:parent-style-name="Table_20_Contents">
      <style:paragraph-properties fo:line-height="150%" fo:text-align="start" style:justify-single-word="false"/>
      <style:text-properties officeooo:rsid="066f3d61" officeooo:paragraph-rsid="0169df86"/>
    </style:style>
    <style:style style:name="P704" style:family="paragraph" style:parent-style-name="Table_20_Contents">
      <style:paragraph-properties fo:text-align="center" style:justify-single-word="false"/>
      <style:text-properties officeooo:rsid="066f3d61" officeooo:paragraph-rsid="0169df86"/>
    </style:style>
    <style:style style:name="P705" style:family="paragraph" style:parent-style-name="Table_20_Contents">
      <style:paragraph-properties fo:line-height="100%" fo:text-align="start" style:justify-single-word="false"/>
      <style:text-properties officeooo:rsid="0670df4f" officeooo:paragraph-rsid="0169df86"/>
    </style:style>
    <style:style style:name="P706" style:family="paragraph" style:parent-style-name="Table_20_Contents">
      <style:paragraph-properties fo:line-height="100%" fo:text-align="start" style:justify-single-word="false"/>
      <style:text-properties officeooo:rsid="067106c6" officeooo:paragraph-rsid="0169df86"/>
    </style:style>
    <style:style style:name="P707" style:family="paragraph" style:parent-style-name="Table_20_Contents">
      <style:paragraph-properties fo:line-height="100%" fo:text-align="start" style:justify-single-word="false"/>
      <style:text-properties officeooo:rsid="06711392" officeooo:paragraph-rsid="0169df86"/>
    </style:style>
    <style:style style:name="P708" style:family="paragraph" style:parent-style-name="Table_20_Contents">
      <style:paragraph-properties fo:line-height="100%" fo:text-align="start" style:justify-single-word="false"/>
      <style:text-properties officeooo:rsid="067128a2" officeooo:paragraph-rsid="0169df86"/>
    </style:style>
    <style:style style:name="P709" style:family="paragraph" style:parent-style-name="Table_20_Contents">
      <style:paragraph-properties fo:text-align="center" style:justify-single-word="false"/>
      <style:text-properties officeooo:rsid="00b39bb3" officeooo:paragraph-rsid="016ab8e0"/>
    </style:style>
    <style:style style:name="P710" style:family="paragraph" style:parent-style-name="Table_20_Contents">
      <style:paragraph-properties fo:text-align="center" style:justify-single-word="false"/>
      <style:text-properties officeooo:rsid="00b5346e" officeooo:paragraph-rsid="016ab8e0"/>
    </style:style>
    <style:style style:name="P711" style:family="paragraph" style:parent-style-name="Table_20_Contents">
      <style:paragraph-properties fo:text-align="center" style:justify-single-word="false"/>
      <style:text-properties officeooo:rsid="00b83807" officeooo:paragraph-rsid="016ab8e0"/>
    </style:style>
    <style:style style:name="P712" style:family="paragraph" style:parent-style-name="Table_20_Contents">
      <style:paragraph-properties fo:text-align="center" style:justify-single-word="false"/>
      <style:text-properties officeooo:rsid="025d46ab" officeooo:paragraph-rsid="016ab8e0"/>
    </style:style>
    <style:style style:name="P713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16ab8e0" style:font-weight-asian="normal" style:font-weight-complex="normal"/>
    </style:style>
    <style:style style:name="P714" style:family="paragraph" style:parent-style-name="Standard" style:list-style-name="L1">
      <style:text-properties officeooo:paragraph-rsid="001c5680"/>
    </style:style>
    <style:style style:name="P715" style:family="paragraph" style:parent-style-name="Standard" style:list-style-name="L1">
      <style:text-properties fo:font-style="italic" officeooo:paragraph-rsid="001c5680" style:font-style-asian="italic" style:font-style-complex="italic"/>
    </style:style>
    <style:style style:name="P716" style:family="paragraph" style:parent-style-name="Standard" style:list-style-name="L2">
      <style:text-properties fo:font-style="italic" officeooo:rsid="0033fbdf" officeooo:paragraph-rsid="00201bd5" style:font-style-asian="italic" style:font-style-complex="italic"/>
    </style:style>
    <style:style style:name="P717" style:family="paragraph" style:parent-style-name="Standard" style:list-style-name="L11">
      <style:text-properties fo:font-style="italic" officeooo:paragraph-rsid="002ba0e7" style:font-style-asian="italic" style:font-style-complex="italic"/>
    </style:style>
    <style:style style:name="P718" style:family="paragraph" style:parent-style-name="Standard" style:list-style-name="L14">
      <style:text-properties fo:font-style="italic" officeooo:rsid="00f3f4f5" officeooo:paragraph-rsid="004450ff" style:font-style-asian="italic" style:font-style-complex="italic"/>
    </style:style>
    <style:style style:name="P719" style:family="paragraph" style:parent-style-name="Standard" style:list-style-name="L15">
      <style:text-properties fo:font-style="italic" officeooo:rsid="00793c0d" officeooo:paragraph-rsid="00793c0d" style:font-style-asian="italic" style:font-style-complex="italic"/>
    </style:style>
    <style:style style:name="P720" style:family="paragraph" style:parent-style-name="Standard" style:list-style-name="L16">
      <style:text-properties fo:font-style="italic" officeooo:rsid="007fd79d" officeooo:paragraph-rsid="007fd79d" style:font-style-asian="italic" style:font-style-complex="italic"/>
    </style:style>
    <style:style style:name="P721" style:family="paragraph" style:parent-style-name="Standard" style:list-style-name="L17">
      <style:text-properties fo:font-style="italic" officeooo:rsid="00819260" officeooo:paragraph-rsid="00819260" style:font-style-asian="italic" style:font-style-complex="italic"/>
    </style:style>
    <style:style style:name="P722" style:family="paragraph" style:parent-style-name="Standard" style:list-style-name="L18">
      <style:text-properties fo:font-style="italic" officeooo:rsid="00819260" officeooo:paragraph-rsid="00819260" style:font-style-asian="italic" style:font-style-complex="italic"/>
    </style:style>
    <style:style style:name="P723" style:family="paragraph" style:parent-style-name="Standard" style:list-style-name="L19">
      <style:text-properties fo:font-style="italic" officeooo:rsid="00819260" officeooo:paragraph-rsid="00941a11" style:font-style-asian="italic" style:font-style-complex="italic"/>
    </style:style>
    <style:style style:name="P724" style:family="paragraph" style:parent-style-name="Standard" style:list-style-name="L20">
      <style:text-properties fo:font-style="italic" officeooo:rsid="00819260" officeooo:paragraph-rsid="00941a11" style:font-style-asian="italic" style:font-style-complex="italic"/>
    </style:style>
    <style:style style:name="P725" style:family="paragraph" style:parent-style-name="Standard" style:list-style-name="L21">
      <style:text-properties fo:font-style="italic" officeooo:rsid="00819260" officeooo:paragraph-rsid="008b54df" style:font-style-asian="italic" style:font-style-complex="italic"/>
    </style:style>
    <style:style style:name="P726" style:family="paragraph" style:parent-style-name="Standard" style:list-style-name="L22">
      <style:text-properties fo:font-style="italic" officeooo:rsid="00819260" officeooo:paragraph-rsid="00819260" style:font-style-asian="italic" style:font-style-complex="italic"/>
    </style:style>
    <style:style style:name="P727" style:family="paragraph" style:parent-style-name="Standard" style:list-style-name="L23">
      <style:text-properties fo:font-style="italic" officeooo:rsid="00819260" officeooo:paragraph-rsid="00819260" style:font-style-asian="italic" style:font-style-complex="italic"/>
    </style:style>
    <style:style style:name="P728" style:family="paragraph" style:parent-style-name="Standard" style:list-style-name="L23">
      <style:text-properties fo:font-style="italic" officeooo:rsid="00819260" officeooo:paragraph-rsid="008bce5a" style:font-style-asian="italic" style:font-style-complex="italic"/>
    </style:style>
    <style:style style:name="P729" style:family="paragraph" style:parent-style-name="Standard" style:list-style-name="L24">
      <style:text-properties fo:font-style="italic" officeooo:rsid="00819260" officeooo:paragraph-rsid="00819260" style:font-style-asian="italic" style:font-style-complex="italic"/>
    </style:style>
    <style:style style:name="P730" style:family="paragraph" style:parent-style-name="Standard" style:list-style-name="L25">
      <style:text-properties fo:font-style="italic" officeooo:rsid="00819260" officeooo:paragraph-rsid="00819260" style:font-style-asian="italic" style:font-style-complex="italic"/>
    </style:style>
    <style:style style:name="P731" style:family="paragraph" style:parent-style-name="Standard" style:list-style-name="L26">
      <style:text-properties fo:font-style="italic" officeooo:rsid="008c034a" officeooo:paragraph-rsid="008c034a" style:font-style-asian="italic" style:font-style-complex="italic"/>
    </style:style>
    <style:style style:name="P732" style:family="paragraph" style:parent-style-name="Standard" style:list-style-name="L29">
      <style:text-properties fo:font-style="italic" officeooo:rsid="00a1d04f" officeooo:paragraph-rsid="00a8ca1b" style:font-style-asian="italic" style:font-style-complex="italic"/>
    </style:style>
    <style:style style:name="P733" style:family="paragraph" style:parent-style-name="Standard" style:list-style-name="L29">
      <style:text-properties fo:font-style="italic" officeooo:paragraph-rsid="00a8ca1b" style:font-style-asian="italic" style:font-style-complex="italic"/>
    </style:style>
    <style:style style:name="P734" style:family="paragraph" style:parent-style-name="Standard" style:list-style-name="L30">
      <style:text-properties fo:font-style="italic" officeooo:rsid="00a8ca1b" officeooo:paragraph-rsid="00a8ca1b" style:font-style-asian="italic" style:font-style-complex="italic"/>
    </style:style>
    <style:style style:name="P735" style:family="paragraph" style:parent-style-name="Standard" style:list-style-name="L31">
      <style:paragraph-properties fo:line-height="100%"/>
      <style:text-properties fo:font-style="italic" officeooo:rsid="00ba819c" officeooo:paragraph-rsid="00ba819c" style:font-style-asian="italic" style:font-style-complex="italic"/>
    </style:style>
    <style:style style:name="P736" style:family="paragraph" style:parent-style-name="Standard" style:list-style-name="L32">
      <style:paragraph-properties fo:line-height="100%"/>
      <style:text-properties fo:font-style="italic" officeooo:rsid="00bc5e43" officeooo:paragraph-rsid="00bc5e43" style:font-style-asian="italic" style:font-style-complex="italic"/>
    </style:style>
    <style:style style:name="P737" style:family="paragraph" style:parent-style-name="Standard" style:list-style-name="L32">
      <style:paragraph-properties fo:line-height="100%"/>
      <style:text-properties fo:font-style="italic" officeooo:rsid="00bc5e43" officeooo:paragraph-rsid="00c12d1c" style:font-style-asian="italic" style:font-style-complex="italic"/>
    </style:style>
    <style:style style:name="P738" style:family="paragraph" style:parent-style-name="Standard" style:list-style-name="L33">
      <style:paragraph-properties fo:line-height="100%"/>
      <style:text-properties fo:font-style="italic" officeooo:rsid="00c2c999" officeooo:paragraph-rsid="00c2c999" style:font-style-asian="italic" style:font-style-complex="italic"/>
    </style:style>
    <style:style style:name="P739" style:family="paragraph" style:parent-style-name="Standard" style:list-style-name="L34">
      <style:text-properties fo:font-style="italic" officeooo:rsid="00c2c999" officeooo:paragraph-rsid="01494a68" style:font-style-asian="italic" style:font-style-complex="italic"/>
    </style:style>
    <style:style style:name="P740" style:family="paragraph" style:parent-style-name="Standard" style:list-style-name="L34">
      <style:text-properties fo:font-style="italic" officeooo:rsid="00c2c999" officeooo:paragraph-rsid="00c2c999" style:font-style-asian="italic" style:font-style-complex="italic"/>
    </style:style>
    <style:style style:name="P741" style:family="paragraph" style:parent-style-name="Standard" style:list-style-name="L39">
      <style:text-properties fo:font-style="italic" officeooo:rsid="010c3ac9" officeooo:paragraph-rsid="010c3ac9" style:font-style-asian="italic" style:font-style-complex="italic"/>
    </style:style>
    <style:style style:name="P742" style:family="paragraph" style:parent-style-name="Standard" style:list-style-name="L40">
      <style:text-properties fo:font-style="italic" officeooo:rsid="010c3ac9" officeooo:paragraph-rsid="010c3ac9" style:font-style-asian="italic" style:font-style-complex="italic"/>
    </style:style>
    <style:style style:name="P743" style:family="paragraph" style:parent-style-name="Standard" style:list-style-name="L41">
      <style:paragraph-properties fo:line-height="100%"/>
      <style:text-properties fo:font-style="italic" officeooo:rsid="010f5523" officeooo:paragraph-rsid="010f5523" style:font-style-asian="italic" style:font-style-complex="italic"/>
    </style:style>
    <style:style style:name="P744" style:family="paragraph" style:parent-style-name="Standard" style:list-style-name="L42">
      <style:text-properties fo:font-style="italic" officeooo:rsid="010f5523" officeooo:paragraph-rsid="010f5523" style:font-style-asian="italic" style:font-style-complex="italic"/>
    </style:style>
    <style:style style:name="P745" style:family="paragraph" style:parent-style-name="Standard" style:list-style-name="L43">
      <style:text-properties fo:font-style="italic" officeooo:rsid="0116abfa" officeooo:paragraph-rsid="0116abfa" style:font-style-asian="italic" style:font-style-complex="italic"/>
    </style:style>
    <style:style style:name="P746" style:family="paragraph" style:parent-style-name="Standard" style:list-style-name="L44">
      <style:text-properties fo:font-style="italic" officeooo:rsid="0116abfa" officeooo:paragraph-rsid="0116abfa" style:font-style-asian="italic" style:font-style-complex="italic"/>
    </style:style>
    <style:style style:name="P747" style:family="paragraph" style:parent-style-name="Standard" style:list-style-name="L45">
      <style:text-properties fo:font-style="italic" officeooo:rsid="01185712" officeooo:paragraph-rsid="01185712" style:font-style-asian="italic" style:font-style-complex="italic"/>
    </style:style>
    <style:style style:name="P748" style:family="paragraph" style:parent-style-name="Standard" style:list-style-name="L46">
      <style:text-properties fo:font-style="italic" officeooo:rsid="01185712" officeooo:paragraph-rsid="01185712" style:font-style-asian="italic" style:font-style-complex="italic"/>
    </style:style>
    <style:style style:name="P749" style:family="paragraph" style:parent-style-name="Standard" style:list-style-name="L47">
      <style:text-properties fo:font-style="italic" officeooo:rsid="01185712" officeooo:paragraph-rsid="01185712" style:font-style-asian="italic" style:font-style-complex="italic"/>
    </style:style>
    <style:style style:name="P750" style:family="paragraph" style:parent-style-name="Standard" style:list-style-name="L48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751" style:family="paragraph" style:parent-style-name="Standard" style:list-style-name="L49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752" style:family="paragraph" style:parent-style-name="Standard" style:list-style-name="L50">
      <style:text-properties fo:font-style="italic" officeooo:rsid="0128c6e8" officeooo:paragraph-rsid="0128c6e8" style:font-style-asian="italic" style:font-style-complex="italic"/>
    </style:style>
    <style:style style:name="P753" style:family="paragraph" style:parent-style-name="Standard" style:list-style-name="L51">
      <style:text-properties fo:font-style="italic" officeooo:rsid="0128c6e8" officeooo:paragraph-rsid="0128c6e8" style:font-style-asian="italic" style:font-style-complex="italic"/>
    </style:style>
    <style:style style:name="P754" style:family="paragraph" style:parent-style-name="Standard" style:list-style-name="L60">
      <style:text-properties fo:font-style="italic" officeooo:paragraph-rsid="01305c41" style:font-style-asian="italic" style:font-style-complex="italic"/>
    </style:style>
    <style:style style:name="P755" style:family="paragraph" style:parent-style-name="Standard" style:list-style-name="L3">
      <style:text-properties fo:font-style="italic" style:text-underline-style="none" fo:font-weight="normal" officeooo:rsid="008872eb" officeooo:paragraph-rsid="00254a2e" style:font-style-asian="italic" style:font-weight-asian="normal" style:font-style-complex="italic" style:font-weight-complex="normal"/>
    </style:style>
    <style:style style:name="P756" style:family="paragraph" style:parent-style-name="Standard" style:list-style-name="L4">
      <style:text-properties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757" style:family="paragraph" style:parent-style-name="Standard" style:list-style-name="L5">
      <style:text-properties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758" style:family="paragraph" style:parent-style-name="Standard" style:list-style-name="L6">
      <style:text-properties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759" style:family="paragraph" style:parent-style-name="Standard" style:list-style-name="L7">
      <style:text-properties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760" style:family="paragraph" style:parent-style-name="Standard" style:list-style-name="L8">
      <style:text-properties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761" style:family="paragraph" style:parent-style-name="Standard" style:list-style-name="L9">
      <style:text-properties fo:font-style="italic" style:text-underline-style="none" fo:font-weight="normal" officeooo:rsid="002ba0e7" officeooo:paragraph-rsid="002ba0e7" style:font-style-asian="italic" style:font-weight-asian="normal" style:font-style-complex="italic" style:font-weight-complex="normal"/>
    </style:style>
    <style:style style:name="P762" style:family="paragraph" style:parent-style-name="Standard" style:list-style-name="L9">
      <style:text-properties fo:font-style="italic" style:text-underline-style="none" fo:font-weight="normal" officeooo:rsid="002ba0e7" officeooo:paragraph-rsid="00432526" style:font-style-asian="italic" style:font-weight-asian="normal" style:font-style-complex="italic" style:font-weight-complex="normal"/>
    </style:style>
    <style:style style:name="P763" style:family="paragraph" style:parent-style-name="Standard" style:list-style-name="L10">
      <style:text-properties fo:font-style="italic" style:text-underline-style="none" fo:font-weight="normal" officeooo:rsid="00ba4170" officeooo:paragraph-rsid="002ba0e7" style:font-style-asian="italic" style:font-weight-asian="normal" style:font-style-complex="italic" style:font-weight-complex="normal"/>
    </style:style>
    <style:style style:name="P764" style:family="paragraph" style:parent-style-name="Standard" style:list-style-name="L13">
      <style:text-properties fo:font-style="italic" style:text-underline-style="none" fo:font-weight="normal" officeooo:rsid="003e5790" officeooo:paragraph-rsid="003e5790" style:font-style-asian="italic" style:font-weight-asian="normal" style:font-style-complex="italic" style:font-weight-complex="normal"/>
    </style:style>
    <style:style style:name="P765" style:family="paragraph" style:parent-style-name="Standard" style:list-style-name="L14">
      <style:text-properties fo:font-style="italic" style:text-underline-style="none" fo:font-weight="normal" officeooo:rsid="00f5260b" officeooo:paragraph-rsid="004450ff" style:font-style-asian="italic" style:font-weight-asian="normal" style:font-style-complex="italic" style:font-weight-complex="normal"/>
    </style:style>
    <style:style style:name="P766" style:family="paragraph" style:parent-style-name="Standard" style:list-style-name="L10">
      <style:text-properties fo:font-style="italic" style:text-underline-style="none" officeooo:rsid="00ba4170" officeooo:paragraph-rsid="002ba0e7" style:font-style-asian="italic" style:font-style-complex="italic"/>
    </style:style>
    <style:style style:name="P767" style:family="paragraph" style:parent-style-name="Standard" style:list-style-name="L11">
      <style:text-properties fo:font-style="italic" style:text-underline-style="none" officeooo:rsid="00bbbf73" officeooo:paragraph-rsid="002ba0e7" style:font-style-asian="italic" style:font-style-complex="italic"/>
    </style:style>
    <style:style style:name="P768" style:family="paragraph" style:parent-style-name="Standard" style:list-style-name="L12">
      <style:text-properties fo:font-style="italic" style:text-underline-style="none" officeooo:rsid="00d5826a" officeooo:paragraph-rsid="002f731d" style:font-style-asian="italic" style:font-style-complex="italic"/>
    </style:style>
    <style:style style:name="P769" style:family="paragraph" style:parent-style-name="Standard" style:list-style-name="L27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770" style:family="paragraph" style:parent-style-name="Standard" style:list-style-name="L28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771" style:family="paragraph" style:parent-style-name="Standard" style:list-style-name="L35">
      <style:text-properties fo:font-style="italic" fo:font-weight="normal" officeooo:rsid="00cfa052" officeooo:paragraph-rsid="00cfa052" style:font-style-asian="italic" style:font-weight-asian="normal" style:font-style-complex="italic" style:font-weight-complex="normal"/>
    </style:style>
    <style:style style:name="P772" style:family="paragraph" style:parent-style-name="Standard" style:list-style-name="L35">
      <style:text-properties fo:font-style="italic" fo:font-weight="normal" officeooo:rsid="00cfa052" officeooo:paragraph-rsid="00d04e1a" style:font-style-asian="italic" style:font-weight-asian="normal" style:font-style-complex="italic" style:font-weight-complex="normal"/>
    </style:style>
    <style:style style:name="P773" style:family="paragraph" style:parent-style-name="Standard" style:list-style-name="L36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774" style:family="paragraph" style:parent-style-name="Standard" style:list-style-name="L37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775" style:family="paragraph" style:parent-style-name="Standard" style:list-style-name="L38">
      <style:text-properties fo:font-style="italic" fo:font-weight="normal" officeooo:rsid="00f9fdc0" officeooo:paragraph-rsid="00f9fdc0" style:font-style-asian="italic" style:font-weight-asian="normal" style:font-style-complex="italic" style:font-weight-complex="normal"/>
    </style:style>
    <style:style style:name="P776" style:family="paragraph" style:parent-style-name="Standard" style:list-style-name="L52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77" style:family="paragraph" style:parent-style-name="Standard" style:list-style-name="L53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78" style:family="paragraph" style:parent-style-name="Standard" style:list-style-name="L54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79" style:family="paragraph" style:parent-style-name="Standard" style:list-style-name="L55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80" style:family="paragraph" style:parent-style-name="Standard" style:list-style-name="L56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781" style:family="paragraph" style:parent-style-name="Standard" style:list-style-name="L57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782" style:family="paragraph" style:parent-style-name="Standard" style:list-style-name="L58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783" style:family="paragraph" style:parent-style-name="Standard" style:list-style-name="L59">
      <style:paragraph-properties fo:line-height="100%"/>
      <style:text-properties fo:font-style="italic" fo:font-weight="normal" officeooo:rsid="01305c41" officeooo:paragraph-rsid="01324177" style:font-style-asian="italic" style:font-weight-asian="normal" style:font-style-complex="italic" style:font-weight-complex="normal"/>
    </style:style>
    <style:style style:name="P784" style:family="paragraph" style:parent-style-name="Standard" style:list-style-name="L59">
      <style:paragraph-properties fo:line-height="100%"/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785" style:family="paragraph" style:parent-style-name="Standard" style:list-style-name="L60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786" style:family="paragraph" style:parent-style-name="Standard" style:list-style-name="L61">
      <style:paragraph-properties fo:line-height="100%"/>
      <style:text-properties fo:font-style="italic" fo:font-weight="normal" officeooo:rsid="013b189d" officeooo:paragraph-rsid="013b189d" style:font-style-asian="italic" style:font-weight-asian="normal" style:font-style-complex="italic" style:font-weight-complex="normal"/>
    </style:style>
    <style:style style:name="P787" style:family="paragraph" style:parent-style-name="Standard" style:list-style-name="L61">
      <style:paragraph-properties fo:line-height="100%"/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788" style:family="paragraph" style:parent-style-name="Standard" style:list-style-name="L62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789" style:family="paragraph" style:parent-style-name="Standard" style:list-style-name="L63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790" style:family="paragraph" style:parent-style-name="Standard" style:list-style-name="L64">
      <style:paragraph-properties fo:line-height="100%"/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791" style:family="paragraph" style:parent-style-name="Standard" style:list-style-name="L29">
      <style:text-properties officeooo:paragraph-rsid="00a8ca1b"/>
    </style:style>
    <style:style style:name="P792" style:family="paragraph" style:parent-style-name="Standard" style:list-style-name="L38">
      <style:text-properties officeooo:paragraph-rsid="00f9fdc0"/>
    </style:style>
    <style:style style:name="P793" style:family="paragraph" style:parent-style-name="Standard" style:list-style-name="L38">
      <style:text-properties fo:font-style="normal" fo:font-weight="normal" officeooo:rsid="00f9fdc0" officeooo:paragraph-rsid="00fb5f7f" style:font-style-asian="normal" style:font-weight-asian="normal" style:font-style-complex="normal" style:font-weight-complex="normal"/>
    </style:style>
    <style:style style:name="P794" style:family="paragraph" style:parent-style-name="Standard" style:list-style-name="L50">
      <style:text-properties fo:font-style="normal" officeooo:rsid="0128c6e8" officeooo:paragraph-rsid="012cecd7" style:font-style-asian="normal" style:font-style-complex="normal"/>
    </style:style>
    <style:style style:name="P795" style:family="paragraph" style:parent-style-name="Standard" style:list-style-name="L63">
      <style:text-properties officeooo:paragraph-rsid="013e50cb"/>
    </style:style>
    <style:style style:name="P796" style:family="paragraph" style:parent-style-name="Standard" style:list-style-name="L63">
      <style:text-properties officeooo:paragraph-rsid="01401741"/>
    </style:style>
    <style:style style:name="P797" style:family="paragraph" style:parent-style-name="Standard" style:list-style-name="L63">
      <style:text-properties officeooo:paragraph-rsid="013db3b4"/>
    </style:style>
    <style:style style:name="P798" style:family="paragraph" style:parent-style-name="Standard" style:list-style-name="L65">
      <style:paragraph-properties fo:line-height="100%"/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799" style:family="paragraph" style:parent-style-name="Standard" style:list-style-name="L65"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800" style:family="paragraph" style:parent-style-name="Standard" style:list-style-name="L66"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801" style:family="paragraph" style:parent-style-name="Standard" style:list-style-name="L67">
      <style:paragraph-properties fo:line-height="100%"/>
      <style:text-properties style:use-window-font-color="true" fo:font-style="italic" fo:font-weight="normal" officeooo:rsid="0151b86d" officeooo:paragraph-rsid="0151b86d" style:font-style-asian="italic" style:font-weight-asian="normal" style:font-style-complex="italic" style:font-weight-complex="normal"/>
    </style:style>
    <style:style style:name="P802" style:family="paragraph" style:parent-style-name="Standard" style:list-style-name="L68">
      <style:text-properties style:use-window-font-color="true" fo:font-style="italic" fo:font-weight="normal" officeooo:rsid="01618dcc" officeooo:paragraph-rsid="0161b854" style:font-style-asian="italic" style:font-weight-asian="normal" style:font-style-complex="italic" style:font-weight-complex="normal"/>
    </style:style>
    <style:style style:name="P803" style:family="paragraph" style:parent-style-name="Standard" style:list-style-name="L69">
      <style:text-properties style:use-window-font-color="true" fo:font-style="italic" fo:font-weight="normal" officeooo:rsid="01549026" officeooo:paragraph-rsid="01549026" style:font-style-asian="italic" style:font-weight-asian="normal" style:font-style-complex="italic" style:font-weight-complex="normal"/>
    </style:style>
    <style:style style:name="P804" style:family="paragraph" style:parent-style-name="Standard" style:list-style-name="L12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d5826a" officeooo:paragraph-rsid="002f731d" style:font-style-asian="italic" style:font-weight-asian="normal" style:font-style-complex="italic" style:font-weight-complex="normal"/>
    </style:style>
    <style:style style:name="T1" style:family="text">
      <style:text-properties officeooo:rsid="000fecc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1b025" style:font-style-asian="italic" style:font-style-complex="italic"/>
    </style:style>
    <style:style style:name="T4" style:family="text">
      <style:text-properties fo:font-style="italic" officeooo:rsid="0013daba" style:font-style-asian="italic" style:font-style-complex="italic"/>
    </style:style>
    <style:style style:name="T5" style:family="text">
      <style:text-properties fo:font-style="italic" officeooo:rsid="0012a0dc" style:font-style-asian="italic" style:font-style-complex="italic"/>
    </style:style>
    <style:style style:name="T6" style:family="text">
      <style:text-properties fo:font-style="italic" officeooo:rsid="00186c3f" style:font-style-asian="italic" style:font-style-complex="italic"/>
    </style:style>
    <style:style style:name="T7" style:family="text">
      <style:text-properties fo:font-style="italic" officeooo:rsid="001c5680" style:font-style-asian="italic" style:font-style-complex="italic"/>
    </style:style>
    <style:style style:name="T8" style:family="text">
      <style:text-properties fo:font-style="italic" officeooo:rsid="001e2fb9" style:font-style-asian="italic" style:font-style-complex="italic"/>
    </style:style>
    <style:style style:name="T9" style:family="text">
      <style:text-properties fo:font-style="italic" officeooo:rsid="00201bd5" style:font-style-asian="italic" style:font-style-complex="italic"/>
    </style:style>
    <style:style style:name="T10" style:family="text">
      <style:text-properties fo:font-style="italic" officeooo:rsid="004a157b" style:font-style-asian="italic" style:font-style-complex="italic"/>
    </style:style>
    <style:style style:name="T11" style:family="text">
      <style:text-properties fo:font-style="italic" officeooo:rsid="01871851" style:font-style-asian="italic" style:font-style-complex="italic"/>
    </style:style>
    <style:style style:name="T12" style:family="text">
      <style:text-properties fo:font-style="italic" officeooo:rsid="0055a125" style:font-style-asian="italic" style:font-style-complex="italic"/>
    </style:style>
    <style:style style:name="T13" style:family="text">
      <style:text-properties fo:font-style="italic" officeooo:rsid="00572cb0" style:font-style-asian="italic" style:font-style-complex="italic"/>
    </style:style>
    <style:style style:name="T14" style:family="text">
      <style:text-properties fo:font-style="italic" officeooo:rsid="00beb82f" style:font-style-asian="italic" style:font-style-complex="italic"/>
    </style:style>
    <style:style style:name="T15" style:family="text">
      <style:text-properties fo:font-style="italic" officeooo:rsid="005f2637" style:font-style-asian="italic" style:font-style-complex="italic"/>
    </style:style>
    <style:style style:name="T16" style:family="text">
      <style:text-properties fo:font-style="italic" officeooo:rsid="005fb5cb" style:font-style-asian="italic" style:font-style-complex="italic"/>
    </style:style>
    <style:style style:name="T17" style:family="text">
      <style:text-properties fo:font-style="italic" officeooo:rsid="00607814" style:font-style-asian="italic" style:font-style-complex="italic"/>
    </style:style>
    <style:style style:name="T18" style:family="text">
      <style:text-properties fo:font-style="italic" officeooo:rsid="0063f681" style:font-style-asian="italic" style:font-style-complex="italic"/>
    </style:style>
    <style:style style:name="T19" style:family="text">
      <style:text-properties fo:font-style="italic" officeooo:rsid="006579dd" style:font-style-asian="italic" style:font-style-complex="italic"/>
    </style:style>
    <style:style style:name="T20" style:family="text">
      <style:text-properties fo:font-style="italic" officeooo:rsid="00644350" style:font-style-asian="italic" style:font-style-complex="italic"/>
    </style:style>
    <style:style style:name="T21" style:family="text">
      <style:text-properties fo:font-style="italic" officeooo:rsid="0066b31e" style:font-style-asian="italic" style:font-style-complex="italic"/>
    </style:style>
    <style:style style:name="T22" style:family="text">
      <style:text-properties fo:font-style="italic" officeooo:rsid="0069ae1a" style:font-style-asian="italic" style:font-style-complex="italic"/>
    </style:style>
    <style:style style:name="T23" style:family="text">
      <style:text-properties fo:font-style="italic" officeooo:rsid="006f66ec" style:font-style-asian="italic" style:font-style-complex="italic"/>
    </style:style>
    <style:style style:name="T24" style:family="text">
      <style:text-properties fo:font-style="italic" officeooo:rsid="0072cdc4" style:font-style-asian="italic" style:font-style-complex="italic"/>
    </style:style>
    <style:style style:name="T25" style:family="text">
      <style:text-properties fo:font-style="italic" officeooo:rsid="00751d17" style:font-style-asian="italic" style:font-style-complex="italic"/>
    </style:style>
    <style:style style:name="T26" style:family="text">
      <style:text-properties fo:font-style="italic" officeooo:rsid="00793c0d" style:font-style-asian="italic" style:font-style-complex="italic"/>
    </style:style>
    <style:style style:name="T27" style:family="text">
      <style:text-properties fo:font-style="italic" officeooo:rsid="007d92ff" style:font-style-asian="italic" style:font-style-complex="italic"/>
    </style:style>
    <style:style style:name="T28" style:family="text">
      <style:text-properties fo:font-style="italic" officeooo:rsid="00819260" style:font-style-asian="italic" style:font-style-complex="italic"/>
    </style:style>
    <style:style style:name="T29" style:family="text">
      <style:text-properties fo:font-style="italic" officeooo:rsid="009622c6" style:font-style-asian="italic" style:font-style-complex="italic"/>
    </style:style>
    <style:style style:name="T30" style:family="text">
      <style:text-properties fo:font-style="italic" officeooo:rsid="009d5b59" style:font-style-asian="italic" style:font-style-complex="italic"/>
    </style:style>
    <style:style style:name="T31" style:family="text">
      <style:text-properties fo:font-style="italic" officeooo:rsid="00a1d04f" style:font-style-asian="italic" style:font-style-complex="italic"/>
    </style:style>
    <style:style style:name="T32" style:family="text">
      <style:text-properties fo:font-style="italic" officeooo:rsid="00a8ca1b" style:font-style-asian="italic" style:font-style-complex="italic"/>
    </style:style>
    <style:style style:name="T33" style:family="text">
      <style:text-properties fo:font-style="italic" officeooo:rsid="00acfb9d" style:font-style-asian="italic" style:font-style-complex="italic"/>
    </style:style>
    <style:style style:name="T34" style:family="text">
      <style:text-properties fo:font-style="italic" officeooo:rsid="00bbf4cd" style:font-style-asian="italic" style:font-style-complex="italic"/>
    </style:style>
    <style:style style:name="T35" style:family="text">
      <style:text-properties fo:font-style="italic" officeooo:rsid="00ba819c" style:font-style-asian="italic" style:font-style-complex="italic"/>
    </style:style>
    <style:style style:name="T36" style:family="text">
      <style:text-properties fo:font-style="italic" officeooo:rsid="00bdd473" style:font-style-asian="italic" style:font-style-complex="italic"/>
    </style:style>
    <style:style style:name="T37" style:family="text">
      <style:text-properties fo:font-style="italic" officeooo:rsid="00c495da" style:font-style-asian="italic" style:font-style-complex="italic"/>
    </style:style>
    <style:style style:name="T38" style:family="text">
      <style:text-properties fo:font-style="italic" officeooo:rsid="00c50878" style:font-style-asian="italic" style:font-style-complex="italic"/>
    </style:style>
    <style:style style:name="T39" style:family="text">
      <style:text-properties fo:font-style="italic" officeooo:rsid="00f9fdc0" style:font-style-asian="italic" style:font-style-complex="italic"/>
    </style:style>
    <style:style style:name="T40" style:family="text">
      <style:text-properties fo:font-style="italic" officeooo:rsid="00fb5f7f" style:font-style-asian="italic" style:font-style-complex="italic"/>
    </style:style>
    <style:style style:name="T41" style:family="text">
      <style:text-properties fo:font-style="italic" officeooo:rsid="0108e64c" style:font-style-asian="italic" style:font-style-complex="italic"/>
    </style:style>
    <style:style style:name="T42" style:family="text">
      <style:text-properties fo:font-style="italic" officeooo:rsid="010c3ac9" style:font-style-asian="italic" style:font-style-complex="italic"/>
    </style:style>
    <style:style style:name="T43" style:family="text">
      <style:text-properties fo:font-style="italic" officeooo:rsid="010f5523" style:font-style-asian="italic" style:font-style-complex="italic"/>
    </style:style>
    <style:style style:name="T44" style:family="text">
      <style:text-properties fo:font-style="italic" officeooo:rsid="010da598" style:font-style-asian="italic" style:font-style-complex="italic"/>
    </style:style>
    <style:style style:name="T45" style:family="text">
      <style:text-properties fo:font-style="italic" officeooo:rsid="0111d037" style:font-style-asian="italic" style:font-style-complex="italic"/>
    </style:style>
    <style:style style:name="T46" style:family="text">
      <style:text-properties fo:font-style="italic" officeooo:rsid="01190d75" style:font-style-asian="italic" style:font-style-complex="italic"/>
    </style:style>
    <style:style style:name="T47" style:family="text">
      <style:text-properties fo:font-style="italic" officeooo:rsid="008c034a" style:font-style-asian="italic" style:font-style-complex="italic"/>
    </style:style>
    <style:style style:name="T48" style:family="text">
      <style:text-properties fo:font-style="italic" officeooo:rsid="0128c6e8" style:font-style-asian="italic" style:font-style-complex="italic"/>
    </style:style>
    <style:style style:name="T49" style:family="text">
      <style:text-properties fo:font-style="italic" officeooo:rsid="012e9465" style:font-style-asian="italic" style:font-style-complex="italic"/>
    </style:style>
    <style:style style:name="T50" style:family="text">
      <style:text-properties fo:font-style="italic" officeooo:rsid="01305c41" style:font-style-asian="italic" style:font-style-complex="italic"/>
    </style:style>
    <style:style style:name="T51" style:family="text">
      <style:text-properties fo:font-style="italic" officeooo:rsid="014be95f" style:font-style-asian="italic" style:font-style-complex="italic"/>
    </style:style>
    <style:style style:name="T52" style:family="text">
      <style:text-properties fo:font-style="italic" officeooo:rsid="010639c7" style:font-style-asian="italic" style:font-style-complex="italic"/>
    </style:style>
    <style:style style:name="T53" style:family="text">
      <style:text-properties fo:font-style="italic" officeooo:rsid="01703db4" style:font-style-asian="italic" style:font-style-complex="italic"/>
    </style:style>
    <style:style style:name="T54" style:family="text">
      <style:text-properties fo:font-style="italic" officeooo:rsid="010ab710" style:font-style-asian="italic" style:font-style-complex="italic"/>
    </style:style>
    <style:style style:name="T5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6" style:family="text">
      <style:text-properties fo:font-style="italic" fo:font-weight="normal" officeooo:rsid="08ad15c9" style:font-style-asian="italic" style:font-weight-asian="normal" style:font-style-complex="italic" style:font-weight-complex="normal"/>
    </style:style>
    <style:style style:name="T57" style:family="text">
      <style:text-properties fo:font-style="italic" fo:font-weight="normal" officeooo:rsid="01113d34" style:font-style-asian="italic" style:font-weight-asian="normal" style:font-style-complex="italic" style:font-weight-complex="normal"/>
    </style:style>
    <style:style style:name="T58" style:family="text">
      <style:text-properties fo:font-style="italic" fo:font-weight="normal" officeooo:rsid="00751d17" style:font-style-asian="italic" style:font-weight-asian="normal" style:font-style-complex="italic" style:font-weight-complex="normal"/>
    </style:style>
    <style:style style:name="T59" style:family="text">
      <style:text-properties fo:font-style="italic" fo:font-weight="normal" officeooo:rsid="007b2101" style:font-style-asian="italic" style:font-weight-asian="normal" style:font-style-complex="italic" style:font-weight-complex="normal"/>
    </style:style>
    <style:style style:name="T60" style:family="text">
      <style:text-properties fo:font-style="italic" fo:font-weight="normal" officeooo:rsid="008eb3ea" style:font-style-asian="italic" style:font-weight-asian="normal" style:font-style-complex="italic" style:font-weight-complex="normal"/>
    </style:style>
    <style:style style:name="T61" style:family="text">
      <style:text-properties fo:font-style="italic" fo:font-weight="normal" officeooo:rsid="008eeb87" style:font-style-asian="italic" style:font-weight-asian="normal" style:font-style-complex="italic" style:font-weight-complex="normal"/>
    </style:style>
    <style:style style:name="T62" style:family="text">
      <style:text-properties fo:font-style="italic" fo:font-weight="normal" officeooo:rsid="00905987" style:font-style-asian="italic" style:font-weight-asian="normal" style:font-style-complex="italic" style:font-weight-complex="normal"/>
    </style:style>
    <style:style style:name="T63" style:family="text">
      <style:text-properties fo:font-style="italic" fo:font-weight="normal" officeooo:rsid="00939859" style:font-style-asian="italic" style:font-weight-asian="normal" style:font-style-complex="italic" style:font-weight-complex="normal"/>
    </style:style>
    <style:style style:name="T64" style:family="text">
      <style:text-properties fo:font-style="italic" fo:font-weight="normal" officeooo:rsid="00941a11" style:font-style-asian="italic" style:font-weight-asian="normal" style:font-style-complex="italic" style:font-weight-complex="normal"/>
    </style:style>
    <style:style style:name="T65" style:family="text">
      <style:text-properties fo:font-style="italic" fo:font-weight="normal" officeooo:rsid="00d23a32" style:font-style-asian="italic" style:font-weight-asian="normal" style:font-style-complex="italic" style:font-weight-complex="normal"/>
    </style:style>
    <style:style style:name="T66" style:family="text">
      <style:text-properties fo:font-style="italic" fo:font-weight="normal" officeooo:rsid="00d63bc5" style:font-style-asian="italic" style:font-weight-asian="normal" style:font-style-complex="italic" style:font-weight-complex="normal"/>
    </style:style>
    <style:style style:name="T67" style:family="text">
      <style:text-properties fo:font-style="italic" fo:font-weight="normal" officeooo:rsid="00d833d3" style:font-style-asian="italic" style:font-weight-asian="normal" style:font-style-complex="italic" style:font-weight-complex="normal"/>
    </style:style>
    <style:style style:name="T68" style:family="text">
      <style:text-properties fo:font-style="italic" fo:font-weight="normal" officeooo:rsid="00dd44af" style:font-style-asian="italic" style:font-weight-asian="normal" style:font-style-complex="italic" style:font-weight-complex="normal"/>
    </style:style>
    <style:style style:name="T69" style:family="text">
      <style:text-properties fo:font-style="italic" fo:font-weight="normal" officeooo:rsid="00e1ae30" style:font-style-asian="italic" style:font-weight-asian="normal" style:font-style-complex="italic" style:font-weight-complex="normal"/>
    </style:style>
    <style:style style:name="T70" style:family="text">
      <style:text-properties fo:font-style="italic" fo:font-weight="normal" officeooo:rsid="00e8426c" style:font-style-asian="italic" style:font-weight-asian="normal" style:font-style-complex="italic" style:font-weight-complex="normal"/>
    </style:style>
    <style:style style:name="T71" style:family="text">
      <style:text-properties fo:font-style="italic" fo:font-weight="normal" officeooo:rsid="00da4eed" style:font-style-asian="italic" style:font-weight-asian="normal" style:font-style-complex="italic" style:font-weight-complex="normal"/>
    </style:style>
    <style:style style:name="T72" style:family="text">
      <style:text-properties fo:font-style="italic" fo:font-weight="normal" officeooo:rsid="00f4c6c5" style:font-style-asian="italic" style:font-weight-asian="normal" style:font-style-complex="italic" style:font-weight-complex="normal"/>
    </style:style>
    <style:style style:name="T73" style:family="text">
      <style:text-properties fo:font-style="italic" fo:font-weight="normal" officeooo:rsid="00f51685" style:font-style-asian="italic" style:font-weight-asian="normal" style:font-style-complex="italic" style:font-weight-complex="normal"/>
    </style:style>
    <style:style style:name="T74" style:family="text">
      <style:text-properties fo:font-style="italic" fo:font-weight="normal" officeooo:rsid="00f68ffb" style:font-style-asian="italic" style:font-weight-asian="normal" style:font-style-complex="italic" style:font-weight-complex="normal"/>
    </style:style>
    <style:style style:name="T75" style:family="text">
      <style:text-properties fo:font-style="italic" fo:font-weight="normal" officeooo:rsid="00f9fdc0" style:font-style-asian="italic" style:font-weight-asian="normal" style:font-style-complex="italic" style:font-weight-complex="normal"/>
    </style:style>
    <style:style style:name="T76" style:family="text">
      <style:text-properties fo:font-style="italic" fo:font-weight="normal" officeooo:rsid="00fb5f7f" style:font-style-asian="italic" style:font-weight-asian="normal" style:font-style-complex="italic" style:font-weight-complex="normal"/>
    </style:style>
    <style:style style:name="T77" style:family="text">
      <style:text-properties fo:font-style="italic" fo:font-weight="normal" officeooo:rsid="00fc67ff" style:font-style-asian="italic" style:font-weight-asian="normal" style:font-style-complex="italic" style:font-weight-complex="normal"/>
    </style:style>
    <style:style style:name="T78" style:family="text">
      <style:text-properties fo:font-style="italic" fo:font-weight="normal" officeooo:rsid="012cecd7" style:font-style-asian="italic" style:font-weight-asian="normal" style:font-style-complex="italic" style:font-weight-complex="normal"/>
    </style:style>
    <style:style style:name="T79" style:family="text">
      <style:text-properties fo:font-style="italic" fo:font-weight="normal" officeooo:rsid="012e9465" style:font-style-asian="italic" style:font-weight-asian="normal" style:font-style-complex="italic" style:font-weight-complex="normal"/>
    </style:style>
    <style:style style:name="T80" style:family="text">
      <style:text-properties fo:font-style="italic" fo:font-weight="normal" officeooo:rsid="012edf56" style:font-style-asian="italic" style:font-weight-asian="normal" style:font-style-complex="italic" style:font-weight-complex="normal"/>
    </style:style>
    <style:style style:name="T81" style:family="text">
      <style:text-properties fo:font-style="italic" fo:font-weight="normal" officeooo:rsid="01305c41" style:font-style-asian="italic" style:font-weight-asian="normal" style:font-style-complex="italic" style:font-weight-complex="normal"/>
    </style:style>
    <style:style style:name="T82" style:family="text">
      <style:text-properties fo:font-style="italic" fo:font-weight="normal" officeooo:rsid="013db3b4" style:font-style-asian="italic" style:font-weight-asian="normal" style:font-style-complex="italic" style:font-weight-complex="normal"/>
    </style:style>
    <style:style style:name="T83" style:family="text">
      <style:text-properties fo:font-style="italic" fo:font-weight="normal" officeooo:rsid="01401741" style:font-style-asian="italic" style:font-weight-asian="normal" style:font-style-complex="italic" style:font-weight-complex="normal"/>
    </style:style>
    <style:style style:name="T84" style:family="text">
      <style:text-properties fo:font-style="italic" fo:font-weight="normal" officeooo:rsid="01459f86" style:font-style-asian="italic" style:font-weight-asian="normal" style:font-style-complex="italic" style:font-weight-complex="normal"/>
    </style:style>
    <style:style style:name="T85" style:family="text">
      <style:text-properties fo:font-style="italic" fo:font-weight="normal" officeooo:rsid="00d459e3" style:font-style-asian="italic" style:font-weight-asian="normal" style:font-style-complex="italic" style:font-weight-complex="normal"/>
    </style:style>
    <style:style style:name="T86" style:family="text">
      <style:text-properties fo:font-style="italic" fo:font-weight="normal" officeooo:rsid="014be95f" style:font-style-asian="italic" style:font-weight-asian="normal" style:font-style-complex="italic" style:font-weight-complex="normal"/>
    </style:style>
    <style:style style:name="T8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88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89" style:family="text">
      <style:text-properties fo:font-style="italic" style:text-underline-style="none" fo:font-weight="normal" officeooo:rsid="00beb82f" style:font-style-asian="italic" style:font-weight-asian="normal" style:font-style-complex="italic" style:font-weight-complex="normal"/>
    </style:style>
    <style:style style:name="T90" style:family="text">
      <style:text-properties fo:font-style="italic" style:text-underline-style="none" fo:font-weight="normal" officeooo:rsid="02ccc8f6" style:font-style-asian="italic" style:font-weight-asian="normal" style:font-style-complex="italic" style:font-weight-complex="normal"/>
    </style:style>
    <style:style style:name="T91" style:family="text">
      <style:text-properties fo:font-style="italic" style:text-underline-style="none" fo:font-weight="normal" officeooo:rsid="00d1487d" style:font-style-asian="italic" style:font-weight-asian="normal" style:font-style-complex="italic" style:font-weight-complex="normal"/>
    </style:style>
    <style:style style:name="T92" style:family="text">
      <style:text-properties fo:font-style="italic" style:text-underline-style="none" fo:font-weight="normal" officeooo:rsid="00bd3f9d" style:font-style-asian="italic" style:font-weight-asian="normal" style:font-style-complex="italic" style:font-weight-complex="normal"/>
    </style:style>
    <style:style style:name="T93" style:family="text">
      <style:text-properties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94" style:family="text">
      <style:text-properties fo:font-style="italic" style:text-underline-style="none" fo:font-weight="normal" officeooo:rsid="00a75993" style:font-style-asian="italic" style:font-weight-asian="normal" style:font-style-complex="italic" style:font-weight-complex="normal"/>
    </style:style>
    <style:style style:name="T95" style:family="text">
      <style:text-properties fo:font-style="italic" style:text-underline-style="none" fo:font-weight="normal" officeooo:rsid="009e29ef" style:font-style-asian="italic" style:font-weight-asian="normal" style:font-style-complex="italic" style:font-weight-complex="normal"/>
    </style:style>
    <style:style style:name="T96" style:family="text">
      <style:text-properties fo:font-style="italic" style:text-underline-style="none" fo:font-weight="normal" officeooo:rsid="003fcbcf" style:font-style-asian="italic" style:font-weight-asian="normal" style:font-style-complex="italic" style:font-weight-complex="normal"/>
    </style:style>
    <style:style style:name="T97" style:family="text">
      <style:text-properties fo:font-style="italic" style:text-underline-style="none" fo:font-weight="normal" officeooo:rsid="010db770" style:font-style-asian="italic" style:font-weight-asian="normal" style:font-style-complex="italic" style:font-weight-complex="normal"/>
    </style:style>
    <style:style style:name="T98" style:family="text">
      <style:text-properties fo:font-style="italic" style:text-underline-style="none" fo:font-weight="normal" officeooo:rsid="00476ae1" style:font-style-asian="italic" style:font-weight-asian="normal" style:font-style-complex="italic" style:font-weight-complex="normal"/>
    </style:style>
    <style:style style:name="T99" style:family="text">
      <style:text-properties fo:font-style="italic" style:text-underline-style="none" fo:font-weight="normal" officeooo:rsid="004acb3b" style:font-style-asian="italic" style:font-weight-asian="normal" style:font-style-complex="italic" style:font-weight-complex="normal"/>
    </style:style>
    <style:style style:name="T100" style:family="text">
      <style:text-properties fo:font-style="italic" style:text-underline-style="none" fo:font-weight="normal" officeooo:rsid="00d83381" style:font-style-asian="italic" style:font-weight-asian="normal" style:font-style-complex="italic" style:font-weight-complex="normal"/>
    </style:style>
    <style:style style:name="T101" style:family="text">
      <style:text-properties fo:font-style="italic" style:text-underline-style="none" fo:font-weight="normal" officeooo:rsid="00d5826a" style:font-style-asian="italic" style:font-weight-asian="normal" style:font-style-complex="italic" style:font-weight-complex="normal"/>
    </style:style>
    <style:style style:name="T102" style:family="text">
      <style:text-properties fo:font-style="italic" style:text-underline-style="none" fo:font-weight="normal" officeooo:rsid="0057ec24" style:font-style-asian="italic" style:font-weight-asian="normal" style:font-style-complex="italic" style:font-weight-complex="normal"/>
    </style:style>
    <style:style style:name="T103" style:family="text">
      <style:text-properties fo:font-style="italic" style:text-underline-style="none" fo:font-weight="normal" officeooo:rsid="00d77d7d" style:font-style-asian="italic" style:font-weight-asian="normal" style:font-style-complex="italic" style:font-weight-complex="normal"/>
    </style:style>
    <style:style style:name="T104" style:family="text">
      <style:text-properties fo:font-style="italic" style:text-underline-style="none" fo:font-weight="normal" officeooo:rsid="005c5090" style:font-style-asian="italic" style:font-weight-asian="normal" style:font-style-complex="italic" style:font-weight-complex="normal"/>
    </style:style>
    <style:style style:name="T105" style:family="text">
      <style:text-properties fo:font-style="italic" style:text-underline-style="none" fo:font-weight="normal" officeooo:rsid="00cc5bce" style:font-style-asian="italic" style:font-weight-asian="normal" style:font-style-complex="italic" style:font-weight-complex="normal"/>
    </style:style>
    <style:style style:name="T106" style:family="text">
      <style:text-properties fo:font-style="italic" style:text-underline-style="none" fo:font-weight="normal" officeooo:rsid="00a07f5d" style:font-style-asian="italic" style:font-weight-asian="normal" style:font-style-complex="italic" style:font-weight-complex="normal"/>
    </style:style>
    <style:style style:name="T107" style:family="text">
      <style:text-properties fo:font-style="italic" style:text-underline-style="none" fo:font-weight="normal" officeooo:rsid="01770822" style:font-style-asian="italic" style:font-weight-asian="normal" style:font-style-complex="italic" style:font-weight-complex="normal"/>
    </style:style>
    <style:style style:name="T108" style:family="text">
      <style:text-properties fo:font-style="italic" style:text-underline-style="none" fo:font-weight="normal" officeooo:rsid="0179bfd9" style:font-style-asian="italic" style:font-weight-asian="normal" style:font-style-complex="italic" style:font-weight-complex="normal"/>
    </style:style>
    <style:style style:name="T109" style:family="text">
      <style:text-properties fo:font-style="italic" style:text-underline-style="none" fo:font-weight="normal" officeooo:rsid="017f896b" style:font-style-asian="italic" style:font-weight-asian="normal" style:font-style-complex="italic" style:font-weight-complex="normal"/>
    </style:style>
    <style:style style:name="T110" style:family="text">
      <style:text-properties fo:font-style="italic" style:text-underline-style="none" fo:font-weight="normal" officeooo:rsid="0184ae27" style:font-style-asian="italic" style:font-weight-asian="normal" style:font-style-complex="italic" style:font-weight-complex="normal"/>
    </style:style>
    <style:style style:name="T111" style:family="text">
      <style:text-properties fo:font-style="italic" style:text-underline-style="none" style:font-style-asian="italic" style:font-style-complex="italic"/>
    </style:style>
    <style:style style:name="T112" style:family="text">
      <style:text-properties fo:font-style="italic" style:text-underline-style="none" officeooo:rsid="010f422a" style:font-style-asian="italic" style:font-style-complex="italic"/>
    </style:style>
    <style:style style:name="T113" style:family="text">
      <style:text-properties fo:font-style="italic" style:text-underline-style="none" officeooo:rsid="004caf23" style:font-style-asian="italic" style:font-style-complex="italic"/>
    </style:style>
    <style:style style:name="T114" style:family="text">
      <style:text-properties fo:font-style="italic" style:text-underline-style="none" fo:font-weight="bold" officeooo:rsid="00bd3f9d" style:font-style-asian="italic" style:font-weight-asian="bold" style:font-style-complex="italic" style:font-weight-complex="bold"/>
    </style:style>
    <style:style style:name="T115" style:family="text">
      <style:text-properties fo:font-style="italic" style:text-underline-style="none" fo:font-weight="bold" officeooo:rsid="00a75993" style:font-style-asian="italic" style:font-weight-asian="bold" style:font-style-complex="italic" style:font-weight-complex="bold"/>
    </style:style>
    <style:style style:name="T116" style:family="text">
      <style:text-properties fo:font-style="italic" style:text-underline-style="none" fo:font-weight="bold" officeooo:rsid="00d83381" style:font-style-asian="italic" style:font-weight-asian="bold" style:font-style-complex="italic" style:font-weight-complex="bold"/>
    </style:style>
    <style:style style:name="T117" style:family="text">
      <style:text-properties fo:font-style="italic" style:text-underline-style="none" fo:font-weight="bold" officeooo:rsid="00d77d7d" style:font-style-asian="italic" style:font-weight-asian="bold" style:font-style-complex="italic" style:font-weight-complex="bold"/>
    </style:style>
    <style:style style:name="T1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9" style:family="text">
      <style:text-properties fo:font-style="italic" fo:font-weight="bold" officeooo:rsid="01871851" style:font-style-asian="italic" style:font-weight-asian="bold" style:font-style-complex="italic" style:font-weight-complex="bold"/>
    </style:style>
    <style:style style:name="T120" style:family="text">
      <style:text-properties fo:font-style="italic" fo:font-weight="bold" officeooo:rsid="009d5b59" style:font-style-asian="italic" style:font-weight-asian="bold" style:font-style-complex="italic" style:font-weight-complex="bold"/>
    </style:style>
    <style:style style:name="T121" style:family="text">
      <style:text-properties fo:font-style="italic" fo:font-weight="bold" officeooo:rsid="00ba819c" style:font-style-asian="italic" style:font-weight-asian="bold" style:font-style-complex="italic" style:font-weight-complex="bold"/>
    </style:style>
    <style:style style:name="T122" style:family="text">
      <style:text-properties fo:font-style="italic" fo:font-weight="bold" officeooo:rsid="00e1ae30" style:font-style-asian="italic" style:font-weight-asian="bold" style:font-style-complex="italic" style:font-weight-complex="bold"/>
    </style:style>
    <style:style style:name="T123" style:family="text">
      <style:text-properties fo:font-style="italic" fo:font-weight="bold" officeooo:rsid="00e30a5c" style:font-style-asian="italic" style:font-weight-asian="bold" style:font-style-complex="italic" style:font-weight-complex="bold"/>
    </style:style>
    <style:style style:name="T124" style:family="text">
      <style:text-properties fo:font-style="italic" fo:font-weight="bold" officeooo:rsid="00dd44af" style:font-style-asian="italic" style:font-weight-asian="bold" style:font-style-complex="italic" style:font-weight-complex="bold"/>
    </style:style>
    <style:style style:name="T125" style:family="text">
      <style:text-properties fo:font-style="italic" fo:font-weight="bold" officeooo:rsid="00f4c6c5" style:font-style-asian="italic" style:font-weight-asian="bold" style:font-style-complex="italic" style:font-weight-complex="bold"/>
    </style:style>
    <style:style style:name="T126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27" style:family="text">
      <style:text-properties fo:font-style="italic" style:text-underline-style="solid" style:text-underline-width="auto" style:text-underline-color="font-color" fo:font-weight="normal" officeooo:rsid="01305c41" style:font-style-asian="italic" style:font-weight-asian="normal" style:font-style-complex="italic" style:font-weight-complex="normal"/>
    </style:style>
    <style:style style:name="T128" style:family="text">
      <style:text-properties fo:font-style="italic" style:text-underline-style="solid" style:text-underline-width="auto" style:text-underline-color="font-color" fo:font-weight="normal" officeooo:rsid="066f3d61" style:font-style-asian="italic" style:font-weight-asian="normal" style:font-style-complex="italic" style:font-weight-complex="normal"/>
    </style:style>
    <style:style style:name="T129" style:family="text">
      <style:text-properties fo:font-style="italic" style:text-underline-style="solid" style:text-underline-width="auto" style:text-underline-color="font-color" fo:font-weight="normal" officeooo:rsid="0670df4f" style:font-style-asian="italic" style:font-weight-asian="normal" style:font-style-complex="italic" style:font-weight-complex="normal"/>
    </style:style>
    <style:style style:name="T130" style:family="text">
      <style:text-properties fo:font-style="italic" style:text-underline-style="solid" style:text-underline-width="auto" style:text-underline-color="font-color" fo:font-weight="normal" officeooo:rsid="067106c6" style:font-style-asian="italic" style:font-weight-asian="normal" style:font-style-complex="italic" style:font-weight-complex="normal"/>
    </style:style>
    <style:style style:name="T13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32" style:family="text">
      <style:text-properties fo:font-style="italic" style:text-underline-style="solid" style:text-underline-width="auto" style:text-underline-color="font-color" officeooo:rsid="0735889c" style:font-style-asian="italic" style:font-style-complex="italic"/>
    </style:style>
    <style:style style:name="T133" style:family="text">
      <style:text-properties officeooo:rsid="0010e9b7"/>
    </style:style>
    <style:style style:name="T134" style:family="text">
      <style:text-properties fo:color="#ff0000"/>
    </style:style>
    <style:style style:name="T135" style:family="text">
      <style:text-properties fo:color="#ff0000" fo:font-style="italic" officeooo:rsid="0011b025" style:font-style-asian="italic" style:font-style-complex="italic"/>
    </style:style>
    <style:style style:name="T136" style:family="text">
      <style:text-properties fo:color="#ff0000" fo:font-style="italic" officeooo:rsid="00186c3f" style:font-style-asian="italic" style:font-style-complex="italic"/>
    </style:style>
    <style:style style:name="T137" style:family="text">
      <style:text-properties fo:color="#ff0000" officeooo:rsid="0013daba"/>
    </style:style>
    <style:style style:name="T138" style:family="text">
      <style:text-properties fo:color="#ff0000" officeooo:rsid="00186c3f"/>
    </style:style>
    <style:style style:name="T139" style:family="text">
      <style:text-properties fo:color="#ff0000" officeooo:rsid="00acfb9d"/>
    </style:style>
    <style:style style:name="T140" style:family="text">
      <style:text-properties fo:color="#ff0000" fo:font-weight="normal" style:font-weight-asian="normal" style:font-weight-complex="normal"/>
    </style:style>
    <style:style style:name="T141" style:family="text">
      <style:text-properties fo:color="#ff0000" fo:font-weight="normal" officeooo:rsid="014d6fa3" style:font-weight-asian="normal" style:font-weight-complex="normal"/>
    </style:style>
    <style:style style:name="T142" style:family="text">
      <style:text-properties fo:color="#ff0000" fo:font-style="normal" fo:font-weight="normal" officeooo:rsid="0151b86d" style:font-style-asian="normal" style:font-weight-asian="normal" style:font-style-complex="normal" style:font-weight-complex="normal"/>
    </style:style>
    <style:style style:name="T143" style:family="text">
      <style:text-properties fo:color="#0000ff"/>
    </style:style>
    <style:style style:name="T144" style:family="text">
      <style:text-properties fo:color="#0000ff" fo:font-style="italic" officeooo:rsid="0011b025" style:font-style-asian="italic" style:font-style-complex="italic"/>
    </style:style>
    <style:style style:name="T145" style:family="text">
      <style:text-properties fo:color="#0000ff" fo:font-style="italic" officeooo:rsid="0013daba" style:font-style-asian="italic" style:font-style-complex="italic"/>
    </style:style>
    <style:style style:name="T146" style:family="text">
      <style:text-properties fo:color="#0000ff" fo:font-style="italic" officeooo:rsid="00186c3f" style:font-style-asian="italic" style:font-style-complex="italic"/>
    </style:style>
    <style:style style:name="T147" style:family="text">
      <style:text-properties fo:color="#0000ff" fo:font-style="italic" officeooo:rsid="0012a0dc" style:font-style-asian="italic" style:font-style-complex="italic"/>
    </style:style>
    <style:style style:name="T148" style:family="text">
      <style:text-properties fo:color="#0000ff" fo:font-style="italic" officeooo:rsid="009f187e" style:font-style-asian="italic" style:font-style-complex="italic"/>
    </style:style>
    <style:style style:name="T149" style:family="text">
      <style:text-properties fo:color="#0000ff" officeooo:rsid="0013daba"/>
    </style:style>
    <style:style style:name="T150" style:family="text">
      <style:text-properties fo:color="#0000ff" officeooo:rsid="00186c3f"/>
    </style:style>
    <style:style style:name="T151" style:family="text">
      <style:text-properties fo:color="#0000ff" fo:background-color="transparent" loext:char-shading-value="0"/>
    </style:style>
    <style:style style:name="T152" style:family="text">
      <style:text-properties fo:color="#0000ff" officeooo:rsid="00acfb9d"/>
    </style:style>
    <style:style style:name="T153" style:family="text">
      <style:text-properties fo:color="#0000ff" fo:font-weight="normal" style:font-weight-asian="normal" style:font-weight-complex="normal"/>
    </style:style>
    <style:style style:name="T154" style:family="text">
      <style:text-properties fo:color="#0000ff" fo:font-weight="normal" officeooo:rsid="014d6fa3" style:font-weight-asian="normal" style:font-weight-complex="normal"/>
    </style:style>
    <style:style style:name="T155" style:family="text">
      <style:text-properties fo:color="#0000ff" fo:font-style="normal" fo:font-weight="normal" officeooo:rsid="0151b86d" style:font-style-asian="normal" style:font-weight-asian="normal" style:font-style-complex="normal" style:font-weight-complex="normal"/>
    </style:style>
    <style:style style:name="T156" style:family="text">
      <style:text-properties fo:color="#008000"/>
    </style:style>
    <style:style style:name="T157" style:family="text">
      <style:text-properties fo:color="#008000" fo:font-style="italic" style:font-style-asian="italic" style:font-style-complex="italic"/>
    </style:style>
    <style:style style:name="T158" style:family="text">
      <style:text-properties fo:color="#008000" fo:font-style="italic" officeooo:rsid="0011b025" style:font-style-asian="italic" style:font-style-complex="italic"/>
    </style:style>
    <style:style style:name="T159" style:family="text">
      <style:text-properties fo:color="#008000" fo:font-style="italic" officeooo:rsid="0013daba" style:font-style-asian="italic" style:font-style-complex="italic"/>
    </style:style>
    <style:style style:name="T160" style:family="text">
      <style:text-properties fo:color="#008000" fo:font-style="italic" officeooo:rsid="009f187e" style:font-style-asian="italic" style:font-style-complex="italic"/>
    </style:style>
    <style:style style:name="T161" style:family="text">
      <style:text-properties fo:color="#008000" officeooo:rsid="0013daba"/>
    </style:style>
    <style:style style:name="T162" style:family="text">
      <style:text-properties fo:color="#008000" officeooo:rsid="00acfb9d"/>
    </style:style>
    <style:style style:name="T163" style:family="text">
      <style:text-properties fo:color="#008000" fo:font-weight="normal" officeooo:rsid="007ca694" style:font-weight-asian="normal" style:font-weight-complex="normal"/>
    </style:style>
    <style:style style:name="T164" style:family="text">
      <style:text-properties fo:color="#ff00ff"/>
    </style:style>
    <style:style style:name="T165" style:family="text">
      <style:text-properties fo:color="#ff00ff" fo:font-style="italic" officeooo:rsid="0011b025" style:font-style-asian="italic" style:font-style-complex="italic"/>
    </style:style>
    <style:style style:name="T166" style:family="text">
      <style:text-properties fo:color="#ff00ff" fo:font-style="italic" officeooo:rsid="0013daba" style:font-style-asian="italic" style:font-style-complex="italic"/>
    </style:style>
    <style:style style:name="T167" style:family="text">
      <style:text-properties fo:color="#ff00ff" fo:font-style="italic" officeooo:rsid="00186c3f" style:font-style-asian="italic" style:font-style-complex="italic"/>
    </style:style>
    <style:style style:name="T168" style:family="text">
      <style:text-properties fo:color="#ff00ff" officeooo:rsid="00186c3f"/>
    </style:style>
    <style:style style:name="T169" style:family="text">
      <style:text-properties fo:color="#ff00ff" officeooo:rsid="00acfb9d"/>
    </style:style>
    <style:style style:name="T170" style:family="text">
      <style:text-properties fo:color="#1e90ff"/>
    </style:style>
    <style:style style:name="T171" style:family="text">
      <style:text-properties fo:color="#1e90ff" fo:font-style="italic" style:font-style-asian="italic" style:font-style-complex="italic"/>
    </style:style>
    <style:style style:name="T172" style:family="text">
      <style:text-properties fo:color="#1e90ff" fo:font-style="italic" officeooo:rsid="0013daba" style:font-style-asian="italic" style:font-style-complex="italic"/>
    </style:style>
    <style:style style:name="T173" style:family="text">
      <style:text-properties fo:color="#1e90ff" fo:font-style="italic" officeooo:rsid="00186c3f" style:font-style-asian="italic" style:font-style-complex="italic"/>
    </style:style>
    <style:style style:name="T174" style:family="text">
      <style:text-properties fo:color="#1e90ff" fo:font-style="italic" officeooo:rsid="0011b025" style:font-style-asian="italic" style:font-style-complex="italic"/>
    </style:style>
    <style:style style:name="T175" style:family="text">
      <style:text-properties fo:color="#1e90ff" officeooo:rsid="0013daba"/>
    </style:style>
    <style:style style:name="T176" style:family="text">
      <style:text-properties fo:color="#1e90ff" officeooo:rsid="00186c3f"/>
    </style:style>
    <style:style style:name="T177" style:family="text">
      <style:text-properties officeooo:rsid="0013daba"/>
    </style:style>
    <style:style style:name="T178" style:family="text">
      <style:text-properties fo:font-style="normal" style:font-style-asian="normal" style:font-style-complex="normal"/>
    </style:style>
    <style:style style:name="T179" style:family="text">
      <style:text-properties fo:font-style="normal" officeooo:rsid="00134990" style:font-style-asian="normal" style:font-style-complex="normal"/>
    </style:style>
    <style:style style:name="T180" style:family="text">
      <style:text-properties fo:font-style="normal" officeooo:rsid="0013daba" style:font-style-asian="normal" style:font-style-complex="normal"/>
    </style:style>
    <style:style style:name="T181" style:family="text">
      <style:text-properties fo:font-style="normal" officeooo:rsid="00154f37" style:font-style-asian="normal" style:font-style-complex="normal"/>
    </style:style>
    <style:style style:name="T182" style:family="text">
      <style:text-properties fo:font-style="normal" officeooo:rsid="001819bc" style:font-style-asian="normal" style:font-style-complex="normal"/>
    </style:style>
    <style:style style:name="T183" style:family="text">
      <style:text-properties fo:font-style="normal" officeooo:rsid="00186c3f" style:font-style-asian="normal" style:font-style-complex="normal"/>
    </style:style>
    <style:style style:name="T184" style:family="text">
      <style:text-properties fo:font-style="normal" officeooo:rsid="0018e013" style:font-style-asian="normal" style:font-style-complex="normal"/>
    </style:style>
    <style:style style:name="T185" style:family="text">
      <style:text-properties fo:font-style="normal" officeooo:rsid="001c0ef5" style:font-style-asian="normal" style:font-style-complex="normal"/>
    </style:style>
    <style:style style:name="T186" style:family="text">
      <style:text-properties fo:font-style="normal" officeooo:rsid="0055a125" style:font-style-asian="normal" style:font-style-complex="normal"/>
    </style:style>
    <style:style style:name="T187" style:family="text">
      <style:text-properties fo:font-style="normal" officeooo:rsid="005fb5cb" style:font-style-asian="normal" style:font-style-complex="normal"/>
    </style:style>
    <style:style style:name="T188" style:family="text">
      <style:text-properties fo:font-style="normal" officeooo:rsid="00607814" style:font-style-asian="normal" style:font-style-complex="normal"/>
    </style:style>
    <style:style style:name="T189" style:family="text">
      <style:text-properties fo:font-style="normal" officeooo:rsid="00616041" style:font-style-asian="normal" style:font-style-complex="normal"/>
    </style:style>
    <style:style style:name="T190" style:family="text">
      <style:text-properties fo:font-style="normal" officeooo:rsid="0063f681" style:font-style-asian="normal" style:font-style-complex="normal"/>
    </style:style>
    <style:style style:name="T191" style:family="text">
      <style:text-properties fo:font-style="normal" officeooo:rsid="00644350" style:font-style-asian="normal" style:font-style-complex="normal"/>
    </style:style>
    <style:style style:name="T192" style:family="text">
      <style:text-properties fo:font-style="normal" officeooo:rsid="006579dd" style:font-style-asian="normal" style:font-style-complex="normal"/>
    </style:style>
    <style:style style:name="T193" style:family="text">
      <style:text-properties fo:font-style="normal" officeooo:rsid="0068aca7" style:font-style-asian="normal" style:font-style-complex="normal"/>
    </style:style>
    <style:style style:name="T194" style:family="text">
      <style:text-properties fo:font-style="normal" officeooo:rsid="0069ae1a" style:font-style-asian="normal" style:font-style-complex="normal"/>
    </style:style>
    <style:style style:name="T195" style:family="text">
      <style:text-properties fo:font-style="normal" officeooo:rsid="006b8991" style:font-style-asian="normal" style:font-style-complex="normal"/>
    </style:style>
    <style:style style:name="T196" style:family="text">
      <style:text-properties fo:font-style="normal" officeooo:rsid="0069643a" style:font-style-asian="normal" style:font-style-complex="normal"/>
    </style:style>
    <style:style style:name="T197" style:family="text">
      <style:text-properties fo:font-style="normal" officeooo:rsid="006f66ec" style:font-style-asian="normal" style:font-style-complex="normal"/>
    </style:style>
    <style:style style:name="T198" style:family="text">
      <style:text-properties fo:font-style="normal" officeooo:rsid="006d78d1" style:font-style-asian="normal" style:font-style-complex="normal"/>
    </style:style>
    <style:style style:name="T199" style:family="text">
      <style:text-properties fo:font-style="normal" officeooo:rsid="0071baff" style:font-style-asian="normal" style:font-style-complex="normal"/>
    </style:style>
    <style:style style:name="T200" style:family="text">
      <style:text-properties fo:font-style="normal" officeooo:rsid="00751d17" style:font-style-asian="normal" style:font-style-complex="normal"/>
    </style:style>
    <style:style style:name="T201" style:family="text">
      <style:text-properties fo:font-style="normal" officeooo:rsid="0075c7db" style:font-style-asian="normal" style:font-style-complex="normal"/>
    </style:style>
    <style:style style:name="T202" style:family="text">
      <style:text-properties fo:font-style="normal" officeooo:rsid="007b2101" style:font-style-asian="normal" style:font-style-complex="normal"/>
    </style:style>
    <style:style style:name="T203" style:family="text">
      <style:text-properties fo:font-style="normal" officeooo:rsid="007d92ff" style:font-style-asian="normal" style:font-style-complex="normal"/>
    </style:style>
    <style:style style:name="T204" style:family="text">
      <style:text-properties fo:font-style="normal" officeooo:rsid="00819260" style:font-style-asian="normal" style:font-style-complex="normal"/>
    </style:style>
    <style:style style:name="T205" style:family="text">
      <style:text-properties fo:font-style="normal" officeooo:rsid="008478a0" style:font-style-asian="normal" style:font-style-complex="normal"/>
    </style:style>
    <style:style style:name="T206" style:family="text">
      <style:text-properties fo:font-style="normal" officeooo:rsid="0085ac68" style:font-style-asian="normal" style:font-style-complex="normal"/>
    </style:style>
    <style:style style:name="T207" style:family="text">
      <style:text-properties fo:font-style="normal" officeooo:rsid="00941a11" style:font-style-asian="normal" style:font-style-complex="normal"/>
    </style:style>
    <style:style style:name="T208" style:family="text">
      <style:text-properties fo:font-style="normal" officeooo:rsid="009d5b59" style:font-style-asian="normal" style:font-style-complex="normal"/>
    </style:style>
    <style:style style:name="T209" style:family="text">
      <style:text-properties fo:font-style="normal" officeooo:rsid="009ec4fc" style:font-style-asian="normal" style:font-style-complex="normal"/>
    </style:style>
    <style:style style:name="T210" style:family="text">
      <style:text-properties fo:font-style="normal" officeooo:rsid="00a6f347" style:font-style-asian="normal" style:font-style-complex="normal"/>
    </style:style>
    <style:style style:name="T211" style:family="text">
      <style:text-properties fo:font-style="normal" officeooo:rsid="00a1e031" style:font-style-asian="normal" style:font-style-complex="normal"/>
    </style:style>
    <style:style style:name="T212" style:family="text">
      <style:text-properties fo:font-style="normal" officeooo:rsid="00acfb9d" style:font-style-asian="normal" style:font-style-complex="normal"/>
    </style:style>
    <style:style style:name="T213" style:family="text">
      <style:text-properties fo:font-style="normal" officeooo:rsid="00af3424" style:font-style-asian="normal" style:font-style-complex="normal"/>
    </style:style>
    <style:style style:name="T214" style:family="text">
      <style:text-properties fo:font-style="normal" officeooo:rsid="00ba819c" style:font-style-asian="normal" style:font-style-complex="normal"/>
    </style:style>
    <style:style style:name="T215" style:family="text">
      <style:text-properties fo:font-style="normal" officeooo:rsid="00bbf4cd" style:font-style-asian="normal" style:font-style-complex="normal"/>
    </style:style>
    <style:style style:name="T216" style:family="text">
      <style:text-properties fo:font-style="normal" officeooo:rsid="00bc5e43" style:font-style-asian="normal" style:font-style-complex="normal"/>
    </style:style>
    <style:style style:name="T217" style:family="text">
      <style:text-properties fo:font-style="normal" officeooo:rsid="00bdd473" style:font-style-asian="normal" style:font-style-complex="normal"/>
    </style:style>
    <style:style style:name="T218" style:family="text">
      <style:text-properties fo:font-style="normal" officeooo:rsid="00c12d1c" style:font-style-asian="normal" style:font-style-complex="normal"/>
    </style:style>
    <style:style style:name="T219" style:family="text">
      <style:text-properties fo:font-style="normal" officeooo:rsid="00c2c999" style:font-style-asian="normal" style:font-style-complex="normal"/>
    </style:style>
    <style:style style:name="T220" style:family="text">
      <style:text-properties fo:font-style="normal" officeooo:rsid="00c495da" style:font-style-asian="normal" style:font-style-complex="normal"/>
    </style:style>
    <style:style style:name="T221" style:family="text">
      <style:text-properties fo:font-style="normal" officeooo:rsid="00c50878" style:font-style-asian="normal" style:font-style-complex="normal"/>
    </style:style>
    <style:style style:name="T222" style:family="text">
      <style:text-properties fo:font-style="normal" officeooo:rsid="0066b31e" style:font-style-asian="normal" style:font-style-complex="normal"/>
    </style:style>
    <style:style style:name="T223" style:family="text">
      <style:text-properties fo:font-style="normal" officeooo:rsid="00684bfc" style:font-style-asian="normal" style:font-style-complex="normal"/>
    </style:style>
    <style:style style:name="T224" style:family="text">
      <style:text-properties fo:font-style="normal" officeooo:rsid="00c7021f" style:font-style-asian="normal" style:font-style-complex="normal"/>
    </style:style>
    <style:style style:name="T225" style:family="text">
      <style:text-properties fo:font-style="normal" officeooo:rsid="00c7cebc" style:font-style-asian="normal" style:font-style-complex="normal"/>
    </style:style>
    <style:style style:name="T226" style:family="text">
      <style:text-properties fo:font-style="normal" officeooo:rsid="00c88326" style:font-style-asian="normal" style:font-style-complex="normal"/>
    </style:style>
    <style:style style:name="T227" style:family="text">
      <style:text-properties fo:font-style="normal" officeooo:rsid="00d63bc5" style:font-style-asian="normal" style:font-style-complex="normal"/>
    </style:style>
    <style:style style:name="T228" style:family="text">
      <style:text-properties fo:font-style="normal" officeooo:rsid="00dd44af" style:font-style-asian="normal" style:font-style-complex="normal"/>
    </style:style>
    <style:style style:name="T229" style:family="text">
      <style:text-properties fo:font-style="normal" officeooo:rsid="00eb49f4" style:font-style-asian="normal" style:font-style-complex="normal"/>
    </style:style>
    <style:style style:name="T230" style:family="text">
      <style:text-properties fo:font-style="normal" officeooo:rsid="010c3ac9" style:font-style-asian="normal" style:font-style-complex="normal"/>
    </style:style>
    <style:style style:name="T231" style:family="text">
      <style:text-properties fo:font-style="normal" officeooo:rsid="010c4cb4" style:font-style-asian="normal" style:font-style-complex="normal"/>
    </style:style>
    <style:style style:name="T232" style:family="text">
      <style:text-properties fo:font-style="normal" officeooo:rsid="010da598" style:font-style-asian="normal" style:font-style-complex="normal"/>
    </style:style>
    <style:style style:name="T233" style:family="text">
      <style:text-properties fo:font-style="normal" officeooo:rsid="010f5523" style:font-style-asian="normal" style:font-style-complex="normal"/>
    </style:style>
    <style:style style:name="T234" style:family="text">
      <style:text-properties fo:font-style="normal" officeooo:rsid="0111d037" style:font-style-asian="normal" style:font-style-complex="normal"/>
    </style:style>
    <style:style style:name="T235" style:family="text">
      <style:text-properties fo:font-style="normal" officeooo:rsid="01148430" style:font-style-asian="normal" style:font-style-complex="normal"/>
    </style:style>
    <style:style style:name="T236" style:family="text">
      <style:text-properties fo:font-style="normal" officeooo:rsid="01190d75" style:font-style-asian="normal" style:font-style-complex="normal"/>
    </style:style>
    <style:style style:name="T237" style:family="text">
      <style:text-properties fo:font-style="normal" officeooo:rsid="011511c0" style:font-style-asian="normal" style:font-style-complex="normal"/>
    </style:style>
    <style:style style:name="T238" style:family="text">
      <style:text-properties fo:font-style="normal" officeooo:rsid="011e7671" style:font-style-asian="normal" style:font-style-complex="normal"/>
    </style:style>
    <style:style style:name="T239" style:family="text">
      <style:text-properties fo:font-style="normal" officeooo:rsid="01206a6e" style:font-style-asian="normal" style:font-style-complex="normal"/>
    </style:style>
    <style:style style:name="T240" style:family="text">
      <style:text-properties fo:font-style="normal" officeooo:rsid="008c034a" style:font-style-asian="normal" style:font-style-complex="normal"/>
    </style:style>
    <style:style style:name="T241" style:family="text">
      <style:text-properties fo:font-style="normal" officeooo:rsid="0128c6e8" style:font-style-asian="normal" style:font-style-complex="normal"/>
    </style:style>
    <style:style style:name="T242" style:family="text">
      <style:text-properties fo:font-style="normal" officeooo:rsid="012b24b3" style:font-style-asian="normal" style:font-style-complex="normal"/>
    </style:style>
    <style:style style:name="T243" style:family="text">
      <style:text-properties fo:font-style="normal" officeooo:rsid="012cecd7" style:font-style-asian="normal" style:font-style-complex="normal"/>
    </style:style>
    <style:style style:name="T244" style:family="text">
      <style:text-properties fo:font-style="normal" officeooo:rsid="012e9465" style:font-style-asian="normal" style:font-style-complex="normal"/>
    </style:style>
    <style:style style:name="T245" style:family="text">
      <style:text-properties fo:font-style="normal" officeooo:rsid="01305c41" style:font-style-asian="normal" style:font-style-complex="normal"/>
    </style:style>
    <style:style style:name="T246" style:family="text">
      <style:text-properties fo:font-style="normal" officeooo:rsid="01494a68" style:font-style-asian="normal" style:font-style-complex="normal"/>
    </style:style>
    <style:style style:name="T247" style:family="text">
      <style:text-properties fo:font-style="normal" officeooo:rsid="014be95f" style:font-style-asian="normal" style:font-style-complex="normal"/>
    </style:style>
    <style:style style:name="T248" style:family="text">
      <style:text-properties fo:font-style="normal" officeooo:rsid="000fecca" style:font-style-asian="normal" style:font-style-complex="normal"/>
    </style:style>
    <style:style style:name="T249" style:family="text">
      <style:text-properties fo:font-style="normal" officeooo:rsid="00b41267" style:font-style-asian="normal" style:font-style-complex="normal"/>
    </style:style>
    <style:style style:name="T250" style:family="text">
      <style:text-properties fo:font-style="normal" officeooo:rsid="0174886a" style:font-style-asian="normal" style:font-style-complex="normal"/>
    </style:style>
    <style:style style:name="T25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2" style:family="text">
      <style:text-properties fo:font-style="normal" fo:font-weight="normal" officeooo:rsid="007b2101" style:font-style-asian="normal" style:font-weight-asian="normal" style:font-style-complex="normal" style:font-weight-complex="normal"/>
    </style:style>
    <style:style style:name="T253" style:family="text">
      <style:text-properties fo:font-style="normal" fo:font-weight="normal" officeooo:rsid="0076848f" style:font-style-asian="normal" style:font-weight-asian="normal" style:font-style-complex="normal" style:font-weight-complex="normal"/>
    </style:style>
    <style:style style:name="T254" style:family="text">
      <style:text-properties fo:font-style="normal" fo:font-weight="normal" officeooo:rsid="008eb3ea" style:font-style-asian="normal" style:font-weight-asian="normal" style:font-style-complex="normal" style:font-weight-complex="normal"/>
    </style:style>
    <style:style style:name="T255" style:family="text">
      <style:text-properties fo:font-style="normal" fo:font-weight="normal" officeooo:rsid="008eeb87" style:font-style-asian="normal" style:font-weight-asian="normal" style:font-style-complex="normal" style:font-weight-complex="normal"/>
    </style:style>
    <style:style style:name="T256" style:family="text">
      <style:text-properties fo:font-style="normal" fo:font-weight="normal" officeooo:rsid="00905987" style:font-style-asian="normal" style:font-weight-asian="normal" style:font-style-complex="normal" style:font-weight-complex="normal"/>
    </style:style>
    <style:style style:name="T257" style:family="text">
      <style:text-properties fo:font-style="normal" fo:font-weight="normal" officeooo:rsid="0091a7e6" style:font-style-asian="normal" style:font-weight-asian="normal" style:font-style-complex="normal" style:font-weight-complex="normal"/>
    </style:style>
    <style:style style:name="T258" style:family="text">
      <style:text-properties fo:font-style="normal" fo:font-weight="normal" officeooo:rsid="00939859" style:font-style-asian="normal" style:font-weight-asian="normal" style:font-style-complex="normal" style:font-weight-complex="normal"/>
    </style:style>
    <style:style style:name="T259" style:family="text">
      <style:text-properties fo:font-style="normal" fo:font-weight="normal" officeooo:rsid="00d23a32" style:font-style-asian="normal" style:font-weight-asian="normal" style:font-style-complex="normal" style:font-weight-complex="normal"/>
    </style:style>
    <style:style style:name="T260" style:family="text">
      <style:text-properties fo:font-style="normal" fo:font-weight="normal" officeooo:rsid="00d3f114" style:font-style-asian="normal" style:font-weight-asian="normal" style:font-style-complex="normal" style:font-weight-complex="normal"/>
    </style:style>
    <style:style style:name="T261" style:family="text">
      <style:text-properties fo:font-style="normal" fo:font-weight="normal" officeooo:rsid="00d63bc5" style:font-style-asian="normal" style:font-weight-asian="normal" style:font-style-complex="normal" style:font-weight-complex="normal"/>
    </style:style>
    <style:style style:name="T262" style:family="text">
      <style:text-properties fo:font-style="normal" fo:font-weight="normal" officeooo:rsid="00d833d3" style:font-style-asian="normal" style:font-weight-asian="normal" style:font-style-complex="normal" style:font-weight-complex="normal"/>
    </style:style>
    <style:style style:name="T263" style:family="text">
      <style:text-properties fo:font-style="normal" fo:font-weight="normal" officeooo:rsid="00d873e2" style:font-style-asian="normal" style:font-weight-asian="normal" style:font-style-complex="normal" style:font-weight-complex="normal"/>
    </style:style>
    <style:style style:name="T264" style:family="text">
      <style:text-properties fo:font-style="normal" fo:font-weight="normal" officeooo:rsid="00da570f" style:font-style-asian="normal" style:font-weight-asian="normal" style:font-style-complex="normal" style:font-weight-complex="normal"/>
    </style:style>
    <style:style style:name="T265" style:family="text">
      <style:text-properties fo:font-style="normal" fo:font-weight="normal" officeooo:rsid="00dd44af" style:font-style-asian="normal" style:font-weight-asian="normal" style:font-style-complex="normal" style:font-weight-complex="normal"/>
    </style:style>
    <style:style style:name="T266" style:family="text">
      <style:text-properties fo:font-style="normal" fo:font-weight="normal" officeooo:rsid="00de879e" style:font-style-asian="normal" style:font-weight-asian="normal" style:font-style-complex="normal" style:font-weight-complex="normal"/>
    </style:style>
    <style:style style:name="T267" style:family="text">
      <style:text-properties fo:font-style="normal" fo:font-weight="normal" officeooo:rsid="00e1ae30" style:font-style-asian="normal" style:font-weight-asian="normal" style:font-style-complex="normal" style:font-weight-complex="normal"/>
    </style:style>
    <style:style style:name="T268" style:family="text">
      <style:text-properties fo:font-style="normal" fo:font-weight="normal" officeooo:rsid="00e6e228" style:font-style-asian="normal" style:font-weight-asian="normal" style:font-style-complex="normal" style:font-weight-complex="normal"/>
    </style:style>
    <style:style style:name="T269" style:family="text">
      <style:text-properties fo:font-style="normal" fo:font-weight="normal" officeooo:rsid="00e9938e" style:font-style-asian="normal" style:font-weight-asian="normal" style:font-style-complex="normal" style:font-weight-complex="normal"/>
    </style:style>
    <style:style style:name="T270" style:family="text">
      <style:text-properties fo:font-style="normal" fo:font-weight="normal" officeooo:rsid="00eb49f4" style:font-style-asian="normal" style:font-weight-asian="normal" style:font-style-complex="normal" style:font-weight-complex="normal"/>
    </style:style>
    <style:style style:name="T271" style:family="text">
      <style:text-properties fo:font-style="normal" fo:font-weight="normal" officeooo:rsid="00ec7536" style:font-style-asian="normal" style:font-weight-asian="normal" style:font-style-complex="normal" style:font-weight-complex="normal"/>
    </style:style>
    <style:style style:name="T272" style:family="text">
      <style:text-properties fo:font-style="normal" fo:font-weight="normal" officeooo:rsid="00da4eed" style:font-style-asian="normal" style:font-weight-asian="normal" style:font-style-complex="normal" style:font-weight-complex="normal"/>
    </style:style>
    <style:style style:name="T273" style:family="text">
      <style:text-properties fo:font-style="normal" fo:font-weight="normal" officeooo:rsid="00ec9cc0" style:font-style-asian="normal" style:font-weight-asian="normal" style:font-style-complex="normal" style:font-weight-complex="normal"/>
    </style:style>
    <style:style style:name="T274" style:family="text">
      <style:text-properties fo:font-style="normal" fo:font-weight="normal" officeooo:rsid="00f4c6c5" style:font-style-asian="normal" style:font-weight-asian="normal" style:font-style-complex="normal" style:font-weight-complex="normal"/>
    </style:style>
    <style:style style:name="T275" style:family="text">
      <style:text-properties fo:font-style="normal" fo:font-weight="normal" officeooo:rsid="00f51685" style:font-style-asian="normal" style:font-weight-asian="normal" style:font-style-complex="normal" style:font-weight-complex="normal"/>
    </style:style>
    <style:style style:name="T276" style:family="text">
      <style:text-properties fo:font-style="normal" fo:font-weight="normal" officeooo:rsid="00f68ffb" style:font-style-asian="normal" style:font-weight-asian="normal" style:font-style-complex="normal" style:font-weight-complex="normal"/>
    </style:style>
    <style:style style:name="T277" style:family="text">
      <style:text-properties fo:font-style="normal" fo:font-weight="normal" officeooo:rsid="00f9fdc0" style:font-style-asian="normal" style:font-weight-asian="normal" style:font-style-complex="normal" style:font-weight-complex="normal"/>
    </style:style>
    <style:style style:name="T278" style:family="text">
      <style:text-properties fo:font-style="normal" fo:font-weight="normal" officeooo:rsid="00fb5f7f" style:font-style-asian="normal" style:font-weight-asian="normal" style:font-style-complex="normal" style:font-weight-complex="normal"/>
    </style:style>
    <style:style style:name="T279" style:family="text">
      <style:text-properties fo:font-style="normal" fo:font-weight="normal" officeooo:rsid="00fc67ff" style:font-style-asian="normal" style:font-weight-asian="normal" style:font-style-complex="normal" style:font-weight-complex="normal"/>
    </style:style>
    <style:style style:name="T280" style:family="text">
      <style:text-properties fo:font-style="normal" fo:font-weight="normal" officeooo:rsid="00fdd3aa" style:font-style-asian="normal" style:font-weight-asian="normal" style:font-style-complex="normal" style:font-weight-complex="normal"/>
    </style:style>
    <style:style style:name="T281" style:family="text">
      <style:text-properties fo:font-style="normal" fo:font-weight="normal" officeooo:rsid="00fdd6a8" style:font-style-asian="normal" style:font-weight-asian="normal" style:font-style-complex="normal" style:font-weight-complex="normal"/>
    </style:style>
    <style:style style:name="T282" style:family="text">
      <style:text-properties fo:font-style="normal" fo:font-weight="normal" officeooo:rsid="012eb039" style:font-style-asian="normal" style:font-weight-asian="normal" style:font-style-complex="normal" style:font-weight-complex="normal"/>
    </style:style>
    <style:style style:name="T283" style:family="text">
      <style:text-properties fo:font-style="normal" fo:font-weight="normal" officeooo:rsid="012e9465" style:font-style-asian="normal" style:font-weight-asian="normal" style:font-style-complex="normal" style:font-weight-complex="normal"/>
    </style:style>
    <style:style style:name="T284" style:family="text">
      <style:text-properties fo:font-style="normal" fo:font-weight="normal" officeooo:rsid="012edf56" style:font-style-asian="normal" style:font-weight-asian="normal" style:font-style-complex="normal" style:font-weight-complex="normal"/>
    </style:style>
    <style:style style:name="T285" style:family="text">
      <style:text-properties fo:font-style="normal" fo:font-weight="normal" officeooo:rsid="013b189d" style:font-style-asian="normal" style:font-weight-asian="normal" style:font-style-complex="normal" style:font-weight-complex="normal"/>
    </style:style>
    <style:style style:name="T286" style:family="text">
      <style:text-properties fo:font-style="normal" fo:font-weight="normal" officeooo:rsid="013c5706" style:font-style-asian="normal" style:font-weight-asian="normal" style:font-style-complex="normal" style:font-weight-complex="normal"/>
    </style:style>
    <style:style style:name="T287" style:family="text">
      <style:text-properties fo:font-style="normal" fo:font-weight="normal" officeooo:rsid="01444106" style:font-style-asian="normal" style:font-weight-asian="normal" style:font-style-complex="normal" style:font-weight-complex="normal"/>
    </style:style>
    <style:style style:name="T288" style:family="text">
      <style:text-properties fo:font-style="normal" fo:font-weight="normal" officeooo:rsid="01459f86" style:font-style-asian="normal" style:font-weight-asian="normal" style:font-style-complex="normal" style:font-weight-complex="normal"/>
    </style:style>
    <style:style style:name="T289" style:family="text">
      <style:text-properties fo:font-style="normal" fo:font-weight="normal" officeooo:rsid="01494a68" style:font-style-asian="normal" style:font-weight-asian="normal" style:font-style-complex="normal" style:font-weight-complex="normal"/>
    </style:style>
    <style:style style:name="T290" style:family="text">
      <style:text-properties fo:font-style="normal" fo:font-weight="normal" officeooo:rsid="00d459e3" style:font-style-asian="normal" style:font-weight-asian="normal" style:font-style-complex="normal" style:font-weight-complex="normal"/>
    </style:style>
    <style:style style:name="T291" style:family="text">
      <style:text-properties fo:font-style="normal" fo:font-weight="normal" officeooo:rsid="01498e81" style:font-style-asian="normal" style:font-weight-asian="normal" style:font-style-complex="normal" style:font-weight-complex="normal"/>
    </style:style>
    <style:style style:name="T292" style:family="text">
      <style:text-properties fo:font-style="normal" fo:font-weight="normal" officeooo:rsid="0149fc19" style:font-style-asian="normal" style:font-weight-asian="normal" style:font-style-complex="normal" style:font-weight-complex="normal"/>
    </style:style>
    <style:style style:name="T29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94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295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296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297" style:family="text">
      <style:text-properties fo:font-style="normal" style:text-underline-style="none" fo:font-weight="normal" officeooo:rsid="00254a2e" style:font-style-asian="normal" style:font-weight-asian="normal" style:font-style-complex="normal" style:font-weight-complex="normal"/>
    </style:style>
    <style:style style:name="T298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299" style:family="text">
      <style:text-properties fo:font-style="normal" style:text-underline-style="none" fo:font-weight="normal" officeooo:rsid="0029f907" style:font-style-asian="normal" style:font-weight-asian="normal" style:font-style-complex="normal" style:font-weight-complex="normal"/>
    </style:style>
    <style:style style:name="T300" style:family="text">
      <style:text-properties fo:font-style="normal" style:text-underline-style="none" fo:font-weight="normal" officeooo:rsid="00beb82f" style:font-style-asian="normal" style:font-weight-asian="normal" style:font-style-complex="normal" style:font-weight-complex="normal"/>
    </style:style>
    <style:style style:name="T301" style:family="text">
      <style:text-properties fo:font-style="normal" style:text-underline-style="none" fo:font-weight="normal" officeooo:rsid="002f336e" style:font-style-asian="normal" style:font-weight-asian="normal" style:font-style-complex="normal" style:font-weight-complex="normal"/>
    </style:style>
    <style:style style:name="T302" style:family="text">
      <style:text-properties fo:font-style="normal" style:text-underline-style="none" fo:font-weight="normal" officeooo:rsid="08ad15c9" style:font-style-asian="normal" style:font-weight-asian="normal" style:font-style-complex="normal" style:font-weight-complex="normal"/>
    </style:style>
    <style:style style:name="T303" style:family="text">
      <style:text-properties fo:font-style="normal" style:text-underline-style="none" fo:font-weight="normal" officeooo:rsid="00d1487d" style:font-style-asian="normal" style:font-weight-asian="normal" style:font-style-complex="normal" style:font-weight-complex="normal"/>
    </style:style>
    <style:style style:name="T304" style:family="text">
      <style:text-properties fo:font-style="normal" style:text-underline-style="none" fo:font-weight="normal" officeooo:rsid="02ccc8f6" style:font-style-asian="normal" style:font-weight-asian="normal" style:font-style-complex="normal" style:font-weight-complex="normal"/>
    </style:style>
    <style:style style:name="T305" style:family="text">
      <style:text-properties fo:font-style="normal" style:text-underline-style="none" fo:font-weight="normal" officeooo:rsid="002f731d" style:font-style-asian="normal" style:font-weight-asian="normal" style:font-style-complex="normal" style:font-weight-complex="normal"/>
    </style:style>
    <style:style style:name="T306" style:family="text">
      <style:text-properties fo:font-style="normal" style:text-underline-style="none" fo:font-weight="normal" officeooo:rsid="00316632" style:font-style-asian="normal" style:font-weight-asian="normal" style:font-style-complex="normal" style:font-weight-complex="normal"/>
    </style:style>
    <style:style style:name="T307" style:family="text">
      <style:text-properties fo:font-style="normal" style:text-underline-style="none" fo:font-weight="normal" officeooo:rsid="003523e3" style:font-style-asian="normal" style:font-weight-asian="normal" style:font-style-complex="normal" style:font-weight-complex="normal"/>
    </style:style>
    <style:style style:name="T308" style:family="text">
      <style:text-properties fo:font-style="normal" style:text-underline-style="none" fo:font-weight="normal" officeooo:rsid="0035b216" style:font-style-asian="normal" style:font-weight-asian="normal" style:font-style-complex="normal" style:font-weight-complex="normal"/>
    </style:style>
    <style:style style:name="T309" style:family="text">
      <style:text-properties fo:font-style="normal" style:text-underline-style="none" fo:font-weight="normal" officeooo:rsid="003ddce6" style:font-style-asian="normal" style:font-weight-asian="normal" style:font-style-complex="normal" style:font-weight-complex="normal"/>
    </style:style>
    <style:style style:name="T310" style:family="text">
      <style:text-properties fo:font-style="normal" style:text-underline-style="none" fo:font-weight="normal" officeooo:rsid="003fcbcf" style:font-style-asian="normal" style:font-weight-asian="normal" style:font-style-complex="normal" style:font-weight-complex="normal"/>
    </style:style>
    <style:style style:name="T311" style:family="text">
      <style:text-properties fo:font-style="normal" style:text-underline-style="none" fo:font-weight="normal" officeooo:rsid="00432526" style:font-style-asian="normal" style:font-weight-asian="normal" style:font-style-complex="normal" style:font-weight-complex="normal"/>
    </style:style>
    <style:style style:name="T312" style:family="text">
      <style:text-properties fo:font-style="normal" style:text-underline-style="none" fo:font-weight="normal" officeooo:rsid="010db770" style:font-style-asian="normal" style:font-weight-asian="normal" style:font-style-complex="normal" style:font-weight-complex="normal"/>
    </style:style>
    <style:style style:name="T313" style:family="text">
      <style:text-properties fo:font-style="normal" style:text-underline-style="none" fo:font-weight="normal" officeooo:rsid="00476ae1" style:font-style-asian="normal" style:font-weight-asian="normal" style:font-style-complex="normal" style:font-weight-complex="normal"/>
    </style:style>
    <style:style style:name="T314" style:family="text">
      <style:text-properties fo:font-style="normal" style:text-underline-style="none" fo:font-weight="normal" officeooo:rsid="004a157b" style:font-style-asian="normal" style:font-weight-asian="normal" style:font-style-complex="normal" style:font-weight-complex="normal"/>
    </style:style>
    <style:style style:name="T315" style:family="text">
      <style:text-properties fo:font-style="normal" style:text-underline-style="none" fo:font-weight="normal" officeooo:rsid="012dfde8" style:font-style-asian="normal" style:font-weight-asian="normal" style:font-style-complex="normal" style:font-weight-complex="normal"/>
    </style:style>
    <style:style style:name="T316" style:family="text">
      <style:text-properties fo:font-style="normal" style:text-underline-style="none" fo:font-weight="normal" officeooo:rsid="013a8584" style:font-style-asian="normal" style:font-weight-asian="normal" style:font-style-complex="normal" style:font-weight-complex="normal"/>
    </style:style>
    <style:style style:name="T317" style:family="text">
      <style:text-properties fo:font-style="normal" style:text-underline-style="none" fo:font-weight="normal" officeooo:rsid="004aa547" style:font-style-asian="normal" style:font-weight-asian="normal" style:font-style-complex="normal" style:font-weight-complex="normal"/>
    </style:style>
    <style:style style:name="T318" style:family="text">
      <style:text-properties fo:font-style="normal" style:text-underline-style="none" fo:font-weight="normal" officeooo:rsid="004acb3b" style:font-style-asian="normal" style:font-weight-asian="normal" style:font-style-complex="normal" style:font-weight-complex="normal"/>
    </style:style>
    <style:style style:name="T319" style:family="text">
      <style:text-properties fo:font-style="normal" style:text-underline-style="none" fo:font-weight="normal" officeooo:rsid="004b8029" style:font-style-asian="normal" style:font-weight-asian="normal" style:font-style-complex="normal" style:font-weight-complex="normal"/>
    </style:style>
    <style:style style:name="T320" style:family="text">
      <style:text-properties fo:font-style="normal" style:text-underline-style="none" fo:font-weight="normal" officeooo:rsid="004bc840" style:font-style-asian="normal" style:font-weight-asian="normal" style:font-style-complex="normal" style:font-weight-complex="normal"/>
    </style:style>
    <style:style style:name="T321" style:family="text">
      <style:text-properties fo:font-style="normal" style:text-underline-style="none" fo:font-weight="normal" officeooo:rsid="0057f0f6" style:font-style-asian="normal" style:font-weight-asian="normal" style:font-style-complex="normal" style:font-weight-complex="normal"/>
    </style:style>
    <style:style style:name="T322" style:family="text">
      <style:text-properties fo:font-style="normal" style:text-underline-style="none" fo:font-weight="normal" officeooo:rsid="004caf23" style:font-style-asian="normal" style:font-weight-asian="normal" style:font-style-complex="normal" style:font-weight-complex="normal"/>
    </style:style>
    <style:style style:name="T323" style:family="text">
      <style:text-properties fo:font-style="normal" style:text-underline-style="none" fo:font-weight="normal" officeooo:rsid="00523bf9" style:font-style-asian="normal" style:font-weight-asian="normal" style:font-style-complex="normal" style:font-weight-complex="normal"/>
    </style:style>
    <style:style style:name="T324" style:family="text">
      <style:text-properties fo:font-style="normal" style:text-underline-style="none" fo:font-weight="normal" officeooo:rsid="01148430" style:font-style-asian="normal" style:font-weight-asian="normal" style:font-style-complex="normal" style:font-weight-complex="normal"/>
    </style:style>
    <style:style style:name="T325" style:family="text">
      <style:text-properties fo:font-style="normal" style:text-underline-style="none" fo:font-weight="normal" officeooo:rsid="0128c6e8" style:font-style-asian="normal" style:font-weight-asian="normal" style:font-style-complex="normal" style:font-weight-complex="normal"/>
    </style:style>
    <style:style style:name="T326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327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328" style:family="text">
      <style:text-properties fo:font-style="normal" style:text-underline-style="none" fo:font-weight="normal" officeooo:rsid="029fcca0" style:font-style-asian="normal" style:font-weight-asian="normal" style:font-style-complex="normal" style:font-weight-complex="normal"/>
    </style:style>
    <style:style style:name="T329" style:family="text">
      <style:text-properties fo:font-style="normal" style:text-underline-style="none" fo:font-weight="normal" officeooo:rsid="0735889c" style:font-style-asian="normal" style:font-weight-asian="normal" style:font-style-complex="normal" style:font-weight-complex="normal"/>
    </style:style>
    <style:style style:name="T330" style:family="text">
      <style:text-properties fo:font-style="normal" style:text-underline-style="none" fo:font-weight="normal" officeooo:rsid="066936e9" style:font-style-asian="normal" style:font-weight-asian="normal" style:font-style-complex="normal" style:font-weight-complex="normal"/>
    </style:style>
    <style:style style:name="T331" style:family="text">
      <style:text-properties fo:font-style="normal" style:text-underline-style="none" fo:font-weight="normal" officeooo:rsid="0669f993" style:font-style-asian="normal" style:font-weight-asian="normal" style:font-style-complex="normal" style:font-weight-complex="normal"/>
    </style:style>
    <style:style style:name="T332" style:family="text">
      <style:text-properties fo:font-style="normal" style:text-underline-style="none" fo:font-weight="normal" officeooo:rsid="0635fe4a" style:font-style-asian="normal" style:font-weight-asian="normal" style:font-style-complex="normal" style:font-weight-complex="normal"/>
    </style:style>
    <style:style style:name="T333" style:family="text">
      <style:text-properties fo:font-style="normal" style:text-underline-style="none" fo:font-weight="normal" officeooo:rsid="010c486e" style:font-style-asian="normal" style:font-weight-asian="normal" style:font-style-complex="normal" style:font-weight-complex="normal"/>
    </style:style>
    <style:style style:name="T334" style:family="text">
      <style:text-properties fo:font-style="normal" style:text-underline-style="none" fo:font-weight="normal" officeooo:rsid="0179bfd9" style:font-style-asian="normal" style:font-weight-asian="normal" style:font-style-complex="normal" style:font-weight-complex="normal"/>
    </style:style>
    <style:style style:name="T335" style:family="text">
      <style:text-properties fo:font-style="normal" style:text-underline-style="none" fo:font-weight="normal" officeooo:rsid="017a4a15" style:font-style-asian="normal" style:font-weight-asian="normal" style:font-style-complex="normal" style:font-weight-complex="normal"/>
    </style:style>
    <style:style style:name="T336" style:family="text">
      <style:text-properties fo:font-style="normal" style:text-underline-style="none" fo:font-weight="normal" officeooo:rsid="017e219d" style:font-style-asian="normal" style:font-weight-asian="normal" style:font-style-complex="normal" style:font-weight-complex="normal"/>
    </style:style>
    <style:style style:name="T337" style:family="text">
      <style:text-properties fo:font-style="normal" style:text-underline-style="none" fo:font-weight="normal" officeooo:rsid="017e71b9" style:font-style-asian="normal" style:font-weight-asian="normal" style:font-style-complex="normal" style:font-weight-complex="normal"/>
    </style:style>
    <style:style style:name="T338" style:family="text">
      <style:text-properties fo:font-style="normal" style:text-underline-style="none" fo:font-weight="normal" officeooo:rsid="01809d5f" style:font-style-asian="normal" style:font-weight-asian="normal" style:font-style-complex="normal" style:font-weight-complex="normal"/>
    </style:style>
    <style:style style:name="T339" style:family="text">
      <style:text-properties fo:font-style="normal" style:text-underline-style="none" fo:font-weight="normal" officeooo:rsid="0181499e" style:font-style-asian="normal" style:font-weight-asian="normal" style:font-style-complex="normal" style:font-weight-complex="normal"/>
    </style:style>
    <style:style style:name="T340" style:family="text">
      <style:text-properties fo:font-style="normal" style:text-underline-style="none" style:font-style-asian="normal" style:font-style-complex="normal"/>
    </style:style>
    <style:style style:name="T341" style:family="text">
      <style:text-properties fo:font-style="normal" style:text-underline-style="none" officeooo:rsid="00bbbf73" style:font-style-asian="normal" style:font-style-complex="normal"/>
    </style:style>
    <style:style style:name="T342" style:family="text">
      <style:text-properties fo:font-style="normal" style:text-underline-style="none" officeooo:rsid="08e9819c" style:font-style-asian="normal" style:font-style-complex="normal"/>
    </style:style>
    <style:style style:name="T343" style:family="text">
      <style:text-properties fo:font-style="normal" style:text-underline-style="none" officeooo:rsid="00be4749" style:font-style-asian="normal" style:font-style-complex="normal"/>
    </style:style>
    <style:style style:name="T344" style:family="text">
      <style:text-properties fo:font-style="normal" style:text-underline-style="none" officeooo:rsid="00d708a6" style:font-style-asian="normal" style:font-style-complex="normal"/>
    </style:style>
    <style:style style:name="T345" style:family="text">
      <style:text-properties fo:font-style="normal" style:text-underline-style="none" officeooo:rsid="00ec1e8c" style:font-style-asian="normal" style:font-style-complex="normal"/>
    </style:style>
    <style:style style:name="T346" style:family="text">
      <style:text-properties fo:font-style="normal" style:text-underline-style="none" officeooo:rsid="00d9c9e4" style:font-style-asian="normal" style:font-style-complex="normal"/>
    </style:style>
    <style:style style:name="T347" style:family="text">
      <style:text-properties fo:font-style="normal" style:text-underline-style="none" officeooo:rsid="08f0811a" style:font-style-asian="normal" style:font-style-complex="normal"/>
    </style:style>
    <style:style style:name="T348" style:family="text">
      <style:text-properties fo:font-style="normal" style:text-underline-style="none" officeooo:rsid="010f422a" style:font-style-asian="normal" style:font-style-complex="normal"/>
    </style:style>
    <style:style style:name="T349" style:family="text">
      <style:text-properties fo:font-style="normal" style:text-underline-style="none" officeooo:rsid="00476ae1" style:font-style-asian="normal" style:font-style-complex="normal"/>
    </style:style>
    <style:style style:name="T350" style:family="text">
      <style:text-properties fo:font-style="normal" style:text-underline-style="solid" style:text-underline-width="auto" style:text-underline-color="font-color" fo:font-weight="normal" officeooo:rsid="00254a2e" style:font-style-asian="normal" style:font-weight-asian="normal" style:font-style-complex="normal" style:font-weight-complex="normal"/>
    </style:style>
    <style:style style:name="T351" style:family="text">
      <style:text-properties fo:font-style="normal" style:text-underline-style="solid" style:text-underline-width="auto" style:text-underline-color="font-color" fo:font-weight="normal" officeooo:rsid="00905987" style:font-style-asian="normal" style:font-weight-asian="normal" style:font-style-complex="normal" style:font-weight-complex="normal"/>
    </style:style>
    <style:style style:name="T352" style:family="text">
      <style:text-properties fo:font-style="normal" style:text-underline-style="solid" style:text-underline-width="auto" style:text-underline-color="font-color" fo:font-weight="normal" officeooo:rsid="012edf56" style:font-style-asian="normal" style:font-weight-asian="normal" style:font-style-complex="normal" style:font-weight-complex="normal"/>
    </style:style>
    <style:style style:name="T353" style:family="text">
      <style:text-properties fo:font-style="normal" style:text-underline-style="solid" style:text-underline-width="auto" style:text-underline-color="font-color" fo:font-weight="normal" officeooo:rsid="013c5706" style:font-style-asian="normal" style:font-weight-asian="normal" style:font-style-complex="normal" style:font-weight-complex="normal"/>
    </style:style>
    <style:style style:name="T354" style:family="text">
      <style:text-properties fo:font-style="normal" fo:font-weight="bold" officeooo:rsid="014be95f" style:font-style-asian="normal" style:font-weight-asian="bold" style:font-style-complex="normal" style:font-weight-complex="bold"/>
    </style:style>
    <style:style style:name="T355" style:family="text">
      <style:text-properties fo:font-style="normal" fo:font-weight="bold" officeooo:rsid="010ab710" style:font-style-asian="normal" style:font-weight-asian="bold" style:font-style-complex="normal" style:font-weight-complex="bold"/>
    </style:style>
    <style:style style:name="T356" style:family="text">
      <style:text-properties officeooo:rsid="00154f37"/>
    </style:style>
    <style:style style:name="T357" style:family="text">
      <style:text-properties officeooo:rsid="0016b56f"/>
    </style:style>
    <style:style style:name="T358" style:family="text">
      <style:text-properties officeooo:rsid="00186c3f"/>
    </style:style>
    <style:style style:name="T359" style:family="text">
      <style:text-properties fo:color="#228b22" fo:font-style="italic" officeooo:rsid="00186c3f" style:font-style-asian="italic" style:font-style-complex="italic"/>
    </style:style>
    <style:style style:name="T360" style:family="text">
      <style:text-properties fo:color="#8b4513"/>
    </style:style>
    <style:style style:name="T361" style:family="text">
      <style:text-properties fo:color="#8b4513" officeooo:rsid="00186c3f"/>
    </style:style>
    <style:style style:name="T362" style:family="text">
      <style:text-properties officeooo:rsid="00205d85"/>
    </style:style>
    <style:style style:name="T363" style:family="text">
      <style:text-properties officeooo:rsid="001c5680"/>
    </style:style>
    <style:style style:name="T364" style:family="text">
      <style:text-properties officeooo:rsid="001e2fb9"/>
    </style:style>
    <style:style style:name="T365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366" style:family="text">
      <style:text-properties style:text-line-through-style="none" style:text-line-through-type="none" fo:font-style="italic" style:text-underline-style="none" fo:font-weight="bold" officeooo:rsid="00367935" style:font-style-asian="italic" style:font-weight-asian="bold" style:font-style-complex="italic" style:font-weight-complex="bold"/>
    </style:style>
    <style:style style:name="T367" style:family="text">
      <style:text-properties fo:font-weight="bold" style:font-weight-asian="bold" style:font-weight-complex="bold"/>
    </style:style>
    <style:style style:name="T368" style:family="text">
      <style:text-properties fo:font-weight="bold" officeooo:rsid="00a75993" style:font-weight-asian="bold" style:font-weight-complex="bold"/>
    </style:style>
    <style:style style:name="T369" style:family="text">
      <style:text-properties fo:font-weight="bold" officeooo:rsid="00beb82f" style:font-weight-asian="bold" style:font-weight-complex="bold"/>
    </style:style>
    <style:style style:name="T370" style:family="text">
      <style:text-properties fo:font-weight="bold" officeooo:rsid="00476ae1" style:font-weight-asian="bold" style:font-weight-complex="bold"/>
    </style:style>
    <style:style style:name="T371" style:family="text">
      <style:text-properties fo:font-weight="bold" officeooo:rsid="013013d9" style:font-weight-asian="bold" style:font-weight-complex="bold"/>
    </style:style>
    <style:style style:name="T372" style:family="text">
      <style:text-properties fo:font-weight="bold" officeooo:rsid="0053faec" style:font-weight-asian="bold" style:font-weight-complex="bold"/>
    </style:style>
    <style:style style:name="T373" style:family="text">
      <style:text-properties fo:font-weight="bold" officeooo:rsid="00bfa17d" style:font-weight-asian="bold" style:font-weight-complex="bold"/>
    </style:style>
    <style:style style:name="T374" style:family="text">
      <style:text-properties fo:font-weight="bold" officeooo:rsid="02a94de9" style:font-weight-asian="bold" style:font-weight-complex="bold"/>
    </style:style>
    <style:style style:name="T375" style:family="text">
      <style:text-properties fo:font-weight="bold" officeooo:rsid="00912fec" style:font-weight-asian="bold" style:font-weight-complex="bold"/>
    </style:style>
    <style:style style:name="T376" style:family="text">
      <style:text-properties fo:font-weight="bold" officeooo:rsid="008eb3ea" style:font-weight-asian="bold" style:font-weight-complex="bold"/>
    </style:style>
    <style:style style:name="T377" style:family="text">
      <style:text-properties fo:font-weight="bold" officeooo:rsid="00939859" style:font-weight-asian="bold" style:font-weight-complex="bold"/>
    </style:style>
    <style:style style:name="T378" style:family="text">
      <style:text-properties fo:font-weight="bold" officeooo:rsid="00a35d76" style:font-weight-asian="bold" style:font-weight-complex="bold"/>
    </style:style>
    <style:style style:name="T379" style:family="text">
      <style:text-properties fo:font-weight="bold" officeooo:rsid="00a6f347" style:font-weight-asian="bold" style:font-weight-complex="bold"/>
    </style:style>
    <style:style style:name="T380" style:family="text">
      <style:text-properties fo:font-weight="bold" officeooo:rsid="00ba819c" style:font-weight-asian="bold" style:font-weight-complex="bold"/>
    </style:style>
    <style:style style:name="T381" style:family="text">
      <style:text-properties fo:font-weight="bold" officeooo:rsid="00c50878" style:font-weight-asian="bold" style:font-weight-complex="bold"/>
    </style:style>
    <style:style style:name="T382" style:family="text">
      <style:text-properties fo:font-weight="bold" officeooo:rsid="00dd44af" style:font-weight-asian="bold" style:font-weight-complex="bold"/>
    </style:style>
    <style:style style:name="T383" style:family="text">
      <style:text-properties fo:font-weight="bold" officeooo:rsid="00f4c6c5" style:font-weight-asian="bold" style:font-weight-complex="bold"/>
    </style:style>
    <style:style style:name="T384" style:family="text">
      <style:text-properties fo:font-weight="bold" officeooo:rsid="00fc67ff" style:font-weight-asian="bold" style:font-weight-complex="bold"/>
    </style:style>
    <style:style style:name="T385" style:family="text">
      <style:text-properties fo:font-weight="bold" officeooo:rsid="00751d17" style:font-weight-asian="bold" style:font-weight-complex="bold"/>
    </style:style>
    <style:style style:name="T386" style:family="text">
      <style:text-properties fo:font-weight="bold" officeooo:rsid="0134038e" style:font-weight-asian="bold" style:font-weight-complex="bold"/>
    </style:style>
    <style:style style:name="T387" style:family="text">
      <style:text-properties fo:font-weight="bold" officeooo:rsid="01305c41" style:font-weight-asian="bold" style:font-weight-complex="bold"/>
    </style:style>
    <style:style style:name="T388" style:family="text">
      <style:text-properties fo:font-weight="bold" officeooo:rsid="02070606" style:font-weight-asian="bold" style:font-weight-complex="bold"/>
    </style:style>
    <style:style style:name="T389" style:family="text">
      <style:text-properties fo:font-weight="bold" officeooo:rsid="0206e857" style:font-weight-asian="bold" style:font-weight-complex="bold"/>
    </style:style>
    <style:style style:name="T390" style:family="text">
      <style:text-properties officeooo:rsid="0034ed8b"/>
    </style:style>
    <style:style style:name="T391" style:family="text">
      <style:text-properties fo:font-weight="normal" style:font-weight-asian="normal" style:font-weight-complex="normal"/>
    </style:style>
    <style:style style:name="T392" style:family="text">
      <style:text-properties fo:font-weight="normal" officeooo:rsid="00912fec" style:font-weight-asian="normal" style:font-weight-complex="normal"/>
    </style:style>
    <style:style style:name="T393" style:family="text">
      <style:text-properties fo:font-weight="normal" officeooo:rsid="02b807dc" style:font-weight-asian="normal" style:font-weight-complex="normal"/>
    </style:style>
    <style:style style:name="T394" style:family="text">
      <style:text-properties fo:font-weight="normal" officeooo:rsid="00bbbf73" style:font-weight-asian="normal" style:font-weight-complex="normal"/>
    </style:style>
    <style:style style:name="T395" style:family="text">
      <style:text-properties fo:font-weight="normal" officeooo:rsid="002ba0e7" style:font-weight-asian="normal" style:font-weight-complex="normal"/>
    </style:style>
    <style:style style:name="T396" style:family="text">
      <style:text-properties fo:font-weight="normal" officeooo:rsid="00bfa17d" style:font-weight-asian="normal" style:font-weight-complex="normal"/>
    </style:style>
    <style:style style:name="T397" style:family="text">
      <style:text-properties fo:font-weight="normal" officeooo:rsid="02a94de9" style:font-weight-asian="normal" style:font-weight-complex="normal"/>
    </style:style>
    <style:style style:name="T398" style:family="text">
      <style:text-properties fo:font-weight="normal" officeooo:rsid="004450ff" style:font-weight-asian="normal" style:font-weight-complex="normal"/>
    </style:style>
    <style:style style:name="T399" style:family="text">
      <style:text-properties fo:font-weight="normal" officeooo:rsid="01113d34" style:font-weight-asian="normal" style:font-weight-complex="normal"/>
    </style:style>
    <style:style style:name="T400" style:family="text">
      <style:text-properties fo:font-weight="normal" officeooo:rsid="00476ae1" style:font-weight-asian="normal" style:font-weight-complex="normal"/>
    </style:style>
    <style:style style:name="T401" style:family="text">
      <style:text-properties fo:font-weight="normal" officeooo:rsid="08ad15c9" style:font-weight-asian="normal" style:font-weight-complex="normal"/>
    </style:style>
    <style:style style:name="T402" style:family="text">
      <style:text-properties fo:font-weight="normal" officeooo:rsid="008eb3ea" style:font-weight-asian="normal" style:font-weight-complex="normal"/>
    </style:style>
    <style:style style:name="T403" style:family="text">
      <style:text-properties fo:font-weight="normal" officeooo:rsid="00939859" style:font-weight-asian="normal" style:font-weight-complex="normal"/>
    </style:style>
    <style:style style:name="T404" style:family="text">
      <style:text-properties fo:font-weight="normal" officeooo:rsid="00941a11" style:font-weight-asian="normal" style:font-weight-complex="normal"/>
    </style:style>
    <style:style style:name="T405" style:family="text">
      <style:text-properties fo:font-weight="normal" officeooo:rsid="00dd44af" style:font-weight-asian="normal" style:font-weight-complex="normal"/>
    </style:style>
    <style:style style:name="T406" style:family="text">
      <style:text-properties fo:font-weight="normal" officeooo:rsid="00e1ae30" style:font-weight-asian="normal" style:font-weight-complex="normal"/>
    </style:style>
    <style:style style:name="T407" style:family="text">
      <style:text-properties fo:font-weight="normal" officeooo:rsid="00f4c6c5" style:font-weight-asian="normal" style:font-weight-complex="normal"/>
    </style:style>
    <style:style style:name="T408" style:family="text">
      <style:text-properties fo:font-weight="normal" officeooo:rsid="00f51685" style:font-weight-asian="normal" style:font-weight-complex="normal"/>
    </style:style>
    <style:style style:name="T409" style:family="text">
      <style:text-properties fo:font-weight="normal" officeooo:rsid="00fc67ff" style:font-weight-asian="normal" style:font-weight-complex="normal"/>
    </style:style>
    <style:style style:name="T410" style:family="text">
      <style:text-properties fo:font-weight="normal" officeooo:rsid="00fdd3aa" style:font-weight-asian="normal" style:font-weight-complex="normal"/>
    </style:style>
    <style:style style:name="T411" style:family="text">
      <style:text-properties fo:font-weight="normal" officeooo:rsid="012e9465" style:font-weight-asian="normal" style:font-weight-complex="normal"/>
    </style:style>
    <style:style style:name="T412" style:family="text">
      <style:text-properties fo:font-weight="normal" officeooo:rsid="012edf56" style:font-weight-asian="normal" style:font-weight-complex="normal"/>
    </style:style>
    <style:style style:name="T413" style:family="text">
      <style:text-properties fo:font-weight="normal" officeooo:rsid="01305c41" style:font-weight-asian="normal" style:font-weight-complex="normal"/>
    </style:style>
    <style:style style:name="T414" style:family="text">
      <style:text-properties fo:font-weight="normal" officeooo:rsid="0134038e" style:font-weight-asian="normal" style:font-weight-complex="normal"/>
    </style:style>
    <style:style style:name="T415" style:family="text">
      <style:text-properties fo:font-weight="normal" officeooo:rsid="0139bd35" style:font-weight-asian="normal" style:font-weight-complex="normal"/>
    </style:style>
    <style:style style:name="T416" style:family="text">
      <style:text-properties fo:font-weight="normal" officeooo:rsid="01401741" style:font-weight-asian="normal" style:font-weight-complex="normal"/>
    </style:style>
    <style:style style:name="T417" style:family="text">
      <style:text-properties fo:font-weight="normal" officeooo:rsid="0142451b" style:font-weight-asian="normal" style:font-weight-complex="normal"/>
    </style:style>
    <style:style style:name="T418" style:family="text">
      <style:text-properties fo:font-weight="normal" officeooo:rsid="0149fc19" style:font-weight-asian="normal" style:font-weight-complex="normal"/>
    </style:style>
    <style:style style:name="T419" style:family="text">
      <style:text-properties fo:font-weight="normal" officeooo:rsid="014be95f" style:font-weight-asian="normal" style:font-weight-complex="normal"/>
    </style:style>
    <style:style style:name="T420" style:family="text">
      <style:text-properties fo:font-weight="normal" officeooo:rsid="03ee7eb1" style:font-weight-asian="normal" style:font-weight-complex="normal"/>
    </style:style>
    <style:style style:name="T421" style:family="text">
      <style:text-properties fo:font-weight="normal" officeooo:rsid="045e6749" style:font-weight-asian="normal" style:font-weight-complex="normal"/>
    </style:style>
    <style:style style:name="T422" style:family="text">
      <style:text-properties fo:font-weight="normal" officeooo:rsid="04602400" style:font-weight-asian="normal" style:font-weight-complex="normal"/>
    </style:style>
    <style:style style:name="T423" style:family="text">
      <style:text-properties style:use-window-font-color="true"/>
    </style:style>
    <style:style style:name="T424" style:family="text">
      <style:text-properties style:use-window-font-color="true" fo:font-weight="bold" style:font-weight-asian="bold" style:font-weight-complex="bold"/>
    </style:style>
    <style:style style:name="T425" style:family="text">
      <style:text-properties style:use-window-font-color="true" fo:font-weight="bold" officeooo:rsid="0044d7a4" style:font-weight-asian="bold" style:font-weight-complex="bold"/>
    </style:style>
    <style:style style:name="T426" style:family="text">
      <style:text-properties style:use-window-font-color="true" fo:font-weight="bold" officeooo:rsid="007ca694" style:font-weight-asian="bold" style:font-weight-complex="bold"/>
    </style:style>
    <style:style style:name="T427" style:family="text">
      <style:text-properties style:use-window-font-color="true" fo:font-weight="bold" officeooo:rsid="01536dcf" style:font-weight-asian="bold" style:font-weight-complex="bold"/>
    </style:style>
    <style:style style:name="T428" style:family="text">
      <style:text-properties style:use-window-font-color="true" fo:font-weight="bold" officeooo:rsid="01549026" style:font-weight-asian="bold" style:font-weight-complex="bold"/>
    </style:style>
    <style:style style:name="T429" style:family="text">
      <style:text-properties style:use-window-font-color="true" fo:font-weight="bold" officeooo:rsid="01549d31" style:font-weight-asian="bold" style:font-weight-complex="bold"/>
    </style:style>
    <style:style style:name="T430" style:family="text">
      <style:text-properties style:use-window-font-color="true" fo:font-style="italic" style:text-underline-style="none" fo:font-weight="normal" officeooo:rsid="0056d959" style:font-style-asian="italic" style:font-weight-asian="normal" style:font-style-complex="italic" style:font-weight-complex="normal"/>
    </style:style>
    <style:style style:name="T431" style:family="text">
      <style:text-properties style:use-window-font-color="true" fo:font-style="italic" style:text-underline-style="none" fo:font-weight="normal" officeooo:rsid="00476ae1" style:font-style-asian="italic" style:font-weight-asian="normal" style:font-style-complex="italic" style:font-weight-complex="normal"/>
    </style:style>
    <style:style style:name="T432" style:family="text">
      <style:text-properties style:use-window-font-color="true"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433" style:family="text">
      <style:text-properties style:use-window-font-color="true" fo:font-style="italic" style:text-underline-style="none" fo:font-weight="bold" officeooo:rsid="0056d959" style:font-style-asian="italic" style:font-weight-asian="bold" style:font-style-complex="italic" style:font-weight-complex="bold"/>
    </style:style>
    <style:style style:name="T434" style:family="text">
      <style:text-properties style:use-window-font-color="true" fo:font-style="italic" style:text-underline-style="none" fo:font-weight="bold" officeooo:rsid="00476ae1" style:font-style-asian="italic" style:font-weight-asian="bold" style:font-style-complex="italic" style:font-weight-complex="bold"/>
    </style:style>
    <style:style style:name="T435" style:family="text">
      <style:text-properties style:use-window-font-color="true" fo:font-style="italic" fo:font-weight="bold" officeooo:rsid="016d2800" style:font-style-asian="italic" style:font-weight-asian="bold" style:font-style-complex="italic" style:font-weight-complex="bold"/>
    </style:style>
    <style:style style:name="T436" style:family="text">
      <style:text-properties style:use-window-font-color="true" fo:font-style="italic" fo:font-weight="bold" officeooo:rsid="009f187e" style:font-style-asian="italic" style:font-weight-asian="bold" style:font-style-complex="italic" style:font-weight-complex="bold"/>
    </style:style>
    <style:style style:name="T437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438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439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440" style:family="text">
      <style:text-properties style:use-window-font-color="true" fo:font-style="italic" fo:font-weight="normal" officeooo:rsid="01148430" style:font-style-asian="italic" style:font-weight-asian="normal" style:font-style-complex="italic" style:font-weight-complex="normal"/>
    </style:style>
    <style:style style:name="T441" style:family="text">
      <style:text-properties style:use-window-font-color="true" fo:font-style="italic" fo:font-weight="normal" officeooo:rsid="01549026" style:font-style-asian="italic" style:font-weight-asian="normal" style:font-style-complex="italic" style:font-weight-complex="normal"/>
    </style:style>
    <style:style style:name="T442" style:family="text">
      <style:text-properties style:use-window-font-color="true" fo:font-style="italic" fo:font-weight="normal" officeooo:rsid="015882c3" style:font-style-asian="italic" style:font-weight-asian="normal" style:font-style-complex="italic" style:font-weight-complex="normal"/>
    </style:style>
    <style:style style:name="T443" style:family="text">
      <style:text-properties style:use-window-font-color="true" fo:font-style="italic" fo:font-weight="normal" officeooo:rsid="0159ad23" style:font-style-asian="italic" style:font-weight-asian="normal" style:font-style-complex="italic" style:font-weight-complex="normal"/>
    </style:style>
    <style:style style:name="T444" style:family="text">
      <style:text-properties style:use-window-font-color="true" fo:font-style="italic" fo:font-weight="normal" officeooo:rsid="015ee267" style:font-style-asian="italic" style:font-weight-asian="normal" style:font-style-complex="italic" style:font-weight-complex="normal"/>
    </style:style>
    <style:style style:name="T445" style:family="text">
      <style:text-properties style:use-window-font-color="true" fo:font-style="italic" fo:font-weight="normal" officeooo:rsid="01604964" style:font-style-asian="italic" style:font-weight-asian="normal" style:font-style-complex="italic" style:font-weight-complex="normal"/>
    </style:style>
    <style:style style:name="T446" style:family="text">
      <style:text-properties style:use-window-font-color="true" fo:font-style="italic" officeooo:rsid="009f187e" style:font-style-asian="italic" style:font-style-complex="italic"/>
    </style:style>
    <style:style style:name="T447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448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449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450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451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452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453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454" style:family="text">
      <style:text-properties style:use-window-font-color="true" fo:font-style="normal" fo:font-weight="normal" officeooo:rsid="005dfe09" style:font-style-asian="normal" style:font-weight-asian="normal" style:font-style-complex="normal" style:font-weight-complex="normal"/>
    </style:style>
    <style:style style:name="T455" style:family="text">
      <style:text-properties style:use-window-font-color="true" fo:font-style="normal" fo:font-weight="normal" officeooo:rsid="007ca694" style:font-style-asian="normal" style:font-weight-asian="normal" style:font-style-complex="normal" style:font-weight-complex="normal"/>
    </style:style>
    <style:style style:name="T456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457" style:family="text">
      <style:text-properties style:use-window-font-color="true" fo:font-style="normal" fo:font-weight="normal" officeooo:rsid="01148430" style:font-style-asian="normal" style:font-weight-asian="normal" style:font-style-complex="normal" style:font-weight-complex="normal"/>
    </style:style>
    <style:style style:name="T458" style:family="text">
      <style:text-properties style:use-window-font-color="true" fo:font-style="normal" fo:font-weight="normal" officeooo:rsid="014705d1" style:font-style-asian="normal" style:font-weight-asian="normal" style:font-style-complex="normal" style:font-weight-complex="normal"/>
    </style:style>
    <style:style style:name="T459" style:family="text">
      <style:text-properties style:use-window-font-color="true" fo:font-style="normal" fo:font-weight="normal" officeooo:rsid="014d6fa3" style:font-style-asian="normal" style:font-weight-asian="normal" style:font-style-complex="normal" style:font-weight-complex="normal"/>
    </style:style>
    <style:style style:name="T460" style:family="text">
      <style:text-properties style:use-window-font-color="true" fo:font-style="normal" fo:font-weight="normal" officeooo:rsid="014f285e" style:font-style-asian="normal" style:font-weight-asian="normal" style:font-style-complex="normal" style:font-weight-complex="normal"/>
    </style:style>
    <style:style style:name="T461" style:family="text">
      <style:text-properties style:use-window-font-color="true" fo:font-style="normal" fo:font-weight="normal" officeooo:rsid="0151b86d" style:font-style-asian="normal" style:font-weight-asian="normal" style:font-style-complex="normal" style:font-weight-complex="normal"/>
    </style:style>
    <style:style style:name="T462" style:family="text">
      <style:text-properties style:use-window-font-color="true" fo:font-style="normal" fo:font-weight="normal" officeooo:rsid="01536dcf" style:font-style-asian="normal" style:font-weight-asian="normal" style:font-style-complex="normal" style:font-weight-complex="normal"/>
    </style:style>
    <style:style style:name="T463" style:family="text">
      <style:text-properties style:use-window-font-color="true" fo:font-style="normal" fo:font-weight="normal" officeooo:rsid="01549026" style:font-style-asian="normal" style:font-weight-asian="normal" style:font-style-complex="normal" style:font-weight-complex="normal"/>
    </style:style>
    <style:style style:name="T464" style:family="text">
      <style:text-properties style:use-window-font-color="true" fo:font-style="normal" fo:font-weight="normal" officeooo:rsid="01549d31" style:font-style-asian="normal" style:font-weight-asian="normal" style:font-style-complex="normal" style:font-weight-complex="normal"/>
    </style:style>
    <style:style style:name="T465" style:family="text">
      <style:text-properties style:use-window-font-color="true" fo:font-style="normal" fo:font-weight="normal" officeooo:rsid="015882c3" style:font-style-asian="normal" style:font-weight-asian="normal" style:font-style-complex="normal" style:font-weight-complex="normal"/>
    </style:style>
    <style:style style:name="T466" style:family="text">
      <style:text-properties style:use-window-font-color="true" fo:font-style="normal" fo:font-weight="normal" officeooo:rsid="0158adb5" style:font-style-asian="normal" style:font-weight-asian="normal" style:font-style-complex="normal" style:font-weight-complex="normal"/>
    </style:style>
    <style:style style:name="T467" style:family="text">
      <style:text-properties style:use-window-font-color="true" fo:font-style="normal" fo:font-weight="normal" officeooo:rsid="015ee267" style:font-style-asian="normal" style:font-weight-asian="normal" style:font-style-complex="normal" style:font-weight-complex="normal"/>
    </style:style>
    <style:style style:name="T468" style:family="text">
      <style:text-properties style:use-window-font-color="true" fo:font-style="normal" fo:font-weight="normal" officeooo:rsid="01604964" style:font-style-asian="normal" style:font-weight-asian="normal" style:font-style-complex="normal" style:font-weight-complex="normal"/>
    </style:style>
    <style:style style:name="T469" style:family="text">
      <style:text-properties style:use-window-font-color="true" fo:font-style="normal" fo:font-weight="normal" officeooo:rsid="016331b0" style:font-style-asian="normal" style:font-weight-asian="normal" style:font-style-complex="normal" style:font-weight-complex="normal"/>
    </style:style>
    <style:style style:name="T470" style:family="text">
      <style:text-properties style:use-window-font-color="true" fo:font-style="normal" fo:font-weight="normal" officeooo:rsid="0163d37f" style:font-style-asian="normal" style:font-weight-asian="normal" style:font-style-complex="normal" style:font-weight-complex="normal"/>
    </style:style>
    <style:style style:name="T471" style:family="text">
      <style:text-properties style:use-window-font-color="true" fo:font-style="normal" fo:font-weight="normal" officeooo:rsid="01528202" style:font-style-asian="normal" style:font-weight-asian="normal" style:font-style-complex="normal" style:font-weight-complex="normal"/>
    </style:style>
    <style:style style:name="T472" style:family="text">
      <style:text-properties style:use-window-font-color="true" fo:font-style="normal" style:font-style-asian="normal" style:font-style-complex="normal"/>
    </style:style>
    <style:style style:name="T473" style:family="text">
      <style:text-properties style:use-window-font-color="true" fo:font-style="normal" officeooo:rsid="0050063f" style:font-style-asian="normal" style:font-style-complex="normal"/>
    </style:style>
    <style:style style:name="T474" style:family="text">
      <style:text-properties style:use-window-font-color="true" fo:font-style="normal" officeooo:rsid="00523bf9" style:font-style-asian="normal" style:font-style-complex="normal"/>
    </style:style>
    <style:style style:name="T475" style:family="text">
      <style:text-properties style:use-window-font-color="true" fo:font-style="normal" officeooo:rsid="016f0506" style:font-style-asian="normal" style:font-style-complex="normal"/>
    </style:style>
    <style:style style:name="T476" style:family="text">
      <style:text-properties style:use-window-font-color="true" fo:font-style="normal" officeooo:rsid="0176ee1b" style:font-style-asian="normal" style:font-style-complex="normal"/>
    </style:style>
    <style:style style:name="T477" style:family="text">
      <style:text-properties style:use-window-font-color="true" fo:font-style="normal" officeooo:rsid="017029bc" style:font-style-asian="normal" style:font-style-complex="normal"/>
    </style:style>
    <style:style style:name="T478" style:family="text">
      <style:text-properties style:use-window-font-color="true" fo:font-style="normal" officeooo:rsid="00a1d04f" style:font-style-asian="normal" style:font-style-complex="normal"/>
    </style:style>
    <style:style style:name="T479" style:family="text">
      <style:text-properties style:use-window-font-color="true" fo:font-style="normal" officeooo:rsid="0050b57f" style:font-style-asian="normal" style:font-style-complex="normal"/>
    </style:style>
    <style:style style:name="T480" style:family="text">
      <style:text-properties style:use-window-font-color="true" fo:font-style="normal" officeooo:rsid="01148430" style:font-style-asian="normal" style:font-style-complex="normal"/>
    </style:style>
    <style:style style:name="T481" style:family="text">
      <style:text-properties style:use-window-font-color="true" fo:font-style="normal" fo:font-weight="bold" officeooo:rsid="016d2800" style:font-style-asian="normal" style:font-weight-asian="bold" style:font-style-complex="normal" style:font-weight-complex="bold"/>
    </style:style>
    <style:style style:name="T482" style:family="text">
      <style:text-properties style:use-window-font-color="true" officeooo:rsid="016f0506"/>
    </style:style>
    <style:style style:name="T483" style:family="text">
      <style:text-properties style:use-window-font-color="true" officeooo:rsid="009ff1c7"/>
    </style:style>
    <style:style style:name="T484" style:family="text">
      <style:text-properties style:use-window-font-color="true" fo:font-weight="normal" style:font-weight-asian="normal" style:font-weight-complex="normal"/>
    </style:style>
    <style:style style:name="T485" style:family="text">
      <style:text-properties style:use-window-font-color="true" fo:font-weight="normal" officeooo:rsid="007ca694" style:font-weight-asian="normal" style:font-weight-complex="normal"/>
    </style:style>
    <style:style style:name="T486" style:family="text">
      <style:text-properties style:use-window-font-color="true" fo:font-weight="normal" officeooo:rsid="01466326" style:font-weight-asian="normal" style:font-weight-complex="normal"/>
    </style:style>
    <style:style style:name="T487" style:family="text">
      <style:text-properties style:use-window-font-color="true" fo:font-weight="normal" officeooo:rsid="014d6fa3" style:font-weight-asian="normal" style:font-weight-complex="normal"/>
    </style:style>
    <style:style style:name="T488" style:family="text">
      <style:text-properties style:use-window-font-color="true" fo:font-weight="normal" officeooo:rsid="01536dcf" style:font-weight-asian="normal" style:font-weight-complex="normal"/>
    </style:style>
    <style:style style:name="T489" style:family="text">
      <style:text-properties style:use-window-font-color="true" fo:font-weight="normal" officeooo:rsid="01549026" style:font-weight-asian="normal" style:font-weight-complex="normal"/>
    </style:style>
    <style:style style:name="T490" style:family="text">
      <style:text-properties style:use-window-font-color="true" fo:font-weight="normal" officeooo:rsid="01549d31" style:font-weight-asian="normal" style:font-weight-complex="normal"/>
    </style:style>
    <style:style style:name="T491" style:family="text">
      <style:text-properties style:use-window-font-color="true" fo:font-weight="normal" officeooo:rsid="0159ad23" style:font-weight-asian="normal" style:font-weight-complex="normal"/>
    </style:style>
    <style:style style:name="T492" style:family="text">
      <style:text-properties style:use-window-font-color="true" fo:font-weight="normal" officeooo:rsid="015ee267" style:font-weight-asian="normal" style:font-weight-complex="normal"/>
    </style:style>
    <style:style style:name="T493" style:family="text"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T494" style:family="text">
      <style:text-properties style:use-window-font-color="true" fo:font-size="14pt" fo:font-weight="bold" officeooo:rsid="007ca694" style:font-size-asian="14pt" style:font-weight-asian="bold" style:font-size-complex="14pt" style:font-weight-complex="bold"/>
    </style:style>
    <style:style style:name="T495" style:family="text">
      <style:text-properties style:use-window-font-color="true" fo:font-size="14pt" fo:font-weight="bold" officeooo:rsid="014f285e" style:font-size-asian="14pt" style:font-weight-asian="bold" style:font-size-complex="14pt" style:font-weight-complex="bold"/>
    </style:style>
    <style:style style:name="T496" style:family="text">
      <style:text-properties style:use-window-font-color="true" officeooo:rsid="01549026"/>
    </style:style>
    <style:style style:name="T497" style:family="text">
      <style:text-properties style:text-underline-style="none"/>
    </style:style>
    <style:style style:name="T498" style:family="text">
      <style:text-properties style:text-underline-style="none" fo:font-weight="normal" style:font-weight-asian="normal" style:font-weight-complex="normal"/>
    </style:style>
    <style:style style:name="T499" style:family="text">
      <style:text-properties style:text-underline-style="none" fo:font-weight="normal" officeooo:rsid="0043121f" style:font-weight-asian="normal" style:font-weight-complex="normal"/>
    </style:style>
    <style:style style:name="T500" style:family="text">
      <style:text-properties style:text-underline-style="none" fo:font-weight="normal" officeooo:rsid="0044d7a4" style:font-weight-asian="normal" style:font-weight-complex="normal"/>
    </style:style>
    <style:style style:name="T501" style:family="text">
      <style:text-properties style:text-underline-style="none" fo:font-weight="normal" officeooo:rsid="00e7b674" style:font-weight-asian="normal" style:font-weight-complex="normal"/>
    </style:style>
    <style:style style:name="T502" style:family="text">
      <style:text-properties style:text-underline-style="none" fo:font-weight="normal" officeooo:rsid="002eb485" style:font-weight-asian="normal" style:font-weight-complex="normal"/>
    </style:style>
    <style:style style:name="T503" style:family="text">
      <style:text-properties style:text-underline-style="none" fo:font-weight="normal" officeooo:rsid="00d5826a" style:font-weight-asian="normal" style:font-weight-complex="normal"/>
    </style:style>
    <style:style style:name="T504" style:family="text">
      <style:text-properties style:text-underline-style="none" fo:font-weight="normal" officeooo:rsid="00476ae1" style:font-weight-asian="normal" style:font-weight-complex="normal"/>
    </style:style>
    <style:style style:name="T505" style:family="text">
      <style:text-properties style:text-underline-style="none" fo:font-weight="normal" officeooo:rsid="013282b3" style:font-weight-asian="normal" style:font-weight-complex="normal"/>
    </style:style>
    <style:style style:name="T506" style:family="text">
      <style:text-properties style:text-underline-style="none" fo:font-weight="normal" officeooo:rsid="004caf23" style:font-weight-asian="normal" style:font-weight-complex="normal"/>
    </style:style>
    <style:style style:name="T507" style:family="text">
      <style:text-properties style:text-underline-style="none" fo:font-weight="normal" officeooo:rsid="0128c6e8" style:font-weight-asian="normal" style:font-weight-complex="normal"/>
    </style:style>
    <style:style style:name="T508" style:family="text">
      <style:text-properties style:text-underline-style="none" fo:font-weight="bold" style:font-weight-asian="bold" style:font-weight-complex="bold"/>
    </style:style>
    <style:style style:name="T509" style:family="text">
      <style:text-properties style:text-underline-style="none" fo:font-weight="bold" officeooo:rsid="002eb485" style:font-weight-asian="bold" style:font-weight-complex="bold"/>
    </style:style>
    <style:style style:name="T510" style:family="text">
      <style:text-properties style:text-underline-style="none" fo:font-weight="bold" officeooo:rsid="00f74e17" style:font-weight-asian="bold" style:font-weight-complex="bold"/>
    </style:style>
    <style:style style:name="T511" style:family="text">
      <style:text-properties style:text-underline-style="none" officeooo:rsid="00bbbf73"/>
    </style:style>
    <style:style style:name="T512" style:family="text">
      <style:text-properties style:text-underline-style="none" officeooo:rsid="00d708a6"/>
    </style:style>
    <style:style style:name="T513" style:family="text">
      <style:text-properties style:text-underline-style="none" officeooo:rsid="00f74e17"/>
    </style:style>
    <style:style style:name="T514" style:family="text">
      <style:text-properties style:text-underline-style="none" officeooo:rsid="00378059"/>
    </style:style>
    <style:style style:name="T515" style:family="text">
      <style:text-properties style:text-underline-style="none" officeooo:rsid="0a1c7a91"/>
    </style:style>
    <style:style style:name="T516" style:family="text">
      <style:text-properties style:text-underline-style="none" officeooo:rsid="08ec3514"/>
    </style:style>
    <style:style style:name="T517" style:family="text">
      <style:text-properties officeooo:rsid="00722a19"/>
    </style:style>
    <style:style style:name="T518" style:family="text">
      <style:text-properties officeooo:rsid="00254a2e"/>
    </style:style>
    <style:style style:name="T519" style:family="text">
      <style:text-properties officeooo:rsid="008a06de"/>
    </style:style>
    <style:style style:name="T520" style:family="text">
      <style:text-properties officeooo:rsid="0099273a"/>
    </style:style>
    <style:style style:name="T521" style:family="text">
      <style:text-properties officeooo:rsid="01dac838"/>
    </style:style>
    <style:style style:name="T522" style:family="text">
      <style:text-properties officeooo:rsid="08e38a7d"/>
    </style:style>
    <style:style style:name="T523" style:family="text">
      <style:text-properties officeooo:rsid="00a75993"/>
    </style:style>
    <style:style style:name="T524" style:family="text">
      <style:text-properties officeooo:rsid="002ba0e7"/>
    </style:style>
    <style:style style:name="T525" style:family="text">
      <style:text-properties officeooo:rsid="00beb82f"/>
    </style:style>
    <style:style style:name="T526" style:family="text">
      <style:text-properties officeooo:rsid="00ba4170"/>
    </style:style>
    <style:style style:name="T527" style:family="text">
      <style:text-properties officeooo:rsid="00bbbf73"/>
    </style:style>
    <style:style style:name="T528" style:family="text">
      <style:text-properties officeooo:rsid="00bd3f9d"/>
    </style:style>
    <style:style style:name="T529" style:family="text">
      <style:text-properties officeooo:rsid="002f336e"/>
    </style:style>
    <style:style style:name="T530" style:family="text">
      <style:text-properties officeooo:rsid="0043008e"/>
    </style:style>
    <style:style style:name="T531" style:family="text">
      <style:text-properties officeooo:rsid="00f5260b"/>
    </style:style>
    <style:style style:name="T532" style:family="text">
      <style:text-properties officeooo:rsid="004a157b"/>
    </style:style>
    <style:style style:name="T533" style:family="text">
      <style:text-properties officeooo:rsid="013013d9"/>
    </style:style>
    <style:style style:name="T534" style:family="text">
      <style:text-properties officeooo:rsid="0137af9f"/>
    </style:style>
    <style:style style:name="T535" style:family="text">
      <style:text-properties officeooo:rsid="004acb3b"/>
    </style:style>
    <style:style style:name="T536" style:family="text">
      <style:text-properties officeooo:rsid="016860b9"/>
    </style:style>
    <style:style style:name="T537" style:family="text">
      <style:text-properties officeooo:rsid="0050b57f"/>
    </style:style>
    <style:style style:name="T538" style:family="text">
      <style:text-properties officeooo:rsid="0188ed42"/>
    </style:style>
    <style:style style:name="T539" style:family="text">
      <style:text-properties officeooo:rsid="0055a125"/>
    </style:style>
    <style:style style:name="T540" style:family="text">
      <style:text-properties officeooo:rsid="00572cb0"/>
    </style:style>
    <style:style style:name="T541" style:family="text">
      <style:text-properties officeooo:rsid="0176ee1b"/>
    </style:style>
    <style:style style:name="T542" style:family="text">
      <style:text-properties officeooo:rsid="005c5090"/>
    </style:style>
    <style:style style:name="T543" style:family="text">
      <style:text-properties officeooo:rsid="005f2637"/>
    </style:style>
    <style:style style:name="T544" style:family="text">
      <style:text-properties officeooo:rsid="005fb5cb"/>
    </style:style>
    <style:style style:name="T545" style:family="text">
      <style:text-properties officeooo:rsid="0063f681"/>
    </style:style>
    <style:style style:name="T546" style:family="text">
      <style:text-properties officeooo:rsid="00644350"/>
    </style:style>
    <style:style style:name="T547" style:family="text">
      <style:text-properties officeooo:rsid="006579dd"/>
    </style:style>
    <style:style style:name="T548" style:family="text">
      <style:text-properties officeooo:rsid="0066b31e"/>
    </style:style>
    <style:style style:name="T549" style:family="text">
      <style:text-properties officeooo:rsid="0066c57e"/>
    </style:style>
    <style:style style:name="T550" style:family="text">
      <style:text-properties officeooo:rsid="00684bfc"/>
    </style:style>
    <style:style style:name="T551" style:family="text">
      <style:text-properties officeooo:rsid="0069643a"/>
    </style:style>
    <style:style style:name="T552" style:family="text">
      <style:text-properties officeooo:rsid="00703df9"/>
    </style:style>
    <style:style style:name="T553" style:family="text">
      <style:text-properties officeooo:rsid="0072cdc4"/>
    </style:style>
    <style:style style:name="T554" style:family="text">
      <style:text-properties officeooo:rsid="00751d17"/>
    </style:style>
    <style:style style:name="T555" style:family="text">
      <style:text-properties officeooo:rsid="0076848f"/>
    </style:style>
    <style:style style:name="T556" style:family="text">
      <style:text-properties officeooo:rsid="0077a442"/>
    </style:style>
    <style:style style:name="T557" style:family="text">
      <style:text-properties officeooo:rsid="00793c0d"/>
    </style:style>
    <style:style style:name="T558" style:family="text">
      <style:text-properties officeooo:rsid="007b2101"/>
    </style:style>
    <style:style style:name="T559" style:family="text">
      <style:text-properties officeooo:rsid="007ca694"/>
    </style:style>
    <style:style style:name="T560" style:family="text">
      <style:text-properties fo:font-size="14pt" fo:font-weight="bold" officeooo:rsid="00939859" style:font-size-asian="12.25pt" style:font-weight-asian="bold" style:font-size-complex="14pt" style:font-weight-complex="bold"/>
    </style:style>
    <style:style style:name="T561" style:family="text">
      <style:text-properties fo:font-size="14pt" fo:font-weight="bold" officeooo:rsid="00956521" style:font-size-asian="12.25pt" style:font-weight-asian="bold" style:font-size-complex="14pt" style:font-weight-complex="bold"/>
    </style:style>
    <style:style style:name="T562" style:family="text">
      <style:text-properties fo:font-size="14pt" fo:font-weight="bold" style:font-size-asian="14pt" style:font-weight-asian="bold" style:font-size-complex="14pt" style:font-weight-complex="bold"/>
    </style:style>
    <style:style style:name="T563" style:family="text">
      <style:text-properties fo:font-size="14pt" fo:font-style="normal" fo:font-weight="bold" officeooo:rsid="00af3424" style:font-size-asian="14pt" style:font-style-asian="normal" style:font-weight-asian="bold" style:font-size-complex="14pt" style:font-style-complex="normal" style:font-weight-complex="bold"/>
    </style:style>
    <style:style style:name="T564" style:family="text">
      <style:text-properties fo:font-size="14pt" fo:font-style="normal" fo:font-weight="bold" officeooo:rsid="00b7b8f2" style:font-size-asian="14pt" style:font-style-asian="normal" style:font-weight-asian="bold" style:font-size-complex="14pt" style:font-style-complex="normal" style:font-weight-complex="bold"/>
    </style:style>
    <style:style style:name="T565" style:family="text">
      <style:text-properties fo:font-size="14pt" fo:font-style="normal" style:font-size-asian="14pt" style:font-style-asian="normal" style:font-size-complex="14pt" style:font-style-complex="normal"/>
    </style:style>
    <style:style style:name="T566" style:family="text">
      <style:text-properties fo:font-size="14pt" fo:font-style="normal" officeooo:rsid="00dd44af" style:font-size-asian="14pt" style:font-style-asian="normal" style:font-size-complex="14pt" style:font-style-complex="normal"/>
    </style:style>
    <style:style style:name="T567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568" style:family="text">
      <style:text-properties fo:font-size="14pt" fo:font-style="italic" fo:font-weight="bold" officeooo:rsid="00af3424" style:font-size-asian="14pt" style:font-style-asian="italic" style:font-weight-asian="bold" style:font-size-complex="14pt" style:font-style-complex="italic" style:font-weight-complex="bold"/>
    </style:style>
    <style:style style:name="T569" style:family="text">
      <style:text-properties fo:font-size="14pt" fo:font-style="italic" style:font-size-asian="14pt" style:font-style-asian="italic" style:font-size-complex="14pt" style:font-style-complex="italic"/>
    </style:style>
    <style:style style:name="T570" style:family="text">
      <style:text-properties officeooo:rsid="007d92ff"/>
    </style:style>
    <style:style style:name="T571" style:family="text">
      <style:text-properties officeooo:rsid="007fd79d"/>
    </style:style>
    <style:style style:name="T572" style:family="text">
      <style:text-properties officeooo:rsid="00819260"/>
    </style:style>
    <style:style style:name="T573" style:family="text">
      <style:text-properties officeooo:rsid="0082c116"/>
    </style:style>
    <style:style style:name="T574" style:family="text">
      <style:text-properties officeooo:rsid="008478a0"/>
    </style:style>
    <style:style style:name="T575" style:family="text">
      <style:text-properties officeooo:rsid="00941a11"/>
    </style:style>
    <style:style style:name="T576" style:family="text">
      <style:text-properties officeooo:rsid="009d5b59"/>
    </style:style>
    <style:style style:name="T577" style:family="text">
      <style:text-properties officeooo:rsid="00a1d04f"/>
    </style:style>
    <style:style style:name="T578" style:family="text">
      <style:text-properties fo:color="#ff8c00"/>
    </style:style>
    <style:style style:name="T579" style:family="text">
      <style:text-properties fo:color="#ff8c00" fo:font-style="italic" style:font-style-asian="italic" style:font-style-complex="italic"/>
    </style:style>
    <style:style style:name="T580" style:family="text">
      <style:text-properties officeooo:rsid="00a1e031"/>
    </style:style>
    <style:style style:name="T581" style:family="text">
      <style:text-properties officeooo:rsid="00a35d76"/>
    </style:style>
    <style:style style:name="T582" style:family="text">
      <style:text-properties officeooo:rsid="00a69dce"/>
    </style:style>
    <style:style style:name="T583" style:family="text">
      <style:text-properties officeooo:rsid="00a6f347"/>
    </style:style>
    <style:style style:name="T584" style:family="text">
      <style:text-properties officeooo:rsid="00a8ca1b"/>
    </style:style>
    <style:style style:name="T585" style:family="text">
      <style:text-properties officeooo:rsid="00acfb9d"/>
    </style:style>
    <style:style style:name="T586" style:family="text">
      <style:text-properties officeooo:rsid="00ad6801"/>
    </style:style>
    <style:style style:name="T587" style:family="text">
      <style:text-properties officeooo:rsid="00b41267"/>
    </style:style>
    <style:style style:name="T588" style:family="text">
      <style:text-properties officeooo:rsid="00ba819c"/>
    </style:style>
    <style:style style:name="T589" style:family="text">
      <style:text-properties officeooo:rsid="00bbf4cd"/>
    </style:style>
    <style:style style:name="T590" style:family="text">
      <style:text-properties officeooo:rsid="00bdd473"/>
    </style:style>
    <style:style style:name="T591" style:family="text">
      <style:text-properties officeooo:rsid="00c12d1c"/>
    </style:style>
    <style:style style:name="T592" style:family="text">
      <style:text-properties officeooo:rsid="00c2c999"/>
    </style:style>
    <style:style style:name="T593" style:family="text">
      <style:text-properties officeooo:rsid="00c50878"/>
    </style:style>
    <style:style style:name="T594" style:family="text">
      <style:text-properties officeooo:rsid="00c88326"/>
    </style:style>
    <style:style style:name="T595" style:family="text">
      <style:text-properties officeooo:rsid="00cbb52c"/>
    </style:style>
    <style:style style:name="T596" style:family="text">
      <style:text-properties officeooo:rsid="00d04e1a"/>
    </style:style>
    <style:style style:name="T597" style:family="text">
      <style:text-properties officeooo:rsid="00d23a32"/>
    </style:style>
    <style:style style:name="T598" style:family="text">
      <style:text-properties officeooo:rsid="00d3f114"/>
    </style:style>
    <style:style style:name="T599" style:family="text">
      <style:text-properties officeooo:rsid="00d833d3"/>
    </style:style>
    <style:style style:name="T600" style:family="text">
      <style:text-properties officeooo:rsid="00d873e2"/>
    </style:style>
    <style:style style:name="T601" style:family="text">
      <style:text-properties officeooo:rsid="00eb49f4"/>
    </style:style>
    <style:style style:name="T602" style:family="text">
      <style:text-properties officeooo:rsid="00fb5f7f"/>
    </style:style>
    <style:style style:name="T603" style:family="text">
      <style:text-properties officeooo:rsid="00fc67ff"/>
    </style:style>
    <style:style style:name="T604" style:family="text">
      <style:text-properties officeooo:rsid="00fdd3aa"/>
    </style:style>
    <style:style style:name="T605" style:family="text">
      <style:text-properties officeooo:rsid="00ffe4b9"/>
    </style:style>
    <style:style style:name="T606" style:family="text">
      <style:text-properties officeooo:rsid="010639c7"/>
    </style:style>
    <style:style style:name="T607" style:family="text">
      <style:text-properties officeooo:rsid="010ab710"/>
    </style:style>
    <style:style style:name="T608" style:family="text">
      <style:text-properties officeooo:rsid="010ff277"/>
    </style:style>
    <style:style style:name="T609" style:family="text">
      <style:text-properties officeooo:rsid="0111d037"/>
    </style:style>
    <style:style style:name="T610" style:family="text">
      <style:text-properties officeooo:rsid="011511c0"/>
    </style:style>
    <style:style style:name="T611" style:family="text">
      <style:text-properties officeooo:rsid="01185712"/>
    </style:style>
    <style:style style:name="T612" style:family="text">
      <style:text-properties officeooo:rsid="01190d75"/>
    </style:style>
    <style:style style:name="T613" style:family="text">
      <style:text-properties officeooo:rsid="01206a6e"/>
    </style:style>
    <style:style style:name="T614" style:family="text">
      <style:text-properties officeooo:rsid="0128c6e8"/>
    </style:style>
    <style:style style:name="T615" style:family="text">
      <style:text-properties officeooo:rsid="00201bd5"/>
    </style:style>
    <style:style style:name="T616" style:family="text">
      <style:text-properties officeooo:rsid="012b24b3"/>
    </style:style>
    <style:style style:name="T617" style:family="text">
      <style:text-properties officeooo:rsid="012cecd7"/>
    </style:style>
    <style:style style:name="T618" style:family="text">
      <style:text-properties officeooo:rsid="012e9465"/>
    </style:style>
    <style:style style:name="T619" style:family="text">
      <style:text-properties officeooo:rsid="01305c41"/>
    </style:style>
    <style:style style:name="T620" style:family="text">
      <style:text-properties officeooo:rsid="0140be6f"/>
    </style:style>
    <style:style style:name="T621" style:family="text">
      <style:text-properties officeooo:rsid="0149fc19"/>
    </style:style>
    <style:style style:name="T622" style:family="text">
      <style:text-properties officeooo:rsid="014be95f"/>
    </style:style>
    <style:style style:name="T623" style:family="text">
      <style:text-properties officeooo:rsid="010185dc"/>
    </style:style>
    <style:style style:name="T624" style:family="text">
      <style:text-properties officeooo:rsid="0437fd59"/>
    </style:style>
    <style:style style:name="T625" style:family="text">
      <style:text-properties officeooo:rsid="03ee7eb1"/>
    </style:style>
    <style:style style:name="T626" style:family="text">
      <style:text-properties officeooo:rsid="03f7049e"/>
    </style:style>
    <style:style style:name="T627" style:family="text">
      <style:text-properties officeooo:rsid="0735889c"/>
    </style:style>
    <style:style style:name="T628" style:family="text">
      <style:text-properties officeooo:rsid="0739531b"/>
    </style:style>
    <style:style style:name="T629" style:family="text">
      <style:text-properties officeooo:rsid="0166b397"/>
    </style:style>
    <style:style style:name="T630" style:family="text">
      <style:text-properties officeooo:rsid="066f3d61"/>
    </style:style>
    <style:style style:name="T631" style:family="text">
      <style:text-properties officeooo:rsid="067106c6"/>
    </style:style>
    <style:style style:name="T632" style:family="text">
      <style:text-properties officeooo:rsid="08cb2076"/>
    </style:style>
    <style:style style:name="T633" style:family="text">
      <style:text-properties officeooo:rsid="066eeab0"/>
    </style:style>
    <style:style style:name="T634" style:family="text">
      <style:text-properties officeooo:rsid="0185571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Английское предложение</text:p>
      <text:p text:style-name="P1"/>
      <text:p text:style-name="P1">Всегда имеет подлежащее и сказуемое. Подлежащее — это автор дейсвтия (существительное в именительном падеже). Сказуемое — это действие, <text:span text:style-name="T177">совершенное</text:span> автор<text:span text:style-name="T177">ом</text:span>.</text:p>
      <text:p text:style-name="P1"/>
      <text:p text:style-name="P1">Если подлежащее отсутсвует, то его место занимает формальное подлежащее. </text:p>
      <text:p text:style-name="P1">Если отсутствует сказуемое, то его место занимает глагол <text:span text:style-name="T2">be</text:span>.</text:p>
      <text:p text:style-name="P3"/>
      <text:p text:style-name="P413"><text:span text:style-name="T1">Помимо </text:span><text:span text:style-name="T133">подлежащего и сказуемого</text:span><text:span text:style-name="T1">, предложение может иметь дополнение и обстоятельство.</text:span></text:p>
      <text:p text:style-name="P2"/>
      <text:p text:style-name="P15"><text:span text:style-name="T1">Дополнение как бы дополняет по смыслу сказуемое. Оно выражено </text:span><text:span text:style-name="T356">одним или несколькими </text:span><text:span text:style-name="T1">существительным</text:span><text:span text:style-name="T356">и</text:span><text:span text:style-name="T1">, перед которым</text:span><text:span text:style-name="T357">и</text:span><text:span text:style-name="T1"> обычно идет предлог или </text:span><text:span text:style-name="T356">инфинитив</text:span><text:span text:style-name="T1">.</text:span></text:p>
      <text:p text:style-name="P1"/>
      <text:p text:style-name="P412"><text:span text:style-name="T1">Обстоятельство описывает место, время, </text:span><text:span text:style-name="T356">или </text:span><text:span text:style-name="T1">способ действия. Оно выражено словом или группой слов, отвечающих на вопросы: «</text:span><text:span text:style-name="T181">где?»</text:span><text:span text:style-name="T250">,</text:span><text:span text:style-name="T181"> «</text:span><text:span text:style-name="T248">когда?», «</text:span><text:span text:style-name="T183">к</text:span><text:span text:style-name="T248">ак?» </text:span><text:span text:style-name="T249">(это тоже дополнение)</text:span></text:p>
      <text:p text:style-name="P68"/>
      <text:p text:style-name="P18">Английское предложение иногда удобнее переводить с конца. Для удобства можно добавлять дополнительные уточняющие слова.</text:p>
      <text:p text:style-name="P17"/>
      <text:p text:style-name="P413"><text:span text:style-name="T184">В а</text:span><text:span text:style-name="T179">нглийско</text:span><text:span text:style-name="T184">м</text:span><text:span text:style-name="T179"> предложени</text:span><text:span text:style-name="T184">и важно</text:span><text:span text:style-name="T179"> </text:span><text:span text:style-name="T186">соблюдать</text:span><text:span text:style-name="T179"> </text:span><text:span text:style-name="T184">правильн</text:span><text:span text:style-name="T186">ый</text:span><text:span text:style-name="T184"> </text:span><text:span text:style-name="T179">поряд</text:span><text:span text:style-name="T186">о</text:span><text:span text:style-name="T179">к слов.</text:span></text:p>
      <text:p text:style-name="P16">Сначала <text:span text:style-name="T539">идет</text:span> <text:span text:style-name="T134">подлежащее</text:span>, затем <text:span text:style-name="T143">сказуемое</text:span>, после <text:span text:style-name="T156">дополнение</text:span> и/или <text:span text:style-name="T164">обстоятельство</text:span>.</text:p>
      <text:p text:style-name="P19"/>
      <text:p text:style-name="P246"><text:span text:style-name="T135">We</text:span><text:span text:style-name="T3"> </text:span><text:span text:style-name="T144">do</text:span><text:span text:style-name="T3"> </text:span><text:span text:style-name="T157">the</text:span><text:span text:style-name="T158"> </text:span><text:span text:style-name="T159">job</text:span><text:span text:style-name="T3"> </text:span><text:span text:style-name="T166">well</text:span><text:span text:style-name="T3"> — </text:span><text:span text:style-name="T5">М</text:span><text:span text:style-name="T3">ы делаем работу </text:span><text:span text:style-name="T4">хорошо</text:span><text:span text:style-name="T3">.</text:span></text:p>
      <text:p text:style-name="P248"/>
      <text:p text:style-name="P414"><text:span text:style-name="T181">С</text:span><text:span text:style-name="T180">казуемое часто разделяется</text:span><text:span text:style-name="T181"> на</text:span><text:span text:style-name="T180"> </text:span><text:span text:style-name="T172">вспомогательный </text:span><text:span text:style-name="T180">и </text:span><text:span text:style-name="T145">смысловой</text:span><text:span text:style-name="T4"> </text:span>глаголы<text:span text:style-name="T180">. </text:span><text:span text:style-name="T185">Вспомогательный глагол не переводится. Он лишь сообщает о том, в каком времени нужно переводить смысловой глагол. Смысловой же глагол передает суть действия.</text:span></text:p>
      <text:p text:style-name="P20"/>
      <text:p text:style-name="P412"><text:span text:style-name="T135">They</text:span><text:span text:style-name="T3"> </text:span><text:span text:style-name="T174">have </text:span><text:span text:style-name="T171">not</text:span><text:span text:style-name="T144"> finish</text:span><text:span text:style-name="T147">ed</text:span><text:span text:style-name="T3"> </text:span><text:span text:style-name="T158">their work</text:span><text:span text:style-name="T3"> </text:span><text:span text:style-name="T165">in time</text:span><text:span text:style-name="T3"> — </text:span><text:span text:style-name="T5">Они не закончили работу вовремя.</text:span></text:p>
      <text:p text:style-name="P249"><text:span text:style-name="T137">I</text:span><text:span text:style-name="T177"> </text:span><text:span text:style-name="T175">will</text:span><text:span text:style-name="T149"> give</text:span><text:span text:style-name="T177"> </text:span><text:span text:style-name="T161">you money</text:span><text:span text:style-name="T177"> — Я дам тебе деньги </text:span><text:span text:style-name="T358">(два дополнения)</text:span><text:span text:style-name="T177">.</text:span></text:p>
      <text:p text:style-name="P21"/>
      <text:p text:style-name="P412"><text:span text:style-name="T181">В вопросительных предложениях порядок слов другой. Сначала идет вспомогательный глагол, затем подлежащее, </text:span><text:span text:style-name="T182">а после — смысловой глагол, дополнение и/</text:span><text:span text:style-name="T183">или</text:span><text:span text:style-name="T182"> обстоятельство.</text:span></text:p>
      <text:p text:style-name="P22">Перед вспомогательным глаголом может также идти вопросительное слово.</text:p>
      <text:p text:style-name="P22"/>
      <text:p text:style-name="P413"><text:span text:style-name="T173">Do</text:span><text:span text:style-name="T6"> </text:span><text:span text:style-name="T136">you</text:span><text:span text:style-name="T6"> </text:span><text:span text:style-name="T146">want</text:span><text:span text:style-name="T359"> </text:span><text:span text:style-name="T2">to live</text:span><text:span text:style-name="T359"> </text:span><text:span text:style-name="T167">in Spain</text:span><text:span text:style-name="T6">? — Ты хочешь жить в Испании?</text:span></text:p>
      <text:p text:style-name="P250"><text:span text:style-name="T361">What</text:span><text:span text:style-name="T358"> </text:span><text:span text:style-name="T176">are</text:span><text:span text:style-name="T358"> </text:span><text:span text:style-name="T138">you</text:span><text:span text:style-name="T358"> </text:span><text:span text:style-name="T150">doing</text:span><text:span text:style-name="T358"> </text:span><text:span text:style-name="T168">here</text:span><text:span text:style-name="T358">? </text:span><text:span text:style-name="T362">—</text:span><text:span text:style-name="T358"> Что ты здесь делаешь?</text:span></text:p>
      <text:p text:style-name="P250"/>
      <text:p text:style-name="P106">Если обстоятельство состоит из нескольких слов, то оно может переехать в самое начало:</text:p>
      <text:p text:style-name="P106"/>
      <text:p text:style-name="P326">Tom walks to work <text:span text:style-name="T164">every morning</text:span> / <text:span text:style-name="T164">Every morning</text:span> Tom walks to work —</text:p>
      <text:p text:style-name="P326">Том ходит на работу каждое утро.</text:p>
      <text:p text:style-name="P326"/>
      <text:p text:style-name="P106">Глаголы, требующие 2х дополнений: <text:span text:style-name="T2">give, lend, pass, send, show.</text:span></text:p>
      <text:p text:style-name="P116"/>
      <text:p text:style-name="P615"><text:span text:style-name="T246">Сами д</text:span><text:span text:style-name="T238">ополнения могут указываться </text:span><text:span text:style-name="T239">2мя</text:span><text:span text:style-name="T238"> способами:</text:span></text:p>
      <text:p text:style-name="P106"/>
      <text:p text:style-name="P106">1. После глагола указывается человек, а затем предмет; без предлогов.</text:p>
      <text:p text:style-name="P614"><text:span text:style-name="T178"><text:s text:c="2"/></text:span><text:span text:style-name="T2"><text:s text:c="2"/>I lent </text:span><text:span text:style-name="T157">Mike</text:span><text:span text:style-name="T2"> some </text:span><text:span text:style-name="T157">money</text:span><text:span text:style-name="T2"> — Я одолжил Майку деньги.</text:span></text:p>
      <text:p text:style-name="P326"/>
      <text:p text:style-name="P106">2. После глагола указывается предмет, а затем человек; перед человеком будет предлог <text:span text:style-name="T2">to</text:span>.</text:p>
      <text:p text:style-name="P106"><text:s text:c="4"/><text:span text:style-name="T2">I </text:span><text:span text:style-name="T157">lent</text:span><text:span text:style-name="T2"> some money </text:span><text:span text:style-name="T579">to</text:span><text:span text:style-name="T2"> </text:span><text:span text:style-name="T157">Mike</text:span><text:span text:style-name="T2"> — Я одолжил деньги Майку.</text:span></text:p>
      <text:p text:style-name="P11"><text:soft-page-break/>Английские времена</text:p>
      <text:p text:style-name="P418"/>
      <text:p text:style-name="P419">В английском языке 12 времен. Они разбиты на 4 группы: <text:span text:style-name="T2">Simple, Continuous, Perfect </text:span><text:span text:style-name="T178">и</text:span><text:span text:style-name="T2"> Perfect Continuous</text:span>. Каждая<text:span text:style-name="T572"> </text:span>групп<text:span text:style-name="T572">а</text:span> включает в себя 3 времени: <text:span text:style-name="T2">Present, Past, Future</text:span>.</text:p>
      <text:p text:style-name="P418"/>
      <text:p text:style-name="P404">Present Simple</text:p>
      <text:p text:style-name="P420"/>
      <text:p text:style-name="P421">Используется чтобы сообщить: </text:p>
      <text:list xml:id="list804170576" text:style-name="L1">
        <text:list-item>
          <text:p text:style-name="P714"><text:span text:style-name="T7">факт</text:span><text:span text:style-name="T10">ы</text:span><text:span text:style-name="T7"> настоящего, </text:span><text:span text:style-name="T10">очевидную </text:span><text:span text:style-name="T9">истин</text:span><text:span text:style-name="T10">у</text:span><text:span text:style-name="T7">;</text:span></text:p>
        </text:list-item>
        <text:list-item>
          <text:p text:style-name="P715"><text:span text:style-name="T363">регулярны</text:span><text:span text:style-name="T532">е</text:span><text:span text:style-name="T363"> события настоящего;</text:span></text:p>
        </text:list-item>
      </text:list>
      <text:p text:style-name="P540"/>
      <text:p text:style-name="P455"><text:span text:style-name="T365">I </text:span><text:span text:style-name="T118">live</text:span><text:span text:style-name="T365"> in New York — Я </text:span><text:span text:style-name="T366">живу</text:span><text:span text:style-name="T365"> в Нью Йорке.</text:span></text:p>
      <text:p text:style-name="P422"/>
      <text:p text:style-name="P538">В утверждениях, когда подлежащее в третьем лице, единственном числе <text:span text:style-name="T2">(he, she, it), </text:span></text:p>
      <text:p text:style-name="P446"><text:span text:style-name="T364">к сказуемому добавляется окончание </text:span><text:span text:style-name="T8">-s</text:span><text:span text:style-name="T364"> (</text:span><text:span text:style-name="T8">-es</text:span><text:span text:style-name="T364"> если заканчивается на гласную или шипящий). </text:span></text:p>
      <text:p text:style-name="P539"/>
      <text:p text:style-name="P447"><text:span text:style-name="T365">Peter </text:span><text:span text:style-name="T118">works</text:span><text:span text:style-name="T365"> in New York — Питер </text:span><text:span text:style-name="T366">работает</text:span><text:span text:style-name="T365"> в Нью Йорке;</text:span></text:p>
      <text:p text:style-name="P420"/>
      <text:p text:style-name="P430"><text:span text:style-name="T614">Слова-маячки</text:span><text:span text:style-name="T615"> (перед сказуемым):</text:span></text:p>
      <text:list xml:id="list2130943018" text:style-name="L2">
        <text:list-item>
          <text:p text:style-name="P716">always - <text:span text:style-name="T390">всегда</text:span>;</text:p>
        </text:list-item>
        <text:list-item>
          <text:p text:style-name="P716">usually - <text:span text:style-name="T390">обычно</text:span>;</text:p>
        </text:list-item>
        <text:list-item>
          <text:p text:style-name="P716">often - <text:span text:style-name="T390">часто</text:span>;</text:p>
        </text:list-item>
        <text:list-item>
          <text:p text:style-name="P716">sometimes - <text:span text:style-name="T390">иногда</text:span>;</text:p>
        </text:list-item>
        <text:list-item>
          <text:p text:style-name="P716">never — <text:span text:style-name="T390">никогда;</text:span></text:p>
        </text:list-item>
      </text:list>
      <text:p text:style-name="P251"/>
      <text:p text:style-name="P252">I <text:span text:style-name="T367">always</text:span> wash my hands before eating — Я <text:span text:style-name="T367">всегда</text:span> мою руки перед едой.</text:p>
      <text:p text:style-name="Standard"/>
      <text:p text:style-name="P528"><text:span text:style-name="T540">Отрицание образуется с помощью частицы </text:span><text:span text:style-name="T13">not</text:span><text:span text:style-name="T540">, </text:span>которая идет в паре со вспомогательным глаголом <text:span text:style-name="T2">do</text:span>. <text:span text:style-name="T500">Если подлежащее </text:span><text:span text:style-name="T88">he/she/it</text:span><text:span text:style-name="T500">, то </text:span><text:span text:style-name="T98">do</text:span><text:span text:style-name="T504"> меняется на</text:span><text:span text:style-name="T500"> </text:span><text:span text:style-name="T88">does</text:span><text:span text:style-name="T500">.</text:span></text:p>
      <text:p text:style-name="P448"/>
      <text:p text:style-name="P340">People <text:span text:style-name="T424">do </text:span><text:span text:style-name="T425">not</text:span><text:span text:style-name="T423"> live</text:span> in space — Люди <text:span text:style-name="T367">не</text:span> живут в космосе.</text:p>
      <text:p text:style-name="P340">Water <text:span text:style-name="T424">does </text:span><text:span text:style-name="T425">not</text:span><text:span text:style-name="T423"> boil</text:span> at 50 degrees Celsius — Вода <text:span text:style-name="T367">не</text:span> кипит при 50 грудусах.</text:p>
      <text:p text:style-name="P340"/>
      <text:p text:style-name="P435"><text:span text:style-name="T294">Практически всегда </text:span><text:span text:style-name="T88">do not</text:span><text:span text:style-name="T294"> использу</text:span><text:span text:style-name="T295">е</text:span><text:span text:style-name="T294">тся в сокращении: </text:span></text:p>
      <text:p text:style-name="P125"/>
      <text:p text:style-name="P341">We <text:span text:style-name="T367">don`t</text:span> drink whisky — Мы <text:span text:style-name="T367">не</text:span> пьем виски. </text:p>
      <text:p text:style-name="P339">He <text:span text:style-name="T367">doesn`t</text:span> drink tea — Он <text:span text:style-name="T367">не</text:span> пьет чай.</text:p>
      <text:p text:style-name="P256"/>
      <text:p text:style-name="P527"><text:span text:style-name="T539">В вопросах вспомогательный глагол </text:span><text:span text:style-name="T12">do</text:span><text:span text:style-name="T296"> ставится перед подлежащим:</text:span></text:p>
      <text:p text:style-name="P127"/>
      <text:p text:style-name="P457"><text:span text:style-name="T508">Do</text:span><text:span text:style-name="T498"> you like action movies? </text:span><text:span text:style-name="T499">— </text:span><text:span text:style-name="T498">Тебе нравятся экшен фильмы? </text:span></text:p>
      <text:p text:style-name="P449"><text:span text:style-name="T430">What books </text:span><text:span text:style-name="T433">do</text:span><text:span text:style-name="T434">es</text:span><text:span text:style-name="T430"> </text:span><text:span text:style-name="T431">he</text:span><text:span text:style-name="T430"> read? </text:span><text:span text:style-name="T432">—</text:span><text:span text:style-name="T430"> Какие книги </text:span><text:span text:style-name="T431">он</text:span><text:span text:style-name="T430"> </text:span><text:span text:style-name="T431">читает</text:span><text:span text:style-name="T430">?</text:span></text:p>
      <text:p text:style-name="P127"/>
      <text:p text:style-name="P360">Present Continuous</text:p>
      <text:p text:style-name="P128"/>
      <text:p text:style-name="P450"><text:span text:style-name="T297">Используется, чтобы </text:span><text:span text:style-name="T314">сообщить</text:span><text:span text:style-name="T297"> о </text:span><text:span text:style-name="T307">действии</text:span><text:span text:style-name="T297">, </text:span><text:span text:style-name="T308">которое происходит</text:span><text:span text:style-name="T297"> </text:span><text:span text:style-name="T350">сейчас</text:span><text:span text:style-name="T297"> и еще не законч</text:span><text:span text:style-name="T314">ено</text:span><text:span text:style-name="T297">.</text:span></text:p>
      <text:p text:style-name="P129">Состоит из связки вспомогательного глагола <text:span text:style-name="T2">be</text:span> и смыслового <text:span text:style-name="T535">глагола </text:span>с окончанием <text:span text:style-name="T2">-ing</text:span>:</text:p>
      <text:p text:style-name="P463"/>
      <text:p text:style-name="P463">She <text:span text:style-name="T367">is driving</text:span> to work. <text:span text:style-name="T517">—</text:span> Она <text:span text:style-name="T367">едет</text:span> на работу.</text:p>
      <text:p text:style-name="P464">I <text:span text:style-name="T372">a</text:span><text:span text:style-name="T367">m not listening</text:span> to you. <text:span text:style-name="T519">—</text:span> Я <text:span text:style-name="T367">не слушаю</text:span> тебя.</text:p>
      <text:p text:style-name="P465">Where <text:span text:style-name="T367">is </text:span>he <text:span text:style-name="T367">going</text:span>? <text:span text:style-name="T519">—</text:span> Куда он <text:span text:style-name="T367">идет</text:span>?</text:p>
      <text:p text:style-name="P126"/>
      <text:p text:style-name="P146"><text:soft-page-break/><text:span text:style-name="T614">Слова-маячки</text:span> <text:span text:style-name="T524">(в разных местах)</text:span>:</text:p>
      <text:list xml:id="list1083847921" text:style-name="L3">
        <text:list-item>
          <text:p text:style-name="P755">look — смотри;</text:p>
        </text:list-item>
        <text:list-item>
          <text:p text:style-name="P755">now — сейчас (<text:span text:style-name="T518">обычно </text:span>в конце);</text:p>
        </text:list-item>
        <text:list-item>
          <text:p text:style-name="P755">at the moment — в этот момент (<text:span text:style-name="T518">обычно </text:span>в конце).</text:p>
        </text:list-item>
      </text:list>
      <text:p text:style-name="P343"/>
      <text:p text:style-name="P342">I am working right <text:span text:style-name="T367">now</text:span>. — Прямо сейчас я работаю.</text:p>
      <text:p text:style-name="P342"><text:span text:style-name="T367">Look</text:span> out of the window! It`s raining. — Посмотри в окно. Идет дождь.</text:p>
      <text:p text:style-name="P157"/>
      <text:p text:style-name="P156"><text:span text:style-name="T520">Глаголы, которые не использ</text:span><text:span text:style-name="T521">уются</text:span><text:span text:style-name="T520"> в </text:span><text:span text:style-name="T29">Continuous</text:span></text:p>
      <text:p text:style-name="P156"/>
      <text:p text:style-name="P143">Как правило это глаголы, описывающие чувства или мысли.</text:p>
      <text:p text:style-name="P524"><text:span text:style-name="T318">Но если они </text:span><text:span text:style-name="T319">идут</text:span><text:span text:style-name="T318"> </text:span><text:span text:style-name="T319">внутри</text:span><text:span text:style-name="T318"> </text:span><text:span text:style-name="T319">какой-</text:span><text:span text:style-name="T320">то</text:span><text:span text:style-name="T319"> </text:span><text:span text:style-name="T318">устойчивой связки, то могут быть и с </text:span><text:span text:style-name="T99">-ing</text:span><text:span text:style-name="T318">.</text:span></text:p>
      <text:p text:style-name="P345"/>
      <text:p text:style-name="P131">Глаголы восприятия:</text:p>
      <text:list xml:id="list246793940" text:style-name="L4">
        <text:list-item>
          <text:p text:style-name="P756">see — видеть;</text:p>
        </text:list-item>
        <text:list-item>
          <text:p text:style-name="P756">hear — слышать;</text:p>
        </text:list-item>
        <text:list-item>
          <text:p text:style-name="P756">feel — чувствовать <text:span text:style-name="T522">себя</text:span>;</text:p>
        </text:list-item>
        <text:list-item>
          <text:p text:style-name="P756">taste — чувствовать вкус (пробовать);</text:p>
        </text:list-item>
        <text:list-item>
          <text:p text:style-name="P756">smell — чувствовать запах (нюхать);</text:p>
        </text:list-item>
      </text:list>
      <text:p text:style-name="P132"/>
      <text:p text:style-name="P131">Глаголы для выражения мнения:</text:p>
      <text:list xml:id="list1918439383" text:style-name="L5">
        <text:list-item>
          <text:p text:style-name="P757">belive — верить;</text:p>
        </text:list-item>
        <text:list-item>
          <text:p text:style-name="P757">doubt — сомневаться;</text:p>
        </text:list-item>
        <text:list-item>
          <text:p text:style-name="P757">think — думать;</text:p>
        </text:list-item>
      </text:list>
      <text:p text:style-name="P130"/>
      <text:p text:style-name="P131">Глаголы, показывающие состояние мыслей:</text:p>
      <text:list xml:id="list3634756408" text:style-name="L6">
        <text:list-item>
          <text:p text:style-name="P758">forget — забывать;</text:p>
        </text:list-item>
        <text:list-item>
          <text:p text:style-name="P758">imagine — представлять;</text:p>
        </text:list-item>
        <text:list-item>
          <text:p text:style-name="P758">know — знать;</text:p>
        </text:list-item>
        <text:list-item>
          <text:p text:style-name="P758">understand — понимать;</text:p>
        </text:list-item>
      </text:list>
      <text:p text:style-name="P132"/>
      <text:p text:style-name="P133">Глаголы, указывающие на эмоции и желания:</text:p>
      <text:list xml:id="list2967135608" text:style-name="L7">
        <text:list-item>
          <text:p text:style-name="P759">love — любить;</text:p>
        </text:list-item>
        <text:list-item>
          <text:p text:style-name="P759">like — нравиться;</text:p>
        </text:list-item>
        <text:list-item>
          <text:p text:style-name="P759">hate — ненавидеть;</text:p>
        </text:list-item>
        <text:list-item>
          <text:p text:style-name="P759">hope — надеяться;</text:p>
        </text:list-item>
        <text:list-item>
          <text:p text:style-name="P759">want — хотеть;</text:p>
        </text:list-item>
        <text:list-item>
          <text:p text:style-name="P759">wish — желать;</text:p>
        </text:list-item>
      </text:list>
      <text:p text:style-name="P133"/>
      <text:p text:style-name="P133">Другие глаголы:</text:p>
      <text:list xml:id="list190726688" text:style-name="L8">
        <text:list-item>
          <text:p text:style-name="P760">look — выглядеть;</text:p>
        </text:list-item>
        <text:list-item>
          <text:p text:style-name="P760">have — иметь;</text:p>
        </text:list-item>
      </text:list>
      <text:p text:style-name="P134"/>
      <text:p text:style-name="P346">I <text:span text:style-name="T367">think</text:span> Amy is a strange girl. - Я <text:span text:style-name="T367">думаю</text:span>, Эмми странная девушка.</text:p>
      <text:p text:style-name="P346">You <text:span text:style-name="T367">look</text:span> great! - Ты <text:span text:style-name="T367">выглядишь</text:span> отлично!</text:p>
      <text:p text:style-name="P344"/>
      <text:p text:style-name="P361">Present Perfect</text:p>
      <text:p text:style-name="P145"/>
      <text:p text:style-name="P521"><text:span text:style-name="T298">И</text:span><text:span text:style-name="T310">спользуется чтобы сообщить о результате, который важен в настоящем. Если результат не важен в настоящем, то используется Past Simple. Результат определяется совершенной формой, т. е. не «делал», а «сделал»; не «бил», а «разбил» и т. д. <text:s/></text:span></text:p>
      <text:p text:style-name="P136"><text:soft-page-break/>Состоит из связки вспомогательного глагола have и смыслового глагола в 3й форме.</text:p>
      <text:p text:style-name="P452"><text:span text:style-name="T343">В </text:span><text:span text:style-name="T340">отрицаниях почти всегда используется сокращенная форма глагола </text:span><text:span text:style-name="T111">haven`t</text:span><text:span text:style-name="T340">.</text:span></text:p>
      <text:p text:style-name="P138"><text:span text:style-name="T525">Сокращени</text:span><text:span text:style-name="T541">е</text:span><text:span text:style-name="T525"> </text:span><text:span text:style-name="T14">`ve not</text:span><text:span text:style-name="T525"> не используется.</text:span></text:p>
      <text:p text:style-name="P137"/>
      <text:p text:style-name="P451"><text:span text:style-name="T94">You </text:span><text:span text:style-name="T115">have</text:span><text:span text:style-name="T94"> </text:span><text:span text:style-name="T115">broken</text:span><text:span text:style-name="T94"> the vase. </text:span><text:span text:style-name="T95">— </text:span><text:span text:style-name="T94">Ты </text:span><text:span text:style-name="T115">разбил</text:span><text:span text:style-name="T94"> вазу (результат, кот. </text:span><text:span text:style-name="T96">важен сейчас</text:span><text:span text:style-name="T94">).</text:span></text:p>
      <text:p text:style-name="P668"><text:span text:style-name="T392">I </text:span><text:span text:style-name="T375">haven</text:span><text:span text:style-name="T369">`</text:span><text:span text:style-name="T375">t</text:span><text:span text:style-name="T392"> </text:span><text:span text:style-name="T375">expected</text:span><text:span text:style-name="T392"> that. </text:span><text:span text:style-name="T394">—</text:span><text:span text:style-name="T392"> Я этого </text:span><text:span text:style-name="T375">не</text:span><text:span text:style-name="T392"> </text:span><text:span text:style-name="T375">ожидал</text:span><text:span text:style-name="T392">.</text:span></text:p>
      <text:p text:style-name="P668"><text:span text:style-name="T373">Ha</text:span><text:span text:style-name="T374">s</text:span><text:span text:style-name="T396"> </text:span><text:span text:style-name="T397">he</text:span><text:span text:style-name="T396"> </text:span><text:span text:style-name="T373">been</text:span><text:span text:style-name="T396"> to Rome? </text:span><text:span text:style-name="T394">—</text:span><text:span text:style-name="T396"> </text:span><text:span text:style-name="T397">Он</text:span><text:span text:style-name="T396"> </text:span><text:span text:style-name="T373">бывал</text:span><text:span text:style-name="T396"> в Риме?</text:span></text:p>
      <text:p text:style-name="P350"/>
      <text:p text:style-name="P563"><text:span text:style-name="T298">Также использу</text:span><text:span text:style-name="T305">ется</text:span><text:span text:style-name="T298">, </text:span><text:span text:style-name="T299">если</text:span><text:span text:style-name="T298"> что-то произошло впервые.</text:span></text:p>
      <text:p text:style-name="P347"><text:span text:style-name="T523">It`s the fitst time I </text:span><text:span text:style-name="T368">have</text:span><text:span text:style-name="T523"> </text:span><text:span text:style-name="T368">driven</text:span><text:span text:style-name="T523"> a car — Это впервые, когда я </text:span><text:span text:style-name="T368">веду</text:span><text:span text:style-name="T523"> машину.</text:span></text:p>
      <text:p text:style-name="P347"/>
      <text:p text:style-name="P139">Как образуется 3я форма глагола:</text:p>
      <text:list xml:id="list2920958363" text:style-name="L9">
        <text:list-item>
          <text:p text:style-name="P761">если глагол правильный, то к нему добавляется окончание -ed;</text:p>
        </text:list-item>
        <text:list-item>
          <text:p text:style-name="P762">если глагол неправильный, то <text:span text:style-name="T529">его <text:s/></text:span>нужно<text:span text:style-name="T529"> </text:span>искать в таблице неправильных глаголов;</text:p>
        </text:list-item>
      </text:list>
      <text:p text:style-name="P135"/>
      <text:p text:style-name="P140"><text:span text:style-name="T614">Слова-маячки</text:span>:</text:p>
      <text:list xml:id="list3940157760" text:style-name="L10">
        <text:list-item>
          <text:p text:style-name="P766">just — только что;</text:p>
        </text:list-item>
        <text:list-item>
          <text:p text:style-name="P766">already — уже;</text:p>
        </text:list-item>
        <text:list-item>
          <text:p text:style-name="P763">yet — еще не;</text:p>
        </text:list-item>
      </text:list>
      <text:p text:style-name="P348"/>
      <text:p text:style-name="P158">Место <text:span text:style-name="T2">just</text:span>, <text:span text:style-name="T2">already</text:span> — между <text:span text:style-name="T2">have</text:span> и 3й формой глагола. <text:span text:style-name="T391">Слово </text:span><text:span text:style-name="T55">yet</text:span><text:span text:style-name="T391"> стоит </text:span><text:span text:style-name="T393">всегда </text:span><text:span text:style-name="T391">в конце предложения. </text:span><text:span text:style-name="T55">Just</text:span><text:span text:style-name="T391"> и </text:span><text:span text:style-name="T55">already</text:span><text:span text:style-name="T391"> использ</text:span><text:span text:style-name="T395">уются</text:span><text:span text:style-name="T391"> в утверждениях. </text:span><text:span text:style-name="T55">Yet</text:span><text:span text:style-name="T391"> — в вопросах и отрицаниях</text:span><text:span text:style-name="T394">. </text:span></text:p>
      <text:p text:style-name="P348"/>
      <text:p text:style-name="P356">I have <text:span text:style-name="T367">just</text:span> eaten a sandwich. <text:span text:style-name="T526">—</text:span> Я <text:span text:style-name="T367">только что</text:span> съел бутерброд.</text:p>
      <text:p text:style-name="P349">We have n<text:span text:style-name="T525">o</text:span>t finished <text:span text:style-name="T367">yet</text:span>. <text:span text:style-name="T526">—</text:span> Мы <text:span text:style-name="T367">еще не</text:span> закончили.</text:p>
      <text:p text:style-name="P349"/>
      <text:p text:style-name="P423"><text:span text:style-name="T341">Другие </text:span><text:span text:style-name="T342">маячки</text:span><text:span text:style-name="T341">:</text:span></text:p>
      <text:list xml:id="list895832565" text:style-name="L11">
        <text:list-item>
          <text:p text:style-name="P717"><text:span text:style-name="T511">ever — когда-</text:span><text:span text:style-name="T515">либо, всегда</text:span><text:span text:style-name="T511">;</text:span></text:p>
        </text:list-item>
        <text:list-item>
          <text:p text:style-name="P767">never — никогда;</text:p>
        </text:list-item>
        <text:list-item>
          <text:p text:style-name="P767">recently — в последнее время;</text:p>
        </text:list-item>
        <text:list-item>
          <text:p text:style-name="P767">these days — в последние дни;</text:p>
        </text:list-item>
        <text:list-item>
          <text:p text:style-name="P717"><text:span text:style-name="T511">словосочетани</text:span><text:span text:style-name="T516">я</text:span><text:span text:style-name="T511"> с this (this mornig, this week);</text:span></text:p>
        </text:list-item>
      </text:list>
      <text:p text:style-name="P159"/>
      <text:p text:style-name="P159">Место <text:span text:style-name="T2">ever</text:span>, <text:span text:style-name="T2">never</text:span> — перед 3й формой глагола, <text:span text:style-name="T528">а</text:span> <text:span text:style-name="T2">recently</text:span>, <text:span text:style-name="T2">these days</text:span> и </text:p>
      <text:p text:style-name="P159">словосочетания с <text:span text:style-name="T2">this</text:span> — в конце предложения.</text:p>
      <text:p text:style-name="P159"/>
      <text:p text:style-name="P357">I <text:span text:style-name="T525">ha</text:span>ve <text:span text:style-name="T367">never</text:span> been to New York. <text:span text:style-name="T527">— </text:span>Я <text:span text:style-name="T367">никогда</text:span> не был в Нью Йорке.</text:p>
      <text:p text:style-name="P520"><text:span text:style-name="T92">I </text:span><text:span text:style-name="T89">ha</text:span><text:span text:style-name="T92">ve worked a lot </text:span><text:span text:style-name="T114">these days</text:span><text:span text:style-name="T92">. </text:span><text:span text:style-name="T93">—</text:span><text:span text:style-name="T92"> Я много работал </text:span><text:span text:style-name="T114">в эти дни</text:span><text:span text:style-name="T92">.</text:span></text:p>
      <text:p text:style-name="P658"/>
      <text:p text:style-name="P650">Present Perfect Continuous</text:p>
      <text:p text:style-name="P644"/>
      <text:p text:style-name="P652"><text:span text:style-name="T300">И</text:span><text:span text:style-name="T306">спользуется чтобы сообщить о действии, которое еще не закончено и при этом известна </text:span></text:p>
      <text:p text:style-name="P653"><text:span text:style-name="T306">его продолжительность, </text:span><text:span text:style-name="T308">т. е. «</text:span><text:span text:style-name="T309">я </text:span><text:span text:style-name="T308">делал и продолжаю делать». </text:span></text:p>
      <text:p text:style-name="P645"/>
      <text:p text:style-name="P666"><text:span text:style-name="T302">С</text:span><text:span text:style-name="T293">остоит из связки вспомогательного глагола </text:span><text:span text:style-name="T87">have</text:span><text:span text:style-name="T293">, cлова </text:span><text:span text:style-name="T87">been</text:span><text:span text:style-name="T293"> </text:span><text:span text:style-name="T304">(особая форма глагола </text:span><text:span text:style-name="T90">be</text:span><text:span text:style-name="T304">) </text:span></text:p>
      <text:p text:style-name="P653"><text:span text:style-name="T303">и смыслового глагола с окончанием </text:span><text:span text:style-name="T91">-ing</text:span><text:span text:style-name="T303">. </text:span><text:span text:style-name="T301">Переводится</text:span><text:span text:style-name="T306"> настоящим</text:span><text:span text:style-name="T99">.</text:span></text:p>
      <text:p text:style-name="P660"/>
      <text:p text:style-name="P253"><text:span text:style-name="T497">I </text:span><text:span text:style-name="T508">have been learning</text:span><text:span text:style-name="T497"> English for 2 years. </text:span><text:span text:style-name="T511">—</text:span><text:span text:style-name="T497"> Я </text:span><text:span text:style-name="T508">учу</text:span><text:span text:style-name="T497"> английский уже 2 года (и еще не закончил).</text:span></text:p>
      <text:p text:style-name="P616"><text:span text:style-name="T103">I </text:span><text:span text:style-name="T117">have not been waiting</text:span><text:span text:style-name="T103"> long. </text:span><text:span text:style-name="T101">—</text:span><text:span text:style-name="T103"> Я </text:span><text:span text:style-name="T117">не жду</text:span><text:span text:style-name="T103"> долго </text:span><text:span text:style-name="T104">(это не происходит в течен</text:span><text:span text:style-name="T107">ии</text:span><text:span text:style-name="T104"> указ. времени)</text:span><text:span text:style-name="T103">.</text:span></text:p>
      <text:p text:style-name="P351"/>
      <text:p text:style-name="P638"><text:span text:style-name="T116">Have</text:span><text:span text:style-name="T100"> you </text:span><text:span text:style-name="T116">been</text:span><text:span text:style-name="T100"> </text:span><text:span text:style-name="T116">waiting</text:span><text:span text:style-name="T100"> long? </text:span><text:span text:style-name="T101">— </text:span><text:span text:style-name="T100">Вы </text:span><text:span text:style-name="T102">долго</text:span><text:span text:style-name="T100"> </text:span><text:span text:style-name="T116">ждете</text:span><text:span text:style-name="T100">? </text:span></text:p>
      <text:p text:style-name="P638"><text:span text:style-name="T104">(как долго происходит действие вплоть до текущего момента)</text:span><text:span text:style-name="T100"> </text:span></text:p>
      <text:p text:style-name="P667"><text:soft-page-break/><text:span text:style-name="T325">Слова-маячки</text:span><text:span text:style-name="T293">:</text:span></text:p>
      <text:list xml:id="list3691353056" text:style-name="L12">
        <text:list-item>
          <text:p text:style-name="P768">for — в течении;</text:p>
        </text:list-item>
        <text:list-item>
          <text:p text:style-name="P768">since — с какого-то времени;</text:p>
        </text:list-item>
        <text:list-item>
          <text:p text:style-name="P804">how long — как долго.</text:p>
        </text:list-item>
      </text:list>
      <text:p text:style-name="P662"/>
      <text:p text:style-name="P664"><text:span text:style-name="T502">We`ve been staying in this hotel </text:span><text:span text:style-name="T509">since</text:span><text:span text:style-name="T502"> Tuesday. </text:span><text:span text:style-name="T503">— </text:span><text:span text:style-name="T502">Мы находимся в этом отеле </text:span><text:span text:style-name="T509">со</text:span><text:span text:style-name="T502"> вторника.</text:span></text:p>
      <text:p text:style-name="P646"/>
      <text:p text:style-name="P453"><text:span text:style-name="T344">Е</text:span><text:span text:style-name="T340">сли используется глагол </text:span><text:span text:style-name="T111">be</text:span><text:span text:style-name="T340"> или глаголы состояния, которые не стоят в Continuous</text:span><text:span text:style-name="T345">,</text:span><text:span text:style-name="T340"> </text:span></text:p>
      <text:p text:style-name="P454"><text:span text:style-name="T346">то </text:span><text:span text:style-name="T347">Present Perfect Continuous</text:span><text:span text:style-name="T346"> будет в </text:span><text:span text:style-name="T347">форме</text:span><text:span text:style-name="T346"> Present Perfect. </text:span></text:p>
      <text:p text:style-name="P355"/>
      <text:p text:style-name="P254"><text:span text:style-name="T498">I have known</text:span><text:span text:style-name="T508"> </text:span><text:span text:style-name="T498">(</text:span><text:span text:style-name="T501">а </text:span><text:span text:style-name="T498">не have been knowing)</text:span><text:span text:style-name="T497"> Alice for 3 years. </text:span><text:span text:style-name="T512">—</text:span><text:span text:style-name="T497"> Я </text:span><text:span text:style-name="T498">знаю</text:span><text:span text:style-name="T497"> Алису уже 3 года</text:span></text:p>
      <text:p text:style-name="P359"/>
      <text:p text:style-name="P160">Формы глагола <text:span text:style-name="T2">have</text:span> <text:span text:style-name="T2">verb-ing</text:span> (подобно <text:span text:style-name="T2">am/is/are verb-ing</text:span>, как в Continuous) не существует.</text:p>
      <text:p text:style-name="P641"><text:span text:style-name="T401">Если у смыслового глагола окончание</text:span><text:span text:style-name="T56"> -ing</text:span><text:span text:style-name="T401">, то </text:span><text:span text:style-name="T56">have</text:span><text:span text:style-name="T401"> применяется только с </text:span><text:span text:style-name="T56">been</text:span><text:span text:style-name="T401">.</text:span></text:p>
      <text:p text:style-name="P359"/>
      <text:p text:style-name="P405"><text:span text:style-name="T497">Past </text:span><text:span text:style-name="T514">Simple</text:span></text:p>
      <text:p text:style-name="P141"/>
      <text:p text:style-name="P142">Используется, чтобы сообщить:</text:p>
      <text:list xml:id="list323181384" text:style-name="L13">
        <text:list-item>
          <text:p text:style-name="P764">факт<text:span text:style-name="T530">ы</text:span> прошлого, историю, биографию;</text:p>
        </text:list-item>
        <text:list-item>
          <text:p text:style-name="P764">результат, который не важен в настоящем;</text:p>
        </text:list-item>
      </text:list>
      <text:p text:style-name="P352"/>
      <text:p text:style-name="P522"><text:span text:style-name="T321">Глагол</text:span><text:span text:style-name="T311"> </text:span><text:span text:style-name="T317">принимает</text:span><text:span text:style-name="T311"> 2ю форму. </text:span><text:span text:style-name="T321">Она</text:span><text:span text:style-name="T311"> образуется с пом</text:span><text:span text:style-name="T321">ощью</text:span><text:span text:style-name="T311"> окончания -ed для правильных глоголов, </text:span><text:span text:style-name="T317">а н</text:span><text:span text:style-name="T311">еправильные глаголы находится в таблице.</text:span></text:p>
      <text:p text:style-name="P144"/>
      <text:p text:style-name="P255"><text:span text:style-name="T497">Mozart </text:span><text:span text:style-name="T508">lived</text:span><text:span text:style-name="T497"> from 1756 to 1791 — Моцарт </text:span><text:span text:style-name="T508">жил</text:span><text:span text:style-name="T497"> с 1756 по 1791 год. </text:span></text:p>
      <text:p text:style-name="P257"><text:span text:style-name="T510">Did</text:span><text:span text:style-name="T513"> you </text:span><text:span text:style-name="T510">go</text:span><text:span text:style-name="T513"> to Los Angeles last week? - Ты </text:span><text:span text:style-name="T510">ездил</text:span><text:span text:style-name="T513"> в Лос Анжелес на прошлой неделе?</text:span></text:p>
      <text:p text:style-name="P661"><text:span text:style-name="T400">I </text:span><text:span text:style-name="T370">didn`t go</text:span><text:span text:style-name="T400"> to Los Angeles — Я </text:span><text:span text:style-name="T370">не ездил</text:span><text:span text:style-name="T400"> в Лос Анжелес.</text:span></text:p>
      <text:p text:style-name="P353"/>
      <text:p text:style-name="P112"><text:span text:style-name="T507">Слова-маячки</text:span><text:span text:style-name="T498">:</text:span></text:p>
      <text:list xml:id="list3899321233" text:style-name="L14">
        <text:list-item>
          <text:p text:style-name="P718">ago — <text:span text:style-name="T531">тому назад</text:span>;</text:p>
        </text:list-item>
        <text:list-item>
          <text:p text:style-name="P718">last — <text:span text:style-name="T531">прошлый</text:span>;</text:p>
        </text:list-item>
        <text:list-item>
          <text:p text:style-name="P765">yesterday — вчера;</text:p>
        </text:list-item>
      </text:list>
      <text:p text:style-name="P154"/>
      <text:p text:style-name="P640"><text:span text:style-name="T333">Past Simple часто путают с Present Perfect. </text:span><text:span text:style-name="T336">Здесь</text:span><text:span text:style-name="T334"> </text:span><text:span text:style-name="T335">г</text:span><text:span text:style-name="T334">лавное отличие в том, что </text:span><text:span text:style-name="T333">Present Perfect всегда сообща</text:span><text:span text:style-name="T335">ет</text:span><text:span text:style-name="T333"> доп</text:span><text:span text:style-name="T336">олнительную</text:span><text:span text:style-name="T333"> информацию, </text:span><text:span text:style-name="T335">которая </text:span><text:span text:style-name="T333">указыва</text:span><text:span text:style-name="T335">ет</text:span><text:span text:style-name="T312"> </text:span><text:span text:style-name="T333">на настоящее время </text:span><text:span text:style-name="T334">(</text:span><text:span text:style-name="T336">она может остутствовать в предложении </text:span><text:span text:style-name="T337">явно</text:span><text:span text:style-name="T336">, но всегда будет понятна из контекста</text:span><text:span text:style-name="T334">).</text:span><text:span text:style-name="T333"> </text:span><text:span text:style-name="T339">Но</text:span><text:span text:style-name="T334"> е</text:span><text:span text:style-name="T312">сли </text:span><text:span text:style-name="T334">изветно</text:span><text:span text:style-name="T312">, когда </text:span><text:span text:style-name="T335">именно </text:span><text:span text:style-name="T312">произошло событие, то Present Perfect </text:span><text:span text:style-name="T339">уже нельзя</text:span><text:span text:style-name="T338"> использ</text:span><text:span text:style-name="T339">овать</text:span><text:span text:style-name="T312">.</text:span></text:p>
      <text:p text:style-name="P155"/>
      <text:p text:style-name="P639"><text:span text:style-name="T97">Tom has lost his key last weak </text:span><text:span text:style-name="T104">(неправильно) </text:span></text:p>
      <text:p text:style-name="P639"><text:span text:style-name="T97">Tom lost his key last weak </text:span><text:span text:style-name="T104">(правильно) </text:span></text:p>
      <text:p text:style-name="P639"><text:span text:style-name="T97">Tom has lost his key </text:span><text:span text:style-name="T104">(</text:span><text:span text:style-name="T108">правильно; </text:span><text:span text:style-name="T109">о настоящем </text:span><text:span text:style-name="T110">говорит контекст</text:span><text:span text:style-name="T104">)</text:span></text:p>
      <text:p text:style-name="P354"/>
      <text:p text:style-name="P523"><text:span text:style-name="T348">Если вопрос содержит слово </text:span><text:span text:style-name="T112">when</text:span><text:span text:style-name="T348">, то он автоматич. привязывает </text:span><text:span text:style-name="T349">предложение</text:span><text:span text:style-name="T348"> к моменту </text:span></text:p>
      <text:p text:style-name="P161"><text:span text:style-name="T398">в прошлом. </text:span><text:span text:style-name="T399">Поэтому Present Perfect в вопросах с </text:span><text:span text:style-name="T57">when</text:span><text:span text:style-name="T399"> не используется.</text:span></text:p>
      <text:p text:style-name="P663"/>
      <text:p text:style-name="P663">Past Continuous</text:p>
      <text:p text:style-name="P647"/>
      <text:p text:style-name="P654"><text:span text:style-name="T313">И</text:span><text:span text:style-name="T314">спользуется, чтобы сообщить о действии, которое происходило в </text:span><text:span text:style-name="T317">точный</text:span><text:span text:style-name="T314"> момент</text:span></text:p>
      <text:p text:style-name="P654"><text:span text:style-name="T314">прошлого, </text:span><text:span text:style-name="T315">и </text:span><text:span text:style-name="T314">не было закончено.</text:span></text:p>
      <text:p text:style-name="P648"/>
      <text:p text:style-name="P655"><text:span text:style-name="T315">В предложении не обязательно должен </text:span><text:span text:style-name="T317">указываться</text:span><text:span text:style-name="T315"> точный момент. Он может только подразумеваться и быть понятен по контексту (</text:span><text:span text:style-name="T317">по</text:span><text:span text:style-name="T315"> </text:span><text:span text:style-name="T316">ситуаци</text:span><text:span text:style-name="T317">и</text:span><text:span text:style-name="T315">).</text:span></text:p>
      <text:p text:style-name="P643"><text:soft-page-break/>Cхема такая же, как и в Present Continuous, только глагол <text:span text:style-name="T2">be</text:span> записывается </text:p>
      <text:p text:style-name="P643">в прошедшей форме (<text:span text:style-name="T2">was/were</text:span>):</text:p>
      <text:p text:style-name="P642"/>
      <text:p text:style-name="P358">Last Sunday at 5 I <text:span text:style-name="T367">was having</text:span> dinner with my friends — В прошлое воскресенье в 5 </text:p>
      <text:p text:style-name="P358">я <text:span text:style-name="T367">ужинал</text:span> со своими друзьями (привязка к точному моменту в прошлом).</text:p>
      <text:p text:style-name="P358"/>
      <text:p text:style-name="P657"><text:span text:style-name="T533">My parents </text:span><text:span text:style-name="T371">were watching</text:span><text:span text:style-name="T533"> TV when I came home yesterday — Мои родители </text:span><text:span text:style-name="T371">смотрели</text:span><text:span text:style-name="T533"> телевизор, когда я пришел вчера домой (незаконченное действие </text:span><text:span text:style-name="T534">в тот момент</text:span><text:span text:style-name="T533">).</text:span></text:p>
      <text:p text:style-name="P657"/>
      <text:p text:style-name="P665"><text:span text:style-name="T505">W</text:span><text:span text:style-name="T506">e weren`t reading — Мы не читали (именно тогда). </text:span></text:p>
      <text:p text:style-name="P659">Was I running? — Я бежал?</text:p>
      <text:p text:style-name="P486"/>
      <text:p text:style-name="P486">Future Simple</text:p>
      <text:p text:style-name="P487"/>
      <text:p text:style-name="P525"><text:span text:style-name="T537">Используется чтобы сообщить о будущих </text:span><text:span text:style-name="T542">действиях</text:span><text:span text:style-name="T537">. </text:span><text:span text:style-name="T448">Эта форма говорит о том, что человек сделает что-то в будущем, но решение он принял в момент речи.</text:span></text:p>
      <text:p text:style-name="Standard"/>
      <text:p text:style-name="P526">Состоит из вспомогательного глагола <text:span text:style-name="T2">will</text:span> и смыслового глагола в начальной форме.</text:p>
      <text:p text:style-name="P491">В речи и на письме <text:span text:style-name="T2">will</text:span> обычно сокращается до <text:span text:style-name="T2">`ll</text:span>, а отрицание <text:span text:style-name="T2">will</text:span> <text:span text:style-name="T2">not</text:span> д<text:span text:style-name="T538">о</text:span> <text:span text:style-name="T2">won`t</text:span>.</text:p>
      <text:p text:style-name="P526"/>
      <text:p text:style-name="P470">We <text:span text:style-name="T367">will</text:span> proobably <text:span text:style-name="T367">meet</text:span> soon — Мы, возможно, скоро <text:span text:style-name="T367">встретимся</text:span>.</text:p>
      <text:p text:style-name="P470">I hope everything <text:span text:style-name="T367">will be</text:span> fine — Надеюсь, все <text:span text:style-name="T367">будет </text:span>хорошо.</text:p>
      <text:p text:style-name="P491"><text:span text:style-name="T118">Will</text:span><text:span text:style-name="T2"> you </text:span><text:span text:style-name="T118">be</text:span><text:span text:style-name="T2"> at home toworrow? No, I won`t — </text:span><text:span text:style-name="T11">Ты </text:span><text:span text:style-name="T119">будешь</text:span><text:span text:style-name="T11"> завтра дома? Нет</text:span><text:span text:style-name="T2">.</text:span></text:p>
      <text:p text:style-name="P471"/>
      <text:p text:style-name="P436"><text:span text:style-name="T449">В</text:span><text:span text:style-name="T450"> предложени</text:span><text:span text:style-name="T449">ях</text:span><text:span text:style-name="T450"> </text:span><text:span text:style-name="T449">будут </text:span><text:span text:style-name="T450">часто </text:span><text:span text:style-name="T449">попадаться слова</text:span><text:span text:style-name="T450">, </text:span><text:span text:style-name="T449">выражающие</text:span><text:span text:style-name="T450"> мнение: <text:s/></text:span></text:p>
      <text:p text:style-name="P436"><text:span text:style-name="T438">I think </text:span><text:span text:style-name="T439">(я думаю)</text:span><text:span text:style-name="T438">, I`m sure </text:span><text:span text:style-name="T439">(я уверен), I hope (я надеюсь), </text:span><text:span text:style-name="T438">probably (возможно).</text:span></text:p>
      <text:p text:style-name="P473"/>
      <text:p text:style-name="P437"><text:span text:style-name="T481">Оборот </text:span><text:span text:style-name="T435">be going to</text:span></text:p>
      <text:p text:style-name="P529"/>
      <text:p text:style-name="P438"><text:span text:style-name="T449">Также позволяет </text:span><text:span text:style-name="T454">сообщить</text:span><text:span text:style-name="T449"> о будущем. </text:span><text:span text:style-name="T454">Но п</text:span><text:span text:style-name="T451">одразумевает, что человек говорит не о спонтанном </text:span><text:span text:style-name="T454">решении</text:span><text:span text:style-name="T451">, </text:span><text:span text:style-name="T452">а о заранее </text:span><text:span text:style-name="T453">продуманных</text:span><text:span text:style-name="T452"> действиях. </text:span><text:span text:style-name="T454">Означает</text:span><text:span text:style-name="T451"> «собираюсь сделать».</text:span></text:p>
      <text:p text:style-name="P493"/>
      <text:p text:style-name="P468">I`m going to meet my friends tomorrow — Я собираюсь встретиться с друзьями завтра.</text:p>
      <text:p text:style-name="P530"><text:span text:style-name="T423">I`m going to go</text:span><text:span text:style-name="T482"> out after I finish my work — Я собираюсь погулять после, как закончу работу.</text:span></text:p>
      <text:p text:style-name="P474"/>
      <text:p text:style-name="P440"><text:span text:style-name="T457">Когда очевидно что вот-вот случится какое-то действие, то </text:span><text:span text:style-name="T440">be going to</text:span><text:span text:style-name="T457"> </text:span><text:span text:style-name="T456">передает оттенок неизбежности происходящего и применяется по отношению к </text:span><text:span text:style-name="T457">другому </text:span><text:span text:style-name="T456">человеку или объетку.</text:span></text:p>
      <text:p text:style-name="P492"/>
      <text:p text:style-name="P472">Look! He`s going to fall — Смотри! Он сейчас упадет.</text:p>
      <text:p text:style-name="P474">The sky is dark. It`s going to rain — Небо темное. Сейчас пойдет дождь.</text:p>
      <text:p text:style-name="P474"/>
      <text:p text:style-name="P530"><text:span text:style-name="T472">В разговорной </text:span><text:span text:style-name="T476">стиле</text:span><text:span text:style-name="T475"> </text:span><text:span text:style-name="T477">этот </text:span><text:span text:style-name="T475">оборот </text:span><text:span text:style-name="T472">очень часто </text:span><text:span text:style-name="T476">записывается</text:span><text:span text:style-name="T472"> как </text:span><text:span text:style-name="T423">gonna</text:span><text:span text:style-name="T472"> </text:span><text:span text:style-name="T423">[гона].</text:span></text:p>
      <text:p text:style-name="P475"/>
      <text:p text:style-name="P651"><text:span text:style-name="T113">P</text:span><text:span text:style-name="T111">resent</text:span><text:span text:style-name="T497"> в значении будущего</text:span></text:p>
      <text:p text:style-name="P649"/>
      <text:p text:style-name="P656"><text:span text:style-name="T324">О</text:span><text:span text:style-name="T322"> будущем можно </text:span><text:span text:style-name="T324">также </text:span><text:span text:style-name="T322">говорить с помощью </text:span><text:span text:style-name="T323">формы </text:span><text:span text:style-name="T322">Present. </text:span><text:span text:style-name="T473">Present Simple </text:span><text:span text:style-name="T474">часто </text:span><text:span text:style-name="T473">использ</text:span><text:span text:style-name="T474">уется</text:span><text:span text:style-name="T473">, когда речь идет о рассписании, которое не зависит от говорящего. </text:span></text:p>
      <text:p text:style-name="P656"><text:span text:style-name="T473">Present Continuous </text:span><text:span text:style-name="T480">используется</text:span><text:span text:style-name="T473"> </text:span><text:span text:style-name="T479">когда говорят о личных планах.</text:span></text:p>
      <text:p text:style-name="P458"/>
      <text:p text:style-name="P467">I am flying to London tomorrow — <text:span text:style-name="T536">Завтра я лечу в Лондон (личный план)</text:span></text:p>
      <text:p text:style-name="P469">My airplane flies at 6 o`clock tomorrow — Мой самолет летит завтра в 6 (рассписание)</text:p>
      <text:p text:style-name="P466"/>
      <text:p text:style-name="P516"><text:soft-page-break/>Модальные глаголы</text:p>
      <text:p text:style-name="Standard"/>
      <text:p text:style-name="P541"><text:span text:style-name="T543">Это особенные глаголы, которые </text:span><text:span text:style-name="T587">могут</text:span><text:span text:style-name="T543"> </text:span><text:span text:style-name="T587">использоваться</text:span><text:span text:style-name="T543"> и как смысловые, и как вспомогательные, притендуя со </text:span><text:span text:style-name="T587">вспомогательными</text:span><text:span text:style-name="T543"> на одну позицию в предложении.</text:span></text:p>
      <text:p text:style-name="P580"><text:span text:style-name="T544">Основные модальные глаголы: </text:span><text:span text:style-name="T16">will, </text:span><text:span text:style-name="T17">shall, </text:span><text:span text:style-name="T16">can, could, might, may, must, should, would</text:span><text:span text:style-name="T544">.</text:span></text:p>
      <text:p text:style-name="P580"/>
      <text:p text:style-name="P548"><text:span text:style-name="T543">Модальные глаголы не меняют свою форму (не </text:span><text:span text:style-name="T549">имеют</text:span><text:span text:style-name="T543"> окончаний </text:span><text:span text:style-name="T15">-s, -ed</text:span><text:span text:style-name="T543">). В связи с </text:span><text:span text:style-name="T549">этим</text:span><text:span text:style-name="T543">, </text:span></text:p>
      <text:p text:style-name="P548"><text:span text:style-name="T543">они не могут </text:span><text:span text:style-name="T549">применяться</text:span><text:span text:style-name="T543"> во всех временах и поэтому, дополняют</text:span><text:span text:style-name="T549">ся</text:span><text:span text:style-name="T543"> модальны</text:span><text:span text:style-name="T549">ми</text:span><text:span text:style-name="T543"> конструкци</text:span><text:span text:style-name="T549">ями</text:span><text:span text:style-name="T543">: </text:span><text:span text:style-name="T16">be able to, have to </text:span><text:span text:style-name="T187">и</text:span><text:span text:style-name="T16"> used to</text:span><text:span text:style-name="T544">.</text:span></text:p>
      <text:p text:style-name="P541"/>
      <text:p text:style-name="P542">После модальных глаголов и конструкций почти всегда идет <text:span text:style-name="T587">голый </text:span>инфинитив.</text:p>
      <text:p text:style-name="P537"/>
      <text:p text:style-name="P542"><text:span text:style-name="T367">Глаголы </text:span><text:span text:style-name="T118">will</text:span><text:span text:style-name="T367"> и </text:span><text:span text:style-name="T118">shall</text:span></text:p>
      <text:p text:style-name="P542"/>
      <text:p text:style-name="P542"><text:span text:style-name="T2">Will</text:span> иногда используется как модальный глагол. Ситуации с <text:span text:style-name="T2">will</text:span> переводятся будущим, </text:p>
      <text:p text:style-name="P542">а с <text:span text:style-name="T2">won`t</text:span> — настоящим. <text:span text:style-name="T2">Won`t</text:span> означает «отказывается».</text:p>
      <text:p text:style-name="P542"/>
      <text:p text:style-name="P258">What`s wrong? My Car won`t start — Что случилось? Моя машина не заводится.</text:p>
      <text:p text:style-name="P259">(не смотря на мои ожидание, действие не происходит).</text:p>
      <text:p text:style-name="P259"/>
      <text:p text:style-name="P543"><text:span text:style-name="T17">S</text:span><text:span text:style-name="T16">hall</text:span><text:span text:style-name="T187"> не используется в современном английском. Он </text:span><text:span text:style-name="T189">встречается</text:span><text:span text:style-name="T187"> в вопросах вместо </text:span><text:span text:style-name="T16">will, </text:span><text:span text:style-name="T188">когда нужно получить одобрение от собеседника (только когда подлежащее </text:span><text:span text:style-name="T17">I</text:span><text:span text:style-name="T188"> или </text:span><text:span text:style-name="T17">we</text:span><text:span text:style-name="T188">).</text:span></text:p>
      <text:p text:style-name="P23"/>
      <text:p text:style-name="P259">Shall I close the door? - Я закрою дверь? (вы не против, если я закрою дверь?)</text:p>
      <text:p text:style-name="P258"/>
      <text:p text:style-name="P164">Глаголы <text:span text:style-name="T2">can</text:span> и <text:span text:style-name="T2">could</text:span></text:p>
      <text:p text:style-name="P258"/>
      <text:p text:style-name="P25"><text:span text:style-name="T2">Can</text:span> переводится как «могу», «умею». <text:s/>С частицей <text:span text:style-name="T2">not</text:span> он пишется либо слитно, </text:p>
      <text:p text:style-name="P25">либо сокращенно (<text:span text:style-name="T2">cannot <text:s/></text:span>или<text:span text:style-name="T2"> can`t</text:span>).</text:p>
      <text:p text:style-name="P24"/>
      <text:p text:style-name="P260">He can understand my English — Он может понимать мой английский.</text:p>
      <text:p text:style-name="P260">You can`t smoke here — Ты не можешь сдесь курить.</text:p>
      <text:p text:style-name="P260">Can I help you? - Я могу вам помочь?</text:p>
      <text:p text:style-name="P258"/>
      <text:p text:style-name="P541"><text:span text:style-name="T2">Could [куд]</text:span> переводится как «мог» и является прошедшей формой от <text:span text:style-name="T2">can</text:span><text:span text:style-name="T17">.</text:span></text:p>
      <text:p text:style-name="P24">Он часто применяется в качестве официальной формы обращения.</text:p>
      <text:p text:style-name="P24"/>
      <text:p text:style-name="P260">I could read at the age of 4 — Я мог читать в 4 года.</text:p>
      <text:p text:style-name="P174"/>
      <text:p text:style-name="P24"><text:span text:style-name="T367">Глаголы </text:span><text:span text:style-name="T118">might</text:span><text:span text:style-name="T367"> и </text:span><text:span text:style-name="T118">may</text:span></text:p>
      <text:p text:style-name="P24"/>
      <text:p text:style-name="P544"><text:span text:style-name="T17">Might [майт]</text:span><text:span text:style-name="T188"> переводится как «может </text:span><text:span text:style-name="T190">ли</text:span><text:span text:style-name="T188">», «мог бы», </text:span><text:span text:style-name="T190">или</text:span><text:span text:style-name="T188"> «должно быть»</text:span><text:span text:style-name="T190">, </text:span><text:span text:style-name="T188">«наверное». </text:span></text:p>
      <text:p text:style-name="P36">Он указывает на вероятность того, что что-то произойдет сейчас или в будущем. </text:p>
      <text:p text:style-name="P544"><text:span text:style-name="T188">Отрицание </text:span><text:span text:style-name="T17">might not</text:span><text:span text:style-name="T188"> сокращается до </text:span><text:span text:style-name="T17">mightn`t [майтэнт].</text:span></text:p>
      <text:p text:style-name="P544"/>
      <text:p text:style-name="P261">Might Tom call in the evening? - <text:span text:style-name="T545">Может ли </text:span>Том позвонить вечером?</text:p>
      <text:p text:style-name="P541"><text:span text:style-name="T2">Look at the sky. It might rain — Посмотри на небо. </text:span><text:span text:style-name="T19">Наверное</text:span><text:span text:style-name="T2"> пойдет дождь.</text:span></text:p>
      <text:p text:style-name="P261"/>
      <text:p text:style-name="P541"><text:span text:style-name="T18">M</text:span><text:span text:style-name="T2">ay</text:span><text:span text:style-name="T178"> в современном английском используется редко. Но его часто применяют, когда нужно предложить помощь незнакомому человеку. Он переводится как «име</text:span><text:span text:style-name="T190">ю</text:span><text:span text:style-name="T178"> возможность».</text:span></text:p>
      <text:p text:style-name="P37"/>
      <text:p text:style-name="P261">May I help you, sir? — <text:span text:style-name="T545">И</text:span>мею ли я возможность вам помочь?</text:p>
      <text:p text:style-name="P37"><text:soft-page-break/><text:span text:style-name="T367">Глагол </text:span><text:span text:style-name="T118">must</text:span></text:p>
      <text:p text:style-name="P37"/>
      <text:p text:style-name="P38">Переводится как «должен», «обязан» или «должно быть», «наверное». </text:p>
      <text:p text:style-name="P546"><text:span text:style-name="T191">Он указывает на обязанност</text:span><text:span text:style-name="T193">ь</text:span><text:span text:style-name="T191">, долг, приказ.</text:span></text:p>
      <text:p text:style-name="P37"/>
      <text:p text:style-name="P261">I must go — Я должен идти.</text:p>
      <text:p text:style-name="P261">Must we hurry? — Нам нужно торопиться?</text:p>
      <text:p text:style-name="P37"/>
      <text:p text:style-name="P541"><text:span text:style-name="T178">Отрицание </text:span><text:span text:style-name="T2">must not</text:span><text:span text:style-name="T178"> означает «нельзя», «запрещено». Сокращается до </text:span><text:span text:style-name="T2">musn`t [мазнт].</text:span></text:p>
      <text:p text:style-name="P262">You musn`t park here — Здесь нельзя парковаться. (здесь «you» это формальное подлежащее)</text:p>
      <text:p text:style-name="P37"/>
      <text:p text:style-name="P545"><text:span text:style-name="T178">В отличие от </text:span><text:span text:style-name="T2">might</text:span><text:span text:style-name="T178">, в значениях «должно быть», «наверное», он передает не вероятность, </text:span></text:p>
      <text:p text:style-name="P26">а неуверенное предположение.</text:p>
      <text:p text:style-name="P26"/>
      <text:p text:style-name="P263">She must be very tired — Она, наверное, очень уставшая.</text:p>
      <text:p text:style-name="P263"/>
      <text:p text:style-name="P165">Глагол should</text:p>
      <text:p text:style-name="P26"/>
      <text:p text:style-name="P26"><text:span text:style-name="T2">Should [шуд]</text:span> <text:span text:style-name="T547">переводится как «нужно», «следует сделать». Подходит чтобы дать совет.</text:span></text:p>
      <text:p text:style-name="P547"><text:span text:style-name="T191">Для совета, </text:span><text:span text:style-name="T192">к</text:span><text:span text:style-name="T191"> </text:span><text:span text:style-name="T20">should</text:span><text:span text:style-name="T191"> можно также </text:span><text:span text:style-name="T192">добавить</text:span><text:span text:style-name="T191"> обороты, </text:span><text:span text:style-name="T192">в</text:span><text:span text:style-name="T191">ыра</text:span><text:span text:style-name="T192">жающие</text:span><text:span text:style-name="T191"> мне</text:span><text:span text:style-name="T192">н</text:span><text:span text:style-name="T191">ие, </text:span></text:p>
      <text:p text:style-name="P547"><text:span text:style-name="T191">например: </text:span><text:span text:style-name="T20">I think, I don`t think</text:span><text:span text:style-name="T191">.</text:span></text:p>
      <text:p text:style-name="P31"/>
      <text:p text:style-name="P265">You should be more attentive — Вам следует быть более внимательным.</text:p>
      <text:p text:style-name="P263">I think you should leave — Думаю, вам пора уйти.</text:p>
      <text:p text:style-name="P263"/>
      <text:p text:style-name="P26"><text:span text:style-name="T2">Should</text:span> также выражает: недоумение, удивление, возмущение. В этом случае он передает</text:p>
      <text:p text:style-name="P26">эмоциональную окраску высказыванию. Отрицательная форма говорит о плохой затее.</text:p>
      <text:p text:style-name="P26"/>
      <text:p text:style-name="P264">Why should I go there? — Скакой стати мне туда идти?</text:p>
      <text:p text:style-name="P263"/>
      <text:p text:style-name="P165">Глагол would</text:p>
      <text:p text:style-name="P26"/>
      <text:p text:style-name="P585"><text:span text:style-name="T20">Would </text:span><text:span text:style-name="T21">[вуд]</text:span><text:span text:style-name="T222"> соответствует частице «бы» </text:span><text:span text:style-name="T223">(</text:span><text:span text:style-name="T222">когда люди представляют ситуацию</text:span><text:span text:style-name="T223">)</text:span><text:span text:style-name="T222"> или сообщает </text:span></text:p>
      <text:p text:style-name="P585"><text:span text:style-name="T222">о привычках прошлого. </text:span><text:span text:style-name="T223">Он ч</text:span><text:span text:style-name="T222">асто сокращается до `d. </text:span><text:span text:style-name="T224">Я</text:span><text:span text:style-name="T222">вляется прошедшей формой от </text:span><text:span text:style-name="T21">will</text:span><text:span text:style-name="T222">.</text:span></text:p>
      <text:p text:style-name="P27"/>
      <text:p text:style-name="P264">I would like to live in New Your — Я бы хотел жить в Нью Йорке (представил).</text:p>
      <text:p text:style-name="P264">I wouldn`t watch this film with my child — Я бы не смотрела этот фильм с моим ребенком.</text:p>
      <text:p text:style-name="P27"/>
      <text:p text:style-name="P27">Фраза <text:span text:style-name="T2">would you like</text:span> часто используется, когда человеку хотят <text:span text:style-name="T548">что-то </text:span>предложить.</text:p>
      <text:p text:style-name="P27">Если человек согласен, то он отвечает <text:span text:style-name="T2">I`d like</text:span> (я бы хотел) или <text:span text:style-name="T2">I`d love </text:span>(с удовольствием).</text:p>
      <text:p text:style-name="P28"/>
      <text:p text:style-name="P264">Would you like a cup of tea? Yes, I would — Вы бы хотили чашечку чая? Да, хотел бы.</text:p>
      <text:p text:style-name="P264">What would you like? I`d like some cofee — Чтобы вы хотели? Я бы хотел кофе.</text:p>
      <text:p text:style-name="P32"/>
      <text:p text:style-name="P166">Конструкция <text:span text:style-name="T2">be able to</text:span></text:p>
      <text:p text:style-name="P27"/>
      <text:p text:style-name="P29">Дублирует по значению модальные глаголы <text:span text:style-name="T2">can/could</text:span>. <text:span text:style-name="T550">В основном используется в будущем, </text:span></text:p>
      <text:p text:style-name="P39">в значении «смогу»; или в прошлом, в значении «смог», а не «мог».</text:p>
      <text:p text:style-name="P29"/>
      <text:p text:style-name="P266"><text:span text:style-name="T546">If I learn </text:span><text:span text:style-name="T550">Eng</text:span><text:span text:style-name="T546">, I will be able to understand it — Если я буду учить </text:span><text:span text:style-name="T550">англ</text:span><text:span text:style-name="T546">, я смогу понимать его.</text:span></text:p>
      <text:p text:style-name="P266"><text:span text:style-name="T550">He</text:span><text:span text:style-name="T546"> talked quickly, but I was able to understand h</text:span><text:span text:style-name="T550">im </text:span><text:span text:style-name="T546">— <text:s/></text:span><text:span text:style-name="T550">Он</text:span><text:span text:style-name="T546"> говорил быстр</text:span><text:span text:style-name="T550">о</text:span><text:span text:style-name="T546">, но я смог </text:span><text:span text:style-name="T550">его </text:span><text:span text:style-name="T546">понять</text:span></text:p>
      <text:p text:style-name="P27"/>
      <text:p text:style-name="P166"><text:soft-page-break/>Конструкция <text:span text:style-name="T2">have to</text:span></text:p>
      <text:p text:style-name="P27"/>
      <text:p text:style-name="P549"><text:span text:style-name="T191">Дублирует по значению модальный глагол </text:span><text:span text:style-name="T20">must</text:span><text:span text:style-name="T191">. </text:span><text:span text:style-name="T193">Указывает</text:span><text:span text:style-name="T191"> </text:span><text:span text:style-name="T193">на </text:span><text:span text:style-name="T191">обязанност</text:span><text:span text:style-name="T193">ь</text:span><text:span text:style-name="T191">, котор</text:span><text:span text:style-name="T193">ую</text:span><text:span text:style-name="T191"> человек вынежден выполнять не по свое воле.</text:span></text:p>
      <text:p text:style-name="P27"/>
      <text:p text:style-name="P264">I must do it — Я должен это сделать (это мой долг).</text:p>
      <text:p text:style-name="P264">I have to do it — Я должен это сделать (того требуют обстоятельства).</text:p>
      <text:p text:style-name="P27"/>
      <text:p text:style-name="P30">В отрицательных предложениях <text:span text:style-name="T2">must</text:span> <text:span text:style-name="T551">и</text:span> <text:span text:style-name="T2">have to</text:span> передают разный смысл. <text:span text:style-name="T2">Must</text:span> выражает запрет, а <text:span text:style-name="T2">heve to</text:span> — отсутсвие обязанности.</text:p>
      <text:p text:style-name="P27"/>
      <text:p text:style-name="P264">You mustn`t tell anyone — Ты не должен рассказывать никому.</text:p>
      <text:p text:style-name="P264">You don`t have to tell me everything — Можешь не рассказывать мне всего.</text:p>
      <text:p text:style-name="P264"/>
      <text:p text:style-name="P167">Конструкция <text:span text:style-name="T2">used to</text:span></text:p>
      <text:p text:style-name="P267"/>
      <text:p text:style-name="P550"><text:span text:style-name="T194">Дублирует по значению глагол </text:span><text:span text:style-name="T22">would</text:span><text:span text:style-name="T194">, когда говорят о привычках прошлого. </text:span><text:span text:style-name="T195">В основном используется б</text:span><text:span text:style-name="T196">ританц</text:span><text:span text:style-name="T195">ами. </text:span><text:span text:style-name="T194">Переводится как «раньше» </text:span><text:span text:style-name="T195">либо</text:span><text:span text:style-name="T194"> </text:span><text:span text:style-name="T195">вообще </text:span><text:span text:style-name="T194">выпадает при переводе.</text:span></text:p>
      <text:p text:style-name="P40"/>
      <text:p text:style-name="P275">I used to live in Bristol — Раньше я жил в Бристоле (а сейчас нет).</text:p>
      <text:p text:style-name="P275">I didn`t use to drink tea — Раньше я не пил чай (а теперь пью).</text:p>
      <text:p text:style-name="P275">Did you use to play tennis? — Ты раньше играл в теннис?</text:p>
      <text:p text:style-name="P40"/>
      <text:p text:style-name="P40"/>
      <text:p text:style-name="P5"><text:span text:style-name="T194">П</text:span><text:span text:style-name="T178">овелительное наклонение </text:span><text:span text:style-name="T2">(Imperative)</text:span></text:p>
      <text:p text:style-name="P41"/>
      <text:p text:style-name="P553"><text:span text:style-name="T198">Это способ озвучить просьбу, приказ, призыв к действию </text:span><text:span text:style-name="T199">или </text:span><text:span text:style-name="T197">пожелание</text:span><text:span text:style-name="T198">. </text:span><text:span text:style-name="T197">Предложение в повелительном наклонении не имеет подлежащего и начинается с </text:span><text:span text:style-name="T208">начальной формы глагола</text:span><text:span text:style-name="T197">.</text:span></text:p>
      <text:p text:style-name="P268"/>
      <text:p text:style-name="P269">Don`t come here — Не подходи сюда <text:span text:style-name="T552">(просьба).</text:span></text:p>
      <text:p text:style-name="P276">Put your gun down! — Опусти оружие! (приказ).</text:p>
      <text:p text:style-name="P277">Come here — Подойдите сюда (призыв к действию).</text:p>
      <text:p text:style-name="P42"/>
      <text:p text:style-name="P551"><text:span text:style-name="T197">Ч</text:span><text:span text:style-name="T178">тобы озвучить пожелание, или предложить человеку угоститься едой, то часто используются устойчивые обороты с глаголом have:</text:span></text:p>
      <text:p text:style-name="P276"/>
      <text:p text:style-name="P276">Have a cake, please — Угощайтесь тортом, пожалуйста.</text:p>
      <text:p text:style-name="P276">Have a nice time — Приятно провести время.</text:p>
      <text:p text:style-name="P276">Have fun — Повеселитесь.</text:p>
      <text:p text:style-name="P42"/>
      <text:p text:style-name="P552"><text:span text:style-name="T197">Если нужно призвать человека или группу людей совершить что-то вместе, то перед глаголом нужно добавить фразу </text:span><text:span text:style-name="T23">let`s</text:span><text:span text:style-name="T197"> (</text:span><text:span text:style-name="T23">let us — давай</text:span><text:span text:style-name="T197">). Это один из способом быть вежливее.</text:span></text:p>
      <text:p text:style-name="P42"/>
      <text:p text:style-name="P276">Let`s not watch this movie — Давай не будем смотреть этот фильм.</text:p>
      <text:p text:style-name="P276">Let`s do it — Давай сделаем это.</text:p>
      <text:p text:style-name="P42"/>
      <text:p text:style-name="P42"/>
      <text:p text:style-name="P6"><text:span text:style-name="T197">П</text:span><text:span text:style-name="T178">ассивный залог </text:span><text:span text:style-name="T2">(Passive Voice)</text:span></text:p>
      <text:p text:style-name="P78"/>
      <text:p text:style-name="P586"><text:span text:style-name="T226">В английском язые есть 2 вида залогов</text:span><text:span text:style-name="T225">: активный и пассивный. В активном залоге дейсвие совершает автор, а в пассивном —</text:span><text:span text:style-name="T226"> </text:span><text:span text:style-name="T225">дейс</text:span><text:span text:style-name="T226">т</text:span><text:span text:style-name="T225">вие совершается над автором.</text:span></text:p>
      <text:p text:style-name="P79"/>
      <text:p text:style-name="P554"><text:soft-page-break/><text:span text:style-name="T178">Сказуемое в пассивном залоге состоит из </text:span><text:span text:style-name="T200">вспомогательного глагола </text:span><text:span text:style-name="T25">be</text:span><text:span text:style-name="T200"> и смыслового глагола в 3й форме (для группы Simple).</text:span></text:p>
      <text:p text:style-name="P43"/>
      <text:p text:style-name="P270"><text:span text:style-name="T554">The work </text:span><text:span text:style-name="T385">was finished</text:span><text:span text:style-name="T554"> yesterday — Работа </text:span><text:span text:style-name="T385">закончена</text:span><text:span text:style-name="T554"> вчера (пассивный залог).</text:span></text:p>
      <text:p text:style-name="P270"><text:span text:style-name="T554">I </text:span><text:span text:style-name="T385">finished</text:span><text:span text:style-name="T554"> my work yesterday — Я </text:span><text:span text:style-name="T385">закончил</text:span><text:span text:style-name="T554"> работу вчера (активный залог).</text:span></text:p>
      <text:p text:style-name="P43"/>
      <text:p text:style-name="P555"><text:span text:style-name="T200">Если нужно указать автора действия, то это можно сделать с помощью предлога </text:span><text:span text:style-name="T25">by</text:span><text:span text:style-name="T200">:</text:span></text:p>
      <text:p text:style-name="P554"><text:span text:style-name="T25">Ann Karenina was written </text:span><text:span text:style-name="T58">by Leo Tolstoy</text:span><text:span text:style-name="T25"> — Анна Каренина была написана Львом Толстым.</text:span></text:p>
      <text:p text:style-name="P270"/>
      <text:p text:style-name="P33"><text:span text:style-name="T553">Подлежащие </text:span><text:span text:style-name="T24">I</text:span><text:span text:style-name="T553">, в пассивн</text:span><text:span text:style-name="T554">ом</text:span><text:span text:style-name="T553"> залог</text:span><text:span text:style-name="T554">е</text:span><text:span text:style-name="T553"> </text:span><text:span text:style-name="T554">часто </text:span><text:span text:style-name="T553">переводится не как «я», а как «мне/мной/меня».</text:span></text:p>
      <text:p text:style-name="P33"/>
      <text:p text:style-name="P271">I am ignored all the time — Меня игнорируют все время.</text:p>
      <text:p text:style-name="P271">I was born in 1990 — Я родился в 1990 году (Меня родили в 1990 году).</text:p>
      <text:p text:style-name="P42"/>
      <text:p text:style-name="P43">Present Perfect Passive требует дополнительного слова been, после have. Если его не указать,</text:p>
      <text:p text:style-name="P43">то предложение получится в форме активного залога Present Perfect.</text:p>
      <text:p text:style-name="P43"/>
      <text:p text:style-name="P272">I have been taught an important lesson — Мне преподали важный урок.</text:p>
      <text:p text:style-name="P272">I have taught an important lesson — Я преподал важный урок.</text:p>
      <text:p text:style-name="P42"/>
      <text:p text:style-name="P42">Предложение в Present Perfect Passive можно перепутать с Present Perfect Continuous.</text:p>
      <text:p text:style-name="P552"><text:span text:style-name="T197">Здесь главное </text:span><text:span text:style-name="T201">отличие</text:span><text:span text:style-name="T197"> в том, что в Passive смысловой глагол стоит в 3й форме,</text:span></text:p>
      <text:p text:style-name="P42">а в Continuous — с окончанием ing.</text:p>
      <text:p text:style-name="P42"/>
      <text:p text:style-name="P278">I have been spoken English — Со мной говорили по английски.</text:p>
      <text:p text:style-name="P276">I have been speaking English for 2 years. — Я говорю по английски уже 2 года.</text:p>
      <text:p text:style-name="P268"/>
      <text:p text:style-name="P34">Также можно легко перепутать ситуации, когда be используется с прилагательным и когда</text:p>
      <text:p text:style-name="P552"><text:span text:style-name="T201">в </text:span><text:span text:style-name="T178">пассивн</text:span><text:span text:style-name="T201">о</text:span><text:span text:style-name="T178">м залог</text:span><text:span text:style-name="T201">е</text:span><text:span text:style-name="T178">. Здесь важно отличать прилагательное от глагола.</text:span></text:p>
      <text:p text:style-name="P268"/>
      <text:p text:style-name="P268">I am ignored all the time — Меня игнорируют все время (ignored — глагол в 3й форме).</text:p>
      <text:p text:style-name="P299">I am interested in art — Я интересуюсь искусством (interested — прилагательное).</text:p>
      <text:p text:style-name="Standard"/>
      <text:p text:style-name="Standard"/>
      <text:p text:style-name="P13">Вопросительные предложения</text:p>
      <text:p text:style-name="P12"/>
      <text:p text:style-name="Standard">В английском <text:span text:style-name="T555">языке </text:span>есть 5 типов вопросов: общий, разделительный, специальный,</text:p>
      <text:p text:style-name="Standard">вопрос к подлежащему и вопрос с альтернативой. <text:span text:style-name="T559">Помимо этого </text:span><text:span text:style-name="T605">по особенному</text:span><text:span text:style-name="T559"> формируются вопросы с предлогами.</text:span></text:p>
      <text:p text:style-name="Standard"/>
      <text:p text:style-name="P531">Общий вопрос</text:p>
      <text:p text:style-name="Standard"/>
      <text:p text:style-name="Standard"><text:span text:style-name="T555">В</text:span>опрос, предполага<text:span text:style-name="T558">ющий</text:span> ответ «да/нет». Он служит для получения общей информации. Вопросительные слова не используются. Всегда начинается со вспомогательного глагола.</text:p>
      <text:p text:style-name="Standard"/>
      <text:p text:style-name="Standard">Чтобы коротко ответить на такой вопрос, недостаточно просто написать <text:span text:style-name="T2">yes/no</text:span>. Нужно также</text:p>
      <text:p text:style-name="Standard">добавить корешок — местоимение со вспомогательным глаголом. Корешок будет указывать</text:p>
      <text:p text:style-name="Standard">на мысль, которая была сказана в предыдушем предложении:</text:p>
      <text:p text:style-name="Standard"/>
      <text:p text:style-name="P247">Do you play the piano? — Yes, I do.</text:p>
      <text:p text:style-name="P247">Does Rita play football? — No, she doesn`t.</text:p>
      <text:p text:style-name="P247"/>
      <text:p text:style-name="P163"><text:soft-page-break/>Разделительный вопрос</text:p>
      <text:p text:style-name="P163"/>
      <text:p text:style-name="P559"><text:span text:style-name="T252">З</text:span><text:span text:style-name="T253">адается</text:span><text:span text:style-name="T251"> когда собеседник пытается начать или поддержать беседу. <text:s/>Также с помощью таких вопросов можно выяснить какую-то информацию на основе имеющихся фактов.</text:span></text:p>
      <text:p text:style-name="P197"/>
      <text:p text:style-name="P197">Состоит из 2х частей, разделенных запятой: утверждения и противоположного корешка.</text:p>
      <text:p text:style-name="P197">Корешок можно переводить словами: «правда?» «да?», «не так ли?», «верно?»</text:p>
      <text:p text:style-name="P197"/>
      <text:p text:style-name="P197">В корешке, <text:span text:style-name="T556">п</text:span>осле <text:span text:style-name="T556">вспомогательного </text:span>глагола, стоит местоимение, заменяющее подлежащее:</text:p>
      <text:p text:style-name="P363">You play tennis every day, don`t you? — Ты играешь в теннис, да?</text:p>
      <text:p text:style-name="P197"/>
      <text:p text:style-name="P197">Если в главной части отрицание, то в корешке должно быть утверждение (и наоборот).</text:p>
      <text:p text:style-name="P362">You don`t like tomato juice, do you? — Ты не любишь томатный сок, да?</text:p>
      <text:p text:style-name="P197"/>
      <text:p text:style-name="P197">Если в главной части используется <text:span text:style-name="T2">I am</text:span>, то в корешке нужно говорить <text:span text:style-name="T2">aren`t I:</text:span></text:p>
      <text:p text:style-name="P362">I am a famous artist, aren`t I? — Я знаменитая художница, да?</text:p>
      <text:p text:style-name="Standard"/>
      <text:p text:style-name="P531">Специальный вопрос</text:p>
      <text:p text:style-name="Standard"/>
      <text:p text:style-name="P560"><text:span text:style-name="T558">З</text:span><text:span text:style-name="T557">адается для получения дополнительной информации и поэтому всегда начинается </text:span></text:p>
      <text:p text:style-name="P558">с вопросительного слова или вопросительной связки.</text:p>
      <text:p text:style-name="P556"/>
      <text:p text:style-name="P557">Вопросительные слова:</text:p>
      <text:list xml:id="list4080710063" text:style-name="L15">
        <text:list-item>
          <text:p text:style-name="P719">who [ху] — кто;</text:p>
        </text:list-item>
        <text:list-item>
          <text:p text:style-name="P719">whom [хум] — кого;</text:p>
        </text:list-item>
        <text:list-item>
          <text:p text:style-name="P719">whose [хуз] — чей;</text:p>
        </text:list-item>
        <text:list-item>
          <text:p text:style-name="P719">what — что, какой;</text:p>
        </text:list-item>
        <text:list-item>
          <text:p text:style-name="P719">which — который;</text:p>
        </text:list-item>
        <text:list-item>
          <text:p text:style-name="P719">where [вэа] — где, куда;</text:p>
        </text:list-item>
        <text:list-item>
          <text:p text:style-name="P719">when — когда;</text:p>
        </text:list-item>
        <text:list-item>
          <text:p text:style-name="P719">why [вай] — зачем, почему;</text:p>
        </text:list-item>
        <text:list-item>
          <text:p text:style-name="P719">how [хау] — как;</text:p>
        </text:list-item>
        <text:list-item>
          <text:p text:style-name="P719">how often [хау офэн] — как часто;</text:p>
        </text:list-item>
        <text:list-item>
          <text:p text:style-name="P719">how many — сколько (исчисляемые существительные);</text:p>
        </text:list-item>
        <text:list-item>
          <text:p text:style-name="P719">how much — сколько (неисчесляемые существительные);</text:p>
        </text:list-item>
        <text:list-item>
          <text:p text:style-name="P719">how long [хау лон] — как долго;</text:p>
        </text:list-item>
        <text:list-item>
          <text:p text:style-name="P719">how long ago — как давно;</text:p>
        </text:list-item>
        <text:list-item>
          <text:p text:style-name="P719">how old — сколько лет.</text:p>
        </text:list-item>
      </text:list>
      <text:p text:style-name="Standard"/>
      <text:p text:style-name="P559"><text:span text:style-name="T2">What</text:span> и <text:span text:style-name="T2">which</text:span> могут использоваться отдельно или с уточняющим словом и тогда переводятся «какой» и «какой из» <text:span text:style-name="T557">соотв</text:span>. <text:span text:style-name="T2">Which</text:span> подразумевает выбор из нескольких вариантов.</text:p>
      <text:p text:style-name="Standard"/>
      <text:p text:style-name="P247">What do you like? — Что ты любишь?</text:p>
      <text:p text:style-name="P247">What car have you got? — Какая у тебя машина?</text:p>
      <text:p text:style-name="P247">Which car is yours? — Какая из машин твоя?</text:p>
      <text:p text:style-name="P247"/>
      <text:p text:style-name="P35"><text:span text:style-name="T26">H</text:span><text:span text:style-name="T2">ow</text:span> чаще присутствует в связке с прилагательным или наречием, но может употребляться </text:p>
      <text:p text:style-name="P35">и самостоятельно.</text:p>
      <text:p text:style-name="P35"/>
      <text:p text:style-name="P273">How old are you? — Сколько тебе лет?</text:p>
      <text:p text:style-name="P273">How are you? — Как ты?</text:p>
      <text:p text:style-name="P273"/>
      <text:p text:style-name="P168"><text:soft-page-break/>Вопрос к подлежащему</text:p>
      <text:p text:style-name="P35"/>
      <text:p text:style-name="P35">Задается, когда хотят узнать кто или что совершает действие. Начинается со слова <text:span text:style-name="T2">who</text:span></text:p>
      <text:p text:style-name="P35">или <text:span text:style-name="T2">what</text:span>, которое заменяют собой подлежащее. При этом порядок слов остается таким же,</text:p>
      <text:p text:style-name="P559"><text:span text:style-name="T202">как</text:span><text:span text:style-name="T178"> и в утверждении. Вспомогательный глагол часто отсутсвует в таком вопросе.</text:span></text:p>
      <text:p text:style-name="P35"/>
      <text:p text:style-name="P273">Who is in the Room? — Кто в комнате?</text:p>
      <text:p text:style-name="P273">What was that? — Что это было?</text:p>
      <text:p text:style-name="P45"/>
      <text:p text:style-name="P44">Если подлежащее предполагается во множественном числе, то в форму множественного</text:p>
      <text:p text:style-name="P44">числа нужно поставить и глагол.</text:p>
      <text:p text:style-name="P44"/>
      <text:p text:style-name="P279">Who are my best friends? → Mike and Paul are my best friends.</text:p>
      <text:p text:style-name="P274"/>
      <text:p text:style-name="P169">Вопрос с альтернативой</text:p>
      <text:p text:style-name="P169"/>
      <text:p text:style-name="P198"><text:span text:style-name="T558">В</text:span>опрос, <text:span text:style-name="T558">предполагающий </text:span>выбор между двумя альтернативами. Вопросительное слово не</text:p>
      <text:p text:style-name="P198">используется. Порядок слов такой же, как в общем вопросе, но в какой-то части вопроса</text:p>
      <text:p text:style-name="P198">обязательно нужно преложить альтернативу с помощью союза or.</text:p>
      <text:p text:style-name="P198"/>
      <text:p text:style-name="P364">Does <text:span text:style-name="T367">your mother </text:span>or<text:span text:style-name="T367"> your father</text:span> help you? (<text:span text:style-name="T558">альтернатива в </text:span>подлежаще<text:span text:style-name="T558">м</text:span>)</text:p>
      <text:p text:style-name="P364">Has he just <text:span text:style-name="T367">arrived </text:span>or<text:span text:style-name="T367"> left</text:span>? (в смыслово<text:span text:style-name="T558">м</text:span> глагол<text:span text:style-name="T558">е</text:span>)</text:p>
      <text:p text:style-name="P560"><text:span text:style-name="T55">Will you go to Kiev </text:span><text:span text:style-name="T118">by train </text:span><text:span text:style-name="T55">or</text:span><text:span text:style-name="T118"> by plane</text:span><text:span text:style-name="T55">? (</text:span><text:span text:style-name="T59">в </text:span><text:span text:style-name="T55">дополнени</text:span><text:span text:style-name="T59">и</text:span><text:span text:style-name="T55">)</text:span></text:p>
      <text:p text:style-name="P364"/>
      <text:p text:style-name="P170">Вопросы с предлогами</text:p>
      <text:p text:style-name="P170"/>
      <text:p text:style-name="P200">В английском вопросе, предлог всегда стоит в самом конце.</text:p>
      <text:p text:style-name="P199"/>
      <text:p text:style-name="P365"><text:span text:style-name="T360">Who</text:span> do you meet <text:span text:style-name="T367">with</text:span>? — <text:span text:style-name="T367">С</text:span> <text:span text:style-name="T360">кем</text:span> ты встречаешься?</text:p>
      <text:p text:style-name="P365"><text:span text:style-name="T360">What</text:span> are you looking <text:span text:style-name="T367">at</text:span>? — <text:span text:style-name="T367">На</text:span> <text:span text:style-name="T360">что</text:span> ты смотришь?</text:p>
      <text:p text:style-name="P366"/>
      <text:p text:style-name="P365"/>
      <text:p text:style-name="P517">Отрицательные предложения</text:p>
      <text:p text:style-name="P456"/>
      <text:p text:style-name="P518">Чтобы придать мысли отрицательное значение используется частица <text:span text:style-name="T2">not </text:span><text:span text:style-name="T178">или</text:span> слово <text:span text:style-name="T2">never</text:span> </text:p>
      <text:p text:style-name="P518"/>
      <text:p text:style-name="P519"><text:span text:style-name="T203">Частица</text:span><text:span text:style-name="T27"> not</text:span><text:span text:style-name="T570"> переводится как «не». Она всегда стоит либо в связке со вспомогательным глаголом, либо в связке с модальным и является частью сказуемого.</text:span></text:p>
      <text:p text:style-name="P519"/>
      <text:p text:style-name="P519"><text:span text:style-name="T2">I not like horror movies (неправильно, остуствует вспомогательный/</text:span><text:span text:style-name="T27">модальный </text:span><text:span text:style-name="T2">глагол)</text:span></text:p>
      <text:p text:style-name="P518"/>
      <text:p text:style-name="P518">Но если отрицатульную мысль сообщить в дополнении, то <text:span text:style-name="T2">not</text:span> будет стоять самостоятельно.</text:p>
      <text:p text:style-name="P459">It`s quite impolite not to call me back — Очень не вежливо не перезванивать мне.</text:p>
      <text:p text:style-name="P561"/>
      <text:p text:style-name="P8">Самые важные глаголы</text:p>
      <text:p text:style-name="Standard"/>
      <text:p text:style-name="P562"><text:span text:style-name="T570">Это глаголы: </text:span><text:span text:style-name="T27">be</text:span><text:span text:style-name="T570">, </text:span><text:span text:style-name="T27">do</text:span><text:span text:style-name="T570">, </text:span><text:span text:style-name="T27">have</text:span><text:span text:style-name="T570"> и </text:span><text:span text:style-name="T27">get</text:span><text:span text:style-name="T570">. Они могут быть как смысловыми, так и вспомогательными. (кроме </text:span><text:span text:style-name="T27">get</text:span><text:span text:style-name="T570">). А также входить в устойчивые обороты, меняя свое основное значение.</text:span></text:p>
      <text:p text:style-name="P562"/>
      <text:p text:style-name="P532">Глагол <text:span text:style-name="T2">be</text:span></text:p>
      <text:p text:style-name="Standard"/>
      <text:p text:style-name="P425"><text:span text:style-name="T206">Переводится как</text:span><text:span text:style-name="T571"> «быть» </text:span><text:span text:style-name="T594">и</text:span><text:span text:style-name="T572"> </text:span><text:span text:style-name="T571">меняется в зависимости от подлежащего.</text:span></text:p>
      <text:p text:style-name="P424"><text:soft-page-break/><text:span text:style-name="T572">В </text:span><text:span text:style-name="T28">Present</text:span><text:span text:style-name="T572"> </text:span><text:span text:style-name="T574">этот глагол</text:span><text:span text:style-name="T573"> </text:span><text:span text:style-name="T572">принимает следующие формы:</text:span></text:p>
      <text:list xml:id="list2809419390" text:style-name="L16">
        <text:list-item>
          <text:p text:style-name="P720">am — если подлежащее в первом лице (I);</text:p>
        </text:list-item>
        <text:list-item>
          <text:p text:style-name="P720">is — если подлежащее в третьем лице, единственном числе (he/she/it);</text:p>
        </text:list-item>
        <text:list-item>
          <text:p text:style-name="P720">are — если подлежащее во множественном числе (you/we/they).</text:p>
        </text:list-item>
      </text:list>
      <text:p text:style-name="P280"/>
      <text:p text:style-name="P46"><text:span text:style-name="T2">Be</text:span> в форме <text:span text:style-name="T2">am/is/are</text:span> является смысловым глаголом, но при переводе на русский выпадает.</text:p>
      <text:p text:style-name="P574">После <text:span text:style-name="T2">be</text:span> обычно указывается характеристика (какой) или место (где).</text:p>
      <text:p text:style-name="P46"/>
      <text:p text:style-name="P280">This dress is blue — Это платье синие.</text:p>
      <text:p text:style-name="P280">I am in my office now — Я у себя в офисе сейчас.</text:p>
      <text:p text:style-name="P46"/>
      <text:p text:style-name="P47">Связка <text:span text:style-name="T2">be </text:span>+ прилагательное, <text:span text:style-name="T613">очень </text:span>часто переводится глаголом:</text:p>
      <text:p text:style-name="P367">I am interested in art — Я интересуюсь искусством.</text:p>
      <text:p text:style-name="P47"/>
      <text:p text:style-name="P564"><text:span text:style-name="T204">В вопрос</text:span><text:span text:style-name="T205">ах</text:span><text:span text:style-name="T204"> глагол </text:span><text:span text:style-name="T28">be</text:span><text:span text:style-name="T204"> меняется местами с подлежащим, а в отрица</text:span><text:span text:style-name="T205">ниях</text:span><text:span text:style-name="T204">, используется </text:span></text:p>
      <text:p text:style-name="P564"><text:span text:style-name="T204">с частицей </text:span><text:span text:style-name="T28">not</text:span><text:span text:style-name="T204">: В корешке ответа, вместо </text:span><text:span text:style-name="T28">do/does,</text:span><text:span text:style-name="T204"> используется </text:span><text:span text:style-name="T28">am/is/are</text:span><text:span text:style-name="T204">:</text:span></text:p>
      <text:p text:style-name="P47"/>
      <text:p text:style-name="P281">Is John married? No, he isn`t. — Джон женат? Нет.</text:p>
      <text:p text:style-name="P281"/>
      <text:p text:style-name="P48">Очень часто <text:span text:style-name="T2">am/is/are</text:span> сокращают:</text:p>
      <text:list xml:id="list5321932" text:style-name="L17">
        <text:list-item>
          <text:p text:style-name="P721">I am → I`m;</text:p>
        </text:list-item>
        <text:list-item>
          <text:p text:style-name="P721">he is → he`s;</text:p>
        </text:list-item>
        <text:list-item>
          <text:p text:style-name="P721">you are → you`re;</text:p>
        </text:list-item>
        <text:list-item>
          <text:p text:style-name="P721">John is → John`s;</text:p>
        </text:list-item>
      </text:list>
      <text:p text:style-name="P281"/>
      <text:p text:style-name="P47">Сокращать можно как по глаголу, так и по частице <text:span text:style-name="T2">not</text:span>: <text:span text:style-name="T2">he is not</text:span> → <text:span text:style-name="T2">he`s not / he isn`t.</text:span></text:p>
      <text:p text:style-name="P47">При этом <text:span text:style-name="T2">am</text:span> сокращается только по <text:span text:style-name="T2">am</text:span> → <text:span text:style-name="T2">I`m not</text:span> (<text:span text:style-name="T2">I amn`t</text:span> не существует).</text:p>
      <text:p text:style-name="P281"/>
      <text:p text:style-name="P424"><text:span text:style-name="T204">В </text:span><text:span text:style-name="T28">Past</text:span><text:span text:style-name="T204"> </text:span><text:span text:style-name="T205">он </text:span><text:span text:style-name="T204">принимает слудеющие формы:</text:span></text:p>
      <text:list xml:id="list2236624447" text:style-name="L18">
        <text:list-item>
          <text:p text:style-name="P722">was — если подлежащее в единственном числе (I/he/she/it);</text:p>
        </text:list-item>
        <text:list-item>
          <text:p text:style-name="P722">were — если подлежащее во множественном числе (you/we/they).</text:p>
        </text:list-item>
      </text:list>
      <text:p text:style-name="P281"/>
      <text:p text:style-name="P47">В <text:span text:style-name="T2">Future</text:span> принимает только одну форму — <text:span text:style-name="T2">will be:</text:span></text:p>
      <text:p text:style-name="P281"/>
      <text:p text:style-name="P282">Was the weather good? No, it wasn`t — Погода была хорошая? Нет.</text:p>
      <text:p text:style-name="P281">I will be happy to eat — Я буду рад поесть.</text:p>
      <text:p text:style-name="P281"/>
      <text:p text:style-name="P171">Глагол <text:span text:style-name="T2">do</text:span></text:p>
      <text:p text:style-name="P201"/>
      <text:p text:style-name="P201">Переводится как «делать». В одном предложении может встречаться несколько раз,</text:p>
      <text:p text:style-name="P201">в качестве вспомогательного глагола и смыслового. Вспомогательным глаголом он может</text:p>
      <text:p text:style-name="P201">быть только в отрицаниях и вопросах, времен группы <text:span text:style-name="T2">Simple</text:span>.</text:p>
      <text:p text:style-name="P367"/>
      <text:p text:style-name="P367">What do you <text:span text:style-name="T367">do</text:span>? — Что ты <text:span text:style-name="T367">делаешь</text:span>?</text:p>
      <text:p text:style-name="P367">Do you like pets? No, I don`t — Ты любишь домашних животних? Нет.</text:p>
      <text:p text:style-name="P201"/>
      <text:p text:style-name="P201">В прошедшем времени преорбазуется в <text:span text:style-name="T2">did</text:span> — «делал».</text:p>
      <text:p text:style-name="P281"/>
      <text:p text:style-name="P171">Глагол <text:span text:style-name="T2">have</text:span></text:p>
      <text:p text:style-name="P47"/>
      <text:p text:style-name="P47">Переводится как «иметь». Для времен группы <text:span text:style-name="T2">Perfect</text:span> выступает в роли вспомогательного</text:p>
      <text:p text:style-name="P49">глагола. Также может быть частью устойчивых словосотечаний. </text:p>
      <text:p text:style-name="P49"><text:soft-page-break/>Когда <text:span text:style-name="T2">have</text:span> является смысловым глаголом, он работает по тем же правилам что и другие</text:p>
      <text:p text:style-name="P49">смысловые глаголы, т. е. требует вспомогательного <text:span text:style-name="T2">do</text:span> для отрицаний и вопросов.</text:p>
      <text:p text:style-name="P49">В утверждениях <text:span text:style-name="T2">have</text:span> не пишется с окончанием <text:span text:style-name="T2">-s</text:span>, а преобразуется в <text:span text:style-name="T2">has</text:span>.</text:p>
      <text:p text:style-name="P49"/>
      <text:p text:style-name="P283">Mike has many friends — У Майка много друзей.</text:p>
      <text:p text:style-name="P283">He doesn`t have many friends — У него не много друзей.</text:p>
      <text:p text:style-name="P283">Do you have many friends? — У тебя много друзей?</text:p>
      <text:p text:style-name="P49"/>
      <text:p text:style-name="P59">Иногда его можно не переводить. Но при этом в предложении он быть обязан. Это из-за особенностей английской грамматики, которая требует наличия подлежащего и сказуемого.</text:p>
      <text:p text:style-name="P49"/>
      <text:p text:style-name="P283">I have a lot of friends — У меня (есть) много друзей.</text:p>
      <text:p text:style-name="P49"/>
      <text:p text:style-name="P49">Когда <text:span text:style-name="T2">have</text:span> является вспомогательным глаголом, то для <text:span text:style-name="T2">he/she/it</text:span> он всегда в форме <text:span text:style-name="T2">has</text:span>.</text:p>
      <text:p text:style-name="P283">He hasn`t lost his keys — Он не потерял свои ключи (has в отрицании).</text:p>
      <text:p text:style-name="P283"/>
      <text:p text:style-name="P50">В прошедшем времени преобразуется в <text:span text:style-name="T2">had</text:span> — «имел».</text:p>
      <text:p text:style-name="P291">I had a lot of friends — У меня было много друзей (Я имел много друзей).</text:p>
      <text:p text:style-name="P283"/>
      <text:p text:style-name="P49"><text:span text:style-name="T609">Глагол</text:span><text:span text:style-name="T45"> h</text:span><text:span text:style-name="T2">ave</text:span> в значении «иметь» не употребляется во временах группы <text:span text:style-name="T2">Continuous</text:span>.</text:p>
      <text:p text:style-name="P284">I am having many friends now (неправильно). I have many friends (правильно).</text:p>
      <text:p text:style-name="P49"/>
      <text:p text:style-name="P47">В разговорной речи часто используется оборот <text:span text:style-name="T2">have got</text:span>. Он обозначает тоже самое,</text:p>
      <text:p text:style-name="P47">что и <text:span text:style-name="T2">have</text:span> (иметь/владеть), но используется только в настоящем времени.</text:p>
      <text:p text:style-name="P47"/>
      <text:p text:style-name="P281">Have you got a Mercedes? / Do you have a Mercedes? — У тебя есть мерседес?</text:p>
      <text:p text:style-name="P281">I haven`t got a Mercedes / I don`t have a Mercedes — У меня нет мерседеса.</text:p>
      <text:p text:style-name="P281"/>
      <text:p text:style-name="P611"><text:span text:style-name="T204">Глагол </text:span><text:span text:style-name="T28">have</text:span><text:span text:style-name="T204"> может входить в состав устойчивых словосочетаний. В этом он переводится по другому. Также здесь отменяется правило, </text:span><text:span text:style-name="T234">когда</text:span><text:span text:style-name="T204"> </text:span><text:span text:style-name="T28">have</text:span><text:span text:style-name="T204"> нельзя употребять в </text:span><text:span text:style-name="T28">Continuous</text:span><text:span text:style-name="T204">:</text:span></text:p>
      <text:p text:style-name="P51"/>
      <text:p text:style-name="P56"><text:span text:style-name="T575">В</text:span><text:span text:style-name="T572">ыражения, связанные с приемом пищи:</text:span></text:p>
      <text:list xml:id="list539419939" text:style-name="L19">
        <text:list-item>
          <text:p text:style-name="P723">have a coffee/tea/drink — пить кофе/чай/напиток;</text:p>
        </text:list-item>
        <text:list-item>
          <text:p text:style-name="P723">have a meal — принимать пищу;</text:p>
        </text:list-item>
        <text:list-item>
          <text:p text:style-name="P723">have a breakfast/luch/dinner — завтракать/обедать/ужинать;</text:p>
        </text:list-item>
      </text:list>
      <text:p text:style-name="P117"/>
      <text:p text:style-name="P427"><text:span text:style-name="T207">В</text:span><text:span text:style-name="T204">ыражения, связанные с времяпровождением:</text:span></text:p>
      <text:list xml:id="list919532190" text:style-name="L20">
        <text:list-item>
          <text:p text:style-name="P724">have a date — ходить на свидание;</text:p>
        </text:list-item>
        <text:list-item>
          <text:p text:style-name="P724">have a good time — хорошо проводить время;</text:p>
        </text:list-item>
        <text:list-item>
          <text:p text:style-name="P724">have a meeting / an appointment — назначать встречу;</text:p>
        </text:list-item>
        <text:list-item>
          <text:p text:style-name="P724">have a nice day — удачного дня (пожелание);</text:p>
        </text:list-item>
      </text:list>
      <text:p text:style-name="P56"/>
      <text:p text:style-name="P56"><text:span text:style-name="T575">В</text:span><text:span text:style-name="T572">ыражения, связанные с внешностью:</text:span></text:p>
      <text:list xml:id="list3348788628" text:style-name="L21">
        <text:list-item>
          <text:p text:style-name="P725">have a bath/shower— принимать ванну/душ;</text:p>
        </text:list-item>
        <text:list-item>
          <text:p text:style-name="P725">have a shave/haircat — побриться/постричься;</text:p>
        </text:list-item>
      </text:list>
      <text:p text:style-name="P284"/>
      <text:p text:style-name="P426"><text:span text:style-name="T207">В</text:span><text:span text:style-name="T204">ыражения, связанные с общением:</text:span></text:p>
      <text:list xml:id="list160571331" text:style-name="L22">
        <text:list-item>
          <text:p text:style-name="P726">have a guess — угадывать, догадываться;</text:p>
        </text:list-item>
        <text:list-item>
          <text:p text:style-name="P726">have a talk/discussion/chat — беседовать/обсуждать/болтать;</text:p>
        </text:list-item>
        <text:list-item>
          <text:p text:style-name="P726">have a call — позвонить;</text:p>
        </text:list-item>
      </text:list>
      <text:p text:style-name="P281"/>
      <text:p text:style-name="P424"><text:soft-page-break/><text:span text:style-name="T207">В</text:span><text:span text:style-name="T204">ыражения связанные со здоровьем:</text:span></text:p>
      <text:list xml:id="list2620496576" text:style-name="L23">
        <text:list-item>
          <text:p text:style-name="P727">have a baby — родить;</text:p>
        </text:list-item>
        <text:list-item>
          <text:p text:style-name="P728">have a cold/cough — простудиться/кашлять;</text:p>
        </text:list-item>
        <text:list-item>
          <text:p text:style-name="P727">have a headache — болит голова;</text:p>
        </text:list-item>
      </text:list>
      <text:p text:style-name="P281"/>
      <text:p text:style-name="P424"><text:span text:style-name="T207">В</text:span><text:span text:style-name="T204">ыражения, связанные с отдыхом:</text:span></text:p>
      <text:list xml:id="list1701489780" text:style-name="L24">
        <text:list-item>
          <text:p text:style-name="P729">have a day off — взять выходной;</text:p>
        </text:list-item>
        <text:list-item>
          <text:p text:style-name="P729">have a dream/nightmare — видеть сон/кошмар;</text:p>
        </text:list-item>
        <text:list-item>
          <text:p text:style-name="P729">have a rest — отдыхать;</text:p>
        </text:list-item>
        <text:list-item>
          <text:p text:style-name="P729">have a sleep — спать.</text:p>
        </text:list-item>
      </text:list>
      <text:p text:style-name="P281"/>
      <text:p text:style-name="P55"><text:span text:style-name="T575">В</text:span><text:span text:style-name="T572">ыражения, свяханые с физической активностью:</text:span></text:p>
      <text:list xml:id="list2944497203" text:style-name="L25">
        <text:list-item>
          <text:p text:style-name="P730">have a good journey — добраться без проблем (пожелание);</text:p>
        </text:list-item>
        <text:list-item>
          <text:p text:style-name="P730">have a good flight — хорошо долететь (пожелание);</text:p>
        </text:list-item>
        <text:list-item>
          <text:p text:style-name="P730">have a lift — подвести (на машине);</text:p>
        </text:list-item>
        <text:list-item>
          <text:p text:style-name="P730">have a ride — проехаться;</text:p>
        </text:list-item>
        <text:list-item>
          <text:p text:style-name="P730">have a walk — пройтись (прогуляться);</text:p>
        </text:list-item>
        <text:list-item>
          <text:p text:style-name="P730">have a swim — поплавать;</text:p>
        </text:list-item>
        <text:list-item>
          <text:p text:style-name="P730">have a hug — обняться;</text:p>
        </text:list-item>
        <text:list-item>
          <text:p text:style-name="P730">have a kiss — поцеловаться.</text:p>
        </text:list-item>
      </text:list>
      <text:p text:style-name="P173"/>
      <text:p text:style-name="P172">Глагол <text:span text:style-name="T2">get</text:span></text:p>
      <text:p text:style-name="P52"/>
      <text:p text:style-name="P52">Переводится по разному, в зависимости от слов, идущих после него. Поэтому его нужно переводить в связке с соседними словами.</text:p>
      <text:p text:style-name="P52"/>
      <text:p text:style-name="P52">Если после <text:span text:style-name="T2">get</text:span> идет существительное, то он передает значение «получать, покупать».</text:p>
      <text:p text:style-name="P52"/>
      <text:p text:style-name="P285">I got an A — Я получил пятерку. (A — это оценка)</text:p>
      <text:p text:style-name="P285">I got a new car — Я купил новую машину.</text:p>
      <text:p text:style-name="P285"/>
      <text:p text:style-name="P52">Если после <text:span text:style-name="T2">get</text:span> идет прилагательное, то это означает «прийти к этому состоянию»,</text:p>
      <text:p text:style-name="P52">например: <text:span text:style-name="T2">get hungry</text:span> (проголодаться), <text:span text:style-name="T2">get better</text:span> (стать лучше), <text:span text:style-name="T2">get cold</text:span> (замерзнуть) и пр.</text:p>
      <text:p text:style-name="P52"/>
      <text:p text:style-name="P285">He <text:span text:style-name="T367">got dressed</text:span> quickly and left — Он <text:span text:style-name="T367">оделся</text:span> быстро и ушел.</text:p>
      <text:p text:style-name="P285"/>
      <text:p text:style-name="P52">Если <text:span text:style-name="T2">get</text:span> используется с частицей <text:span text:style-name="T2">to</text:span>, то это означает «прибывать в такое-то место».</text:p>
      <text:p text:style-name="P52"/>
      <text:p text:style-name="P285">I got to work late — Я приехал на работу поздно.</text:p>
      <text:p text:style-name="P285">I got to the airport by train — Я приехал в аэропорт на поезде.</text:p>
      <text:p text:style-name="P285"/>
      <text:p text:style-name="P52">Если <text:span text:style-name="T2">get</text:span> используется со средством передвижения, то он приобретает значение</text:p>
      <text:p text:style-name="P617"><text:span text:style-name="T240">«сесть в транспорт». В этом случае он может </text:span><text:span text:style-name="T239">идти</text:span><text:span text:style-name="T240"> с предлогом </text:span><text:span text:style-name="T47">on</text:span><text:span text:style-name="T240">.</text:span></text:p>
      <text:p text:style-name="P52"/>
      <text:p text:style-name="P285">I got on a bus at 5 o`clock — Я сел в автобус в 5 часов.</text:p>
      <text:p text:style-name="P285">I got a taxi — Я взял такси.</text:p>
      <text:p text:style-name="P285"/>
      <text:p text:style-name="P52">В пассивном залоге <text:span text:style-name="T2">get</text:span> может заменять <text:span text:style-name="T2">be</text:span>. Если <text:span text:style-name="T2">be</text:span> означает «быть в состоянии / обладать качеством», то <text:span text:style-name="T2">get</text:span> означает «входить в состояние / приобретать качество».</text:p>
      <text:p text:style-name="P52"/>
      <text:p text:style-name="P53">После <text:span text:style-name="T2">get</text:span> могут стоять предлоги, от которых он может сильно меняться:</text:p>
      <text:list xml:id="list1545007580" text:style-name="L26">
        <text:list-item>
          <text:p text:style-name="P731">get along — ладить друг с другом;</text:p>
        </text:list-item>
        <text:list-item>
          <text:p text:style-name="P731"><text:soft-page-break/>get away — удирать;</text:p>
        </text:list-item>
        <text:list-item>
          <text:p text:style-name="P731">get back — вернуться;</text:p>
        </text:list-item>
        <text:list-item>
          <text:p text:style-name="P731">get in — попасть внутрь;</text:p>
        </text:list-item>
        <text:list-item>
          <text:p text:style-name="P731">get on — справиться с ситуацией.</text:p>
        </text:list-item>
      </text:list>
      <text:p text:style-name="P52"/>
      <text:p text:style-name="P285">I`ll get away from work as soon as I can — Я уйду с этой работы, как только смогу.</text:p>
      <text:p text:style-name="P285">Get in the car quickly! — Быстро садись в машину!</text:p>
      <text:p text:style-name="P285">How are you getting on with your new job? — Как дела на новой работе?</text:p>
      <text:p text:style-name="P285"/>
      <text:p text:style-name="P172">Глаголы, в которых все путаются</text:p>
      <text:p text:style-name="P172"/>
      <text:p text:style-name="P565"><text:span text:style-name="T60">Tell</text:span><text:span text:style-name="T254"> и </text:span><text:span text:style-name="T60">say</text:span><text:span text:style-name="T254"> </text:span><text:span text:style-name="T255">передают значение</text:span><text:span text:style-name="T254"> «сказать». Только </text:span><text:span text:style-name="T60">tell</text:span><text:span text:style-name="T254"> </text:span><text:span text:style-name="T255">означает</text:span><text:span text:style-name="T254"> «рассказать кому-то» или «рассказать что-то» и требует дополнения. А </text:span><text:span text:style-name="T60">say</text:span><text:span text:style-name="T254"> означает просто «сказать».</text:span></text:p>
      <text:p text:style-name="P202"/>
      <text:p text:style-name="P286"><text:span text:style-name="T376">Tell me</text:span><text:span text:style-name="T402"> the truth — </text:span><text:span text:style-name="T376">Скажи мне</text:span><text:span text:style-name="T402"> правду.</text:span></text:p>
      <text:p text:style-name="P287"><text:span text:style-name="T391">`It is good,` Mr Bean </text:span><text:span text:style-name="T367">said</text:span><text:span text:style-name="T391"> — «Это хорошо», </text:span><text:span text:style-name="T367">сказал</text:span><text:span text:style-name="T391"> мистер Бин.</text:span></text:p>
      <text:p text:style-name="P368"/>
      <text:p text:style-name="P566"><text:span text:style-name="T61">See, look, watch </text:span><text:span text:style-name="T255">передают значение «видеть». </text:span><text:span text:style-name="T62">See</text:span><text:span text:style-name="T256"> означает «видеть», как визическую возможность. </text:span><text:span text:style-name="T62">Look</text:span><text:span text:style-name="T256"> означает «смотреть» </text:span><text:span text:style-name="T257">как осознанное действие</text:span><text:span text:style-name="T256">. Если смотрят </text:span><text:span text:style-name="T351">на</text:span><text:span text:style-name="T256"> какой-то объект, то доб. предлог </text:span><text:span text:style-name="T62">at</text:span><text:span text:style-name="T256">. W</text:span><text:span text:style-name="T62">atch</text:span><text:span text:style-name="T256"> означает «наблюдать за объектом» и требует дополнения.</text:span></text:p>
      <text:p text:style-name="P203"/>
      <text:p text:style-name="P288"><text:span text:style-name="T391">I </text:span><text:span text:style-name="T367">see</text:span><text:span text:style-name="T391"> a bird in the tree — Я </text:span><text:span text:style-name="T367">вижу</text:span><text:span text:style-name="T391"> птицу на дереве.</text:span></text:p>
      <text:p text:style-name="P287"><text:span text:style-name="T391">Don`t worry, I`m not </text:span><text:span text:style-name="T367">looking</text:span><text:span text:style-name="T391"> — Не волнуйся, я не </text:span><text:span text:style-name="T367">смотрю</text:span><text:span text:style-name="T391">.</text:span></text:p>
      <text:p text:style-name="P287"><text:span text:style-name="T391">I`m </text:span><text:span text:style-name="T367">looking at</text:span><text:span text:style-name="T391"> the dog — Я </text:span><text:span text:style-name="T367">смотрю на</text:span><text:span text:style-name="T391"> собаку.</text:span></text:p>
      <text:p text:style-name="P287"><text:span text:style-name="T391">I like </text:span><text:span text:style-name="T367">watching birds</text:span><text:span text:style-name="T391"> — Мне нравится </text:span><text:span text:style-name="T367">наблюдать за птицами</text:span><text:span text:style-name="T391">.</text:span></text:p>
      <text:p text:style-name="P368"/>
      <text:p text:style-name="P567"><text:span text:style-name="T63">Hear</text:span><text:span text:style-name="T258"> и </text:span><text:span text:style-name="T63">list</text:span><text:span text:style-name="T258"> переводятся как «слышать» и «слушать». Первый означает физическую возможность (подобно </text:span><text:span text:style-name="T63">see</text:span><text:span text:style-name="T258">) а второй — осознанное действие (подобно </text:span><text:span text:style-name="T63">look</text:span><text:span text:style-name="T258">). Когда говорят </text:span></text:p>
      <text:p text:style-name="P567"><text:span text:style-name="T258">о том, что именно слушают, то к </text:span><text:span text:style-name="T63">listen</text:span><text:span text:style-name="T258"> доб. предлог </text:span><text:span text:style-name="T63">to</text:span><text:span text:style-name="T258">, но при переводе он выпадает.</text:span></text:p>
      <text:p text:style-name="P204"/>
      <text:p text:style-name="P289"><text:span text:style-name="T403">Can you </text:span><text:span text:style-name="T377">hear</text:span><text:span text:style-name="T403"> some noise? — Ты </text:span><text:span text:style-name="T377">слышишь</text:span><text:span text:style-name="T403"> шум?</text:span></text:p>
      <text:p text:style-name="P289"><text:span text:style-name="T377">Listen to</text:span><text:span text:style-name="T403"> me, please — Пожалуйста, </text:span><text:span text:style-name="T377">послушай</text:span><text:span text:style-name="T403"> меня.</text:span></text:p>
      <text:p text:style-name="P289"><text:span text:style-name="T403">What music do you </text:span><text:span text:style-name="T377">listen to</text:span><text:span text:style-name="T403">? - Какую музыку ты </text:span><text:span text:style-name="T377">слушает</text:span><text:span text:style-name="T403">?</text:span></text:p>
      <text:p text:style-name="P369"/>
      <text:p text:style-name="P54"><text:span text:style-name="T64">D</text:span><text:span text:style-name="T63">o</text:span><text:span text:style-name="T403"> </text:span><text:span text:style-name="T404">и</text:span><text:span text:style-name="T403"> </text:span><text:span text:style-name="T63">make</text:span><text:span text:style-name="T403"> означают «делать». Только первый имеет абстрактное значение (заниматься</text:span></text:p>
      <text:p text:style-name="P204">делом), а второй больше связан с физической активностью, с созданием предметов.</text:p>
      <text:p text:style-name="P370"/>
      <text:p text:style-name="P290"><text:span text:style-name="T403">Could you </text:span><text:span text:style-name="T377">do</text:span><text:span text:style-name="T403"> me a favour — Не мог бы ты </text:span><text:span text:style-name="T377">оказать</text:span><text:span text:style-name="T403"> мне услугу?</text:span></text:p>
      <text:p text:style-name="P290"><text:span text:style-name="T403">I belive she`ll </text:span><text:span text:style-name="T377">make</text:span><text:span text:style-name="T403"> the right choice — Я верю, что она </text:span><text:span text:style-name="T377">сделает</text:span><text:span text:style-name="T403"> правильный выбор.</text:span></text:p>
      <text:p text:style-name="P204"/>
      <text:p text:style-name="P205">Устойчивые выражения с do:</text:p>
      <text:list xml:id="list3204472950" text:style-name="L27">
        <text:list-item>
          <text:p text:style-name="P769">do an exam/test — сдавать экзамен/тест;</text:p>
        </text:list-item>
        <text:list-item>
          <text:p text:style-name="P769">do a course — пройти курс;</text:p>
        </text:list-item>
        <text:list-item>
          <text:p text:style-name="P769">do work/homework/housework — делать работу / домашнюю работу / работу по дому;</text:p>
        </text:list-item>
        <text:list-item>
          <text:p text:style-name="P769">do a favour — оказывать услугу;</text:p>
        </text:list-item>
        <text:list-item>
          <text:p text:style-name="P769">do business — заниматься бизнесом;</text:p>
        </text:list-item>
        <text:list-item>
          <text:p text:style-name="P769">do right/wrong — поступать правильно/неправильно;</text:p>
        </text:list-item>
        <text:list-item>
          <text:p text:style-name="P769">do the shopping — делать покупки;</text:p>
        </text:list-item>
        <text:list-item>
          <text:p text:style-name="P769">do the wassing up — мыть посуду;</text:p>
        </text:list-item>
      </text:list>
      <text:p text:style-name="P204"/>
      <text:p text:style-name="P205">Устойчивые выражения с make:</text:p>
      <text:list xml:id="list1774284629" text:style-name="L28">
        <text:list-item>
          <text:p text:style-name="P770">make a noise — шуметь;</text:p>
        </text:list-item>
        <text:list-item>
          <text:p text:style-name="P770"><text:soft-page-break/>make a bed — застилать постель;</text:p>
        </text:list-item>
        <text:list-item>
          <text:p text:style-name="P770">make a cake/tea/dinner — приготовить торт/чай/ужин;</text:p>
        </text:list-item>
        <text:list-item>
          <text:p text:style-name="P770">make a choice — сделать выбор;</text:p>
        </text:list-item>
        <text:list-item>
          <text:p text:style-name="P770">make a scision — принять решение;</text:p>
        </text:list-item>
        <text:list-item>
          <text:p text:style-name="P770">make a promise — обещать, дать обещание;</text:p>
        </text:list-item>
        <text:list-item>
          <text:p text:style-name="P770">make a friends — подружиться.</text:p>
        </text:list-item>
      </text:list>
      <text:p text:style-name="Standard"/>
      <text:p text:style-name="Standard"/>
      <text:p text:style-name="P58"><text:span text:style-name="T560">И</text:span><text:span text:style-name="T561">нфинитив и герундий</text:span></text:p>
      <text:p text:style-name="P568"/>
      <text:p text:style-name="P572">Когда в английском предложении несколько глаголов идут подряд, то первый является <text:span text:style-name="T576">смысловым</text:span>, а следующ<text:span text:style-name="T576">ие</text:span>, свободны<text:span text:style-name="T576">е</text:span> от времени, <text:span text:style-name="T576">будут</text:span> в форме инфинитива или герундия.</text:p>
      <text:p text:style-name="P568"/>
      <text:p text:style-name="P568">Инфинитив и герундий дополняют по смыслу сказуемое. Они являются взаимозаменяемы</text:p>
      <text:p text:style-name="P568">и в основном используются по наитию либо в зависимости от диалекта.</text:p>
      <text:p text:style-name="Standard"/>
      <text:p text:style-name="P533">Инфинитив</text:p>
      <text:p text:style-name="P569"/>
      <text:p text:style-name="P569">Это глагол в начальной форме, который почти всегда пишется с частицей to.</text:p>
      <text:p text:style-name="P570"/>
      <text:p text:style-name="P292">We <text:span text:style-name="T143">promise</text:span> <text:span text:style-name="T367">to get</text:span> the money — Мы обещали <text:span text:style-name="T367">достать</text:span> денег.</text:p>
      <text:p text:style-name="P292">Don`t <text:span text:style-name="T143">forget</text:span> <text:span text:style-name="T367">to write</text:span> importang things — Не забывай <text:span text:style-name="T367">записывать</text:span> самое главное.</text:p>
      <text:p text:style-name="P569"/>
      <text:p text:style-name="P60">Между смысловым глаголом и идущим за ним инфинитивом часто стоит дополнение.</text:p>
      <text:p text:style-name="P428"><text:span text:style-name="T208">Обычно дополнение </text:span><text:span text:style-name="T209">ставиться</text:span><text:span text:style-name="T208"> после: </text:span><text:span text:style-name="T30">ask, tell, advice, expect, pesuade, teach.</text:span></text:p>
      <text:p text:style-name="P292"/>
      <text:p text:style-name="P292">I <text:span text:style-name="T151">asked</text:span> <text:span text:style-name="T156">Mike</text:span> <text:span text:style-name="T367">to come</text:span> in — Я просила Майка войти.</text:p>
      <text:p text:style-name="P292"><text:span text:style-name="T151">Tell</text:span> <text:span text:style-name="T156">them</text:span> <text:span text:style-name="T367">to leave</text:span> us alone — Попроси их оставить нас в покое.</text:p>
      <text:p text:style-name="P292"/>
      <text:p text:style-name="P61">Если после смыслового глагола указано дополнение, то такие предложения удобней</text:p>
      <text:p text:style-name="P61">переводить с использованием придаточного предложения.</text:p>
      <text:p text:style-name="P292"/>
      <text:p text:style-name="P571"><text:span text:style-name="T30">I </text:span><text:span text:style-name="T2">promise you</text:span><text:span text:style-name="T30"> </text:span><text:span text:style-name="T120">to be</text:span><text:span text:style-name="T30"> there always — Я обещаю тебе, </text:span><text:span text:style-name="T120">что буду</text:span><text:span text:style-name="T30"> рядом всегда.</text:span></text:p>
      <text:p text:style-name="P293"/>
      <text:p text:style-name="P62"><text:span text:style-name="T576">П</text:span>ридаточное предложение объясняет причину действия в главной части. Но если в качестве причины указано существительное, а не глагол, то перед ним будет предлог <text:span text:style-name="T2">for</text:span> (за, для).</text:p>
      <text:p text:style-name="P415"/>
      <text:p text:style-name="P512"><text:span text:style-name="T30">I went out </text:span><text:span text:style-name="T120">to buy</text:span><text:span text:style-name="T30"> food — Я вышел, </text:span><text:span text:style-name="T120">чтобы купить</text:span><text:span text:style-name="T30"> еды.</text:span></text:p>
      <text:p text:style-name="P512"><text:span text:style-name="T30">I went out </text:span><text:span text:style-name="T120">for</text:span><text:span text:style-name="T30"> food — Я вышел </text:span><text:span text:style-name="T120">за</text:span><text:span text:style-name="T30"> едой.</text:span></text:p>
      <text:p text:style-name="P461"/>
      <text:p text:style-name="P513">Есть глаголы, после который инфинитив идет без частицы <text:span text:style-name="T2">to</text:span> (голый инфинитив).</text:p>
      <text:p text:style-name="P513">Самыми распространенным из них являются <text:span text:style-name="T2">let</text:span> и <text:span text:style-name="T2">make</text:span>.</text:p>
      <text:p text:style-name="P513"/>
      <text:p text:style-name="P460"><text:span text:style-name="T143">Let</text:span> Peter <text:span text:style-name="T367">explain</text:span> himself — Позволь Питеру <text:span text:style-name="T391">объясниться</text:span>.</text:p>
      <text:p text:style-name="P460"><text:span text:style-name="T143">Let</text:span> us (let`s) <text:span text:style-name="T367">watch</text:span> this movie — Давай посмотрим этот фильм.</text:p>
      <text:p text:style-name="P460"/>
      <text:p text:style-name="P514">Если после <text:span text:style-name="T2">make</text:span> стоит еще один глагол, то в этом случае <text:span text:style-name="T2">make</text:span> переводится не как «делать», </text:p>
      <text:p text:style-name="P514">а как «заставлять». Также после <text:span text:style-name="T2">make</text:span> нужно указать дополнение.</text:p>
      <text:p text:style-name="P460"/>
      <text:p text:style-name="P573"><text:span text:style-name="T446">I can`t </text:span><text:span text:style-name="T148">make</text:span><text:span text:style-name="T446"> </text:span><text:span text:style-name="T160">John</text:span><text:span text:style-name="T446"> </text:span><text:span text:style-name="T436">work</text:span><text:span text:style-name="T446"> — Я не могу заставить Джона работать.</text:span></text:p>
      <text:p text:style-name="P462"/>
      <text:p text:style-name="P488"/>
      <text:p text:style-name="P669"><text:span text:style-name="T483">Г</text:span><text:span text:style-name="T423">ерундий</text:span></text:p>
      <text:p text:style-name="P515"/>
      <text:p text:style-name="P515">Это нечно среднее между глаголом и существительным, потому что может переводиться</text:p>
      <text:p text:style-name="P575"><text:span text:style-name="T478">и так, и этак. Выглядит как глагол c окончанием -ing</text:span>.</text:p>
      <text:p text:style-name="Standard"/>
      <text:p text:style-name="P576">Герундий <text:span text:style-name="T582">используется после предлогов и некоторых глаголов. </text:span></text:p>
      <text:p text:style-name="P576">В этом случае он переводится глаголом.</text:p>
      <text:p text:style-name="P416"/>
      <text:p text:style-name="P247">I <text:span text:style-name="T143">ran</text:span> for a long time <text:span text:style-name="T578">without</text:span> <text:span text:style-name="T367">stopping</text:span> — Я долго бежал, не <text:span text:style-name="T367">останавливаясь</text:span>.</text:p>
      <text:p text:style-name="P247">Don`t stop. <text:span text:style-name="T143">Keep</text:span> <text:span text:style-name="T578">on</text:span> <text:span text:style-name="T367">running</text:span>! — Не останавливайся. Продолжай <text:span text:style-name="T367">бежать</text:span>!</text:p>
      <text:p text:style-name="P247"/>
      <text:p text:style-name="P577">Между смысловым глаголом <text:span text:style-name="T580">и герундием также </text:span>может стоять дополнение:</text:p>
      <text:p text:style-name="P247">I <text:span text:style-name="T143">saw</text:span> <text:span text:style-name="T156">John</text:span> <text:span text:style-name="T367">working</text:span> in the garden — Я видел, как Джон работает в саду.</text:p>
      <text:p text:style-name="P63"/>
      <text:p text:style-name="P64">Связка <text:span text:style-name="T2">go</text:span> + герундий означает «занимаюсь этим делом»</text:p>
      <text:p text:style-name="P64">А связка <text:span text:style-name="T2">like</text:span> + герундий означает «люблю заниматься этим делом».</text:p>
      <text:p text:style-name="P64"/>
      <text:p text:style-name="P294">Would you like <text:span text:style-name="T367">to go skiing</text:span>? — Ты хочешь <text:span text:style-name="T367">покататься на лыжах</text:span>?</text:p>
      <text:p text:style-name="P294">I would rather <text:span text:style-name="T367">go shopping</text:span> — <text:span text:style-name="T581">Я</text:span> <text:span text:style-name="T581">бы </text:span>лучше <text:span text:style-name="T367">по</text:span><text:span text:style-name="T378">шопилась</text:span>.</text:p>
      <text:p text:style-name="P294">I <text:span text:style-name="T367">like shopping</text:span>! — Я <text:span text:style-name="T367">люблю </text:span><text:span text:style-name="T378">шопиться</text:span>!</text:p>
      <text:p text:style-name="P294"/>
      <text:p text:style-name="P65">Если герундий стоит в начале предложения, то он является подлежащим и будет переводиться существительным.</text:p>
      <text:p text:style-name="P65"/>
      <text:p text:style-name="P295"><text:span text:style-name="T379">Swimming</text:span><text:span text:style-name="T583"> is very good for your health — </text:span><text:span text:style-name="T379">Плаванье</text:span><text:span text:style-name="T583"> хорошо для здоровья</text:span></text:p>
      <text:p text:style-name="P295"><text:span text:style-name="T379">Learning</text:span><text:span text:style-name="T583"> English is not easy — </text:span><text:span text:style-name="T379">Изучение</text:span><text:span text:style-name="T583"> английского это нелегко.</text:span></text:p>
      <text:p text:style-name="P65"/>
      <text:p text:style-name="P429">Глаголы, после которых принято использовать герундий:</text:p>
      <text:list xml:id="list1614904405" text:style-name="L29">
        <text:list-item>
          <text:p text:style-name="P732">stop, finish, give up, carry on, go on, keep on (начало или конец процесса);</text:p>
        </text:list-item>
        <text:list-item>
          <text:p text:style-name="P791"><text:span text:style-name="T2">dislike, </text:span><text:span text:style-name="T31">enjoy (отношени</text:span><text:span text:style-name="T32">е</text:span><text:span text:style-name="T31"> к чему-то);</text:span></text:p>
        </text:list-item>
        <text:list-item>
          <text:p text:style-name="P733"><text:span text:style-name="T577">see, watch, hear, listen to (чувственн</text:span><text:span text:style-name="T584">ые</text:span><text:span text:style-name="T577"> восприяти</text:span><text:span text:style-name="T584">е</text:span><text:span text:style-name="T577">);</text:span></text:p>
        </text:list-item>
        <text:list-item>
          <text:p text:style-name="P733"><text:span text:style-name="T583">suggest, mind, avoid, practive, can`t help </text:span><text:span text:style-name="T580">(</text:span><text:span text:style-name="T584">другие глаголы и словосочетания)</text:span><text:span text:style-name="T583">;</text:span></text:p>
        </text:list-item>
      </text:list>
      <text:p text:style-name="P66"/>
      <text:p text:style-name="P297"><text:span text:style-name="T210">Г</text:span><text:span text:style-name="T178">лаголы, после которых можно использовать как инфинитив, так и герундий:</text:span></text:p>
      <text:list xml:id="list3459398486" text:style-name="L30">
        <text:list-item>
          <text:p text:style-name="P734">start, begin, continues (связанные с процессом)</text:p>
        </text:list-item>
        <text:list-item>
          <text:p text:style-name="P734">love, like, hate, prefer (связанные с отношением)</text:p>
        </text:list-item>
      </text:list>
      <text:p text:style-name="P67"/>
      <text:p text:style-name="P296">I started to leart English at school / I started learning English at school.</text:p>
      <text:p text:style-name="P624"/>
      <text:p text:style-name="P624"/>
      <text:p text:style-name="P65"><text:span text:style-name="T562">Формальное подлежащее </text:span><text:span text:style-name="T568">(</text:span><text:span text:style-name="T567">Dummy subject</text:span><text:span text:style-name="T568">)</text:span></text:p>
      <text:p text:style-name="P65"/>
      <text:p text:style-name="P618"><text:span text:style-name="T212">Когда в авнглийском предложен. отсутстует подлежащее, то его место </text:span><text:span text:style-name="T242">занимает</text:span><text:span text:style-name="T212"> формальное подлежащее. Обычно это либо </text:span><text:span text:style-name="T33">there</text:span><text:span text:style-name="T212">, либо </text:span><text:span text:style-name="T33">it</text:span><text:span text:style-name="T212">, но иногда это могут быть: </text:span><text:span text:style-name="T33">they</text:span><text:span text:style-name="T212">, </text:span><text:span text:style-name="T33">this</text:span><text:span text:style-name="T212">, </text:span><text:span text:style-name="T33">that</text:span><text:span text:style-name="T212">, </text:span><text:span text:style-name="T33">you</text:span><text:span text:style-name="T212">. Такие предложения удобнее переводить с конца.</text:span></text:p>
      <text:p text:style-name="P69"/>
      <text:p text:style-name="P578"><text:span text:style-name="T212">Подлежащее </text:span><text:span text:style-name="T33">there</text:span><text:span text:style-name="T212"> всегда идет в связке с глаголом </text:span><text:span text:style-name="T33">be</text:span><text:span text:style-name="T212">. Оно необходимо, чтобы указать</text:span></text:p>
      <text:p text:style-name="P578"><text:span text:style-name="T212">на местоположение существительного, которое идет после </text:span><text:span text:style-name="T33">be</text:span><text:span text:style-name="T212">.</text:span></text:p>
      <text:p text:style-name="P69"/>
      <text:p text:style-name="P298"><text:span text:style-name="T139">There</text:span><text:span text:style-name="T585"> </text:span><text:span text:style-name="T152">is</text:span><text:span text:style-name="T585"> </text:span><text:span text:style-name="T162">a new restaurant</text:span><text:span text:style-name="T585"> </text:span><text:span text:style-name="T169">in King Street</text:span><text:span text:style-name="T585"> — На Кинг-стрит есть новый ресторан.</text:span></text:p>
      <text:p text:style-name="P298"><text:span text:style-name="T139">There</text:span><text:span text:style-name="T585"> </text:span><text:span text:style-name="T152">was</text:span><text:span text:style-name="T585"> </text:span><text:span text:style-name="T162">a fight</text:span><text:span text:style-name="T585"> </text:span><text:span text:style-name="T169">in the street today</text:span><text:span text:style-name="T585"> — На улице сегодня была драка.</text:span></text:p>
      <text:p text:style-name="P65"/>
      <text:p text:style-name="P64"><text:soft-page-break/>Иногда с помощью <text:span text:style-name="T2">there</text:span> + <text:span text:style-name="T2">be</text:span> говорят о существительном, которое не соверша<text:span text:style-name="T586">ет никаких</text:span></text:p>
      <text:p text:style-name="P64">действий, но с которым связана дополнительная информация.</text:p>
      <text:p text:style-name="P294"/>
      <text:p text:style-name="P294">There is something I want to tell you — Есть, кое-что, что я должен сказать тебе.</text:p>
      <text:p text:style-name="P294"/>
      <text:p text:style-name="P64">Подлежащее <text:span text:style-name="T2">it</text:span> обычно используется, когда надо сообщить время или сказать о погоде.</text:p>
      <text:p text:style-name="P70">После него может идти существительное, прилагательное или глагол (любой).</text:p>
      <text:p text:style-name="P294"/>
      <text:p text:style-name="P294"><text:span text:style-name="T134">It</text:span> <text:span text:style-name="T143">is</text:span> 5 o`clock — Сейчас 5 часов.</text:p>
      <text:p text:style-name="P294"><text:span text:style-name="T134">It</text:span> <text:span text:style-name="T143">is</text:span> warm — Тепло.</text:p>
      <text:p text:style-name="P294"><text:span text:style-name="T134">It</text:span> often <text:span text:style-name="T143">snows</text:span> in the winter — Зимой часто идет снег.</text:p>
      <text:p text:style-name="P294"/>
      <text:p text:style-name="P64">Также формальное подлежащее используется, когда действие не выполняет кто-то</text:p>
      <text:p text:style-name="P579"><text:span text:style-name="T211">конкретный. Такие предложения можно </text:span><text:span text:style-name="T213">переводить</text:span><text:span text:style-name="T211"> из активного залога в пассивный.</text:span></text:p>
      <text:p text:style-name="P64"/>
      <text:p text:style-name="P247">They say this film is interesting / This film is said to be interesting —</text:p>
      <text:p text:style-name="P247">Говорят, этот фильминтересный.</text:p>
      <text:p text:style-name="P294"/>
      <text:p text:style-name="P294"/>
      <text:p text:style-name="P587"><text:span text:style-name="T563">Местоимени</text:span><text:span text:style-name="T564">е</text:span><text:span text:style-name="T563"> </text:span><text:span text:style-name="T568">(Pronoun)</text:span></text:p>
      <text:p text:style-name="P64"/>
      <text:p text:style-name="P581"><text:span text:style-name="T211">Это слово, которым заменяют имя человека, название предмета или понятие. </text:span><text:span text:style-name="T214">М</text:span><text:span text:style-name="T211">естоимения </text:span><text:span text:style-name="T229">бывают</text:span><text:span text:style-name="T211">: </text:span><text:span text:style-name="T214">личны</text:span><text:span text:style-name="T229">ми</text:span><text:span text:style-name="T214">, притяжательны</text:span><text:span text:style-name="T229">ми</text:span><text:span text:style-name="T214">, возвратны</text:span><text:span text:style-name="T229">ми</text:span><text:span text:style-name="T214">, указательны</text:span><text:span text:style-name="T229">ми,</text:span><text:span text:style-name="T214"> неопределенны</text:span><text:span text:style-name="T229">ми</text:span><text:span text:style-name="T214">.</text:span></text:p>
      <text:p text:style-name="P71"/>
      <text:p text:style-name="P177">Личные местоимения</text:p>
      <text:p text:style-name="P71"/>
      <text:p text:style-name="P596"><text:span text:style-name="T214">Имеют 2 формы: именительный и объектный падеж. В английском языке</text:span><text:span text:style-name="T229"> всего </text:span><text:span text:style-name="T219">2</text:span><text:span text:style-name="T214"> падежа: именительный и объектный. Объектный падеж соответсвует косвенному падежу</text:span></text:p>
      <text:p text:style-name="P596"><text:span text:style-name="T214">(</text:span><text:span text:style-name="T229">в русском языке косвенные падежи, </text:span><text:span text:style-name="T214">это все, кроме именительного).</text:span></text:p>
      <text:p text:style-name="P71"/>
      <text:p text:style-name="P582"><text:span text:style-name="T178">Личные местоимения </text:span><text:span text:style-name="T216">в именительном падеже</text:span><text:span text:style-name="T217"> </text:span><text:span text:style-name="T218">отвечают на вопросы «кто?», «что?» </text:span></text:p>
      <text:p text:style-name="P582"><text:span text:style-name="T218">и заменяют </text:span><text:span text:style-name="T219">собой </text:span><text:span text:style-name="T218">подлежащее:</text:span></text:p>
      <text:p text:style-name="P118"/>
      <text:list xml:id="list1551308131" text:style-name="L31">
        <text:list-item>
          <text:p text:style-name="P735">I — я;</text:p>
        </text:list-item>
        <text:list-item>
          <text:p text:style-name="P735">you — ты/вы;</text:p>
        </text:list-item>
        <text:list-item>
          <text:p text:style-name="P735">he — он;</text:p>
        </text:list-item>
        <text:list-item>
          <text:p text:style-name="P735">she — она;</text:p>
        </text:list-item>
        <text:list-item>
          <text:p text:style-name="P735">it — он/она/оно/это;</text:p>
        </text:list-item>
        <text:list-item>
          <text:p text:style-name="P735">we — мы;</text:p>
        </text:list-item>
        <text:list-item>
          <text:p text:style-name="P735">they — они;</text:p>
        </text:list-item>
      </text:list>
      <text:p text:style-name="P417"/>
      <text:p text:style-name="P302"><text:span text:style-name="T134">I</text:span> <text:span text:style-name="T143">love</text:span> <text:span text:style-name="T156">Jave</text:span> — Я люблю Джейн</text:p>
      <text:p text:style-name="P302"/>
      <text:p text:style-name="P72"><text:span text:style-name="T590">Местоимение</text:span><text:span text:style-name="T36"> </text:span><text:span text:style-name="T2">I</text:span> заменяет первое лицо <text:span text:style-name="T589">и</text:span> <text:span text:style-name="T589">в</text:span>сегда пишется с большой буквы. </text:p>
      <text:p text:style-name="P72"><text:span text:style-name="T590">Местоимения </text:span><text:span text:style-name="T36">h</text:span><text:span text:style-name="T2">e, she</text:span> заменяют человека. Они не могут заменить предмет или животное.</text:p>
      <text:p text:style-name="P71"/>
      <text:p text:style-name="P72"><text:span text:style-name="T590">Местоимение</text:span><text:span text:style-name="T36"> y</text:span><text:span text:style-name="T2">ou</text:span> заменяет второе лицо. По умолчанию означает «вы» и лишь по тону </text:p>
      <text:p text:style-name="P72">и словам можно догадаться что вместо «вы», хотят сказать «ты».</text:p>
      <text:p text:style-name="P71"/>
      <text:p text:style-name="P581"><text:span text:style-name="T215">Местоимение</text:span><text:span text:style-name="T34"> i</text:span><text:span text:style-name="T35">t</text:span><text:span text:style-name="T214"> заменяет неодушевленный предмет </text:span><text:span text:style-name="T215">и</text:span><text:span text:style-name="T214"> животн</text:span><text:span text:style-name="T216">ое (в единственном числе)</text:span><text:span text:style-name="T214">.</text:span></text:p>
      <text:p text:style-name="P583"><text:span text:style-name="T216">Местоимение</text:span><text:span text:style-name="T35"> they</text:span><text:span text:style-name="T214"> </text:span><text:span text:style-name="T216">з</text:span><text:span text:style-name="T214">аменя</text:span><text:span text:style-name="T216">е</text:span><text:span text:style-name="T214">т людей и неодушевленные предметы.</text:span></text:p>
      <text:p text:style-name="P71"/>
      <text:p text:style-name="P581"><text:soft-page-break/><text:span text:style-name="T35">Where is the </text:span><text:span text:style-name="T121">book</text:span><text:span text:style-name="T35">? </text:span><text:span text:style-name="T121">It</text:span><text:span text:style-name="T35"> is on the table — Где </text:span><text:span text:style-name="T121">книга</text:span><text:span text:style-name="T35">? </text:span><text:span text:style-name="T121">Она</text:span><text:span text:style-name="T35"> на столе.</text:span></text:p>
      <text:p text:style-name="P301"><text:span text:style-name="T588">Where are the </text:span><text:span text:style-name="T380">keys</text:span><text:span text:style-name="T588">? </text:span><text:span text:style-name="T380">They</text:span><text:span text:style-name="T588"> are on the table — Где </text:span><text:span text:style-name="T380">ключи</text:span><text:span text:style-name="T588">? </text:span><text:span text:style-name="T380">Они</text:span><text:span text:style-name="T588"> на столе.</text:span></text:p>
      <text:p text:style-name="P301"/>
      <text:p text:style-name="P439"><text:span text:style-name="T217">Если</text:span><text:span text:style-name="T216"> сказуемое </text:span><text:span text:style-name="T217">это</text:span><text:span text:style-name="T214">: </text:span><text:span text:style-name="T35">like</text:span><text:span text:style-name="T214">, </text:span><text:span text:style-name="T35">have</text:span><text:span text:style-name="T214">, </text:span><text:span text:style-name="T35">enjoy,</text:span><text:span text:style-name="T214"> </text:span><text:span text:style-name="T35">need</text:span><text:span text:style-name="T214">, </text:span><text:span text:style-name="T217">то </text:span><text:span text:style-name="T214">подлежащие </text:span><text:span text:style-name="T217">будет</text:span><text:span text:style-name="T214"> </text:span><text:span text:style-name="T217">в </text:span><text:span text:style-name="T216">объектн</text:span><text:span text:style-name="T217">ом</text:span><text:span text:style-name="T214"> падеж</text:span><text:span text:style-name="T217">е</text:span><text:span text:style-name="T214">.</text:span></text:p>
      <text:p text:style-name="P300"><text:span text:style-name="T367">I</text:span> like my job — <text:span text:style-name="T367">Мне</text:span> нравится моя работа.</text:p>
      <text:p text:style-name="P71"/>
      <text:p text:style-name="P73">Личные местоимения в объектном падеже <text:span text:style-name="T591">отвечают на вопрос</text:span><text:span text:style-name="T592">ы</text:span><text:span text:style-name="T591"> «кого?», «кому?», «кем?» </text:span><text:s/></text:p>
      <text:p text:style-name="P73"><text:span text:style-name="T591">(«чего?», «чему?», «чем?» для неодушевлен.) и </text:span><text:span text:style-name="T590">заменяют дополнение:</text:span></text:p>
      <text:p text:style-name="P73"/>
      <text:list xml:id="list3308677754" text:style-name="L32">
        <text:list-item>
          <text:p text:style-name="P736">me — меня, мне, мной;</text:p>
        </text:list-item>
        <text:list-item>
          <text:p text:style-name="P736">you — тебя, тебе, тобой / вас, вам, вами;</text:p>
        </text:list-item>
        <text:list-item>
          <text:p text:style-name="P736">him — его, ему, им;</text:p>
        </text:list-item>
        <text:list-item>
          <text:p text:style-name="P736">her — ее, ей;</text:p>
        </text:list-item>
        <text:list-item>
          <text:p text:style-name="P737">it — его, ему, им, <text:span text:style-name="T591">ее, ей</text:span> (неодушевлен.);</text:p>
        </text:list-item>
        <text:list-item>
          <text:p text:style-name="P736">us — нас, нам, нами;</text:p>
        </text:list-item>
        <text:list-item>
          <text:p text:style-name="P736">them — их, им, ими.</text:p>
        </text:list-item>
      </text:list>
      <text:p text:style-name="P304"/>
      <text:p text:style-name="P303"><text:span text:style-name="T134">Jane</text:span> <text:span text:style-name="T143">loves</text:span> <text:span text:style-name="T156">me</text:span> — Джейн любит меня</text:p>
      <text:p text:style-name="P178"/>
      <text:p text:style-name="P178">Притяжательные местоимения</text:p>
      <text:p text:style-name="P81"/>
      <text:p text:style-name="P74">Отвечают на вопрос «чей?» и заменяют собой артикли.</text:p>
      <text:p text:style-name="P74"/>
      <text:p text:style-name="P75">Притяжательные местоимения 1го типа употребляются в связке с существительным</text:p>
      <text:p text:style-name="P75">(существительное обязательно идет после):</text:p>
      <text:p text:style-name="P75"/>
      <text:list xml:id="list3332257731" text:style-name="L33">
        <text:list-item>
          <text:p text:style-name="P738">my — мой;</text:p>
        </text:list-item>
        <text:list-item>
          <text:p text:style-name="P738">your — твой/ваш;</text:p>
        </text:list-item>
        <text:list-item>
          <text:p text:style-name="P738">his — его;</text:p>
        </text:list-item>
        <text:list-item>
          <text:p text:style-name="P738">her — ее;</text:p>
        </text:list-item>
        <text:list-item>
          <text:p text:style-name="P738">its — этого.</text:p>
        </text:list-item>
        <text:list-item>
          <text:p text:style-name="P738">our — наш;</text:p>
        </text:list-item>
        <text:list-item>
          <text:p text:style-name="P738">their — их;</text:p>
        </text:list-item>
      </text:list>
      <text:p text:style-name="P306"/>
      <text:p text:style-name="P305">I like <text:span text:style-name="T367">my work</text:span> — Мне нравится <text:span text:style-name="T367">моя работа</text:span>. (без артикля)</text:p>
      <text:p text:style-name="P305">He likes <text:span text:style-name="T367">his work</text:span> — Ему нравится <text:span text:style-name="T367">его работа</text:span>.</text:p>
      <text:p text:style-name="P305"/>
      <text:p text:style-name="P74">Иногда такие местоимения удобнее переводить словом «свой» и его вариантами.</text:p>
      <text:p text:style-name="P305">He loves <text:span text:style-name="T367">his</text:span> native town — Он любит <text:span text:style-name="T367">свой</text:span> родной город.</text:p>
      <text:p text:style-name="P305"/>
      <text:p text:style-name="P76">Притяжательные местоимения 2го типа употребляются самостоятельно:</text:p>
      <text:list xml:id="list2965914457" text:style-name="L34">
        <text:list-item>
          <text:p text:style-name="P739">mine — мой;</text:p>
        </text:list-item>
        <text:list-item>
          <text:p text:style-name="P740">yours — твой/ваш;</text:p>
        </text:list-item>
        <text:list-item>
          <text:p text:style-name="P740">his — его;</text:p>
        </text:list-item>
        <text:list-item>
          <text:p text:style-name="P740">hers — ее;</text:p>
        </text:list-item>
        <text:list-item>
          <text:p text:style-name="P740">its — этого;</text:p>
        </text:list-item>
        <text:list-item>
          <text:p text:style-name="P740">ours — наш;</text:p>
        </text:list-item>
        <text:list-item>
          <text:p text:style-name="P740">theirs — их;</text:p>
        </text:list-item>
      </text:list>
      <text:p text:style-name="P307"/>
      <text:p text:style-name="P307">Don`t touch it. It`s <text:span text:style-name="T367">mine</text:span> — Не трогай это. Это <text:span text:style-name="T367">мое</text:span>.</text:p>
      <text:p text:style-name="P307"/>
      <text:p text:style-name="P192"/>
      <text:p text:style-name="P670">Возвратные местоимения</text:p>
      <text:p text:style-name="P77"/>
      <text:p text:style-name="P584"><text:span text:style-name="T227">Они с</text:span><text:span text:style-name="T220">остоят из 2х частей: корня </text:span><text:span text:style-name="T37">my/your/him/her/it/our/them</text:span><text:span text:style-name="T220"> и окончания </text:span><text:span text:style-name="T37">-self</text:span><text:span text:style-name="T220">. </text:span></text:p>
      <text:p text:style-name="P82"/>
      <text:p text:style-name="P584"><text:span text:style-name="T227">П</text:span><text:span text:style-name="T221">оказывают, что человек совершает дейсвтие по отношению к самому себе и перевод</text:span><text:span text:style-name="T227">ся</text:span><text:span text:style-name="T221"> словами «себя», «себе», «собой» либо появляются у глаголов, в виде окончания -сь, -ся.</text:span></text:p>
      <text:p text:style-name="P83"/>
      <text:p text:style-name="P308"><text:span text:style-name="T593">I looked at </text:span><text:span text:style-name="T381">myself</text:span><text:span text:style-name="T593"> in the mirror — Я посмотрела на </text:span><text:span text:style-name="T381">себя</text:span><text:span text:style-name="T593"> в зеркало.</text:span></text:p>
      <text:p text:style-name="P308"><text:span text:style-name="T593">He had to explain </text:span><text:span text:style-name="T381">himself</text:span><text:span text:style-name="T593"> — Ему пришлось объяснить</text:span><text:span text:style-name="T381">ся</text:span></text:p>
      <text:p text:style-name="P406"/>
      <text:p text:style-name="P206"><text:span text:style-name="T593">Местоимение, образованное от </text:span><text:span text:style-name="T38">you,</text:span><text:span text:style-name="T593"> имеет варианты: </text:span><text:span text:style-name="T38">yourself</text:span><text:span text:style-name="T593"> и </text:span><text:span text:style-name="T38">yourselves</text:span><text:span text:style-name="T593">. Это практически</text:span></text:p>
      <text:p text:style-name="P217">единственный случай в английском, когда видны отличия между «ты» и «вы».</text:p>
      <text:p text:style-name="P206"/>
      <text:p text:style-name="P371">You talk to yourself when you sleep — Ты говоришь с собой, когда спишь.</text:p>
      <text:p text:style-name="P371">You should belive in yourselves — Вы должны верить в себя.</text:p>
      <text:p text:style-name="P371"/>
      <text:p text:style-name="P206">Местоимение <text:span text:style-name="T2">itself</text:span> используется в значении «сам по себе», «само собой» и стоит после</text:p>
      <text:p text:style-name="P206">существительных в единственном числе или абстракный понятиях.</text:p>
      <text:p text:style-name="P371"/>
      <text:p text:style-name="P371">I hope crisis resolves itself — Я надеюсь, кризис разрешится сам собой.</text:p>
      <text:p text:style-name="P371"/>
      <text:p text:style-name="P207">Глаголы, <text:span text:style-name="T595">с которыми</text:span> не используются возвратные местоимения: <text:span text:style-name="T2">concentrate, relax, feel, meet</text:span>.</text:p>
      <text:p text:style-name="P206"/>
      <text:p text:style-name="P371">I feel good — Я чувствую себя хорошо <text:span text:style-name="T595">(feel myself — неправильно)</text:span>.</text:p>
      <text:p text:style-name="P371">You need to relax — Тебе нужно расслабиться.</text:p>
      <text:p text:style-name="P371"/>
      <text:p text:style-name="P206">Возвратные местоимения также используются, когда необходимо подчеркнуть что человек</text:p>
      <text:p text:style-name="P206">сделал что-то сам. В этом случае они так и переводятся: «сам, самостоятельно».</text:p>
      <text:p text:style-name="P206"/>
      <text:p text:style-name="P371">If you want to do it well, do it yourself — Хочешь сделать хорошо, делай это сам.</text:p>
      <text:p text:style-name="P371"/>
      <text:p text:style-name="P175">Указательные местоимения</text:p>
      <text:p text:style-name="P206"/>
      <text:p text:style-name="P588"><text:span text:style-name="T616">У</text:span>казывают на человека, предмет или <text:span text:style-name="T597">мысль. </text:span><text:span text:style-name="T598">Заменяются артиклем the:</text:span></text:p>
      <text:list xml:id="list586585065" text:style-name="L35">
        <text:list-item>
          <text:p text:style-name="P771">this, <text:span text:style-name="T596">that</text:span> — этот, <text:span text:style-name="T596">тот</text:span>;</text:p>
        </text:list-item>
        <text:list-item>
          <text:p text:style-name="P772">these, those — эти, те;</text:p>
        </text:list-item>
      </text:list>
      <text:p text:style-name="P372"/>
      <text:p text:style-name="P209">Если объект близко, то используют<text:span text:style-name="T596">ся</text:span> this <text:span text:style-name="T596">или </text:span>these. </text:p>
      <text:p text:style-name="P209">Если объект далеко и до него не дотянуться — то that <text:span text:style-name="T596">или </text:span>those.</text:p>
      <text:p text:style-name="P208"/>
      <text:p text:style-name="P372">This is my friend Joe — <text:span text:style-name="T596">(Вот) Э</text:span>то мой друг Джо.</text:p>
      <text:p text:style-name="P372">Those pictures on the wall are very beautiful — Те картины на стене очень красивые.</text:p>
      <text:p text:style-name="P211"/>
      <text:p text:style-name="P596"><text:span text:style-name="T259">Очень часто </text:span><text:span text:style-name="T65">this</text:span><text:span text:style-name="T259"> и </text:span><text:span text:style-name="T65">that</text:span><text:span text:style-name="T259"> выступают формальным подлежащим, указывая на мысль. В этом случае </text:span><text:span text:style-name="T65">this</text:span><text:span text:style-name="T259"> соответсвует тому, о чем человек </text:span><text:span text:style-name="T260">говорит или </text:span><text:span text:style-name="T259">думает сейчас, а </text:span><text:span text:style-name="T65">that</text:span><text:span text:style-name="T259"> — тому, </text:span></text:p>
      <text:p text:style-name="P596"><text:span text:style-name="T259">о чем </text:span><text:span text:style-name="T260">говорил или </text:span><text:span text:style-name="T259">думал раньше. Также </text:span><text:span text:style-name="T65">that</text:span><text:span text:style-name="T259"> может указывать на прошло</text:span><text:span text:style-name="T270">е </text:span><text:span text:style-name="T259">событие.</text:span></text:p>
      <text:p text:style-name="P210"/>
      <text:p text:style-name="P373">I`ve got a new job! That`s good news — Я получил работу. Это хорошие новости</text:p>
      <text:p text:style-name="P373">(that указывает на озвученную ранее мысл<text:span text:style-name="T598">ь</text:span>).</text:p>
      <text:p text:style-name="P210"/>
      <text:p text:style-name="P373">Thanks for help. That was nice of you — Спасибо за помощь. Это было мило с вашей стороны (that указывает на ранее произошедшее событие).</text:p>
      <text:p text:style-name="P625"><text:soft-page-break/><text:span text:style-name="T289">Иногда,</text:span><text:span text:style-name="T290"> вместо </text:span><text:span text:style-name="T85">this is,</text:span><text:span text:style-name="T290"> используют </text:span><text:span text:style-name="T85">it is</text:span><text:span text:style-name="T290">. Разницы между этим</text:span><text:span text:style-name="T291">и</text:span><text:span text:style-name="T290"> словосочетаниями нет.</text:span></text:p>
      <text:p text:style-name="P374">This is my book / It is my book — Это моя книга.</text:p>
      <text:p text:style-name="P374"/>
      <text:p text:style-name="P176">Неопределенные местоимения</text:p>
      <text:p text:style-name="P212"/>
      <text:p text:style-name="P213">Они связаны с чем-то неопределенным и часто выпадают при переводе. </text:p>
      <text:p text:style-name="P213">Основные из них это: <text:s/><text:span text:style-name="T2">some, any, no, every. </text:span></text:p>
      <text:p text:style-name="P213"/>
      <text:p text:style-name="P589"><text:span text:style-name="T261">Местоимения </text:span><text:span text:style-name="T66">some</text:span><text:span text:style-name="T261"> и </text:span><text:span text:style-name="T66">any</text:span><text:span text:style-name="T261"> означают «какой-то», «некоторый», «несколько». </text:span><text:span text:style-name="T262">Они с</text:span><text:span text:style-name="T261">тоят перед существительным во множественно числе или перед неисчисляемым существительным.</text:span></text:p>
      <text:p text:style-name="P213"/>
      <text:p text:style-name="P375">I have some friends — У меня есть (некоторые) друзья.</text:p>
      <text:p text:style-name="P375">Give me some water, please — Дай мне немного воды, пожалуйста.</text:p>
      <text:p text:style-name="P213"/>
      <text:p text:style-name="P213">Разница между <text:span text:style-name="T2">some</text:span> и <text:span text:style-name="T2">any</text:span> в том, что some использ. в утверждениях, а <text:span text:style-name="T2">any</text:span> — в отрицаниях.</text:p>
      <text:p text:style-name="P213">Связка <text:span text:style-name="T2">not</text:span> + <text:span text:style-name="T2">any</text:span> обычно переводится двойным отрицанием.</text:p>
      <text:p text:style-name="P213"/>
      <text:p text:style-name="P375">I have n<text:span text:style-name="T601">o</text:span>t got any friends — У меня нет никаких друзей.</text:p>
      <text:p text:style-name="P375"/>
      <text:p text:style-name="P214">В утвержениях <text:span text:style-name="T2">some</text:span> ставить не обязательно. <text:span text:style-name="T599">А вот в вопросах активно используются </text:span></text:p>
      <text:p text:style-name="P218">оба местоимения, т. к. здесь они передают разный смысл.</text:p>
      <text:p text:style-name="P213"/>
      <text:p text:style-name="P590"><text:span text:style-name="T67">Some</text:span><text:span text:style-name="T262"> в вопросах имеет позитивный оттенок и используется когда что-то предлагают или просят, предполагая что это </text:span><text:span text:style-name="T263">есть</text:span><text:span text:style-name="T262"> у самих, либо у т</text:span><text:span text:style-name="T263">ех</text:span><text:span text:style-name="T262">, кому адресована просьба.</text:span></text:p>
      <text:p text:style-name="P214"/>
      <text:p text:style-name="P590"><text:span text:style-name="T66">Any,</text:span><text:span text:style-name="T261"> </text:span><text:span text:style-name="T263">наоборот, </text:span><text:span text:style-name="T261">передает сомнение </text:span><text:span text:style-name="T263">о </text:span><text:span text:style-name="T261">наличии </text:span><text:span text:style-name="T263">того</text:span><text:span text:style-name="T261">, </text:span><text:span text:style-name="T264">что</text:span><text:span text:style-name="T261"> спрашивают, поэтому обычно используется </text:span><text:span text:style-name="T263">в вопросах</text:span><text:span text:style-name="T261">, </text:span><text:span text:style-name="T263">где</text:span><text:span text:style-name="T261"> нужн</text:span><text:span text:style-name="T271">а</text:span><text:span text:style-name="T261"> дополнительн</text:span><text:span text:style-name="T271">ая</text:span><text:span text:style-name="T261"> информаци</text:span><text:span text:style-name="T271">я</text:span><text:span text:style-name="T261">.</text:span></text:p>
      <text:p text:style-name="P214"/>
      <text:p text:style-name="P376">Would you like some milk? — Вы хотите молока? (<text:span text:style-name="T600">могу </text:span>поделиться)</text:p>
      <text:p text:style-name="P376">Could you give me some milk? — Я могу попросить молока? (поделитесь пожалуйста)</text:p>
      <text:p text:style-name="P376">Have you got any milk in the fridge? — У тебя есть молоко в холодильнике?</text:p>
      <text:p text:style-name="P376"/>
      <text:p text:style-name="P214">Если задается вопрос и ожидается положительный ответ, то используется <text:span text:style-name="T2">some</text:span>.</text:p>
      <text:p text:style-name="P376">Are you waiting for some people? — Ты ждешь каких-то людей? (не так ли?)</text:p>
      <text:p text:style-name="P376"/>
      <text:p text:style-name="P597"><text:span text:style-name="T272">Местоимение </text:span><text:span text:style-name="T71">no</text:span><text:span text:style-name="T272"> </text:span><text:span text:style-name="T273">может </text:span><text:span text:style-name="T272">заменя</text:span><text:span text:style-name="T273">ть</text:span><text:span text:style-name="T272"> </text:span><text:span text:style-name="T71">any</text:span><text:span text:style-name="T272"> в отрицаниях. Оно как бы усиливает </text:span><text:span text:style-name="T273">отрицание</text:span><text:span text:style-name="T272">. </text:span></text:p>
      <text:p text:style-name="P378"/>
      <text:p text:style-name="P216"><text:span text:style-name="T2">No</text:span> стоит перед существительным, а частица <text:span text:style-name="T2">not</text:span> идет вместе со вспомогательным глаголом. Они не могут использоваться вместе в одном предложении.</text:p>
      <text:p text:style-name="P215"/>
      <text:p text:style-name="P377">There are no shops here / There aren`t any shops here — Здесь нет магазинов.</text:p>
      <text:p text:style-name="P377"/>
      <text:p text:style-name="P591"><text:span text:style-name="T265">Неопределенные местоимения могут объединяться со словами: </text:span><text:span text:style-name="T68">body/one</text:span><text:span text:style-name="T265">, </text:span><text:span text:style-name="T68">thing</text:span><text:span text:style-name="T265"> или </text:span><text:span text:style-name="T68">where</text:span><text:span text:style-name="T265">.</text:span></text:p>
      <text:p text:style-name="P219">В этом случае они будут переводится как «кто-то», «что-то», «где-то».</text:p>
      <text:p text:style-name="P219"/>
      <text:p text:style-name="P309"><text:span text:style-name="T391">There is </text:span><text:span text:style-name="T367">somebody</text:span><text:span text:style-name="T391"> in the street — </text:span><text:span text:style-name="T367">Кто-то</text:span><text:span text:style-name="T391"> на улице.</text:span></text:p>
      <text:p text:style-name="P309"><text:span text:style-name="T391">Is there </text:span><text:span text:style-name="T367">anybody</text:span><text:span text:style-name="T391"> in the street? — Есть </text:span><text:span text:style-name="T367">кто</text:span><text:span text:style-name="T391"> на улице?</text:span></text:p>
      <text:p text:style-name="P309"><text:span text:style-name="T391">There is </text:span><text:span text:style-name="T367">nobody</text:span><text:span text:style-name="T391"> in the street / There isn`t </text:span><text:span text:style-name="T367">anybody</text:span><text:span text:style-name="T391"> in the street — </text:span><text:span text:style-name="T367">Никого</text:span><text:span text:style-name="T391"> нет на улице.</text:span></text:p>
      <text:p text:style-name="P379"/>
      <text:p text:style-name="P80"><text:span text:style-name="T391">Частица </text:span><text:span text:style-name="T55">not</text:span><text:span text:style-name="T391"> также не используется в одном предложении с </text:span><text:span text:style-name="T55">nobody/nothing/nowhere</text:span><text:span text:style-name="T391">.</text:span></text:p>
      <text:p text:style-name="P591"><text:span text:style-name="T266">О</text:span><text:span text:style-name="T265">кончани</text:span><text:span text:style-name="T266">я</text:span><text:span text:style-name="T265"> </text:span><text:span text:style-name="T68">-body</text:span><text:span text:style-name="T265"> и </text:span><text:span text:style-name="T68">-one</text:span><text:span text:style-name="T265"> </text:span><text:span text:style-name="T266">являются </text:span><text:span text:style-name="T265">взаимозаменяемы</text:span><text:span text:style-name="T266">ми</text:span><text:span text:style-name="T265">.</text:span></text:p>
      <text:p text:style-name="P219"/>
      <text:p text:style-name="P535"><text:soft-page-break/><text:span text:style-name="T566">П</text:span><text:span text:style-name="T565">ритяжательный падеж </text:span><text:span text:style-name="T569">(Possessive Voice)</text:span></text:p>
      <text:p text:style-name="P219"/>
      <text:p text:style-name="P595"><text:span text:style-name="T269">У</text:span><text:span text:style-name="T265">казывает на владельца </text:span><text:span text:style-name="T269">предмета</text:span><text:span text:style-name="T265">. Чтобы поставить </text:span><text:span text:style-name="T267">владельца</text:span><text:span text:style-name="T265"> в этот падеж, нужно добавить к нему окончание </text:span><text:span text:style-name="T68">`s</text:span><text:span text:style-name="T265">. </text:span><text:span text:style-name="T269">Как</text:span><text:span text:style-name="T265"> и притяжательное местоимение, отвечает на вопрос «чей?». </text:span></text:p>
      <text:p text:style-name="P220"/>
      <text:p text:style-name="P310"><text:span text:style-name="T405">This is </text:span><text:span text:style-name="T382">Tom`s</text:span><text:span text:style-name="T405"> friend — Это друг </text:span><text:span text:style-name="T382">Тома</text:span><text:span text:style-name="T405"> (</text:span><text:span text:style-name="T406">владелец</text:span><text:span text:style-name="T405"> в притяжательном падеже)</text:span></text:p>
      <text:p text:style-name="P310"><text:span text:style-name="T405">This is </text:span><text:span text:style-name="T382">his</text:span><text:span text:style-name="T405"> friend — Это </text:span><text:span text:style-name="T382">его</text:span><text:span text:style-name="T405"> друг (притяжательное местоимение)</text:span></text:p>
      <text:p text:style-name="P219"/>
      <text:p text:style-name="P593"><text:span text:style-name="T265">Если предмет является частью другого </text:span><text:span text:style-name="T268">(большего) </text:span><text:span text:style-name="T265">предмета, то вместо притяжательного падежа используется предлог </text:span><text:span text:style-name="T68">of</text:span><text:span text:style-name="T265">. Т. к. владельцем может быть кто-то живой.</text:span></text:p>
      <text:p text:style-name="P221"/>
      <text:p text:style-name="P380">The wheel of the car — Колесо машины (Car`s wheel неправильно).</text:p>
      <text:p text:style-name="P219"/>
      <text:p text:style-name="P591"><text:span text:style-name="T265">Если </text:span><text:span text:style-name="T267">владелец</text:span><text:span text:style-name="T265"> только подразумевается, то его можно не указывать.</text:span></text:p>
      <text:p text:style-name="P379">This isn`t my car. It`s my brothers`s — Это не моя машина. Она брата.</text:p>
      <text:p text:style-name="P219"/>
      <text:p text:style-name="P592"><text:span text:style-name="T265">Если </text:span><text:span text:style-name="T268">владелец</text:span><text:span text:style-name="T265"> идет в связке с прилагательным или местоимением, </text:span><text:span text:style-name="T267">или владельцев несколько, то </text:span><text:span text:style-name="T69">`s</text:span><text:span text:style-name="T267"> ставится в конце: </text:span><text:span text:style-name="T69">a </text:span><text:span text:style-name="T122">big dog`s</text:span><text:span text:style-name="T69"> owner, </text:span><text:span text:style-name="T122">my friend`s</text:span><text:span text:style-name="T69"> house, </text:span><text:span text:style-name="T123">Tom</text:span><text:span text:style-name="T124"> and </text:span><text:span text:style-name="T123">Jil</text:span><text:span text:style-name="T124">`s</text:span><text:span text:style-name="T68"> wedding.</text:span></text:p>
      <text:p text:style-name="P219"/>
      <text:p text:style-name="P594"><text:span text:style-name="T265">Если </text:span><text:span text:style-name="T268">владелец</text:span><text:span text:style-name="T265"> во множественном числе, то в конце пишется только апостроф, без </text:span><text:span text:style-name="T68">s</text:span><text:span text:style-name="T265">. </text:span></text:p>
      <text:p text:style-name="P222">Но если во множественном числе слово-исключение, то применяются обычные правила: </text:p>
      <text:p text:style-name="P222"/>
      <text:p text:style-name="P626"><text:span text:style-name="T68">my </text:span><text:span text:style-name="T124">friends`</text:span><text:span text:style-name="T68"> school, </text:span><text:span text:style-name="T124">men`s</text:span><text:span text:style-name="T68"> clothes </text:span><text:span text:style-name="T70">(мужская одежда)</text:span><text:span text:style-name="T265">.</text:span></text:p>
      <text:p text:style-name="P219"/>
      <text:p text:style-name="P219"/>
      <text:p text:style-name="P7"><text:span text:style-name="T228">С</text:span><text:span text:style-name="T178">уществительное </text:span><text:span text:style-name="T2">(Noun)</text:span></text:p>
      <text:p text:style-name="P223"/>
      <text:p text:style-name="P224">Часть речи, которая отвечает на вопрос «кто?», «что?». В отличие от русского, не меняется по падежам. Именительный и объектный падеж распростанаются только на местоимения. </text:p>
      <text:p text:style-name="P224"/>
      <text:p text:style-name="P179">Множественное число</text:p>
      <text:p text:style-name="P224"/>
      <text:p text:style-name="P224">Распространяется только на существительные и не касается прилагательных.</text:p>
      <text:p text:style-name="P224">Образуется с помощью окончания <text:span text:style-name="T2">-s</text:span> или <text:span text:style-name="T2">-es</text:span>.</text:p>
      <text:p text:style-name="P224"/>
      <text:p text:style-name="P381">A blue ballon<text:span text:style-name="T562">s</text:span> — Голуб<text:span text:style-name="T367">ые</text:span> шарик<text:span text:style-name="T367">и</text:span>.</text:p>
      <text:p text:style-name="P224"/>
      <text:p text:style-name="P179">Исчисляемые и неисчисляемые</text:p>
      <text:p text:style-name="P224"/>
      <text:p text:style-name="P230">Исчисляемые существительные можно посчитать. Они могут быть как в единственном, </text:p>
      <text:p text:style-name="P598"><text:span text:style-name="T274">так и во множественном числе. Количество можно указать числом, наречием или артиклем </text:span><text:span text:style-name="T72">a</text:span><text:span text:style-name="T274">.</text:span></text:p>
      <text:p text:style-name="P408"/>
      <text:p text:style-name="P311"><text:span text:style-name="T383">3</text:span><text:span text:style-name="T407"> apples — 3 яблока </text:span><text:span text:style-name="T408">(числительное)</text:span><text:span text:style-name="T407">. </text:span></text:p>
      <text:p text:style-name="P598"><text:span text:style-name="T125">Many</text:span><text:span text:style-name="T72"> books — Много книг </text:span><text:span text:style-name="T73">(местоимение)</text:span><text:span text:style-name="T72">.</text:span></text:p>
      <text:p text:style-name="P311"><text:span text:style-name="T407">I want </text:span><text:span text:style-name="T383">a</text:span><text:span text:style-name="T407"> banana — Я хочу банан </text:span><text:span text:style-name="T408">(артикль a означает one)</text:span><text:span text:style-name="T407">.</text:span></text:p>
      <text:p text:style-name="P384"/>
      <text:p text:style-name="P598"><text:span text:style-name="T274">Неисчисляемые существительные нельзя посчитать. К ним относятся вещества, жидкости, явления, ощущунения, абстрактные понятия. Они имеют только форму единственного числа и могут заменяться местоимнием </text:span><text:span text:style-name="T72">it</text:span><text:span text:style-name="T274">. </text:span><text:span text:style-name="T292">Ч</text:span><text:span text:style-name="T274">тобы выразить их кол-во</text:span><text:span text:style-name="T275">,</text:span><text:span text:style-name="T274"> используется мерка:</text:span></text:p>
      <text:p text:style-name="P230"/>
      <text:p text:style-name="P231">Мерка для жидкостей:</text:p>
      <text:list xml:id="list1520200350" text:style-name="L36">
        <text:list-item>
          <text:p text:style-name="P773">a glass of — стакан;</text:p>
        </text:list-item>
        <text:list-item>
          <text:p text:style-name="P773"><text:soft-page-break/>a cup of — чашка;</text:p>
        </text:list-item>
        <text:list-item>
          <text:p text:style-name="P773">a jar of — банка;</text:p>
        </text:list-item>
        <text:list-item>
          <text:p text:style-name="P773">a jug of — кувшин;</text:p>
        </text:list-item>
        <text:list-item>
          <text:p text:style-name="P773">a bottle of — бутылка;</text:p>
        </text:list-item>
      </text:list>
      <text:p text:style-name="P230"/>
      <text:p text:style-name="P231">Мерка для сыпучих веществ:</text:p>
      <text:list xml:id="list451352823" text:style-name="L37">
        <text:list-item>
          <text:p text:style-name="P774">a packet of — упаковка;</text:p>
        </text:list-item>
        <text:list-item>
          <text:p text:style-name="P774">a bowl of — миска;</text:p>
        </text:list-item>
        <text:list-item>
          <text:p text:style-name="P774">a bag of — мешок;</text:p>
        </text:list-item>
        <text:list-item>
          <text:p text:style-name="P774">a kilo of — килограм;</text:p>
        </text:list-item>
      </text:list>
      <text:p text:style-name="P230"/>
      <text:p text:style-name="P231">Мерка для продуктов, которые режут:</text:p>
      <text:list xml:id="list214610269091096" text:continue-numbering="true" text:style-name="L37">
        <text:list-item>
          <text:p text:style-name="P774">a piece/slice of — кусочек;</text:p>
        </text:list-item>
        <text:list-item>
          <text:p text:style-name="P774">a loaf of — буханка;</text:p>
        </text:list-item>
      </text:list>
      <text:p text:style-name="P230"/>
      <text:p text:style-name="P599"><text:span text:style-name="T251">Существительные, которые всегда неислисляемые: </text:span><text:span text:style-name="T55">news, money, bad luck, traffic, furniture, progress, information, advice, hair, paper, food.</text:span></text:p>
      <text:p text:style-name="P384"/>
      <text:p text:style-name="P384">It is good news — Это хорошие новости (без артикля).</text:p>
      <text:p text:style-name="P384">I need good advice — Мне нужен хороший совет (без артикля).</text:p>
      <text:p text:style-name="P384"/>
      <text:p text:style-name="P180">Несколько существительных рядом</text:p>
      <text:p text:style-name="P225"/>
      <text:p text:style-name="P225">Такая цепочка обозначает один предмет, идею или концепцию. Существительным будет переводится только последнее слово, а те что стоят перед, будут передавать характеристики.</text:p>
      <text:p text:style-name="P225">Первое существительное всегда стоит в единственном числе.</text:p>
      <text:p text:style-name="P225"/>
      <text:p text:style-name="P382">A tennis ball — теннисный мяч / мяч для тенниса;</text:p>
      <text:p text:style-name="P382">A income tax — подоходный налог / налог на прибыль;</text:p>
      <text:p text:style-name="P382"/>
      <text:p text:style-name="P225">Иногда первое существительное имеет окончание -ing. По правилам английского, </text:p>
      <text:p text:style-name="P225">глагол с окончанием -ing грамматически является существительным.</text:p>
      <text:p text:style-name="P225"/>
      <text:p text:style-name="P382">A swimming pool — плавательный бассейн;</text:p>
      <text:p text:style-name="Standard"/>
      <text:p text:style-name="Standard"/>
      <text:p text:style-name="P9">Артикли <text:span text:style-name="T2">(Articles)</text:span></text:p>
      <text:p text:style-name="P600"/>
      <text:p text:style-name="P601"><text:span text:style-name="T276">Это маленькие слова перед существительными, которые передают </text:span><text:span text:style-name="T277">их</text:span><text:span text:style-name="T276"> краткую характеристику. Есть 2 вида артикля: неопределенный (</text:span><text:span text:style-name="T74">a/an) </text:span><text:span text:style-name="T277">и</text:span><text:span text:style-name="T75"> </text:span><text:span text:style-name="T276">определенный (</text:span><text:span text:style-name="T74">the)</text:span><text:span text:style-name="T276">.</text:span></text:p>
      <text:p text:style-name="P226"/>
      <text:p text:style-name="P193">Неопределенный артикль <text:span text:style-name="T39">a/an</text:span></text:p>
      <text:p text:style-name="P227"/>
      <text:p text:style-name="P228">Указывает на какой-то один неопределенный предмет. Каждый человек может представить </text:p>
      <text:p text:style-name="P228">по разному такой предмет. </text:p>
      <text:p text:style-name="P228"/>
      <text:p text:style-name="P383">A house — Дом (один представит особняк, другой — маленький домик).</text:p>
      <text:p text:style-name="P383"/>
      <text:p text:style-name="P228">Его можно заменить на числительное <text:span text:style-name="T2">one</text:span>. Поэтому он ставится перед ичисляемыми существительными в единственном числе.</text:p>
      <text:p text:style-name="P228"/>
      <text:p text:style-name="P383">I have <text:span text:style-name="T367">a</text:span> cat / I have <text:span text:style-name="T367">one</text:span> cat — У меня есть (одна такая) кошка.</text:p>
      <text:p text:style-name="P228"><text:soft-page-break/>Артикль <text:span text:style-name="T2">a</text:span> ставится перед согласными, а <text:span text:style-name="T2">an</text:span> — перед гласными. Оба означают одно и тоже.</text:p>
      <text:p text:style-name="P228">Если согласная не произносится, то ставится <text:span text:style-name="T2">an</text:span>: <text:span text:style-name="T2">an hour (аувер), an honesty (анэсти).</text:span></text:p>
      <text:p text:style-name="P383"/>
      <text:p text:style-name="P431"><text:span text:style-name="T277">Также </text:span><text:span text:style-name="T78">a/an</text:span><text:span text:style-name="T277"> ставится, когда:</text:span></text:p>
      <text:list xml:id="list1621469913" text:style-name="L38">
        <text:list-item>
          <text:p text:style-name="P775">говорят о профессии (I`m a doctor);</text:p>
        </text:list-item>
        <text:list-item>
          <text:p text:style-name="P792"><text:span text:style-name="T75">впервые упоминяют </text:span><text:span text:style-name="T76">объект</text:span><text:span text:style-name="T75"> в разговоре (I have a cat);</text:span></text:p>
        </text:list-item>
        <text:list-item>
          <text:p text:style-name="P793"><text:span text:style-name="T2">дается определение </text:span><text:span text:style-name="T40">объекту</text:span><text:span text:style-name="T2"> (he is a good man).</text:span></text:p>
        </text:list-item>
      </text:list>
      <text:p text:style-name="P383"/>
      <text:p text:style-name="P602"><text:span text:style-name="T277">Если перед существительным </text:span><text:span text:style-name="T278">стоит</text:span><text:span text:style-name="T277"> </text:span><text:span text:style-name="T278">прилагательное</text:span><text:span text:style-name="T277">, то </text:span><text:span text:style-name="T75">a/</text:span><text:span text:style-name="T76">an</text:span><text:span text:style-name="T277"> ставится перед ним</text:span><text:span text:style-name="T278">.</text:span></text:p>
      <text:p text:style-name="P383"><text:span text:style-name="T621">A</text:span> big old house — <text:span text:style-name="T621">Б</text:span>ольшой старый дом.</text:p>
      <text:p text:style-name="P383"/>
      <text:p text:style-name="P228">При этом перед прилагательным без существительного <text:span text:style-name="T602">артикль</text:span> <text:span text:style-name="T2">a/</text:span><text:span text:style-name="T40">an</text:span> не ставится.</text:p>
      <text:p text:style-name="P383">This book is a good (неправильно). This book is good (правильно).</text:p>
      <text:p text:style-name="P383"/>
      <text:p text:style-name="P181">Определенный артикль <text:span text:style-name="T2">the</text:span></text:p>
      <text:p text:style-name="P407"/>
      <text:p text:style-name="P229">Указывает на определенный предмет или понятие. Т.е. на то, что выделяется из общей массы.</text:p>
      <text:p text:style-name="P229"/>
      <text:p text:style-name="P229">Его можно заменить указательным местоимением <text:span text:style-name="T2">(this, that, these, those)</text:span>. Поэтому он может стоять перед существительным, как в единственном числе, так и во множественном, </text:p>
      <text:p text:style-name="P229">А также перед исчисляемым<text:span text:style-name="T604">и</text:span> и неисчисляемым<text:span text:style-name="T604">и</text:span> сущесвтительным<text:span text:style-name="T604">и</text:span>.</text:p>
      <text:p text:style-name="P229"/>
      <text:p text:style-name="P603"><text:span text:style-name="T279">Если предмет или человек упоминаются в речи впервые, то обычно о </text:span><text:span text:style-name="T280">нем</text:span><text:span text:style-name="T279"> еще ничего не известно и поэтому сначала используется неопределенный артикль </text:span><text:span text:style-name="T77">a/an</text:span><text:span text:style-name="T279">. Но если </text:span><text:span text:style-name="T280">он</text:span><text:span text:style-name="T279"> упоминаются в речи повторно, то далее </text:span><text:span text:style-name="T280">используется</text:span><text:span text:style-name="T279"> определенный артикль </text:span><text:span text:style-name="T77">the</text:span><text:span text:style-name="T279">.</text:span></text:p>
      <text:p text:style-name="P229"/>
      <text:p text:style-name="P312"><text:span text:style-name="T409">I have got </text:span><text:span text:style-name="T384">a</text:span><text:span text:style-name="T409"> puppy. </text:span><text:span text:style-name="T384">The</text:span><text:span text:style-name="T409"> puppy is white — У меня есть щенок. (Этот) Щенок белый.</text:span></text:p>
      <text:p text:style-name="P385"/>
      <text:p text:style-name="P229">Определенный артикль может стоять не только перед существительным, но и перед</text:p>
      <text:p text:style-name="P229">прилагательным. В этом случае прилагательное становится существительным.</text:p>
      <text:p text:style-name="P385"/>
      <text:p text:style-name="P313"><text:span text:style-name="T410">R</text:span><text:span text:style-name="T409">ich people — </text:span><text:span text:style-name="T410">Б</text:span><text:span text:style-name="T409">огатые люди; </text:span><text:span text:style-name="T410">The</text:span><text:span text:style-name="T409">e rich — </text:span><text:span text:style-name="T410">Б</text:span><text:span text:style-name="T409">огачи.</text:span></text:p>
      <text:p text:style-name="P386"/>
      <text:p text:style-name="P185"><text:span text:style-name="T603">К</text:span>акой артикль выбрать?</text:p>
      <text:p text:style-name="P387"/>
      <text:p text:style-name="P604"><text:span text:style-name="T281">Можно п</text:span><text:span text:style-name="T280">редставить перед существит</text:span><text:span text:style-name="T281">ельным</text:span><text:span text:style-name="T280"> </text:span><text:span text:style-name="T281">слова:</text:span><text:span text:style-name="T280"> «один», «один такой», «один из».</text:span></text:p>
      <text:p text:style-name="P84"><text:span text:style-name="T391">Если логика предложения не нарушена, то скорее всего нужен </text:span><text:span text:style-name="T55">a/an</text:span><text:span text:style-name="T391">.</text:span></text:p>
      <text:p text:style-name="P387"/>
      <text:p text:style-name="P387">I`ve got a window in my room — У меня в комнате есть окно (обычное окно, каких много).</text:p>
      <text:p text:style-name="P388"/>
      <text:p text:style-name="P85"><text:span text:style-name="T391">Также можно представить перед существительным слова: </text:span><text:span text:style-name="T87">this, that, these, those</text:span><text:span text:style-name="T391"> или </text:span></text:p>
      <text:p text:style-name="P85"><text:span text:style-name="T391">«тот самый», «именно тот», «конкретное этот» и т. д. Если смысл предложения в целом не изменился, то можно ставить </text:span><text:span text:style-name="T55">the</text:span><text:span text:style-name="T391">.</text:span></text:p>
      <text:p text:style-name="P232"/>
      <text:p text:style-name="P389">Look at the window. It`s broken — Посмотри на окно. Оно разбито.</text:p>
      <text:p text:style-name="P389">(посмотри на это конкретное окно, именно оно разбито).</text:p>
      <text:p text:style-name="P389"/>
      <text:p text:style-name="P626"><text:span text:style-name="T391">Очень часто артикли используются по особым правилам из-за того, что так сложилось исторически. </text:span><text:span text:style-name="T418">Так, н</text:span><text:span text:style-name="T391">апример </text:span><text:span text:style-name="T55">the</text:span><text:span text:style-name="T391"> всегда ставят: когда говорят о части помещения, когда человек куда-то направляется, когда объект </text:span><text:span text:style-name="T418">явяляется</text:span><text:span text:style-name="T391">, уникальный и т.д: </text:span></text:p>
      <text:p text:style-name="P394"/>
      <text:p text:style-name="P394">in the room, go to the bank, the Bible, the sky, on the left.</text:p>
      <text:p text:style-name="P536"><text:soft-page-break/><text:span text:style-name="T565">Прилагательное </text:span><text:span text:style-name="T569">(Adjective)</text:span></text:p>
      <text:p text:style-name="Standard"/>
      <text:p text:style-name="P607"><text:span text:style-name="T606">Часть речи, которая отвечает на вопрос «какой?». </text:span><text:span text:style-name="T607">Прилагательное </text:span><text:span text:style-name="T608">дает характеристику существительному</text:span><text:span text:style-name="T607"> и всегда стоит перед ним. Но может появляться и отдельно.</text:span></text:p>
      <text:p text:style-name="P607"/>
      <text:p text:style-name="P605">Прилагательные деляться на 2 группы: оценочные и фактовые. </text:p>
      <text:p text:style-name="P605"/>
      <text:p text:style-name="P606">Оценочные прилагательные выражают личное мнение человека о предмете: </text:p>
      <text:p text:style-name="P627"><text:span text:style-name="T51">a</text:span><text:span text:style-name="T41"> </text:span><text:span text:style-name="T52">funny cat (мнение с которым можно не соглашаться). </text:span></text:p>
      <text:p text:style-name="P606"/>
      <text:p text:style-name="P606">Фактовые прилагательные указывают на визуальную информацию либо на факты, </text:p>
      <text:p text:style-name="P606">которые известны об объекте: <text:span text:style-name="T41">a </text:span><text:span text:style-name="T2">gray cat (характеристика, которая не зависит от мнения).</text:span></text:p>
      <text:p text:style-name="P314"/>
      <text:p text:style-name="P86">Если к одному существительному относятся сразу и то, и другое, то первым нужно указывать оценочное прилагательное, а вторым — фактовое.</text:p>
      <text:p text:style-name="P86"/>
      <text:p text:style-name="P628"><text:span text:style-name="T53">a</text:span><text:span text:style-name="T54"> funny gray cat (правильно). </text:span><text:span text:style-name="T53">a</text:span><text:span text:style-name="T54"> gray funny cat (неправильно).</text:span></text:p>
      <text:p text:style-name="P315"/>
      <text:p text:style-name="P86">Если прилагательное стоит после глагола, то оно будет переводиться наречием.</text:p>
      <text:p text:style-name="P86"/>
      <text:p text:style-name="P315">You look <text:span text:style-name="T367">nice</text:span>! — Ты <text:span text:style-name="T367">прекрасно</text:span> выглядишь!</text:p>
      <text:p text:style-name="P315">I feel <text:span text:style-name="T367">bad</text:span> — Я <text:span text:style-name="T367">плохо</text:span> себя чувствую.</text:p>
      <text:p text:style-name="P315"/>
      <text:p text:style-name="P628"><text:span text:style-name="T354">Сравнительная и превосходная степень</text:span><text:span text:style-name="T355"> сравнения</text:span></text:p>
      <text:p text:style-name="P86"/>
      <text:p text:style-name="P610">Сравнительная степень используется когда, сравниваются 2 <text:span text:style-name="T622">прилагательных</text:span>. <text:span text:style-name="T622">Второе</text:span> может только подразумеваться. <text:span text:style-name="T608">О</text:span>бразуется с пом<text:span text:style-name="T608">ощью</text:span> окончания <text:span text:style-name="T2">-er</text:span> или слова <text:span text:style-name="T2">more </text:span><text:span text:style-name="T42">(более)</text:span>. </text:p>
      <text:p text:style-name="P88"/>
      <text:p text:style-name="P88">Суффикс <text:span text:style-name="T2">-er</text:span> ставится, когда слово маленькое, обычно из 1 слога:</text:p>
      <text:list xml:id="list49303475" text:style-name="L39">
        <text:list-item>
          <text:p text:style-name="P741">small (маленький) → smaller (меньше);</text:p>
        </text:list-item>
        <text:list-item>
          <text:p text:style-name="P741">funny (смешной) → funnier (смешнее);</text:p>
        </text:list-item>
      </text:list>
      <text:p text:style-name="P316"/>
      <text:p text:style-name="P88">Слово <text:span text:style-name="T2">more</text:span> ставится, когда слово состоит из 2х и более слогов:</text:p>
      <text:list xml:id="list2079758112" text:style-name="L40">
        <text:list-item>
          <text:p text:style-name="P742">useful (полезный) → more useful (более полезный);</text:p>
        </text:list-item>
        <text:list-item>
          <text:p text:style-name="P742">interesting (интересный) → more interesting (более интересный);</text:p>
        </text:list-item>
      </text:list>
      <text:p text:style-name="P316"/>
      <text:p text:style-name="P87">Прилагательные, для которые сравнительная степень образуется и так, и эдак: </text:p>
      <text:p text:style-name="P316">quiet, clever, narrow, simple.</text:p>
      <text:p text:style-name="P87"/>
      <text:p text:style-name="P316">Be <text:span text:style-name="T367">quieter</text:span>, please / Be <text:span text:style-name="T367">more quiet</text:span>, please — Веди себя <text:span text:style-name="T367">тише</text:span>, пожалуйста.</text:p>
      <text:p text:style-name="P316"/>
      <text:p text:style-name="P87">Часто, при сравнении, используется слово <text:span text:style-name="T2">than (чем):</text:span></text:p>
      <text:p text:style-name="P316">New York is bigger than Manchester — Нью Йорк больше, чем Манчестер.</text:p>
      <text:p text:style-name="P316"/>
      <text:p text:style-name="P608"><text:span text:style-name="T230">Иногда после </text:span><text:span text:style-name="T42">than</text:span><text:span text:style-name="T230"> идёт личное местоимение в объектном падеже</text:span><text:span text:style-name="T42"> (me, him, her…)</text:span></text:p>
      <text:p text:style-name="P608"><text:span text:style-name="T230">В этом случае оно будет переводится именительн</text:span><text:span text:style-name="T231">ым</text:span><text:span text:style-name="T230"> падеж</text:span><text:span text:style-name="T231">ом</text:span><text:span text:style-name="T230">.</text:span></text:p>
      <text:p text:style-name="P87"/>
      <text:p text:style-name="P316">I`m more attentive than <text:span text:style-name="T367">him</text:span> — Я внимательней, чем <text:span text:style-name="T367">он</text:span>.</text:p>
      <text:p text:style-name="P316"/>
      <text:p text:style-name="P89">В качестве альтернативы, местоимение может быть в именительном падеже, но с вместе </text:p>
      <text:p text:style-name="P89">с ним должен указываться вспомогательный или модальный глагол из первой части.</text:p>
      <text:p text:style-name="P89"/>
      <text:p text:style-name="P317"><text:soft-page-break/>I <text:span text:style-name="T391">am</text:span> more attentive than <text:span text:style-name="T367">he is</text:span> — Я внимательне, чем <text:span text:style-name="T367">он</text:span>.</text:p>
      <text:p text:style-name="P317">I <text:span text:style-name="T391">can</text:span> jump higher than <text:span text:style-name="T367">he can</text:span> — Я прыгаю выше, чем <text:span text:style-name="T367">он</text:span>.</text:p>
      <text:p text:style-name="P317"/>
      <text:p text:style-name="P629"><text:span text:style-name="T232">Превосходная степень используется, когда сравниваю три и более </text:span><text:span text:style-name="T247">прилагательных</text:span><text:span text:style-name="T232">. </text:span></text:p>
      <text:p text:style-name="P92">Общее кол-во может только подразумеваться. Она обозначает наивысшую степень качества. </text:p>
      <text:p text:style-name="P90"/>
      <text:p text:style-name="P93"><text:span text:style-name="T622">О</text:span>бразуется по тем же правилам, что и сравнительная, только вместо <text:span text:style-name="T2">-er</text:span> пишется <text:span text:style-name="T2">-est</text:span>, </text:p>
      <text:p text:style-name="P93">а вместо <text:span text:style-name="T2">more</text:span> используется <text:span text:style-name="T2">most </text:span><text:span text:style-name="T43">(самый)</text:span>. </text:p>
      <text:p text:style-name="P93"/>
      <text:list xml:id="list1003192180" text:style-name="L41">
        <text:list-item>
          <text:p text:style-name="P743">strong (сильный) → the strongest (сильнейший);</text:p>
        </text:list-item>
        <text:list-item>
          <text:p text:style-name="P743">reasonable (разумный)→ the most reasonable (самый разумный);</text:p>
        </text:list-item>
      </text:list>
      <text:p text:style-name="P94"/>
      <text:p text:style-name="P609"><text:span text:style-name="T232">Перед прилагательным </text:span><text:span text:style-name="T233">будет</text:span><text:span text:style-name="T232"> артикль </text:span><text:span text:style-name="T44">the</text:span><text:span text:style-name="T232">, а после прилагательно</text:span><text:span text:style-name="T233">го</text:span><text:span text:style-name="T232"> — предлог </text:span><text:span text:style-name="T44">in</text:span><text:span text:style-name="T232"> или </text:span><text:span text:style-name="T44">of</text:span><text:span text:style-name="T232">.</text:span></text:p>
      <text:p text:style-name="P91"/>
      <text:p text:style-name="P318">What is the longest river in the world? — Какая самая длинная река в мире?</text:p>
      <text:p text:style-name="P318">It was the happiest day of my life — Это был самый счастливый день в моей жизни.</text:p>
      <text:p text:style-name="P318"/>
      <text:p text:style-name="P96">Слова-исключения с особой сравнительной и превосходной степенью:</text:p>
      <text:list xml:id="list3122197209" text:style-name="L42">
        <text:list-item>
          <text:p text:style-name="P744">good (хороший) → better (лучше) → the best (наилучший);</text:p>
        </text:list-item>
        <text:list-item>
          <text:p text:style-name="P744">bad (плохой) → worse (хуже) → the worst (наихудший);</text:p>
        </text:list-item>
        <text:list-item>
          <text:p text:style-name="P744">far (далекий) → farther (дальше) → the farthest (самый далекий);</text:p>
        </text:list-item>
      </text:list>
      <text:p text:style-name="P319"/>
      <text:p text:style-name="P319"/>
      <text:p text:style-name="P14">Наречие <text:span text:style-name="T2">(Adverb)</text:span></text:p>
      <text:p text:style-name="P95"/>
      <text:p text:style-name="P97"><text:span text:style-name="T608">Часть речи, которая отвечает на вопрос</text:span><text:span text:style-name="T610">ы</text:span><text:span text:style-name="T608"> «как?», «</text:span><text:span text:style-name="T610">каким образом?</text:span><text:span text:style-name="T608">» </text:span></text:p>
      <text:p text:style-name="P97"/>
      <text:p text:style-name="P612"><text:span text:style-name="T235">Наречие </text:span><text:span text:style-name="T236">дает</text:span><text:span text:style-name="T235"> характеристику глаголу или прилагательному. Если оно относится к глаголу, то стоит после него (обычно в конце </text:span><text:span text:style-name="T237">предложен</text:span><text:span text:style-name="T236">ия</text:span><text:span text:style-name="T235">), а если к прилагательному — то перед ним.</text:span></text:p>
      <text:p text:style-name="P320"/>
      <text:p text:style-name="P320">I <text:span text:style-name="T367">kwon</text:span> him <text:span text:style-name="T367">well</text:span> — Я <text:span text:style-name="T367">хорошо</text:span> его <text:span text:style-name="T367">знаю</text:span>.</text:p>
      <text:p text:style-name="P320">He is <text:span text:style-name="T367">very</text:span> <text:span text:style-name="T367">serious</text:span> — Он <text:span text:style-name="T367">очень</text:span> <text:span text:style-name="T367">серьезный</text:span>.</text:p>
      <text:p text:style-name="P320"/>
      <text:p text:style-name="P182">Наречия, образованные от прилагательных</text:p>
      <text:p text:style-name="P98"/>
      <text:p text:style-name="P99">Они образуются с помощью окончания <text:span text:style-name="T2">-ly</text:span>:</text:p>
      <text:list xml:id="list610605672" text:style-name="L43">
        <text:list-item>
          <text:p text:style-name="P745">quick (быстрый) → quickly (быстро);</text:p>
        </text:list-item>
        <text:list-item>
          <text:p text:style-name="P745">serious (серьезный) → seriously (серьезно);</text:p>
        </text:list-item>
      </text:list>
      <text:p text:style-name="P321"/>
      <text:p text:style-name="P99">Наречия, которые <text:span text:style-name="T611">пишутся</text:span> как прилагательные:</text:p>
      <text:list xml:id="list1485609797" text:style-name="L44">
        <text:list-item>
          <text:p text:style-name="P746">fast — быстрый/быстро;</text:p>
        </text:list-item>
        <text:list-item>
          <text:p text:style-name="P746">late — поздний/поздно;</text:p>
        </text:list-item>
        <text:list-item>
          <text:p text:style-name="P746">hard — тяжелый/тяжело;</text:p>
        </text:list-item>
      </text:list>
      <text:p text:style-name="P321"/>
      <text:p text:style-name="P183">Самобытные наречия</text:p>
      <text:p text:style-name="P100"/>
      <text:p text:style-name="P100">Они существуют с давних времен и имееют собственную форму.</text:p>
      <text:p text:style-name="P100"/>
      <text:p text:style-name="P101">Наречия, указывающие на степень чего-то:</text:p>
      <text:list xml:id="list217969049" text:style-name="L45">
        <text:list-item>
          <text:p text:style-name="P747">enough — достаточно;</text:p>
        </text:list-item>
        <text:list-item>
          <text:p text:style-name="P747">a lot, much, many — много;</text:p>
        </text:list-item>
        <text:list-item>
          <text:p text:style-name="P747"><text:soft-page-break/>almost — почти;</text:p>
        </text:list-item>
        <text:list-item>
          <text:p text:style-name="P747">pretty, very — довольно (очень);</text:p>
        </text:list-item>
        <text:list-item>
          <text:p text:style-name="P747">too — слишком;</text:p>
        </text:list-item>
      </text:list>
      <text:p text:style-name="P322"/>
      <text:p text:style-name="P101">Наречия, помогающие акцентироваться на чем-то:</text:p>
      <text:list xml:id="list1340787696" text:style-name="L46">
        <text:list-item>
          <text:p text:style-name="P748">just — всего лишь;</text:p>
        </text:list-item>
        <text:list-item>
          <text:p text:style-name="P748">only — только;</text:p>
        </text:list-item>
        <text:list-item>
          <text:p text:style-name="P748">simply — просто;</text:p>
        </text:list-item>
        <text:list-item>
          <text:p text:style-name="P748">especially — особенно;</text:p>
        </text:list-item>
      </text:list>
      <text:p text:style-name="P322"/>
      <text:p text:style-name="P101">Другие распространенные наречия:</text:p>
      <text:list xml:id="list1433109257" text:style-name="L47">
        <text:list-item>
          <text:p text:style-name="P749">quite — совсем;</text:p>
        </text:list-item>
        <text:list-item>
          <text:p text:style-name="P749">so — такой;</text:p>
        </text:list-item>
        <text:list-item>
          <text:p text:style-name="P749">soon — скоро;</text:p>
        </text:list-item>
      </text:list>
      <text:p text:style-name="P322"/>
      <text:p text:style-name="P322">Marry is pretty smart — Мэри довольно умная;</text:p>
      <text:p text:style-name="P322">We just want to ask you a question — Мы всего лишь хотим задать вам вопрос.</text:p>
      <text:p text:style-name="P322">Why are you so sad? — Почему ты такой грусный?</text:p>
      <text:p text:style-name="P322"/>
      <text:p text:style-name="P102">Наречия <text:span text:style-name="T2">much</text:span> и <text:span text:style-name="T2">many</text:span> стоят перед существительным. <text:span text:style-name="T2">Much</text:span> — перед неисчисляемыми, </text:p>
      <text:p text:style-name="P102">а <text:span text:style-name="T2">many</text:span> — перед исчисляемыми: <text:span text:style-name="T2">much work, many books.</text:span></text:p>
      <text:p text:style-name="P102"/>
      <text:p text:style-name="P102">Связка <text:span text:style-name="T2">a lot of</text:span> (или <text:span text:style-name="T2">lots of</text:span>) может стоять как перед исчисляемыми, так и неисчисляемыми</text:p>
      <text:p text:style-name="P613"><text:span text:style-name="T236">существительными: </text:span><text:span text:style-name="T46">a lot of coffee, a lot of cars. </text:span><text:span text:style-name="T236">Англоговорящие не используют </text:span><text:span text:style-name="T46">much</text:span><text:span text:style-name="T236"> </text:span></text:p>
      <text:p text:style-name="P613"><text:span text:style-name="T236">в утвердительных предложениях и заменяют его на </text:span><text:span text:style-name="T46">a lof of</text:span><text:span text:style-name="T236">.</text:span></text:p>
      <text:p text:style-name="P102"/>
      <text:p text:style-name="P324">There is a lot of juice in the jug — В кувшине много сока.</text:p>
      <text:p text:style-name="P324">There isn`t much coffee in the cup — В чашке не много кофе.</text:p>
      <text:p text:style-name="P323"/>
      <text:p text:style-name="P105">Слова <text:span text:style-name="T2">little</text:span> и <text:span text:style-name="T2">few</text:span> переводятся как «мало». <text:span text:style-name="T612">Слово </text:span><text:span text:style-name="T46">l</text:span><text:span text:style-name="T2">ittle</text:span> — это антоним <text:span text:style-name="T2">much</text:span>,</text:p>
      <text:p text:style-name="P105">а слово <text:span text:style-name="T2">few</text:span> — антоним <text:span text:style-name="T2">many</text:span>: <text:span text:style-name="T2">little work, few books.</text:span></text:p>
      <text:p text:style-name="P184"/>
      <text:p text:style-name="P184">Наречия частности</text:p>
      <text:p text:style-name="P102"/>
      <text:p text:style-name="P102">Указывают на то, когда или с какой периодичностью происходит действие в предложении.</text:p>
      <text:p text:style-name="P102">Это те самые слова-маячки, которые помогают определять правильное время.</text:p>
      <text:p text:style-name="P102"/>
      <text:p text:style-name="P102">Они могут стоять почти в любой позиции в предложении, но чаще всего стоят между подлежащим и сказуемым но после вспомогательного глагола.</text:p>
      <text:p text:style-name="P102"/>
      <text:p text:style-name="P324"><text:span text:style-name="T134">I</text:span> <text:span text:style-name="T170">don`t</text:span> <text:span text:style-name="T367">usually</text:span> <text:span text:style-name="T143">drive</text:span> to work — Обычно, я не еду (на машине) на работу.</text:p>
      <text:p text:style-name="P324"><text:span text:style-name="T134">You</text:span> <text:span text:style-name="T170">can</text:span> <text:span text:style-name="T367">always</text:span> <text:span text:style-name="T143">call</text:span> me — Ты всегда можешь позвонить мне.</text:p>
      <text:p text:style-name="P324"/>
      <text:p text:style-name="P103">Если наречие частотности в связке с другим словом, то вся связка должна быть в конце.</text:p>
      <text:p text:style-name="P325">I buy coffee on my way to work <text:span text:style-name="T367">very often</text:span> — Я <text:span text:style-name="T367">очень часто</text:span> покупаю кофе по дороге на работу.</text:p>
      <text:p text:style-name="Standard"/>
      <text:p text:style-name="Standard"/>
      <text:p text:style-name="P10">Предлог <text:span text:style-name="T2">(Preposition)</text:span></text:p>
      <text:p text:style-name="P104"/>
      <text:p text:style-name="P108">В английском языке, предлоги заменяют падежи для существительных. При этом к одном<text:span text:style-name="T617">у</text:span> и тому же падежу могут вести разные предлоги или вообще никаких.</text:p>
      <text:p text:style-name="P107"/>
      <text:p text:style-name="P186"><text:soft-page-break/>Предлоги времени <text:span text:style-name="T2">at, on, in</text:span></text:p>
      <text:p text:style-name="P107"/>
      <text:p text:style-name="P107">Отвечают на вопрос «когда?». Каждый из них обозначает разный момент времени.</text:p>
      <text:p text:style-name="P107"/>
      <text:p text:style-name="P443"><text:span text:style-name="T241">Предлог </text:span><text:span text:style-name="T48">at</text:span><text:span text:style-name="T241"> указывает на точное время. Иногда </text:span><text:span text:style-name="T243">он</text:span><text:span text:style-name="T241"> </text:span><text:span text:style-name="T243">указывает на </text:span><text:span text:style-name="T241">периоды дня и праздники:</text:span></text:p>
      <text:p text:style-name="P444"><text:span text:style-name="T241">Если в названии праздника </text:span><text:span text:style-name="T243">есть</text:span><text:span text:style-name="T241"> слово </text:span><text:span text:style-name="T48">day</text:span><text:span text:style-name="T241">, то он пишется с предлогом </text:span><text:span text:style-name="T48">on</text:span><text:span text:style-name="T241">, а не </text:span><text:span text:style-name="T48">at</text:span><text:span text:style-name="T241">.</text:span></text:p>
      <text:p text:style-name="P110"/>
      <text:list xml:id="list2913029501" text:style-name="L48">
        <text:list-item>
          <text:p text:style-name="P750">at 5 o`clock — в 5 часов;</text:p>
        </text:list-item>
        <text:list-item>
          <text:p text:style-name="P750">at night — ночью;</text:p>
        </text:list-item>
        <text:list-item>
          <text:p text:style-name="P750">at sunset — на рассвете;</text:p>
        </text:list-item>
        <text:list-item>
          <text:p text:style-name="P750">at the weekend — в выходные;</text:p>
        </text:list-item>
        <text:list-item>
          <text:p text:style-name="P750">at the moment — в данный момент;</text:p>
        </text:list-item>
        <text:list-item>
          <text:p text:style-name="P750">at the end (of) — в конце;</text:p>
        </text:list-item>
        <text:list-item>
          <text:p text:style-name="P750">at Christmas — на Рождество;</text:p>
        </text:list-item>
        <text:list-item>
          <text:p text:style-name="P750">at Easter — на Пасху;</text:p>
        </text:list-item>
      </text:list>
      <text:p text:style-name="P328"/>
      <text:p text:style-name="P110">Предлог <text:span text:style-name="T2">on</text:span> указывает на конкретный день. Обычно это дни недели или даты.</text:p>
      <text:p text:style-name="P111">В английском языке дни недели, месяцы, и названия праздников пишутся с большой буквы.</text:p>
      <text:p text:style-name="P329"/>
      <text:list xml:id="list4123707817" text:style-name="L49">
        <text:list-item>
          <text:p text:style-name="P751">on Sunday — в воскресенье / по воскресеньям;</text:p>
        </text:list-item>
        <text:list-item>
          <text:p text:style-name="P751">on the 8th of March — 8го марта;</text:p>
        </text:list-item>
        <text:list-item>
          <text:p text:style-name="P751">on April, 10 — 10го апреля;</text:p>
        </text:list-item>
        <text:list-item>
          <text:p text:style-name="P751">on my birthday — на мой день рождения;</text:p>
        </text:list-item>
        <text:list-item>
          <text:p text:style-name="P751">on Christmas day — в день Рождества;</text:p>
        </text:list-item>
      </text:list>
      <text:p text:style-name="P328"/>
      <text:p text:style-name="P109">Предлог <text:span text:style-name="T2">in</text:span> указывает на большие периоды: месяцы, сезоны, годы:</text:p>
      <text:list xml:id="list373081915" text:style-name="L50">
        <text:list-item>
          <text:p text:style-name="P794">in January — в январе;</text:p>
        </text:list-item>
        <text:list-item>
          <text:p text:style-name="P752">in winter — зимой;</text:p>
        </text:list-item>
        <text:list-item>
          <text:p text:style-name="P752">in the evening — вечером;</text:p>
        </text:list-item>
        <text:list-item>
          <text:p text:style-name="P752">in 2065 — в 2065 году;</text:p>
        </text:list-item>
        <text:list-item>
          <text:p text:style-name="P752">in the 1970s — в 1970х годах;</text:p>
        </text:list-item>
        <text:list-item>
          <text:p text:style-name="P752">in the past — в прошлом;</text:p>
        </text:list-item>
      </text:list>
      <text:p text:style-name="P110"/>
      <text:p text:style-name="P109">Предлог <text:span text:style-name="T2">in</text:span> в связке с временем означает «через»:</text:p>
      <text:list xml:id="list141691844" text:style-name="L51">
        <text:list-item>
          <text:p text:style-name="P753">in 5 minutes — через 5 минут;</text:p>
        </text:list-item>
        <text:list-item>
          <text:p text:style-name="P753">in two weeks — через две недели;</text:p>
        </text:list-item>
        <text:list-item>
          <text:p text:style-name="P753">in no time — мигом (через мгновение);</text:p>
        </text:list-item>
      </text:list>
      <text:p text:style-name="P327"/>
      <text:p text:style-name="P107">Предлоги времени не используются перед словами:<text:span text:style-name="T2"> last, next, this, that, each, every.</text:span></text:p>
      <text:p text:style-name="P327">See you next Friday — Увидимся в следующую пятницу.</text:p>
      <text:p text:style-name="P327"/>
      <text:p text:style-name="P619"><text:span text:style-name="T245">П</text:span><text:span text:style-name="T244">редлоги </text:span><text:span text:style-name="T245">времени</text:span><text:span text:style-name="T244"> имееют множество нелогичных исключений. Так, например, </text:span><text:span text:style-name="T49">in</text:span><text:span text:style-name="T244"> и </text:span><text:span text:style-name="T49">at</text:span><text:span text:style-name="T244"> принятно говорить с некоторыми пер</text:span><text:span text:style-name="T245">и</text:span><text:span text:style-name="T244">одами дня. Это нужно просто заучить.</text:span></text:p>
      <text:p text:style-name="P119"/>
      <text:p text:style-name="P534"><text:span text:style-name="T244">Предлоги времени</text:span><text:span text:style-name="T49"> since, for, from ... to, until</text:span></text:p>
      <text:p text:style-name="P194"/>
      <text:p text:style-name="P233">Отвечают на вопрос «в какой период?» Связаны с большими отрезками времени.</text:p>
      <text:p text:style-name="P233"/>
      <text:p text:style-name="P620"><text:span text:style-name="T178">Предлог </text:span><text:span text:style-name="T2">since</text:span><text:span text:style-name="T178"> означает «с». Он указывает на начало периода:</text:span></text:p>
      <text:list xml:id="list4203448053" text:style-name="L52">
        <text:list-item>
          <text:p text:style-name="P776">since Wednesday — со среды;</text:p>
        </text:list-item>
        <text:list-item>
          <text:p text:style-name="P776">since 1984 — с 1984 года;</text:p>
        </text:list-item>
        <text:list-item>
          <text:p text:style-name="P776">since Monday — с понедельника;</text:p>
        </text:list-item>
      </text:list>
      <text:p text:style-name="P234"><text:soft-page-break/>Предлог <text:span text:style-name="T2">for</text:span> означает «уже», «в течение». Он указывает, как долго длится действие.</text:p>
      <text:list xml:id="list338997795" text:style-name="L53">
        <text:list-item>
          <text:p text:style-name="P777">for 10 hours — (уже) 10 часов / в течении 10 часов;</text:p>
        </text:list-item>
        <text:list-item>
          <text:p text:style-name="P777">for two weeks — (уже) две недели / в течении 2х недель;</text:p>
        </text:list-item>
      </text:list>
      <text:p text:style-name="P390"/>
      <text:p text:style-name="P233"><text:span text:style-name="T2">Since</text:span> и <text:span text:style-name="T2">for</text:span> используются в <text:span text:style-name="T2">Present Perfect Continuous</text:span>.</text:p>
      <text:p text:style-name="P233"/>
      <text:p text:style-name="P432"><text:span text:style-name="T282">П</text:span><text:span text:style-name="T283">редлог </text:span><text:span text:style-name="T79">from ... to</text:span><text:span text:style-name="T283"> означает «с ... до». Он указыват </text:span><text:span text:style-name="T282">на</text:span><text:span text:style-name="T283"> границы периода:</text:span></text:p>
      <text:list xml:id="list613545370" text:style-name="L54">
        <text:list-item>
          <text:p text:style-name="P778">from 9 to 5 — с девяти до пяти (часов);</text:p>
        </text:list-item>
        <text:list-item>
          <text:p text:style-name="P778">from January to March — с января по март;</text:p>
        </text:list-item>
      </text:list>
      <text:p text:style-name="P390"/>
      <text:p text:style-name="P57"><text:span text:style-name="T411">Предлог </text:span><text:span text:style-name="T79">until (till)</text:span><text:span text:style-name="T411"> означает «до того, как». Он </text:span><text:span text:style-name="T412">указывает на</text:span><text:span text:style-name="T411"> конец периода:</text:span></text:p>
      <text:list xml:id="list2997108022" text:style-name="L55">
        <text:list-item>
          <text:p text:style-name="P779">until Wednesday — до среды;</text:p>
        </text:list-item>
        <text:list-item>
          <text:p text:style-name="P779">until I come — до того, как я вернусь;</text:p>
        </text:list-item>
      </text:list>
      <text:p text:style-name="P390"/>
      <text:p text:style-name="P187"><text:span text:style-name="T618">Предлоги места </text:span><text:span text:style-name="T49">at, on, in</text:span></text:p>
      <text:p text:style-name="P409"/>
      <text:p text:style-name="P240">Отвечают на вопрос «где?». Помимо времени также указывают на местоположение.</text:p>
      <text:p text:style-name="P240"/>
      <text:p text:style-name="P433"><text:span text:style-name="T284">Предлог </text:span><text:span text:style-name="T80">at</text:span><text:span text:style-name="T284"> обозначает конкретное место/точку, где находится предмет:</text:span></text:p>
      <text:list xml:id="list1974855408" text:style-name="L56">
        <text:list-item>
          <text:p text:style-name="P780">at the bus stop — на автобусной остановке;</text:p>
        </text:list-item>
        <text:list-item>
          <text:p text:style-name="P780">at the top/bottom - наверху/внизу;</text:p>
        </text:list-item>
        <text:list-item>
          <text:p text:style-name="P780">at school — в школе.</text:p>
        </text:list-item>
      </text:list>
      <text:p text:style-name="P240"/>
      <text:p text:style-name="P433"><text:span text:style-name="T284">Предлог </text:span><text:span text:style-name="T80">on</text:span><text:span text:style-name="T284"> обозначает поверхность, </text:span><text:span text:style-name="T352">на</text:span><text:span text:style-name="T284"> которой располагается объект:</text:span></text:p>
      <text:list xml:id="list1506243203" text:style-name="L57">
        <text:list-item>
          <text:p text:style-name="P781">on the table — на столе;</text:p>
        </text:list-item>
        <text:list-item>
          <text:p text:style-name="P781">on the floor — на полу;</text:p>
        </text:list-item>
        <text:list-item>
          <text:p text:style-name="P781">on the head — на голове;</text:p>
        </text:list-item>
      </text:list>
      <text:p text:style-name="P395"/>
      <text:p text:style-name="P434"><text:span text:style-name="T80">П</text:span><text:span text:style-name="T81">редлог in обозначает положение </text:span><text:span text:style-name="T127">в</text:span><text:span text:style-name="T81"> опред. месте, ограниченном рамками или барьером.</text:span></text:p>
      <text:list xml:id="list3052009281" text:style-name="L58">
        <text:list-item>
          <text:p text:style-name="P782">in the house — в доме;</text:p>
        </text:list-item>
        <text:list-item>
          <text:p text:style-name="P782">in a box — в коробке;</text:p>
        </text:list-item>
      </text:list>
      <text:p text:style-name="P241"/>
      <text:p text:style-name="P124"><text:span text:style-name="T413">Эти предлоги также имеют исключения. </text:span><text:span text:style-name="T419">Например </text:span><text:span text:style-name="T86">i</text:span><text:span text:style-name="T81">n</text:span><text:span text:style-name="T413"> часто переводится как «на», </text:span></text:p>
      <text:p text:style-name="P124"><text:span text:style-name="T413">а </text:span><text:span text:style-name="T81">on</text:span><text:span text:style-name="T413"> — как «в». Особенно, когда они используются с транспортом:</text:span></text:p>
      <text:p text:style-name="P243"/>
      <text:list xml:id="list1586804287" text:style-name="L59">
        <text:list-item>
          <text:p text:style-name="P783">in a car — на машине;</text:p>
        </text:list-item>
        <text:list-item>
          <text:p text:style-name="P784">in the street — на улице;</text:p>
        </text:list-item>
        <text:list-item>
          <text:p text:style-name="P783">on a bus — в автобусе;</text:p>
        </text:list-item>
        <text:list-item>
          <text:p text:style-name="P784">on the list — в списке;</text:p>
        </text:list-item>
        <text:list-item>
          <text:p text:style-name="P784">on the way — по дороге;</text:p>
        </text:list-item>
      </text:list>
      <text:p text:style-name="P242"/>
      <text:p text:style-name="P195">Другие предлоги места</text:p>
      <text:p text:style-name="P241"/>
      <text:p text:style-name="P242">Помогают определить нахождение объекта в пространсте:</text:p>
      <text:list xml:id="list1695724692" text:style-name="L60">
        <text:list-item>
          <text:p text:style-name="P785">above — над;</text:p>
        </text:list-item>
        <text:list-item>
          <text:p text:style-name="P785">under — под;</text:p>
        </text:list-item>
        <text:list-item>
          <text:p text:style-name="P785">in front of — перед;</text:p>
        </text:list-item>
        <text:list-item>
          <text:p text:style-name="P785">behind — позади;</text:p>
        </text:list-item>
        <text:list-item>
          <text:p text:style-name="P785">between/with — между/c;</text:p>
        </text:list-item>
        <text:list-item>
          <text:p text:style-name="P754"><text:span text:style-name="T413">next to — рядом с</text:span><text:span text:style-name="T414">;</text:span></text:p>
        </text:list-item>
      </text:list>
      <text:p text:style-name="P398"/>
      <text:p text:style-name="P330"><text:soft-page-break/><text:span text:style-name="T414">The cat is </text:span><text:span text:style-name="T386">under</text:span><text:span text:style-name="T414"> the ball — Кот </text:span><text:span text:style-name="T386">под</text:span><text:span text:style-name="T414"> клубком.</text:span></text:p>
      <text:p text:style-name="P330"><text:span text:style-name="T414">The cat is </text:span><text:span text:style-name="T386">in front of</text:span><text:span text:style-name="T414"> the ball — Кот </text:span><text:span text:style-name="T386">перед</text:span><text:span text:style-name="T414"> клубком.</text:span></text:p>
      <text:p text:style-name="P396"/>
      <text:p text:style-name="P188"><text:span text:style-name="T619">Предллог направления </text:span><text:span text:style-name="T50">to</text:span></text:p>
      <text:p text:style-name="P241"/>
      <text:p text:style-name="P241">Отвечает на вопрос «куда?». Указывает в какое место хочет попасть человек.</text:p>
      <text:p text:style-name="P113"><text:span text:style-name="T413">Используется после глаголов движения: </text:span><text:span text:style-name="T81">go, walk, drive, come, travel, return, send, get.</text:span></text:p>
      <text:p text:style-name="P241"/>
      <text:p text:style-name="P330"><text:span text:style-name="T413">I want to </text:span><text:span text:style-name="T387">go to</text:span><text:span text:style-name="T413"> New York — Я хочу </text:span><text:span text:style-name="T387">поехать в</text:span><text:span text:style-name="T413"> Нью Йорк.</text:span></text:p>
      <text:p text:style-name="P330"><text:span text:style-name="T413">Did they </text:span><text:span text:style-name="T387">get to</text:span><text:span text:style-name="T413"> London? — Они </text:span><text:span text:style-name="T387">добрались до</text:span><text:span text:style-name="T413"> Лондона?</text:span></text:p>
      <text:p text:style-name="P396"/>
      <text:p text:style-name="P113"><text:span text:style-name="T413">Если в качестве направления используется слово </text:span><text:span text:style-name="T81">home</text:span><text:span text:style-name="T413">, то перед ним </text:span><text:span text:style-name="T81">to</text:span><text:span text:style-name="T413"> не нужен.</text:span></text:p>
      <text:p text:style-name="P397">Go home (правильно). Go to home (неправильно). </text:p>
      <text:p text:style-name="P396"/>
      <text:p text:style-name="P113"><text:span text:style-name="T413">Если нужно </text:span><text:span text:style-name="T415">сказать </text:span><text:span text:style-name="T413">что </text:span><text:span text:style-name="T415">человек бывал </text:span><text:span text:style-name="T413">в каком-то месте, например в стране или городе,</text:span></text:p>
      <text:p text:style-name="P113"><text:span text:style-name="T413">то нужно использовать </text:span><text:span text:style-name="T81">Present Perfect</text:span><text:span text:style-name="T413"> с </text:span><text:span text:style-name="T415">предлогом </text:span><text:span text:style-name="T81">to</text:span><text:span text:style-name="T413">.</text:span></text:p>
      <text:p text:style-name="P241"/>
      <text:p text:style-name="P396">The have been to Italy — Они бывали в Италии.</text:p>
      <text:p text:style-name="P396"/>
      <text:p text:style-name="P188"><text:span text:style-name="T619">Предлог </text:span><text:span text:style-name="T50">by</text:span></text:p>
      <text:p text:style-name="P410"/>
      <text:p text:style-name="P441"><text:span text:style-name="T287">Может п</text:span><text:span text:style-name="T285">ереводит</text:span><text:span text:style-name="T287">ь</text:span><text:span text:style-name="T285">ся по разному. </text:span><text:span text:style-name="T286">Помогает сказать, </text:span><text:span text:style-name="T353">как</text:span><text:span text:style-name="T286"> что-то делается или случается.</text:span></text:p>
      <text:p text:style-name="P442"><text:span text:style-name="T287">Иногда в</text:span><text:span text:style-name="T286">стречается в пассивном залоге, когда </text:span><text:span text:style-name="T287">указывают</text:span><text:span text:style-name="T286"> автора действия.</text:span></text:p>
      <text:p text:style-name="P244"/>
      <text:list xml:id="list1167308916" text:style-name="L61">
        <text:list-item>
          <text:p text:style-name="P786">happen by mistake — случиться по ошибке.</text:p>
        </text:list-item>
        <text:list-item>
          <text:p text:style-name="P787">send by post — отправиться почтой;</text:p>
        </text:list-item>
      </text:list>
      <text:p text:style-name="P401"/>
      <text:p text:style-name="P399">Did you play for the meal by credit card — Ты заплатил за еду кредиткой?</text:p>
      <text:p text:style-name="P400"/>
      <text:p text:style-name="P245">Также этот предлог используется в значении «около», «рядом».</text:p>
      <text:p text:style-name="P402"/>
      <text:p text:style-name="P403">Sit by me — Посиди рядом со мной.</text:p>
      <text:p text:style-name="P331"><text:span text:style-name="T391">There is a car parked by the store — </text:span><text:span text:style-name="T417">Около магазина стоит машина.</text:span></text:p>
      <text:p text:style-name="P190"/>
      <text:p text:style-name="P190">Связки существительных и предлогов</text:p>
      <text:p text:style-name="P189"/>
      <text:p text:style-name="P235">Иногда, после некоторых существительных, принято использовать определенные предлоги. </text:p>
      <text:p text:style-name="P235">Такие связки нужно просто запомнить. При переводе предлог может выпадать.</text:p>
      <text:p text:style-name="P237"/>
      <text:list xml:id="list927787071" text:style-name="L62">
        <text:list-item>
          <text:p text:style-name="P788">a need for — нужда в;</text:p>
        </text:list-item>
        <text:list-item>
          <text:p text:style-name="P788">a reason for — причина для (чего-либо);</text:p>
        </text:list-item>
        <text:list-item>
          <text:p text:style-name="P788">an advantage of — преимущество (чего-либо);</text:p>
        </text:list-item>
        <text:list-item>
          <text:p text:style-name="P788">a cause of — причина (чего-либо);</text:p>
          <text:p text:style-name="P788"/>
        </text:list-item>
        <text:list-item>
          <text:p text:style-name="P788">a solution to — решение какой-то проблемы;</text:p>
        </text:list-item>
        <text:list-item>
          <text:p text:style-name="P788">a key to — ключ к/от (чего-либо);</text:p>
        </text:list-item>
        <text:list-item>
          <text:p text:style-name="P788">an answer to — ответ на;</text:p>
        </text:list-item>
        <text:list-item>
          <text:p text:style-name="P788">an attitude to — отношение к;</text:p>
          <text:p text:style-name="P788"/>
        </text:list-item>
        <text:list-item>
          <text:p text:style-name="P788">a contact with/between — контакт с/между;</text:p>
        </text:list-item>
        <text:list-item>
          <text:p text:style-name="P788">a connection with/between — связь с/между;</text:p>
        </text:list-item>
        <text:list-item>
          <text:p text:style-name="P788">a relationship with/between — взаимосвязь с/между;</text:p>
        </text:list-item>
      </text:list>
      <text:p text:style-name="P391"><text:soft-page-break/>There must be a reason for his actions — Должна быть какая-то причина его действий.</text:p>
      <text:p text:style-name="P391">We`ll find a solution to the problem — Мы найдем решение этой проблемы.</text:p>
      <text:p text:style-name="P391">She has an emotion connection with him — У нее эмоциональная связь с ним.</text:p>
      <text:p text:style-name="P391"/>
      <text:p text:style-name="P190">Связки прилагательных и предлогов</text:p>
      <text:p text:style-name="P190"/>
      <text:p text:style-name="P235">После некоторых прилагательных могут также идти определенные предлоги.</text:p>
      <text:p text:style-name="P235"/>
      <text:p text:style-name="P236">Прилагательное + <text:span text:style-name="T2">about</text:span> означает «испытывать чувство из-за чего-либо»:</text:p>
      <text:list xml:id="list1913385162" text:style-name="L63">
        <text:list-item>
          <text:p text:style-name="P795"><text:span text:style-name="T82">happy about — </text:span><text:span text:style-name="T83">счастливый</text:span><text:span text:style-name="T82"> из-за;</text:span></text:p>
        </text:list-item>
        <text:list-item>
          <text:p text:style-name="P796"><text:span text:style-name="T82">upset about — </text:span><text:span text:style-name="T83">растроенный</text:span><text:span text:style-name="T82"> из-за;</text:span></text:p>
        </text:list-item>
        <text:list-item>
          <text:p text:style-name="P789">angry about — злиться из-за;</text:p>
        </text:list-item>
        <text:list-item>
          <text:p text:style-name="P797"><text:span text:style-name="T83">worried</text:span><text:span text:style-name="T82"> about — </text:span><text:span text:style-name="T83">волноваться</text:span><text:span text:style-name="T82"> из-за;</text:span></text:p>
        </text:list-item>
      </text:list>
      <text:p text:style-name="P391"/>
      <text:p text:style-name="P391">Bill seems really upset about this — Билл выглядит очень расстроенным из-за этого.</text:p>
      <text:p text:style-name="P391">I was worried about you — Я волновался за тебя.</text:p>
      <text:p text:style-name="P391"/>
      <text:p text:style-name="P114"><text:span text:style-name="T416">Слово</text:span><text:span text:style-name="T83"> sorry</text:span><text:span text:style-name="T416"> в связке с </text:span><text:span text:style-name="T83">about</text:span><text:span text:style-name="T416"> и </text:span><text:span text:style-name="T83">for</text:span><text:span text:style-name="T416"> выражает сожаление, сочувствие:</text:span></text:p>
      <text:p text:style-name="P238"/>
      <text:p text:style-name="P391">I`m sorry about my behavior — Прости мое поведение.</text:p>
      <text:p text:style-name="P391">Sorry for interrupting — Простите, что беспокою вас.</text:p>
      <text:p text:style-name="P391">I`m sorry for your loss — Сожалею о вашей утрате.</text:p>
      <text:p text:style-name="P391"/>
      <text:p text:style-name="P622">Если после прилагательного идет предлог <text:span text:style-name="T2">of</text:span>, то он будет соответствовать </text:p>
      <text:p text:style-name="P622">родительскому падежу (кого/чего). </text:p>
      <text:p text:style-name="P238"/>
      <text:p text:style-name="P392">It was very stupied of you to go there — Было очень глупо с твоей стороны идти туда.</text:p>
      <text:p text:style-name="P392"/>
      <text:p text:style-name="P239">Предлог <text:span text:style-name="T2">of</text:span> часто используется после прилагательных, выражающий отношение</text:p>
      <text:p text:style-name="P239">к чему-либо. Сама связка в этом случае <text:span text:style-name="T620">может </text:span>переводит<text:span text:style-name="T620">ь</text:span>ся глаголом:</text:p>
      <text:p text:style-name="P239"/>
      <text:list xml:id="list2668483469" text:style-name="L64">
        <text:list-item>
          <text:p text:style-name="P790">afraid of — бояться;</text:p>
        </text:list-item>
        <text:list-item>
          <text:p text:style-name="P790">proud of — гордиться;</text:p>
        </text:list-item>
        <text:list-item>
          <text:p text:style-name="P790">full of — полон;</text:p>
        </text:list-item>
        <text:list-item>
          <text:p text:style-name="P790">short of — не хватает;</text:p>
        </text:list-item>
        <text:list-item>
          <text:p text:style-name="P790">sure of — быть уверенным в.</text:p>
        </text:list-item>
      </text:list>
      <text:p text:style-name="P393"/>
      <text:p text:style-name="P392">Are you afraid of dogs? — Ты боишься собак?</text:p>
      <text:p text:style-name="P392">I`m sure of him — Я уверен в нем.</text:p>
      <text:p text:style-name="P392">This bag is full of cash — В этой сумке полно денег.</text:p>
      <text:p text:style-name="P392"/>
      <text:p text:style-name="P191"><text:span text:style-name="T620">С</text:span>вязки глаголов и предлогов</text:p>
      <text:p text:style-name="P238"/>
      <text:p text:style-name="P445"><text:span text:style-name="T288">Глагол с предлогом может сильно менять свое значение. Такие связки называются фразовыми глаголами. Многие фразовые глаголы вытеснели из речи глаголы, специально предназначен. для той или иной ситуации. Например вместо </text:span><text:span text:style-name="T84">search</text:span><text:span text:style-name="T288"> чаще используется </text:span><text:span text:style-name="T84">look for</text:span><text:span text:style-name="T288">.</text:span></text:p>
      <text:p text:style-name="P497"/>
      <text:list xml:id="list1079251921" text:style-name="L65">
        <text:list-item>
          <text:p text:style-name="P798">look at — стмотреть на;</text:p>
        </text:list-item>
        <text:list-item>
          <text:p text:style-name="P798">look for — искать;</text:p>
        </text:list-item>
        <text:list-item>
          <text:p text:style-name="P798">listen to — слушать;</text:p>
        </text:list-item>
        <text:list-item>
          <text:p text:style-name="P798">wait for — ждать;</text:p>
        </text:list-item>
        <text:list-item>
          <text:p text:style-name="P798">stay at — останавливаться (например, в отеле);</text:p>
        </text:list-item>
        <text:list-item>
          <text:p text:style-name="P799"><text:soft-page-break/>what ... like — на что похож (здесь like — это предлог);</text:p>
        </text:list-item>
        <text:list-item>
          <text:p text:style-name="P799">belong to — принадлежать к;</text:p>
        </text:list-item>
        <text:list-item>
          <text:p text:style-name="P799">happen to — случилось с;</text:p>
        </text:list-item>
        <text:list-item>
          <text:p text:style-name="P799">speak to / talk to — говорить с (кем-то);</text:p>
        </text:list-item>
        <text:list-item>
          <text:p text:style-name="P799">ask for — просить (чего-то);</text:p>
        </text:list-item>
        <text:list-item>
          <text:p text:style-name="P799">thank for — благодарить за;</text:p>
        </text:list-item>
        <text:list-item>
          <text:p text:style-name="P799">depend on — зависить от;</text:p>
        </text:list-item>
        <text:list-item>
          <text:p text:style-name="P799">think about/of — думать о;</text:p>
        </text:list-item>
      </text:list>
      <text:p text:style-name="P478"/>
      <text:p text:style-name="P476">What are you looking at? — На что ты смотришь?</text:p>
      <text:p text:style-name="P476">What does he look like? — Как он выглядит? (На что он похож?)</text:p>
      <text:p text:style-name="P476">We belong to different world — Мы принадлежим к разным мирам.</text:p>
      <text:p text:style-name="P476"/>
      <text:p text:style-name="P495">Предлоги, передающие особый контекст для глаголов движения и перемещения:</text:p>
      <text:list xml:id="list1679520134" text:style-name="L66">
        <text:list-item>
          <text:p text:style-name="P800">in — переместить(ся) в закрытое пространство (go on — войти);</text:p>
        </text:list-item>
        <text:list-item>
          <text:p text:style-name="P800">out — покинуть закрытое пространство (go out — выйти);</text:p>
        </text:list-item>
        <text:list-item>
          <text:p text:style-name="P800">on — переместить(ся) на поверхность (go on — продложать (движение));</text:p>
        </text:list-item>
        <text:list-item>
          <text:p text:style-name="P800">off — убрать с поверхности (go off — уходить, сходить);</text:p>
        </text:list-item>
        <text:list-item>
          <text:p text:style-name="P800">up — переместить(ся) выше уровнем (go up — подняться);</text:p>
        </text:list-item>
        <text:list-item>
          <text:p text:style-name="P800">down — переместить(ся) ниже уровнем (go down — опускаться);</text:p>
        </text:list-item>
        <text:list-item>
          <text:p text:style-name="P800">away — убрать(ся) прочь (go away — уходить, разойтись);</text:p>
        </text:list-item>
        <text:list-item>
          <text:p text:style-name="P800">back — вернуть(ся) (go back — возвращаться);</text:p>
        </text:list-item>
      </text:list>
      <text:p text:style-name="P494"/>
      <text:p text:style-name="P115"><text:span text:style-name="T485">Если фразовый глагол имеет дополнение, то </text:span><text:span text:style-name="T486">оно </text:span><text:span text:style-name="T485">может стоять как в середине связки, </text:span></text:p>
      <text:p text:style-name="P115"><text:span text:style-name="T485">так и после </text:span><text:span text:style-name="T486">неё</text:span><text:span text:style-name="T485">. А если дополнение</text:span><text:span text:style-name="T486">м</text:span><text:span text:style-name="T485"> </text:span><text:span text:style-name="T486">является </text:span><text:span text:style-name="T485">местоимени</text:span><text:span text:style-name="T486">е</text:span><text:span text:style-name="T485">, то оно всегда будет </text:span><text:span text:style-name="T486">в середине</text:span><text:span text:style-name="T485">.</text:span></text:p>
      <text:p text:style-name="P496"/>
      <text:p text:style-name="P332"><text:span text:style-name="T485">I </text:span><text:span text:style-name="T426">turned</text:span><text:span text:style-name="T485"> </text:span><text:span text:style-name="T163">the light</text:span><text:span text:style-name="T485"> </text:span><text:span text:style-name="T426">off</text:span><text:span text:style-name="T485"> / I </text:span><text:span text:style-name="T426">turned off </text:span><text:span text:style-name="T163">the light </text:span><text:span text:style-name="T485">— Я выключил свет.</text:span></text:p>
      <text:p text:style-name="P332"><text:span text:style-name="T485">I </text:span><text:span text:style-name="T426">turned</text:span><text:span text:style-name="T485"> </text:span><text:span text:style-name="T163">it</text:span><text:span text:style-name="T485"> </text:span><text:span text:style-name="T426">off</text:span><text:span text:style-name="T485"> — Я выключил это.</text:span></text:p>
      <text:p text:style-name="P477"/>
      <text:p text:style-name="P477"/>
      <text:p text:style-name="P623"><text:span text:style-name="T494">С</text:span><text:span text:style-name="T493">ложн</text:span><text:span text:style-name="T495">ое </text:span><text:span text:style-name="T493">предложени</text:span><text:span text:style-name="T495">е</text:span></text:p>
      <text:p text:style-name="P496"/>
      <text:p text:style-name="P630"><text:span text:style-name="T455">С</text:span><text:span text:style-name="T458">одерж</text:span><text:span text:style-name="T460">и</text:span><text:span text:style-name="T458">т 2 (и более) подлежащих, и 2 (и более) сказуемых. </text:span><text:span text:style-name="T459">Всегда </text:span><text:span text:style-name="T460">имеют </text:span><text:span text:style-name="T459">главную часть </text:span></text:p>
      <text:p text:style-name="P498">и зависимые части, которые называются предаточными предложениями (clause).</text:p>
      <text:p text:style-name="P499"/>
      <text:p text:style-name="P333"><text:span text:style-name="T141">I</text:span><text:span text:style-name="T487"> </text:span><text:span text:style-name="T154">woke</text:span><text:span text:style-name="T487"> up at 7 o`clock — Я проснулся в 7 часов (простое предложение).</text:span></text:p>
      <text:p text:style-name="P334"><text:span text:style-name="T141">I</text:span><text:span text:style-name="T487"> </text:span><text:span text:style-name="T154">woke</text:span><text:span text:style-name="T487"> up at 7 o`clock, but </text:span><text:span text:style-name="T141">everybody</text:span><text:span text:style-name="T487"> </text:span><text:span text:style-name="T154">was</text:span><text:span text:style-name="T487"> still asleep — Я проснулся в 7, но все еще спали.</text:span></text:p>
      <text:p text:style-name="P479"/>
      <text:p text:style-name="P500">Части сложного предложения объединяются с помощью союзов. Перед союзами ставятся запятые. Союзы могут встречаться и в простых предложениях, но без запятых.</text:p>
      <text:p text:style-name="P501"/>
      <text:p text:style-name="P502">Самые популярные союзы:</text:p>
      <text:list xml:id="list3606959458" text:style-name="L67">
        <text:list-item>
          <text:p text:style-name="P801">and — и, а;</text:p>
        </text:list-item>
        <text:list-item>
          <text:p text:style-name="P801">or — или;</text:p>
        </text:list-item>
        <text:list-item>
          <text:p text:style-name="P801">but — но;</text:p>
        </text:list-item>
        <text:list-item>
          <text:p text:style-name="P801">so — поэтому;</text:p>
        </text:list-item>
        <text:list-item>
          <text:p text:style-name="P801">because — потому что;</text:p>
        </text:list-item>
      </text:list>
      <text:p text:style-name="P480"/>
      <text:p text:style-name="P480">I met Jill, and we went for a wolk — Я встретила Джил и мы пошли гулять.</text:p>
      <text:p text:style-name="P480">I was very tired, so I went to sleep early — Я очень устал, поэтому я пошел спать раньше.</text:p>
      <text:p text:style-name="P480"/>
      <text:p text:style-name="P162"><text:span text:style-name="T484">Перед </text:span><text:span text:style-name="T437">because</text:span><text:span text:style-name="T484"> запятая не ставится даже в сложном предложении.</text:span></text:p>
      <text:p text:style-name="P636"><text:soft-page-break/><text:span text:style-name="T469">В вопросах, з</text:span><text:span text:style-name="T471">ависим</text:span><text:span text:style-name="T470">ая</text:span><text:span text:style-name="T471"> част</text:span><text:span text:style-name="T470">ь</text:span><text:span text:style-name="T471"> сохраня</text:span><text:span text:style-name="T470">е</text:span><text:span text:style-name="T471">т утвердительный порядок слов и отделя</text:span><text:span text:style-name="T470">е</text:span><text:span text:style-name="T471">тся вопросительным словом, котор</text:span><text:span text:style-name="T470">ое</text:span><text:span text:style-name="T471"> в этом случае явля</text:span><text:span text:style-name="T470">ю</text:span><text:span text:style-name="T471">тся союзом. Если вопрос общий, </text:span></text:p>
      <text:p text:style-name="P631"><text:span text:style-name="T447">то союзом будет слово </text:span><text:span text:style-name="T437">if/whether</text:span><text:span text:style-name="T447">. </text:span><text:span text:style-name="T462">Оно переводится частицей «ли».</text:span></text:p>
      <text:p text:style-name="P503"/>
      <text:p text:style-name="P335"><text:span text:style-name="T484">Do you know </text:span><text:span text:style-name="T424">why</text:span><text:span text:style-name="T484"> she is crying? </text:span><text:span text:style-name="T488">—</text:span><text:span text:style-name="T484"> </text:span><text:span text:style-name="T488">Ты знаешь </text:span><text:span text:style-name="T427">почему</text:span><text:span text:style-name="T488"> она плачит?</text:span></text:p>
      <text:p text:style-name="P411"><text:span text:style-name="T489">Can you tell </text:span><text:span text:style-name="T496">if</text:span><text:span text:style-name="T489"> this house belongs to Jerry? — Скажите, этот </text:span><text:span text:style-name="T496">ли</text:span><text:span text:style-name="T489"> дом принадлежит Джерри?</text:span></text:p>
      <text:p text:style-name="P489"/>
      <text:p text:style-name="P196"><text:span text:style-name="T496">П</text:span><text:span text:style-name="T423">ридаточные предложения</text:span></text:p>
      <text:p text:style-name="P504"/>
      <text:p text:style-name="P505">Дополняют по смыслу главную часть и обычно относятся к какому-то существительному </text:p>
      <text:p text:style-name="P505">или прилагательному. Могут стоять и в середине, и в конце предложения.</text:p>
      <text:p text:style-name="P505"/>
      <text:p text:style-name="P338"><text:span text:style-name="T484">The </text:span><text:span text:style-name="T140">woman</text:span><text:span text:style-name="T484"> </text:span><text:span text:style-name="T424">who lives next door</text:span><text:span text:style-name="T484"> </text:span><text:span text:style-name="T153">is</text:span><text:span text:style-name="T484"> a doctor — Женщина, которая живет по соседству,</text:span></text:p>
      <text:p text:style-name="P481">работает доктором (выделенная часть относится к «женщине»).</text:p>
      <text:p text:style-name="P505"/>
      <text:p text:style-name="P506">Союзы, с которых начинается придаточное предложение:</text:p>
      <text:list xml:id="list1593102062" text:style-name="L68">
        <text:list-item>
          <text:p text:style-name="P802">who — который (о людях);</text:p>
        </text:list-item>
        <text:list-item>
          <text:p text:style-name="P802">which — который (о предметах и животных);</text:p>
        </text:list-item>
        <text:list-item>
          <text:p text:style-name="P802">that — который (о людях, предметах и животных);</text:p>
        </text:list-item>
        <text:list-item>
          <text:p text:style-name="P802">where — где;</text:p>
        </text:list-item>
        <text:list-item>
          <text:p text:style-name="P802">whose — чей.</text:p>
        </text:list-item>
      </text:list>
      <text:p text:style-name="P481"/>
      <text:p text:style-name="P505">Союзы ставить не обязательно. Всё предложение может быть без союзов и запятых.</text:p>
      <text:p text:style-name="P505">Но если союз заменяет подлежащее, то он обязан стоять.</text:p>
      <text:p text:style-name="P505"/>
      <text:p text:style-name="P338"><text:span text:style-name="T484">The</text:span><text:span text:style-name="T140"> movie</text:span><text:span text:style-name="T484"> </text:span><text:span text:style-name="T424">we saw last weak</text:span><text:span text:style-name="T484"> </text:span><text:span text:style-name="T153">was</text:span><text:span text:style-name="T484"> rather good — Филь, который мы смотрели на прошлой</text:span></text:p>
      <text:p text:style-name="P481">неделе, оказался довольно хорошим (при переводе союзы и запятые будут).</text:p>
      <text:p text:style-name="P505"/>
      <text:p text:style-name="P338"><text:span text:style-name="T461">I work in an office </text:span><text:span text:style-name="T142">which</text:span><text:span text:style-name="T461"> </text:span><text:span text:style-name="T155">is</text:span><text:span text:style-name="T461"> in Park street — Я работаю в офисе, который на Парк стрит.</text:span></text:p>
      <text:p text:style-name="P483"/>
      <text:p text:style-name="P490">Косвенная речь</text:p>
      <text:p text:style-name="P507"/>
      <text:p text:style-name="P507">Это пересказ речи другого человека. В главной части указывается автор. </text:p>
      <text:p text:style-name="P507">В зависимой части меняется время, на прошлое.</text:p>
      <text:p text:style-name="P507"/>
      <text:p text:style-name="P484">I want to eat — Я хочу есть. (прямая речь)</text:p>
      <text:p text:style-name="P484">He said that he wanted to eat — Он сказал, что он хочет есть. (ковенная речь)</text:p>
      <text:p text:style-name="P509"/>
      <text:p text:style-name="P120"><text:span text:style-name="T484">Союз </text:span><text:span text:style-name="T437">that</text:span><text:span text:style-name="T484"> означает «что». Он часто выпадает при переводе.</text:span></text:p>
      <text:p text:style-name="P509"/>
      <text:p text:style-name="P632"><text:span text:style-name="T463">Если слова автора были в </text:span><text:span text:style-name="T441">Future</text:span><text:span text:style-name="T463">, то при пересказе они стану в </text:span><text:span text:style-name="T441">Future In The Past</text:span><text:span text:style-name="T463"> </text:span></text:p>
      <text:p text:style-name="P632"><text:span text:style-name="T463">(это когда </text:span><text:span text:style-name="T441">will</text:span><text:span text:style-name="T463"> меняется на </text:span><text:span text:style-name="T441">would</text:span><text:span text:style-name="T463">; перевод не обязательно будет в прошлом, </text:span></text:p>
      <text:p text:style-name="P507">прошлое указывается грамматически). </text:p>
      <text:p text:style-name="P507"/>
      <text:p text:style-name="P484">When will Joe come to the meeting? — Когда Джо придет на собрание?</text:p>
      <text:p text:style-name="P484">I asked when Joe would come to the meeting? — Я спросил, когда Джо придет на собрание?</text:p>
      <text:p text:style-name="P484"/>
      <text:p text:style-name="P121"><text:span text:style-name="T489">Если пересказывается просьба или приказ, то </text:span><text:span text:style-name="T490">в утверждениях </text:span><text:span text:style-name="T489">перед зависимой</text:span></text:p>
      <text:p text:style-name="P632"><text:span text:style-name="T463">частью ставится слово </text:span><text:span text:style-name="T441">to</text:span><text:span text:style-name="T463">, а </text:span><text:span text:style-name="T464">в отрицаниях</text:span><text:span text:style-name="T463"> — то </text:span><text:span text:style-name="T441">not to</text:span><text:span text:style-name="T463">.</text:span></text:p>
      <text:p text:style-name="P507"/>
      <text:p text:style-name="P484">Stop the car, Tom → She told Tom to stop the car.</text:p>
      <text:p text:style-name="P484">Don`t stop the car, Tom → She told Tom not to stop the car.</text:p>
      <text:p text:style-name="P122"><text:soft-page-break/><text:span text:style-name="T428">У</text:span><text:span text:style-name="T429">словные предложения</text:span></text:p>
      <text:p text:style-name="P510"/>
      <text:p text:style-name="P633"><text:span text:style-name="T465">Если ситуация из главной части случается при условии, заданном в зависимой части, то такое предложение называется условным. Зависимая часть начиается с союза </text:span><text:span text:style-name="T442">when</text:span><text:span text:style-name="T465">, если ситуация случается наверняка, либо с союза </text:span><text:span text:style-name="T442">if</text:span><text:span text:style-name="T465">, если </text:span><text:span text:style-name="T466">есть только вероятность того, что случится.</text:span></text:p>
      <text:p text:style-name="P511"/>
      <text:p text:style-name="P484">When I com home (зависимая часть), I always watch TV (главная часть).</text:p>
      <text:p text:style-name="P484"/>
      <text:p text:style-name="P508">Союзы в условных предложениях:</text:p>
      <text:list xml:id="list984310670" text:style-name="L69">
        <text:list-item>
          <text:p text:style-name="P803">when — когда;</text:p>
        </text:list-item>
        <text:list-item>
          <text:p text:style-name="P803">if — если;</text:p>
        </text:list-item>
        <text:list-item>
          <text:p text:style-name="P803">while — в то время, как;</text:p>
        </text:list-item>
        <text:list-item>
          <text:p text:style-name="P803">before — до того, как;</text:p>
        </text:list-item>
        <text:list-item>
          <text:p text:style-name="P803">after — после;</text:p>
        </text:list-item>
        <text:list-item>
          <text:p text:style-name="P803">until (till) — до того момента, как.</text:p>
        </text:list-item>
      </text:list>
      <text:p text:style-name="P507"/>
      <text:p text:style-name="P121"><text:span text:style-name="T489">Когда в главной части </text:span><text:span text:style-name="T492">стоит </text:span><text:span text:style-name="T489">настоящее, то такие предложения называются условными</text:span></text:p>
      <text:p text:style-name="P121"><text:span text:style-name="T489">предложениями нулевого типа (</text:span><text:span text:style-name="T443">Z</text:span><text:span text:style-name="T441">ero </text:span><text:span text:style-name="T443">C</text:span><text:span text:style-name="T441">onditionals</text:span><text:span text:style-name="T489">). Они расска</text:span><text:span text:style-name="T491">зывают</text:span><text:span text:style-name="T489">, при каких</text:span></text:p>
      <text:p text:style-name="P507">условиях обычно происходят события (уклад жизни).</text:p>
      <text:p text:style-name="P484"/>
      <text:p text:style-name="P484">Water boils when the temperature is 100 degrees — Вода кипит, когда температура 100 град.</text:p>
      <text:p text:style-name="P484">When the sun goes down, it gets dark — Когда солнце садится, становится темно.</text:p>
      <text:p text:style-name="P484"/>
      <text:p text:style-name="P634"><text:span text:style-name="T463">Когда в главной части стоит будущее, то </text:span><text:span text:style-name="T467">это</text:span><text:span text:style-name="T463"> условн</text:span><text:span text:style-name="T468">ые</text:span><text:span text:style-name="T467"> </text:span><text:span text:style-name="T463">предложени</text:span><text:span text:style-name="T468">я</text:span><text:span text:style-name="T463"> первого типа </text:span></text:p>
      <text:p text:style-name="P635"><text:span text:style-name="T463">(</text:span><text:span text:style-name="T444">F</text:span><text:span text:style-name="T441">irst </text:span><text:span text:style-name="T444">С</text:span><text:span text:style-name="T441">onditional</text:span><text:span text:style-name="T444">s</text:span><text:span text:style-name="T463">). </text:span><text:span text:style-name="T468">Они описывают </text:span><text:span text:style-name="T463">услови</text:span><text:span text:style-name="T468">я</text:span><text:span text:style-name="T463">, при </text:span><text:span text:style-name="T468">которых</text:span><text:span text:style-name="T463"> произойдут будущие события (планы). </text:span><text:span text:style-name="T468">З</text:span><text:span text:style-name="T467">ависим</text:span><text:span text:style-name="T468">я</text:span><text:span text:style-name="T467"> част</text:span><text:span text:style-name="T468">ь</text:span><text:span text:style-name="T467"> грамматически </text:span><text:span text:style-name="T468">в</text:span><text:span text:style-name="T467"> настояще</text:span><text:span text:style-name="T468">м</text:span><text:span text:style-name="T467">, но переводится будущим.</text:span></text:p>
      <text:p text:style-name="P507"/>
      <text:p text:style-name="P484">If it`s nice day tomorrow, I will go the beach — Если завтра будет хор. день, я пойду на пляж.</text:p>
      <text:p text:style-name="P484">I will go shopping if I have time — Я зайду в магазин, если у меня будет время.</text:p>
      <text:p text:style-name="P484"/>
      <text:p text:style-name="P632"><text:span text:style-name="T463">Условные предложения второго типа </text:span><text:span text:style-name="T468">(</text:span><text:span text:style-name="T445">Second Conditionals</text:span><text:span text:style-name="T468">)</text:span><text:span text:style-name="T463"> используются для описания нереальных ситуаций, связанных с настоящим (альтернативная реальность).</text:span></text:p>
      <text:p text:style-name="P507"/>
      <text:p text:style-name="P121"><text:span text:style-name="T489">Главная часть содержит связку </text:span><text:span text:style-name="T441">would + инфинитив</text:span><text:span text:style-name="T489">. Зависимая часть, грамматически,</text:span></text:p>
      <text:p text:style-name="P121"><text:span text:style-name="T489">стоит в прошешем времени, но привязана к настоящему. Союз </text:span><text:span text:style-name="T441">if</text:span><text:span text:style-name="T489"> переводится как «если бы».</text:span></text:p>
      <text:p text:style-name="P507"/>
      <text:p text:style-name="P336"><text:span text:style-name="T428">If</text:span><text:span text:style-name="T489"> he was rich (зависимая часть), he would buy Lamborgini (главная часть) —</text:span></text:p>
      <text:p text:style-name="P336"><text:span text:style-name="T428">Если бы</text:span><text:span text:style-name="T489"> он был богатым, он бы купил Ламборджини (would и will заменяют to?).</text:span></text:p>
      <text:p text:style-name="P485"/>
      <text:p text:style-name="P123"><text:span text:style-name="T489">Очень часто в условных предложениях второго типа в</text:span><text:span text:style-name="T441"> if-части</text:span><text:span text:style-name="T489">, глагол </text:span><text:span text:style-name="T441">be</text:span><text:span text:style-name="T489"> стоит в форме </text:span><text:span text:style-name="T441">were</text:span><text:span text:style-name="T489">,</text:span></text:p>
      <text:p text:style-name="P123"><text:span text:style-name="T489">даже после </text:span><text:span text:style-name="T441">I, he, she, it</text:span><text:span text:style-name="T489">. Это исключение из правил, которое нужно запомнить.</text:span></text:p>
      <text:p text:style-name="P485"/>
      <text:p text:style-name="P337"><text:span text:style-name="T489">If </text:span><text:span text:style-name="T428">he were</text:span><text:span text:style-name="T489"> rich, he would buy Lamborgini — Если бы </text:span><text:span text:style-name="T428">он был</text:span><text:span text:style-name="T489"> богатым, он бы купил</text:span></text:p>
      <text:p text:style-name="P485">Ламборджини (такой вариант тоже считается правильным).</text:p>
      <text:p text:style-name="P482"/>
      <text:p text:style-name="P672"><text:span text:style-name="T326">Таблица </text:span><text:span text:style-name="T327">форм</text:span><text:span text:style-name="T326"> глагола </text:span><text:span text:style-name="T105">b</text:span><text:span text:style-name="T106">e</text:span><text:span text:style-name="T326">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023501212736">
          <table:table-cell table:style-name="Table5.A1" office:value-type="string">
            <text:p text:style-name="P674">Подлежащее</text:p>
          </table:table-cell>
          <table:table-cell table:style-name="Table5.A1" office:value-type="string">
            <text:p text:style-name="P675">Past</text:p>
          </table:table-cell>
          <table:table-cell table:style-name="Table5.A1" office:value-type="string">
            <text:p text:style-name="P675">Present</text:p>
          </table:table-cell>
          <table:table-cell table:style-name="Table5.D1" office:value-type="string">
            <text:p text:style-name="P675">Future</text:p>
          </table:table-cell>
        </table:table-row>
        <table:table-row table:style-name="TableLine94023597049376">
          <table:table-cell table:style-name="Table5.A2" office:value-type="string">
            <text:p text:style-name="P684">I</text:p>
          </table:table-cell>
          <table:table-cell table:style-name="Table5.A2" office:value-type="string">
            <text:p text:style-name="P685">was</text:p>
          </table:table-cell>
          <table:table-cell table:style-name="Table5.A2" office:value-type="string">
            <text:p text:style-name="P686">am</text:p>
          </table:table-cell>
          <table:table-cell table:style-name="Table5.D2" office:value-type="string">
            <text:p text:style-name="P687">will be</text:p>
          </table:table-cell>
        </table:table-row>
        <table:table-row table:style-name="TableLine94023597078016">
          <table:table-cell table:style-name="Table5.A2" office:value-type="string">
            <text:p text:style-name="P684">he/she/<text:span text:style-name="T623">it</text:span></text:p>
          </table:table-cell>
          <table:table-cell table:style-name="Table5.A2" office:value-type="string">
            <text:p text:style-name="P685">was</text:p>
          </table:table-cell>
          <table:table-cell table:style-name="Table5.A2" office:value-type="string">
            <text:p text:style-name="P686">is</text:p>
          </table:table-cell>
          <table:table-cell table:style-name="Table5.D2" office:value-type="string">
            <text:p text:style-name="P687">will be</text:p>
          </table:table-cell>
        </table:table-row>
        <table:table-row table:style-name="TableLine94023597083520">
          <table:table-cell table:style-name="Table5.A2" office:value-type="string">
            <text:p text:style-name="P684">you/we/they</text:p>
          </table:table-cell>
          <table:table-cell table:style-name="Table5.A2" office:value-type="string">
            <text:p text:style-name="P685">were</text:p>
          </table:table-cell>
          <table:table-cell table:style-name="Table5.A2" office:value-type="string">
            <text:p text:style-name="P686">are</text:p>
          </table:table-cell>
          <table:table-cell table:style-name="Table5.D2" office:value-type="string">
            <text:p text:style-name="P687">will be</text:p>
          </table:table-cell>
        </table:table-row>
      </table:table>
      <text:p text:style-name="P621"/>
      <text:p text:style-name="P637"><text:span text:style-name="T420">Таблица </text:span><text:span text:style-name="T421">личны</text:span><text:span text:style-name="T422">х</text:span><text:span text:style-name="T421"> и притяжательных </text:span><text:span text:style-name="T420">местоимений:</text:span></text:p>
      <table:table table:name="Table11" table:style-name="Table11">
        <table:table-column table:style-name="Table11.A" table:number-columns-repeated="3"/>
        <table:table-column table:style-name="Table11.D"/>
        <table:table-row table:style-name="TableLine94023597097072">
          <table:table-cell table:style-name="Table11.A1" table:number-columns-spanned="2" office:value-type="string">
            <text:p text:style-name="P676">Личные местоимения</text:p>
          </table:table-cell>
          <table:covered-table-cell/>
          <table:table-cell table:style-name="Table11.C1" table:number-columns-spanned="2" office:value-type="string">
            <text:p text:style-name="P676">Притяжательные местоимения</text:p>
          </table:table-cell>
          <table:covered-table-cell/>
        </table:table-row>
        <table:table-row table:style-name="TableLine94023597143504">
          <table:table-cell table:style-name="Table11.A2" office:value-type="string">
            <text:p text:style-name="P688"><text:span text:style-name="T624">и</text:span><text:span text:style-name="T625">менительный падеж</text:span></text:p>
            <text:p text:style-name="P690"><text:span text:style-name="T626">(</text:span>кто/что<text:span text:style-name="T626">)</text:span></text:p>
          </table:table-cell>
          <table:table-cell table:style-name="Table11.A2" office:value-type="string">
            <text:p text:style-name="P688"><text:span text:style-name="T624">о</text:span><text:span text:style-name="T625">бъектный падеж</text:span></text:p>
            <text:p text:style-name="P690"><text:span text:style-name="T626">(</text:span>кого, <text:span text:style-name="T626">к</text:span>ому, кем<text:span text:style-name="T626">)</text:span></text:p>
          </table:table-cell>
          <table:table-cell table:style-name="Table11.A2" office:value-type="string">
            <text:p text:style-name="P691"><text:span text:style-name="T626">с</text:span> существительным</text:p>
            <text:p text:style-name="P692">(чей)</text:p>
          </table:table-cell>
          <table:table-cell table:style-name="Table11.D2" office:value-type="string">
            <text:p text:style-name="P688"><text:span text:style-name="T626">о</text:span><text:span text:style-name="T625">тдельно</text:span></text:p>
            <text:p text:style-name="P692">(чей)</text:p>
          </table:table-cell>
        </table:table-row>
        <table:table-row table:style-name="TableLine94023597178880">
          <table:table-cell table:style-name="Table11.A2" office:value-type="string">
            <text:p text:style-name="P693">I</text:p>
          </table:table-cell>
          <table:table-cell table:style-name="Table11.A2" office:value-type="string">
            <text:p text:style-name="P693">me</text:p>
          </table:table-cell>
          <table:table-cell table:style-name="Table11.A2" office:value-type="string">
            <text:p text:style-name="P694">my</text:p>
          </table:table-cell>
          <table:table-cell table:style-name="Table11.D2" office:value-type="string">
            <text:p text:style-name="P694">mine</text:p>
          </table:table-cell>
        </table:table-row>
        <table:table-row table:style-name="TableLine94023597180800">
          <table:table-cell table:style-name="Table11.A2" office:value-type="string">
            <text:p text:style-name="P693">you</text:p>
          </table:table-cell>
          <table:table-cell table:style-name="Table11.A2" office:value-type="string">
            <text:p text:style-name="P693">you</text:p>
          </table:table-cell>
          <table:table-cell table:style-name="Table11.A2" office:value-type="string">
            <text:p text:style-name="P694">your</text:p>
          </table:table-cell>
          <table:table-cell table:style-name="Table11.D2" office:value-type="string">
            <text:p text:style-name="P694">yours</text:p>
          </table:table-cell>
        </table:table-row>
        <table:table-row table:style-name="TableLine94023597184000">
          <table:table-cell table:style-name="Table11.A2" office:value-type="string">
            <text:p text:style-name="P693">he</text:p>
          </table:table-cell>
          <table:table-cell table:style-name="Table11.A2" office:value-type="string">
            <text:p text:style-name="P693">him</text:p>
          </table:table-cell>
          <table:table-cell table:style-name="Table11.A2" office:value-type="string">
            <text:p text:style-name="P694">his</text:p>
          </table:table-cell>
          <table:table-cell table:style-name="Table11.D2" office:value-type="string">
            <text:p text:style-name="P694">his</text:p>
          </table:table-cell>
        </table:table-row>
        <table:table-row table:style-name="TableLine94023597187184">
          <table:table-cell table:style-name="Table11.A2" office:value-type="string">
            <text:p text:style-name="P693">she</text:p>
          </table:table-cell>
          <table:table-cell table:style-name="Table11.A2" office:value-type="string">
            <text:p text:style-name="P694">her</text:p>
          </table:table-cell>
          <table:table-cell table:style-name="Table11.A2" office:value-type="string">
            <text:p text:style-name="P694">her</text:p>
          </table:table-cell>
          <table:table-cell table:style-name="Table11.D2" office:value-type="string">
            <text:p text:style-name="P694">hers</text:p>
          </table:table-cell>
        </table:table-row>
        <table:table-row table:style-name="TableLine94023597194928">
          <table:table-cell table:style-name="Table11.A2" office:value-type="string">
            <text:p text:style-name="P693">it</text:p>
          </table:table-cell>
          <table:table-cell table:style-name="Table11.A2" office:value-type="string">
            <text:p text:style-name="P694">it</text:p>
          </table:table-cell>
          <table:table-cell table:style-name="Table11.A2" office:value-type="string">
            <text:p text:style-name="P694">its</text:p>
          </table:table-cell>
          <table:table-cell table:style-name="Table11.D2" office:value-type="string">
            <text:p text:style-name="P694">its</text:p>
          </table:table-cell>
        </table:table-row>
        <table:table-row table:style-name="TableLine94023597203232">
          <table:table-cell table:style-name="Table11.A2" office:value-type="string">
            <text:p text:style-name="P693">we</text:p>
          </table:table-cell>
          <table:table-cell table:style-name="Table11.A2" office:value-type="string">
            <text:p text:style-name="P694">us</text:p>
          </table:table-cell>
          <table:table-cell table:style-name="Table11.A2" office:value-type="string">
            <text:p text:style-name="P694">our</text:p>
          </table:table-cell>
          <table:table-cell table:style-name="Table11.D2" office:value-type="string">
            <text:p text:style-name="P694">ours</text:p>
          </table:table-cell>
        </table:table-row>
        <table:table-row table:style-name="TableLine94023597214160">
          <table:table-cell table:style-name="Table11.A2" office:value-type="string">
            <text:p text:style-name="P693">they</text:p>
          </table:table-cell>
          <table:table-cell table:style-name="Table11.A2" office:value-type="string">
            <text:p text:style-name="P694">them</text:p>
          </table:table-cell>
          <table:table-cell table:style-name="Table11.A2" office:value-type="string">
            <text:p text:style-name="P694">their</text:p>
          </table:table-cell>
          <table:table-cell table:style-name="Table11.D2" office:value-type="string">
            <text:p text:style-name="P694">theirs</text:p>
          </table:table-cell>
        </table:table-row>
      </table:table>
      <text:p text:style-name="P148"/>
      <text:p text:style-name="P637"><text:span text:style-name="T328">Таблица </text:span><text:span text:style-name="T329">условных предложений</text:span><text:span text:style-name="T328">:</text:span></text:p>
      <table:table table:name="Table14" table:style-name="Table14">
        <table:table-column table:style-name="Table14.A"/>
        <table:table-column table:style-name="Table14.B"/>
        <table:table-row table:style-name="TableLine94023597231248">
          <table:table-cell table:style-name="Table14.A1" office:value-type="string">
            <text:p text:style-name="P677">Тип</text:p>
          </table:table-cell>
          <table:table-cell table:style-name="Table14.B1" office:value-type="string">
            <text:p text:style-name="P677">Пример</text:p>
          </table:table-cell>
        </table:table-row>
        <table:table-row table:style-name="TableLine94023597324656">
          <table:table-cell table:style-name="Table14.A2" office:value-type="string">
            <text:p text:style-name="P695"><text:span text:style-name="T629">Z</text:span>ero <text:span text:style-name="T629">C</text:span>onditionals</text:p>
          </table:table-cell>
          <table:table-cell table:style-name="Table14.B2" office:value-type="string">
            <text:p text:style-name="P699"><text:span text:style-name="T627">If I </text:span><text:span text:style-name="T132">drive</text:span><text:span text:style-name="T627"> home early, I </text:span><text:span text:style-name="T132">watch</text:span><text:span text:style-name="T627"> some movie (уклад жизни)</text:span></text:p>
          </table:table-cell>
        </table:table-row>
        <table:table-row table:style-name="TableLine94023597337984">
          <table:table-cell table:style-name="Table14.A2" office:value-type="string">
            <text:p text:style-name="P695"><text:span text:style-name="T629">F</text:span>irst <text:span text:style-name="T629">C</text:span>onditionals</text:p>
          </table:table-cell>
          <table:table-cell table:style-name="Table14.B2" office:value-type="string">
            <text:p text:style-name="P696">If I <text:span text:style-name="T131">drive</text:span> home early today, I <text:span text:style-name="T131">will watch</text:span> some movie (планы)</text:p>
          </table:table-cell>
        </table:table-row>
        <table:table-row table:style-name="TableLine94023597342800">
          <table:table-cell table:style-name="Table14.A2" office:value-type="string">
            <text:p text:style-name="P695"><text:span text:style-name="T629">S</text:span>ec. <text:span text:style-name="T629">C</text:span>onditionals</text:p>
          </table:table-cell>
          <table:table-cell table:style-name="Table14.B2" office:value-type="string">
            <text:p text:style-name="P699"><text:span text:style-name="T627">If I </text:span><text:span text:style-name="T132">drove</text:span><text:span text:style-name="T627"> home earcly, I </text:span><text:span text:style-name="T132">would watch</text:span><text:span text:style-name="T627"> some movie (</text:span><text:span text:style-name="T628">нереальность</text:span><text:span text:style-name="T627">)</text:span></text:p>
          </table:table-cell>
        </table:table-row>
      </table:table>
      <text:p text:style-name="P149"/>
      <text:p text:style-name="P147">Таблица модальных глаголов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023597349904">
          <table:table-cell table:style-name="Table2.A1" office:value-type="string">
            <text:p text:style-name="P678">Глагол</text:p>
          </table:table-cell>
          <table:table-cell table:style-name="Table2.A1" office:value-type="string">
            <text:p text:style-name="P688"><text:span text:style-name="T388">З</text:span><text:span text:style-name="T389">начение</text:span></text:p>
          </table:table-cell>
          <table:table-cell table:style-name="Table2.C1" office:value-type="string">
            <text:p text:style-name="P688"><text:span text:style-name="T388">В</text:span><text:span text:style-name="T389">рем</text:span><text:span text:style-name="T388">я</text:span></text:p>
          </table:table-cell>
        </table:table-row>
        <table:table-row table:style-name="TableLine94023597430368">
          <table:table-cell table:style-name="Table2.A2" office:value-type="string">
            <text:p text:style-name="P697">can</text:p>
          </table:table-cell>
          <table:table-cell table:style-name="Table2.A2" office:value-type="string">
            <text:p text:style-name="P697">могу, умею</text:p>
          </table:table-cell>
          <table:table-cell table:style-name="Table2.C2" office:value-type="string">
            <text:p text:style-name="P697">настоящее и будущее</text:p>
          </table:table-cell>
        </table:table-row>
        <table:table-row table:style-name="TableLine94023597443600">
          <table:table-cell table:style-name="Table2.A2" office:value-type="string">
            <text:p text:style-name="P697">could</text:p>
          </table:table-cell>
          <table:table-cell table:style-name="Table2.A2" office:value-type="string">
            <text:p text:style-name="P697">мог, умел</text:p>
          </table:table-cell>
          <table:table-cell table:style-name="Table2.C2" office:value-type="string">
            <text:p text:style-name="P697">прошедшее</text:p>
          </table:table-cell>
        </table:table-row>
        <table:table-row table:style-name="TableLine94023597465840">
          <table:table-cell table:style-name="Table2.A2" office:value-type="string">
            <text:p text:style-name="P697">might, may</text:p>
          </table:table-cell>
          <table:table-cell table:style-name="Table2.A2" office:value-type="string">
            <text:p text:style-name="P697">может быть, мог бы,</text:p>
          </table:table-cell>
          <table:table-cell table:style-name="Table2.C2" office:value-type="string">
            <text:p text:style-name="P697">настоящее и будущие</text:p>
          </table:table-cell>
        </table:table-row>
        <table:table-row table:style-name="TableLine94023597474256">
          <table:table-cell table:style-name="Table2.A2" office:value-type="string">
            <text:p text:style-name="P697">must</text:p>
          </table:table-cell>
          <table:table-cell table:style-name="Table2.A2" office:value-type="string">
            <text:p text:style-name="P697">должен, нужно, нельзя</text:p>
          </table:table-cell>
          <table:table-cell table:style-name="Table2.C2" office:value-type="string">
            <text:p text:style-name="P697">настоящее</text:p>
          </table:table-cell>
        </table:table-row>
        <table:table-row table:style-name="TableLine94023597479888">
          <table:table-cell table:style-name="Table2.A2" office:value-type="string">
            <text:p text:style-name="P697">should</text:p>
          </table:table-cell>
          <table:table-cell table:style-name="Table2.A2" office:value-type="string">
            <text:p text:style-name="P697">следует сделать (совет)</text:p>
          </table:table-cell>
          <table:table-cell table:style-name="Table2.C2" office:value-type="string">
            <text:p text:style-name="P697">настоящее и будущие</text:p>
          </table:table-cell>
        </table:table-row>
        <table:table-row table:style-name="TableLine94023597500624">
          <table:table-cell table:style-name="Table2.A2" office:value-type="string">
            <text:p text:style-name="P697">would</text:p>
          </table:table-cell>
          <table:table-cell table:style-name="Table2.A2" office:value-type="string">
            <text:p text:style-name="P697">частица «бы»</text:p>
          </table:table-cell>
          <table:table-cell table:style-name="Table2.C2" office:value-type="string">
            <text:p text:style-name="P697">настоящ., прошед., будущ.</text:p>
          </table:table-cell>
        </table:table-row>
      </table:table>
      <text:p text:style-name="P151"/>
      <text:p text:style-name="P150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023597505232">
          <table:table-cell table:style-name="Table3.A1" office:value-type="string">
            <text:p text:style-name="P679">Конструкция</text:p>
          </table:table-cell>
          <table:table-cell table:style-name="Table3.A1" office:value-type="string">
            <text:p text:style-name="P679">Значение</text:p>
          </table:table-cell>
          <table:table-cell table:style-name="Table3.C1" office:value-type="string">
            <text:p text:style-name="P679">Время</text:p>
          </table:table-cell>
        </table:table-row>
        <table:table-row table:style-name="TableLine94023597564608">
          <table:table-cell table:style-name="Table3.A2" office:value-type="string">
            <text:p text:style-name="P698">be able to</text:p>
          </table:table-cell>
          <table:table-cell table:style-name="Table3.A2" office:value-type="string">
            <text:p text:style-name="P698">могу (близко к can)</text:p>
          </table:table-cell>
          <table:table-cell table:style-name="Table3.C2" office:value-type="string">
            <text:p text:style-name="P698">be меняется по временам</text:p>
          </table:table-cell>
        </table:table-row>
        <table:table-row table:style-name="TableLine94023597567360">
          <table:table-cell table:style-name="Table3.A2" office:value-type="string">
            <text:p text:style-name="P698">have to</text:p>
          </table:table-cell>
          <table:table-cell table:style-name="Table3.A2" office:value-type="string">
            <text:p text:style-name="P698">должен (близко к must)</text:p>
          </table:table-cell>
          <table:table-cell table:style-name="Table3.C2" office:value-type="string">
            <text:p text:style-name="P698">have меняется по временам</text:p>
          </table:table-cell>
        </table:table-row>
        <table:table-row table:style-name="TableLine94023597568000">
          <table:table-cell table:style-name="Table3.A2" office:value-type="string">
            <text:p text:style-name="P698">used to</text:p>
          </table:table-cell>
          <table:table-cell table:style-name="Table3.A2" office:value-type="string">
            <text:p text:style-name="P698">раньше делал (близко к would)</text:p>
          </table:table-cell>
          <table:table-cell table:style-name="Table3.C2" office:value-type="string">
            <text:p text:style-name="P698">всегда в прошедшем</text:p>
          </table:table-cell>
        </table:table-row>
      </table:table>
      <text:p text:style-name="P673"><text:span text:style-name="T330">Таблица попу</text:span><text:span text:style-name="T331">л</text:span><text:span text:style-name="T330">я</text:span><text:span text:style-name="T331">р</text:span><text:span text:style-name="T330">ных</text:span><text:span text:style-name="T332"> фразовых глаголов: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Line94023597578160">
          <table:table-cell table:style-name="Table13.A1" office:value-type="string">
            <text:p text:style-name="P680">Связка</text:p>
          </table:table-cell>
          <table:table-cell table:style-name="Table13.A1" office:value-type="string">
            <text:p text:style-name="P680">Значение</text:p>
          </table:table-cell>
          <table:table-cell table:style-name="Table13.C1" office:value-type="string">
            <text:p text:style-name="P681">Контекст</text:p>
          </table:table-cell>
        </table:table-row>
        <table:table-row table:style-name="TableLine94023597738672">
          <table:table-cell table:style-name="Table13.A2" office:value-type="string">
            <text:p text:style-name="P700">back off</text:p>
          </table:table-cell>
          <table:table-cell table:style-name="Table13.A2" office:value-type="string">
            <text:p text:style-name="P700">отступать</text:p>
          </table:table-cell>
          <table:table-cell table:style-name="Table13.C2" office:value-type="string">
            <text:p text:style-name="P701"><text:span text:style-name="T630">The police told the protesters to </text:span><text:span text:style-name="T128">back off</text:span><text:span text:style-name="T630"> — </text:span></text:p>
            <text:p text:style-name="P701"><text:span text:style-name="T630">Полиция сказала протестующим </text:span><text:span text:style-name="T128">отступи</text:span><text:span text:style-name="T129">ть</text:span><text:span text:style-name="T630">.</text:span></text:p>
          </table:table-cell>
        </table:table-row>
        <table:table-row table:style-name="TableLine94023597745920">
          <table:table-cell table:style-name="Table13.A2" office:value-type="string">
            <text:p text:style-name="P700">be away</text:p>
          </table:table-cell>
          <table:table-cell table:style-name="Table13.A2" office:value-type="string">
            <text:p text:style-name="P700">отсутствовать, </text:p>
            <text:p text:style-name="P700">быть в отпуске</text:p>
          </table:table-cell>
          <table:table-cell table:style-name="Table13.C2" office:value-type="string">
            <text:p text:style-name="P702">She <text:span text:style-name="T126">is away</text:span> on business for three weeks — </text:p>
            <text:p text:style-name="P702">Она <text:span text:style-name="T126">отсутствует</text:span> по делам 3 недели.</text:p>
          </table:table-cell>
        </table:table-row>
        <table:table-row table:style-name="TableLine94023597747920">
          <table:table-cell table:style-name="Table13.A2" office:value-type="string">
            <text:p text:style-name="P700">break up</text:p>
          </table:table-cell>
          <table:table-cell table:style-name="Table13.A2" office:value-type="string">
            <text:p text:style-name="P700">разойтись, заканчивать отноше<text:span text:style-name="T630">н</text:span>ия, </text:p>
            <text:p text:style-name="P700">разбиться на части</text:p>
          </table:table-cell>
          <table:table-cell table:style-name="Table13.C2" office:value-type="string">
            <text:p text:style-name="P702">Yesterday we decided to <text:span text:style-name="T126">break up</text:span> — </text:p>
            <text:p text:style-name="P703">Вчера мы решили <text:span text:style-name="T126">разойтись</text:span>.</text:p>
            <text:p text:style-name="P705">Tha plate <text:span text:style-name="T126">broke up</text:span> when he dropped it on the floor <text:span text:style-name="T630">—</text:span></text:p>
            <text:p text:style-name="P705">Тарелка <text:span text:style-name="T126">разбилась</text:span>, когда он уронил ее на пол.</text:p>
          </table:table-cell>
        </table:table-row>
        <table:table-row table:style-name="TableLine94023597751552">
          <table:table-cell table:style-name="Table13.A2" office:value-type="string">
            <text:p text:style-name="P700">call back</text:p>
          </table:table-cell>
          <table:table-cell table:style-name="Table13.A2" office:value-type="string">
            <text:p text:style-name="P700">перезванивать</text:p>
          </table:table-cell>
          <table:table-cell table:style-name="Table13.C2" office:value-type="string">
            <text:p text:style-name="P705">I must <text:span text:style-name="T126">call</text:span> her <text:span text:style-name="T126">back</text:span> when <text:span text:style-name="T631">we get to the office — </text:span></text:p>
            <text:p text:style-name="P705"><text:span text:style-name="T631">Я должен </text:span><text:span text:style-name="T130">перезвонить</text:span><text:span text:style-name="T631"> ей, когда вернемся в офис.</text:span></text:p>
          </table:table-cell>
        </table:table-row>
        <table:table-row table:style-name="TableLine94023597756800">
          <table:table-cell table:style-name="Table13.A2" office:value-type="string">
            <text:p text:style-name="P700">fall down</text:p>
          </table:table-cell>
          <table:table-cell table:style-name="Table13.A2" office:value-type="string">
            <text:p text:style-name="P700">упасть на землю</text:p>
          </table:table-cell>
          <table:table-cell table:style-name="Table13.C2" office:value-type="string">
            <text:p text:style-name="P706">I slipped on the ice and <text:span text:style-name="T126">fell down</text:span> — </text:p>
            <text:p text:style-name="P706">Я подскользнулся на льду и <text:span text:style-name="T126">упал</text:span><text:span text:style-name="T293">.</text:span></text:p>
          </table:table-cell>
        </table:table-row>
        <table:table-row table:style-name="TableLine94023597760608">
          <table:table-cell table:style-name="Table13.A2" office:value-type="string">
            <text:p text:style-name="P700">eat out</text:p>
          </table:table-cell>
          <table:table-cell table:style-name="Table13.A2" office:value-type="string">
            <text:p text:style-name="P700">есть вне дома</text:p>
            <text:p text:style-name="P700"><text:span text:style-name="T630">(</text:span>в кафе <text:span text:style-name="T630">или </text:span>ресторане<text:span text:style-name="T630">)</text:span></text:p>
          </table:table-cell>
          <table:table-cell table:style-name="Table13.C2" office:value-type="string">
            <text:p text:style-name="P706">I don`t <text:span text:style-name="T126">eat out</text:span> much — Я не часто <text:span text:style-name="T126">хожу в кафе</text:span>.</text:p>
          </table:table-cell>
        </table:table-row>
        <table:table-row table:style-name="TableLine94023597764224">
          <table:table-cell table:style-name="Table13.A2" office:value-type="string">
            <text:p text:style-name="P700">get out</text:p>
          </table:table-cell>
          <table:table-cell table:style-name="Table13.A2" office:value-type="string">
            <text:p text:style-name="P689"><text:span text:style-name="T632">вынимать</text:span><text:span text:style-name="T633">, </text:span></text:p>
            <text:p text:style-name="P700">покинуть помещение</text:p>
          </table:table-cell>
          <table:table-cell table:style-name="Table13.C2" office:value-type="string">
            <text:p text:style-name="P706">I can <text:span text:style-name="T126">get out</text:span> if you want — </text:p>
            <text:p text:style-name="P706">Я могу <text:span text:style-name="T126">выйти</text:span>, если ты хочешь.</text:p>
          </table:table-cell>
        </table:table-row>
        <table:table-row table:style-name="TableLine94023597773872">
          <table:table-cell table:style-name="Table13.A2" office:value-type="string">
            <text:p text:style-name="P700">work out</text:p>
          </table:table-cell>
          <table:table-cell table:style-name="Table13.A2" office:value-type="string">
            <text:p text:style-name="P700">заниматься спортом, </text:p>
            <text:p text:style-name="P700">решать проблему</text:p>
          </table:table-cell>
          <table:table-cell table:style-name="Table13.C2" office:value-type="string">
            <text:p text:style-name="P706">Don`t worry. We`ll <text:span text:style-name="T131">work</text:span> it <text:span text:style-name="T131">out</text:span> — </text:p>
            <text:p text:style-name="P706">Не волнуйся, мы <text:span text:style-name="T131">найдем выход</text:span> из этой ситуации.</text:p>
          </table:table-cell>
        </table:table-row>
        <table:table-row table:style-name="TableLine94023597775792">
          <table:table-cell table:style-name="Table13.A2" office:value-type="string">
            <text:p text:style-name="P700">find out</text:p>
          </table:table-cell>
          <table:table-cell table:style-name="Table13.A2" office:value-type="string">
            <text:p text:style-name="P700">выяснить, </text:p>
            <text:p text:style-name="P700">узнать правду</text:p>
          </table:table-cell>
          <table:table-cell table:style-name="Table13.C2" office:value-type="string">
            <text:p text:style-name="P706">Let`s <text:span text:style-name="T131">find out</text:span> what`s going on here — </text:p>
            <text:p text:style-name="P706">Давайте <text:span text:style-name="T131">выясним</text:span>, что здесь происходит.</text:p>
          </table:table-cell>
        </table:table-row>
        <table:table-row table:style-name="TableLine94023597778352">
          <table:table-cell table:style-name="Table13.A2" office:value-type="string">
            <text:p text:style-name="P700">turn out</text:p>
          </table:table-cell>
          <table:table-cell table:style-name="Table13.A2" office:value-type="string">
            <text:p text:style-name="P704">выясняться, </text:p>
            <text:p text:style-name="P704">открывать правду</text:p>
          </table:table-cell>
          <table:table-cell table:style-name="Table13.C2" office:value-type="string">
            <text:p text:style-name="P706">It <text:span text:style-name="T131">turned out</text:span> that Mike knew the truth all the time —</text:p>
            <text:p text:style-name="P706"><text:span text:style-name="T131">Выяснилось</text:span>, что Майк знал правду все время.</text:p>
          </table:table-cell>
        </table:table-row>
        <table:table-row table:style-name="TableLine94023597781104">
          <table:table-cell table:style-name="Table13.A2" office:value-type="string">
            <text:p text:style-name="P700">turn on</text:p>
          </table:table-cell>
          <table:table-cell table:style-name="Table13.A2" office:value-type="string">
            <text:p text:style-name="P704">включить</text:p>
          </table:table-cell>
          <table:table-cell table:style-name="Table13.C2" office:value-type="string">
            <text:p text:style-name="P706">It`s dark. Let`s <text:span text:style-name="T131">turn</text:span> the light <text:span text:style-name="T131">on</text:span> — </text:p>
            <text:p text:style-name="P706">Стало темно. Давай <text:span text:style-name="T131">включим</text:span> свет.</text:p>
          </table:table-cell>
        </table:table-row>
        <table:table-row table:style-name="TableLine94023597783872">
          <table:table-cell table:style-name="Table13.A2" office:value-type="string">
            <text:p text:style-name="P700">turn off</text:p>
          </table:table-cell>
          <table:table-cell table:style-name="Table13.A2" office:value-type="string">
            <text:p text:style-name="P704">выключить</text:p>
          </table:table-cell>
          <table:table-cell table:style-name="Table13.C2" office:value-type="string">
            <text:p text:style-name="P707">Could you <text:span text:style-name="T131">turn off</text:span> the TV? — </text:p>
            <text:p text:style-name="P707">Не мог бы ты <text:span text:style-name="T131">выключить</text:span> телевизор?</text:p>
          </table:table-cell>
        </table:table-row>
        <table:table-row table:style-name="TableLine94023597788144">
          <table:table-cell table:style-name="Table13.A2" office:value-type="string">
            <text:p text:style-name="P700">go on</text:p>
          </table:table-cell>
          <table:table-cell table:style-name="Table13.A2" office:value-type="string">
            <text:p text:style-name="P704">происходить (о ситуации)</text:p>
          </table:table-cell>
          <table:table-cell table:style-name="Table13.C2" office:value-type="string">
            <text:p text:style-name="P707">What`s <text:span text:style-name="T131">going on</text:span> here? — Что здесь <text:span text:style-name="T131">происходит</text:span>?</text:p>
          </table:table-cell>
        </table:table-row>
        <table:table-row table:style-name="TableLine94023597790896">
          <table:table-cell table:style-name="Table13.A2" office:value-type="string">
            <text:p text:style-name="P700">carry on</text:p>
          </table:table-cell>
          <table:table-cell table:style-name="Table13.A2" office:value-type="string">
            <text:p text:style-name="P704">продолжать</text:p>
          </table:table-cell>
          <table:table-cell table:style-name="Table13.C2" office:value-type="string">
            <text:p text:style-name="P707">I`d like to <text:span text:style-name="T131">carry on</text:span> if you don`t mind — </text:p>
            <text:p text:style-name="P707">Я бы хотел <text:span text:style-name="T131">продолжить</text:span>, если вы не возражаете.</text:p>
          </table:table-cell>
        </table:table-row>
        <table:table-row table:style-name="TableLine94023597794096">
          <table:table-cell table:style-name="Table13.A2" office:value-type="string">
            <text:p text:style-name="P700">keep on</text:p>
          </table:table-cell>
          <table:table-cell table:style-name="Table13.A2" office:value-type="string">
            <text:p text:style-name="P704">постоянно делать</text:p>
          </table:table-cell>
          <table:table-cell table:style-name="Table13.C2" office:value-type="string">
            <text:p text:style-name="P707"><text:span text:style-name="T131">Keep on</text:span> working in order to succeed — </text:p>
            <text:p text:style-name="P707"><text:span text:style-name="T131">Продолжай</text:span> работать, чтобы добиться успеха.</text:p>
          </table:table-cell>
        </table:table-row>
        <table:table-row table:style-name="TableLine94023597797008">
          <table:table-cell table:style-name="Table13.A2" office:value-type="string">
            <text:p text:style-name="P700">put on</text:p>
          </table:table-cell>
          <table:table-cell table:style-name="Table13.A2" office:value-type="string">
            <text:p text:style-name="P704">надевать (одежду), </text:p>
            <text:p text:style-name="P704">набирать вес</text:p>
          </table:table-cell>
          <table:table-cell table:style-name="Table13.C2" office:value-type="string">
            <text:p text:style-name="P707">I see you`ve <text:span text:style-name="T131">put on</text:span> a few kilos — </text:p>
            <text:p text:style-name="P707">Вижу, ты <text:span text:style-name="T131">поправился</text:span> на пару килограммов.</text:p>
          </table:table-cell>
        </table:table-row>
        <table:table-row table:style-name="TableLine94023597800400">
          <table:table-cell table:style-name="Table13.A2" office:value-type="string">
            <text:p text:style-name="P700">take off</text:p>
          </table:table-cell>
          <table:table-cell table:style-name="Table13.A2" office:value-type="string">
            <text:p text:style-name="P704">снимать (одежду)</text:p>
          </table:table-cell>
          <table:table-cell table:style-name="Table13.C2" office:value-type="string">
            <text:p text:style-name="P707">You should <text:span text:style-name="T131">take off</text:span> these ugly pants — </text:p>
            <text:p text:style-name="P707">Тебе следует <text:span text:style-name="T131">снять</text:span> эти ужасные штаны.</text:p>
          </table:table-cell>
        </table:table-row>
        <table:table-row table:style-name="TableLine94023597803072">
          <table:table-cell table:style-name="Table13.A2" office:value-type="string">
            <text:p text:style-name="P700">calm down</text:p>
          </table:table-cell>
          <table:table-cell table:style-name="Table13.A2" office:value-type="string">
            <text:p text:style-name="P704">успокоиться</text:p>
          </table:table-cell>
          <table:table-cell table:style-name="Table13.C2" office:value-type="string">
            <text:p text:style-name="P707">Please, dear, <text:span text:style-name="T131">calm down</text:span> — </text:p>
            <text:p text:style-name="P707">Прошу тебя, <text:span text:style-name="T131">успокойся</text:span>, дорогая.</text:p>
          </table:table-cell>
        </table:table-row>
        <table:table-row table:style-name="TableLine94023597808000">
          <table:table-cell table:style-name="Table13.A2" office:value-type="string">
            <text:p text:style-name="P700">keep away</text:p>
          </table:table-cell>
          <table:table-cell table:style-name="Table13.A2" office:value-type="string">
            <text:p text:style-name="P704">держаться подальше, </text:p>
            <text:p text:style-name="P704">не приближаться</text:p>
          </table:table-cell>
          <table:table-cell table:style-name="Table13.C2" office:value-type="string">
            <text:p text:style-name="P708">Hazard! <text:span text:style-name="T131">Keep away</text:span> — </text:p>
            <text:p text:style-name="P708">Опасность! <text:span text:style-name="T131">Держитесь подальше</text:span>.</text:p>
          </table:table-cell>
        </table:table-row>
        <table:table-row table:style-name="TableLine94023597810992">
          <table:table-cell table:style-name="Table13.A2" office:value-type="string">
            <text:p text:style-name="P700">give up</text:p>
          </table:table-cell>
          <table:table-cell table:style-name="Table13.A2" office:value-type="string">
            <text:p text:style-name="P704">сдаваться</text:p>
          </table:table-cell>
          <table:table-cell table:style-name="Table13.C2" office:value-type="string">
            <text:p text:style-name="P708">Never <text:span text:style-name="T131">give up</text:span>! — Никогда не <text:span text:style-name="T131">сдавайся</text:span>!</text:p>
          </table:table-cell>
        </table:table-row>
      </table:table>
      <text:p text:style-name="P152"/>
      <text:p text:style-name="P671">Таблица популярных неправильных глаголов:</text:p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row table:style-name="TableLine94023597813104">
          <table:table-cell table:style-name="Table6.A1" office:value-type="string">
            <text:p text:style-name="P683">Начальная форма</text:p>
          </table:table-cell>
          <table:table-cell table:style-name="Table6.A1" office:value-type="string">
            <text:p text:style-name="P683">2я форма</text:p>
          </table:table-cell>
          <table:table-cell table:style-name="Table6.A1" office:value-type="string">
            <text:p text:style-name="P682">3я форма</text:p>
          </table:table-cell>
          <table:table-cell table:style-name="Table6.D1" office:value-type="string">
            <text:p text:style-name="P682">Перевод</text:p>
          </table:table-cell>
        </table:table-row>
        <table:table-row table:style-name="TableLine94023598023344">
          <table:table-cell table:style-name="Table6.A2" office:value-type="string">
            <text:p text:style-name="P709">begin</text:p>
          </table:table-cell>
          <table:table-cell table:style-name="Table6.A2" office:value-type="string">
            <text:p text:style-name="P709">began</text:p>
          </table:table-cell>
          <table:table-cell table:style-name="Table6.A2" office:value-type="string">
            <text:p text:style-name="P709">begun</text:p>
          </table:table-cell>
          <table:table-cell table:style-name="Table6.D2" office:value-type="string">
            <text:p text:style-name="P709">начинать</text:p>
          </table:table-cell>
        </table:table-row>
        <table:table-row table:style-name="TableLine94023598030976">
          <table:table-cell table:style-name="Table6.A2" office:value-type="string">
            <text:p text:style-name="P709">break</text:p>
          </table:table-cell>
          <table:table-cell table:style-name="Table6.A2" office:value-type="string">
            <text:p text:style-name="P709">broke</text:p>
          </table:table-cell>
          <table:table-cell table:style-name="Table6.A2" office:value-type="string">
            <text:p text:style-name="P709">broken</text:p>
          </table:table-cell>
          <table:table-cell table:style-name="Table6.D2" office:value-type="string">
            <text:p text:style-name="P709">ломать</text:p>
          </table:table-cell>
        </table:table-row>
        <table:table-row table:style-name="TableLine94023598059888">
          <table:table-cell table:style-name="Table6.A2" office:value-type="string">
            <text:p text:style-name="P709">bring</text:p>
          </table:table-cell>
          <table:table-cell table:style-name="Table6.A2" office:value-type="string">
            <text:p text:style-name="P709">brought</text:p>
          </table:table-cell>
          <table:table-cell table:style-name="Table6.A2" office:value-type="string">
            <text:p text:style-name="P709">brought</text:p>
          </table:table-cell>
          <table:table-cell table:style-name="Table6.D2" office:value-type="string">
            <text:p text:style-name="P709">приносить</text:p>
          </table:table-cell>
        </table:table-row>
        <table:table-row table:style-name="TableLine94023598069968">
          <table:table-cell table:style-name="Table6.A2" office:value-type="string">
            <text:p text:style-name="P709">buy</text:p>
          </table:table-cell>
          <table:table-cell table:style-name="Table6.A2" office:value-type="string">
            <text:p text:style-name="P709">bought</text:p>
          </table:table-cell>
          <table:table-cell table:style-name="Table6.A2" office:value-type="string">
            <text:p text:style-name="P709">bought</text:p>
          </table:table-cell>
          <table:table-cell table:style-name="Table6.D2" office:value-type="string">
            <text:p text:style-name="P709">покупать</text:p>
          </table:table-cell>
        </table:table-row>
        <table:table-row table:style-name="TableLine94023598088128">
          <table:table-cell table:style-name="Table6.A2" office:value-type="string">
            <text:p text:style-name="P709">come</text:p>
          </table:table-cell>
          <table:table-cell table:style-name="Table6.A2" office:value-type="string">
            <text:p text:style-name="P709">came</text:p>
          </table:table-cell>
          <table:table-cell table:style-name="Table6.A2" office:value-type="string">
            <text:p text:style-name="P709">come</text:p>
          </table:table-cell>
          <table:table-cell table:style-name="Table6.D2" office:value-type="string">
            <text:p text:style-name="P709">приходить</text:p>
          </table:table-cell>
        </table:table-row>
        <table:table-row table:style-name="TableLine94023598105104">
          <table:table-cell table:style-name="Table6.A2" office:value-type="string">
            <text:p text:style-name="P709">do</text:p>
          </table:table-cell>
          <table:table-cell table:style-name="Table6.A2" office:value-type="string">
            <text:p text:style-name="P709">did</text:p>
          </table:table-cell>
          <table:table-cell table:style-name="Table6.A2" office:value-type="string">
            <text:p text:style-name="P709">done</text:p>
          </table:table-cell>
          <table:table-cell table:style-name="Table6.D2" office:value-type="string">
            <text:p text:style-name="P709">делать</text:p>
          </table:table-cell>
        </table:table-row>
        <table:table-row table:style-name="TableLine94023598123872">
          <table:table-cell table:style-name="Table6.A2" office:value-type="string">
            <text:p text:style-name="P709">drink</text:p>
          </table:table-cell>
          <table:table-cell table:style-name="Table6.A2" office:value-type="string">
            <text:p text:style-name="P709">drank</text:p>
          </table:table-cell>
          <table:table-cell table:style-name="Table6.A2" office:value-type="string">
            <text:p text:style-name="P709">drunk</text:p>
          </table:table-cell>
          <table:table-cell table:style-name="Table6.D2" office:value-type="string">
            <text:p text:style-name="P709">пить</text:p>
          </table:table-cell>
        </table:table-row>
        <table:table-row table:style-name="TableLine94023598139648">
          <table:table-cell table:style-name="Table6.A2" office:value-type="string">
            <text:p text:style-name="P709">eat</text:p>
          </table:table-cell>
          <table:table-cell table:style-name="Table6.A2" office:value-type="string">
            <text:p text:style-name="P709">ate</text:p>
          </table:table-cell>
          <table:table-cell table:style-name="Table6.A2" office:value-type="string">
            <text:p text:style-name="P709">eaten</text:p>
          </table:table-cell>
          <table:table-cell table:style-name="Table6.D2" office:value-type="string">
            <text:p text:style-name="P709">есть</text:p>
          </table:table-cell>
        </table:table-row>
        <table:table-row table:style-name="TableLine94023598144944">
          <table:table-cell table:style-name="Table6.A2" office:value-type="string">
            <text:p text:style-name="P709">fall</text:p>
          </table:table-cell>
          <table:table-cell table:style-name="Table6.A2" office:value-type="string">
            <text:p text:style-name="P709">fell</text:p>
          </table:table-cell>
          <table:table-cell table:style-name="Table6.A2" office:value-type="string">
            <text:p text:style-name="P709">fallen</text:p>
          </table:table-cell>
          <table:table-cell table:style-name="Table6.D2" office:value-type="string">
            <text:p text:style-name="P709">падать</text:p>
          </table:table-cell>
        </table:table-row>
        <table:table-row table:style-name="TableLine94023598160336">
          <table:table-cell table:style-name="Table6.A2" office:value-type="string">
            <text:p text:style-name="P709">fly</text:p>
          </table:table-cell>
          <table:table-cell table:style-name="Table6.A2" office:value-type="string">
            <text:p text:style-name="P709">flew</text:p>
          </table:table-cell>
          <table:table-cell table:style-name="Table6.A2" office:value-type="string">
            <text:p text:style-name="P709">flown</text:p>
          </table:table-cell>
          <table:table-cell table:style-name="Table6.D2" office:value-type="string">
            <text:p text:style-name="P709">летать</text:p>
          </table:table-cell>
        </table:table-row>
        <table:table-row table:style-name="TableLine94023598164592">
          <table:table-cell table:style-name="Table6.A2" office:value-type="string">
            <text:p text:style-name="P709">forget</text:p>
          </table:table-cell>
          <table:table-cell table:style-name="Table6.A2" office:value-type="string">
            <text:p text:style-name="P709">forgot</text:p>
          </table:table-cell>
          <table:table-cell table:style-name="Table6.A2" office:value-type="string">
            <text:p text:style-name="P709">forgotten</text:p>
          </table:table-cell>
          <table:table-cell table:style-name="Table6.D2" office:value-type="string">
            <text:p text:style-name="P709">забывать</text:p>
          </table:table-cell>
        </table:table-row>
        <table:table-row table:style-name="TableLine94023598168192">
          <table:table-cell table:style-name="Table6.A2" office:value-type="string">
            <text:p text:style-name="P709">get</text:p>
          </table:table-cell>
          <table:table-cell table:style-name="Table6.A2" office:value-type="string">
            <text:p text:style-name="P709">got</text:p>
          </table:table-cell>
          <table:table-cell table:style-name="Table6.A2" office:value-type="string">
            <text:p text:style-name="P709">got</text:p>
          </table:table-cell>
          <table:table-cell table:style-name="Table6.D2" office:value-type="string">
            <text:p text:style-name="P709">получать</text:p>
          </table:table-cell>
        </table:table-row>
        <table:table-row table:style-name="TableLine94023598172432">
          <table:table-cell table:style-name="Table6.A2" office:value-type="string">
            <text:p text:style-name="P710">give</text:p>
          </table:table-cell>
          <table:table-cell table:style-name="Table6.A2" office:value-type="string">
            <text:p text:style-name="P710">gave</text:p>
          </table:table-cell>
          <table:table-cell table:style-name="Table6.A2" office:value-type="string">
            <text:p text:style-name="P710">given</text:p>
          </table:table-cell>
          <table:table-cell table:style-name="Table6.D2" office:value-type="string">
            <text:p text:style-name="P710">давать</text:p>
          </table:table-cell>
        </table:table-row>
        <table:table-row table:style-name="TableLine94023598178128">
          <table:table-cell table:style-name="Table6.A2" office:value-type="string">
            <text:p text:style-name="P710">go</text:p>
          </table:table-cell>
          <table:table-cell table:style-name="Table6.A2" office:value-type="string">
            <text:p text:style-name="P710">went</text:p>
          </table:table-cell>
          <table:table-cell table:style-name="Table6.A2" office:value-type="string">
            <text:p text:style-name="P710">gone</text:p>
          </table:table-cell>
          <table:table-cell table:style-name="Table6.D2" office:value-type="string">
            <text:p text:style-name="P710">идти</text:p>
          </table:table-cell>
        </table:table-row>
        <table:table-row table:style-name="TableLine94023598181824">
          <table:table-cell table:style-name="Table6.A2" office:value-type="string">
            <text:p text:style-name="P711">have</text:p>
          </table:table-cell>
          <table:table-cell table:style-name="Table6.A2" office:value-type="string">
            <text:p text:style-name="P711">had</text:p>
          </table:table-cell>
          <table:table-cell table:style-name="Table6.A2" office:value-type="string">
            <text:p text:style-name="P711">had</text:p>
          </table:table-cell>
          <table:table-cell table:style-name="Table6.D2" office:value-type="string">
            <text:p text:style-name="P711">иметь </text:p>
          </table:table-cell>
        </table:table-row>
        <table:table-row table:style-name="TableLine94023598189920">
          <table:table-cell table:style-name="Table6.A2" office:value-type="string">
            <text:p text:style-name="P711">hear</text:p>
          </table:table-cell>
          <table:table-cell table:style-name="Table6.A2" office:value-type="string">
            <text:p text:style-name="P711">heard</text:p>
          </table:table-cell>
          <table:table-cell table:style-name="Table6.A2" office:value-type="string">
            <text:p text:style-name="P711">heard</text:p>
          </table:table-cell>
          <table:table-cell table:style-name="Table6.D2" office:value-type="string">
            <text:p text:style-name="P711">слышать</text:p>
          </table:table-cell>
        </table:table-row>
        <table:table-row table:style-name="TableLine94023598193968">
          <table:table-cell table:style-name="Table6.A2" office:value-type="string">
            <text:p text:style-name="P711">know</text:p>
          </table:table-cell>
          <table:table-cell table:style-name="Table6.A2" office:value-type="string">
            <text:p text:style-name="P711">knew</text:p>
          </table:table-cell>
          <table:table-cell table:style-name="Table6.A2" office:value-type="string">
            <text:p text:style-name="P711">known</text:p>
          </table:table-cell>
          <table:table-cell table:style-name="Table6.D2" office:value-type="string">
            <text:p text:style-name="P711">знать</text:p>
          </table:table-cell>
        </table:table-row>
        <table:table-row table:style-name="TableLine94023598206256">
          <table:table-cell table:style-name="Table6.A2" office:value-type="string">
            <text:p text:style-name="P711">lose</text:p>
          </table:table-cell>
          <table:table-cell table:style-name="Table6.A2" office:value-type="string">
            <text:p text:style-name="P711">lost</text:p>
          </table:table-cell>
          <table:table-cell table:style-name="Table6.A2" office:value-type="string">
            <text:p text:style-name="P711">lost</text:p>
          </table:table-cell>
          <table:table-cell table:style-name="Table6.D2" office:value-type="string">
            <text:p text:style-name="P711">терять</text:p>
          </table:table-cell>
        </table:table-row>
        <table:table-row table:style-name="TableLine94023598208800">
          <table:table-cell table:style-name="Table6.A2" office:value-type="string">
            <text:p text:style-name="P711">make</text:p>
          </table:table-cell>
          <table:table-cell table:style-name="Table6.A2" office:value-type="string">
            <text:p text:style-name="P711">made</text:p>
          </table:table-cell>
          <table:table-cell table:style-name="Table6.A2" office:value-type="string">
            <text:p text:style-name="P711">made</text:p>
          </table:table-cell>
          <table:table-cell table:style-name="Table6.D2" office:value-type="string">
            <text:p text:style-name="P711">делать</text:p>
          </table:table-cell>
        </table:table-row>
        <table:table-row table:style-name="TableLine94023598212096">
          <table:table-cell table:style-name="Table6.A2" office:value-type="string">
            <text:p text:style-name="P711">pay</text:p>
          </table:table-cell>
          <table:table-cell table:style-name="Table6.A2" office:value-type="string">
            <text:p text:style-name="P711">paid</text:p>
          </table:table-cell>
          <table:table-cell table:style-name="Table6.A2" office:value-type="string">
            <text:p text:style-name="P711">paid</text:p>
          </table:table-cell>
          <table:table-cell table:style-name="Table6.D2" office:value-type="string">
            <text:p text:style-name="P711">платить</text:p>
          </table:table-cell>
        </table:table-row>
        <table:table-row table:style-name="TableLine94023598225184">
          <table:table-cell table:style-name="Table6.A2" office:value-type="string">
            <text:p text:style-name="P711">put</text:p>
          </table:table-cell>
          <table:table-cell table:style-name="Table6.A2" office:value-type="string">
            <text:p text:style-name="P711">put</text:p>
          </table:table-cell>
          <table:table-cell table:style-name="Table6.A2" office:value-type="string">
            <text:p text:style-name="P711">put</text:p>
          </table:table-cell>
          <table:table-cell table:style-name="Table6.D2" office:value-type="string">
            <text:p text:style-name="P711">класть</text:p>
          </table:table-cell>
        </table:table-row>
        <table:table-row table:style-name="TableLine94023598240240">
          <table:table-cell table:style-name="Table6.A2" office:value-type="string">
            <text:p text:style-name="P711">read</text:p>
          </table:table-cell>
          <table:table-cell table:style-name="Table6.A2" office:value-type="string">
            <text:p text:style-name="P711">read</text:p>
          </table:table-cell>
          <table:table-cell table:style-name="Table6.A2" office:value-type="string">
            <text:p text:style-name="P711">read</text:p>
          </table:table-cell>
          <table:table-cell table:style-name="Table6.D2" office:value-type="string">
            <text:p text:style-name="P711">читать</text:p>
          </table:table-cell>
        </table:table-row>
        <table:table-row table:style-name="TableLine94023598243168">
          <table:table-cell table:style-name="Table6.A2" office:value-type="string">
            <text:p text:style-name="P711">say</text:p>
          </table:table-cell>
          <table:table-cell table:style-name="Table6.A2" office:value-type="string">
            <text:p text:style-name="P711">said</text:p>
          </table:table-cell>
          <table:table-cell table:style-name="Table6.A2" office:value-type="string">
            <text:p text:style-name="P711">said</text:p>
          </table:table-cell>
          <table:table-cell table:style-name="Table6.D2" office:value-type="string">
            <text:p text:style-name="P711">сказать</text:p>
          </table:table-cell>
        </table:table-row>
        <table:table-row table:style-name="TableLine94023598246880">
          <table:table-cell table:style-name="Table6.A2" office:value-type="string">
            <text:p text:style-name="P711">speak</text:p>
          </table:table-cell>
          <table:table-cell table:style-name="Table6.A2" office:value-type="string">
            <text:p text:style-name="P711">spoke</text:p>
          </table:table-cell>
          <table:table-cell table:style-name="Table6.A2" office:value-type="string">
            <text:p text:style-name="P711">spoken</text:p>
          </table:table-cell>
          <table:table-cell table:style-name="Table6.D2" office:value-type="string">
            <text:p text:style-name="P711">говорить</text:p>
          </table:table-cell>
        </table:table-row>
        <table:table-row table:style-name="TableLine94023598252176">
          <table:table-cell table:style-name="Table6.A2" office:value-type="string">
            <text:p text:style-name="P711">see</text:p>
          </table:table-cell>
          <table:table-cell table:style-name="Table6.A2" office:value-type="string">
            <text:p text:style-name="P711">saw</text:p>
          </table:table-cell>
          <table:table-cell table:style-name="Table6.A2" office:value-type="string">
            <text:p text:style-name="P711">seen</text:p>
          </table:table-cell>
          <table:table-cell table:style-name="Table6.D2" office:value-type="string">
            <text:p text:style-name="P711">видеть</text:p>
          </table:table-cell>
        </table:table-row>
        <table:table-row table:style-name="TableLine94023598257472">
          <table:table-cell table:style-name="Table6.A2" office:value-type="string">
            <text:p text:style-name="P711">sit</text:p>
          </table:table-cell>
          <table:table-cell table:style-name="Table6.A2" office:value-type="string">
            <text:p text:style-name="P711">sat</text:p>
          </table:table-cell>
          <table:table-cell table:style-name="Table6.A2" office:value-type="string">
            <text:p text:style-name="P711">sat</text:p>
          </table:table-cell>
          <table:table-cell table:style-name="Table6.D2" office:value-type="string">
            <text:p text:style-name="P711">сидеть</text:p>
          </table:table-cell>
        </table:table-row>
        <table:table-row table:style-name="TableLine94023598230176">
          <table:table-cell table:style-name="Table6.A2" office:value-type="string">
            <text:p text:style-name="P711">take</text:p>
          </table:table-cell>
          <table:table-cell table:style-name="Table6.A2" office:value-type="string">
            <text:p text:style-name="P711">took</text:p>
          </table:table-cell>
          <table:table-cell table:style-name="Table6.A2" office:value-type="string">
            <text:p text:style-name="P711">taken</text:p>
          </table:table-cell>
          <table:table-cell table:style-name="Table6.D2" office:value-type="string">
            <text:p text:style-name="P711">брать</text:p>
          </table:table-cell>
        </table:table-row>
        <table:table-row table:style-name="TableLine94023598272944">
          <table:table-cell table:style-name="Table6.A2" office:value-type="string">
            <text:p text:style-name="P712">teach</text:p>
          </table:table-cell>
          <table:table-cell table:style-name="Table6.A2" office:value-type="string">
            <text:p text:style-name="P713">taught</text:p>
          </table:table-cell>
          <table:table-cell table:style-name="Table6.A2" office:value-type="string">
            <text:p text:style-name="P712">taught</text:p>
          </table:table-cell>
          <table:table-cell table:style-name="Table6.D2" office:value-type="string">
            <text:p text:style-name="P712">обучать</text:p>
          </table:table-cell>
        </table:table-row>
        <table:table-row table:style-name="TableLine94023598288704">
          <table:table-cell table:style-name="Table6.A2" office:value-type="string">
            <text:p text:style-name="P711">tell</text:p>
          </table:table-cell>
          <table:table-cell table:style-name="Table6.A2" office:value-type="string">
            <text:p text:style-name="P711">told</text:p>
          </table:table-cell>
          <table:table-cell table:style-name="Table6.A2" office:value-type="string">
            <text:p text:style-name="P711">told</text:p>
          </table:table-cell>
          <table:table-cell table:style-name="Table6.D2" office:value-type="string">
            <text:p text:style-name="P711">рассказывать</text:p>
          </table:table-cell>
        </table:table-row>
        <table:table-row table:style-name="TableLine94023598292672">
          <table:table-cell table:style-name="Table6.A2" office:value-type="string">
            <text:p text:style-name="P711">think</text:p>
          </table:table-cell>
          <table:table-cell table:style-name="Table6.A2" office:value-type="string">
            <text:p text:style-name="P711">thought</text:p>
          </table:table-cell>
          <table:table-cell table:style-name="Table6.A2" office:value-type="string">
            <text:p text:style-name="P711">thought</text:p>
          </table:table-cell>
          <table:table-cell table:style-name="Table6.D2" office:value-type="string">
            <text:p text:style-name="P711">думать</text:p>
          </table:table-cell>
        </table:table-row>
        <table:table-row table:style-name="TableLine94023598297504">
          <table:table-cell table:style-name="Table6.A2" office:value-type="string">
            <text:p text:style-name="P711">win</text:p>
          </table:table-cell>
          <table:table-cell table:style-name="Table6.A2" office:value-type="string">
            <text:p text:style-name="P711">won</text:p>
          </table:table-cell>
          <table:table-cell table:style-name="Table6.A2" office:value-type="string">
            <text:p text:style-name="P711">won</text:p>
          </table:table-cell>
          <table:table-cell table:style-name="Table6.D2" office:value-type="string">
            <text:p text:style-name="P711">побеждать</text:p>
          </table:table-cell>
        </table:table-row>
        <table:table-row table:style-name="TableLine94023598304160">
          <table:table-cell table:style-name="Table6.A2" office:value-type="string">
            <text:p text:style-name="P711">write</text:p>
          </table:table-cell>
          <table:table-cell table:style-name="Table6.A2" office:value-type="string">
            <text:p text:style-name="P711">wrote</text:p>
          </table:table-cell>
          <table:table-cell table:style-name="Table6.A2" office:value-type="string">
            <text:p text:style-name="P711">written</text:p>
          </table:table-cell>
          <table:table-cell table:style-name="Table6.D2" office:value-type="string">
            <text:p text:style-name="P711">писать</text:p>
          </table:table-cell>
        </table:table-row>
      </table:table>
      <text:p text:style-name="P15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18T16:36:05.373730774</meta:creation-date>
    <meta:generator>LibreOffice/6.4.7.2$Linux_X86_64 LibreOffice_project/40$Build-2</meta:generator>
    <dc:date>2025-02-27T21:46:08.983829888</dc:date>
    <meta:editing-duration>PT12H19M9S</meta:editing-duration>
    <meta:editing-cycles>220</meta:editing-cycles>
    <meta:document-statistic meta:table-count="7" meta:image-count="0" meta:object-count="0" meta:page-count="38" meta:paragraph-count="1481" meta:word-count="11487" meta:character-count="71850" meta:non-whitespace-character-count="61390"/>
  </office:meta>
</office:document-meta>
</file>